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9984in"/>
    </style:style>
    <style:style style:name="co3" style:family="table-column">
      <style:table-column-properties fo:break-before="auto" style:column-width="5.2146in"/>
    </style:style>
    <style:style style:name="co4" style:family="table-column">
      <style:table-column-properties fo:break-before="auto" style:column-width="11.2575in"/>
    </style:style>
    <style:style style:name="co5" style:family="table-column">
      <style:table-column-properties fo:break-before="auto" style:column-width="1.86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font-size="14pt" style:font-size-asian="14pt" style:font-size-complex="14p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RNA Functio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Common Name</text:p>
          </table:table-cell>
          <table:table-cell table:style-name="ce3" office:value-type="string">
            <text:p>Entrez ID</text:p>
          </table:table-cell>
          <table:table-cell table:style-name="ce1" office:value-type="string">
            <text:p>Gene Name</text:p>
          </table:table-cell>
          <table:table-cell table:style-name="ce1" office:value-type="string">
            <text:p>Prediction</text:p>
          </table:table-cell>
          <table:table-cell table:style-name="ce1" office:value-type="string">
            <text:p>Sorted Category</text:p>
          </table:table-cell>
          <table:table-cell table:style-name="ce5" table:number-columns-repeated="1019"/>
        </table:table-row>
        <table:table-row table:style-name="ro1">
          <table:table-cell office:value-type="string">
            <text:p>yjeK</text:p>
          </table:table-cell>
          <table:table-cell office:value-type="float" office:value="948662">
            <text:p>948662</text:p>
          </table:table-cell>
          <table:table-cell office:value-type="string">
            <text:p>Uncharacterized kamA family protein yjeK</text:p>
          </table:table-cell>
          <table:table-cell office:value-type="string">
            <text:p>['metabolic proces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xr</text:p>
          </table:table-cell>
          <table:table-cell office:value-type="float" office:value="945019">
            <text:p>945019</text:p>
          </table:table-cell>
          <table:table-cell office:value-type="string">
            <text:p>1-deoxy-D-xylulose 5-phosphate reductoisomer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groL</text:p>
          </table:table-cell>
          <table:table-cell office:value-type="float" office:value="948665">
            <text:p>948665</text:p>
          </table:table-cell>
          <table:table-cell office:value-type="string">
            <text:p>60 kDa chaperon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ibF</text:p>
          </table:table-cell>
          <table:table-cell office:value-type="float" office:value="949129">
            <text:p>949129</text:p>
          </table:table-cell>
          <table:table-cell office:value-type="string">
            <text:p>Riboflavin biosynthesis protein rib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kch</text:p>
          </table:table-cell>
          <table:table-cell office:value-type="float" office:value="945841">
            <text:p>945841</text:p>
          </table:table-cell>
          <table:table-cell office:value-type="string">
            <text:p>Putative potassium channel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hB</text:p>
          </table:table-cell>
          <table:table-cell office:value-type="float" office:value="945208">
            <text:p>945208</text:p>
          </table:table-cell>
          <table:table-cell office:value-type="string">
            <text:p>Uncharacterized HTH-type transcriptional regulator ydhB</text:p>
          </table:table-cell>
          <table:table-cell office:value-type="string">
            <text:p>['Transcription', ' RNA related', ' Type of regulation', 'transcription', 'regulation of transcription <text:s/>DNA dependen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epG</text:p>
          </table:table-cell>
          <table:table-cell office:value-type="float" office:value="945209">
            <text:p>945209</text:p>
          </table:table-cell>
          <table:table-cell office:value-type="string">
            <text:p>Ferric enterobactin transport system permease protein fep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aA</text:p>
          </table:table-cell>
          <table:table-cell office:value-type="float" office:value="948863">
            <text:p>948863</text:p>
          </table:table-cell>
          <table:table-cell office:value-type="string">
            <text:p>Uncharacterized protein ybaA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cI</text:p>
          </table:table-cell>
          <table:table-cell office:value-type="float" office:value="948865">
            <text:p>948865</text:p>
          </table:table-cell>
          <table:table-cell office:value-type="string">
            <text:p>Uncharacterized HTH-type transcriptional regulator ydcI</text:p>
          </table:table-cell>
          <table:table-cell office:value-type="string">
            <text:p>['Transcription', ' RNA related', ' Type of regulation', ' Genetic unit regulated', 'transcription', 'regulation of transcription <text:s/>DNA dependen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btuR</text:p>
          </table:table-cell>
          <table:table-cell office:value-type="float" office:value="945839">
            <text:p>945839</text:p>
          </table:table-cell>
          <table:table-cell office:value-type="string">
            <text:p>Cob(I)yrinic acid a,c-diamide adenos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sdS</text:p>
          </table:table-cell>
          <table:table-cell office:value-type="float" office:value="948867">
            <text:p>948867</text:p>
          </table:table-cell>
          <table:table-cell office:value-type="string">
            <text:p>Type-1 restriction enzyme EcoKI specificity protein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ciK</text:p>
          </table:table-cell>
          <table:table-cell office:value-type="float" office:value="945838">
            <text:p>945838</text:p>
          </table:table-cell>
          <table:table-cell office:value-type="string">
            <text:p>Uncharacterized oxidoreductase yciK</text:p>
          </table:table-cell>
          <table:table-cell office:value-type="string">
            <text:p>['DNA repair', 'response to DNA damage stimulu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reD</text:p>
          </table:table-cell>
          <table:table-cell office:value-type="float" office:value="948868">
            <text:p>948868</text:p>
          </table:table-cell>
          <table:table-cell office:value-type="string">
            <text:p>Inner membrane protein cre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stA</text:p>
          </table:table-cell>
          <table:table-cell office:value-type="float" office:value="945213">
            <text:p>945213</text:p>
          </table:table-cell>
          <table:table-cell office:value-type="string">
            <text:p>Carbon starvation protein 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bsK</text:p>
          </table:table-cell>
          <table:table-cell office:value-type="float" office:value="948260">
            <text:p>948260</text:p>
          </table:table-cell>
          <table:table-cell office:value-type="string">
            <text:p>Ribo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hE</text:p>
          </table:table-cell>
          <table:table-cell office:value-type="float" office:value="945836">
            <text:p>945836</text:p>
          </table:table-cell>
          <table:table-cell office:value-type="string">
            <text:p>UPF0056 membrane protein yhc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jiN</text:p>
          </table:table-cell>
          <table:table-cell office:value-type="float" office:value="948860">
            <text:p>948860</text:p>
          </table:table-cell>
          <table:table-cell office:value-type="string">
            <text:p>Uncharacterized protein yjiN</text:p>
          </table:table-cell>
          <table:table-cell office:value-type="string">
            <text:p>['response to antibiotic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ugE</text:p>
          </table:table-cell>
          <table:table-cell office:value-type="float" office:value="948671">
            <text:p>948671</text:p>
          </table:table-cell>
          <table:table-cell office:value-type="string">
            <text:p>Quaternary ammonium compound-resistance protein sug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auD</text:p>
          </table:table-cell>
          <table:table-cell office:value-type="float" office:value="945021">
            <text:p>945021</text:p>
          </table:table-cell>
          <table:table-cell office:value-type="string">
            <text:p>Alpha-ketoglutarate-dependent taurine dioxy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inI</text:p>
          </table:table-cell>
          <table:table-cell office:value-type="float" office:value="945022">
            <text:p>945022</text:p>
          </table:table-cell>
          <table:table-cell office:value-type="string">
            <text:p>DNA-damage-inducible protein I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csF</text:p>
          </table:table-cell>
          <table:table-cell office:value-type="float" office:value="949113">
            <text:p>949113</text:p>
          </table:table-cell>
          <table:table-cell office:value-type="string">
            <text:p>Protein rcs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eB</text:p>
          </table:table-cell>
          <table:table-cell office:value-type="float" office:value="949112">
            <text:p>949112</text:p>
          </table:table-cell>
          <table:table-cell office:value-type="string">
            <text:p>UPF0066 protein yae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sd</text:p>
          </table:table-cell>
          <table:table-cell office:value-type="float" office:value="948673">
            <text:p>948673</text:p>
          </table:table-cell>
          <table:table-cell office:value-type="string">
            <text:p>Phosphatidylserine decarboxylase proenzym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oxA</text:p>
          </table:table-cell>
          <table:table-cell office:value-type="float" office:value="948672">
            <text:p>948672</text:p>
          </table:table-cell>
          <table:table-cell office:value-type="string">
            <text:p>Putative lysyl-tRNA synthe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bgR</text:p>
          </table:table-cell>
          <table:table-cell office:value-type="float" office:value="945831">
            <text:p>945831</text:p>
          </table:table-cell>
          <table:table-cell office:value-type="string">
            <text:p>HTH-type transcriptional regulator abg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qeG</text:p>
          </table:table-cell>
          <table:table-cell office:value-type="float" office:value="945028">
            <text:p>945028</text:p>
          </table:table-cell>
          <table:table-cell office:value-type="string">
            <text:p>Inner membrane transport protein yqe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hbV</text:p>
          </table:table-cell>
          <table:table-cell office:value-type="float" office:value="949117">
            <text:p>949117</text:p>
          </table:table-cell>
          <table:table-cell office:value-type="string">
            <text:p>Uncharacterized protein yhbV</text:p>
          </table:table-cell>
          <table:table-cell office:value-type="string">
            <text:p>['Coenzyme transport and metabolism', ' Energy metabolism <text:s/>carbon ', ' Building block biosynthesis', 'ion transport', 'iron ion transpor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eM</text:p>
          </table:table-cell>
          <table:table-cell office:value-type="float" office:value="948679">
            <text:p>948679</text:p>
          </table:table-cell>
          <table:table-cell office:value-type="string">
            <text:p>Inner membrane transporter yjeM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eL</text:p>
          </table:table-cell>
          <table:table-cell office:value-type="float" office:value="948272">
            <text:p>948272</text:p>
          </table:table-cell>
          <table:table-cell office:value-type="string">
            <text:p>Uncharacterized protein yieL</text:p>
          </table:table-cell>
          <table:table-cell office:value-type="string">
            <text:p>['Carbohydrate transport and metabolism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eP</text:p>
          </table:table-cell>
          <table:table-cell office:value-type="float" office:value="948676">
            <text:p>948676</text:p>
          </table:table-cell>
          <table:table-cell office:value-type="string">
            <text:p>Uncharacterized mscS family protein yjeP</text:p>
          </table:table-cell>
          <table:table-cell office:value-type="string">
            <text:p>['purine nucleotide biosynthetic process', 'biosynthetic proces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lvE</text:p>
          </table:table-cell>
          <table:table-cell office:value-type="float" office:value="948278">
            <text:p>948278</text:p>
          </table:table-cell>
          <table:table-cell office:value-type="string">
            <text:p>Branched-chain-amino-acid amino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lvM</text:p>
          </table:table-cell>
          <table:table-cell office:value-type="float" office:value="948279">
            <text:p>948279</text:p>
          </table:table-cell>
          <table:table-cell office:value-type="string">
            <text:p>Acetolactate synthase isozyme 2 small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auC</text:p>
          </table:table-cell>
          <table:table-cell office:value-type="float" office:value="945026">
            <text:p>945026</text:p>
          </table:table-cell>
          <table:table-cell office:value-type="string">
            <text:p>Taurine transport system permease protein tau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auB</text:p>
          </table:table-cell>
          <table:table-cell office:value-type="float" office:value="945027">
            <text:p>945027</text:p>
          </table:table-cell>
          <table:table-cell office:value-type="string">
            <text:p>Taurine import ATP-binding protein tau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lvD</text:p>
          </table:table-cell>
          <table:table-cell office:value-type="float" office:value="948277">
            <text:p>948277</text:p>
          </table:table-cell>
          <table:table-cell office:value-type="string">
            <text:p>Dihydroxy-acid dehydr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ppA</text:p>
          </table:table-cell>
          <table:table-cell office:value-type="float" office:value="945830">
            <text:p>945830</text:p>
          </table:table-cell>
          <table:table-cell office:value-type="string">
            <text:p>Periplasmic oligopeptide-binding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hrB</text:p>
          </table:table-cell>
          <table:table-cell office:value-type="float" office:value="947498">
            <text:p>947498</text:p>
          </table:table-cell>
          <table:table-cell office:value-type="string">
            <text:p>Homoserin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laC</text:p>
          </table:table-cell>
          <table:table-cell office:value-type="float" office:value="948876">
            <text:p>948876</text:p>
          </table:table-cell>
          <table:table-cell office:value-type="string">
            <text:p>Inner membrane protein yla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mpD</text:p>
          </table:table-cell>
          <table:table-cell office:value-type="float" office:value="948877">
            <text:p>948877</text:p>
          </table:table-cell>
          <table:table-cell office:value-type="string">
            <text:p>1,6-anhydro-N-acetylmuramyl-L-alanine amidase amp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euS</text:p>
          </table:table-cell>
          <table:table-cell office:value-type="float" office:value="947497">
            <text:p>947497</text:p>
          </table:table-cell>
          <table:table-cell office:value-type="string">
            <text:p>Leucyl-tRNA synthe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dkgA</text:p>
          </table:table-cell>
          <table:table-cell office:value-type="float" office:value="947495">
            <text:p>947495</text:p>
          </table:table-cell>
          <table:table-cell office:value-type="string">
            <text:p>2,5-diketo-D-gluconic acid reductase 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atE</text:p>
          </table:table-cell>
          <table:table-cell office:value-type="float" office:value="945228">
            <text:p>945228</text:p>
          </table:table-cell>
          <table:table-cell office:value-type="string">
            <text:p>Sec-independent protein translocase protein tat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arR</text:p>
          </table:table-cell>
          <table:table-cell office:value-type="float" office:value="945825">
            <text:p>945825</text:p>
          </table:table-cell>
          <table:table-cell office:value-type="string">
            <text:p>Multiple antibiotic resistance protein mar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gI</text:p>
          </table:table-cell>
          <table:table-cell office:value-type="float" office:value="945824">
            <text:p>945824</text:p>
          </table:table-cell>
          <table:table-cell office:value-type="string">
            <text:p>UPF0135 protein ybgI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acA</text:p>
          </table:table-cell>
          <table:table-cell office:value-type="float" office:value="945222">
            <text:p>945222</text:p>
          </table:table-cell>
          <table:table-cell office:value-type="string">
            <text:p>D-alanyl-D-alanine carboxypeptidase dac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hpC</text:p>
          </table:table-cell>
          <table:table-cell office:value-type="float" office:value="945225">
            <text:p>945225</text:p>
          </table:table-cell>
          <table:table-cell office:value-type="string">
            <text:p>Alkyl hydroperoxide reductase subunit 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qhC</text:p>
          </table:table-cell>
          <table:table-cell office:value-type="float" office:value="947491">
            <text:p>947491</text:p>
          </table:table-cell>
          <table:table-cell office:value-type="string">
            <text:p>Uncharacterized HTH-type transcriptional regulator yqhC</text:p>
          </table:table-cell>
          <table:table-cell office:value-type="string">
            <text:p>[' RNA related', ' Type of regulation', ' Genetic unit regulated', ' Protection', 'regulation of transcription <text:s/>DNA dependen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sbG</text:p>
          </table:table-cell>
          <table:table-cell office:value-type="float" office:value="945224">
            <text:p>945224</text:p>
          </table:table-cell>
          <table:table-cell office:value-type="string">
            <text:p>Thiol:disulfide interchange protein dsb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jL</text:p>
          </table:table-cell>
          <table:table-cell office:value-type="float" office:value="948879">
            <text:p>948879</text:p>
          </table:table-cell>
          <table:table-cell office:value-type="string">
            <text:p>Inner membrane transport protein yjjL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eD</text:p>
          </table:table-cell>
          <table:table-cell office:value-type="float" office:value="945220">
            <text:p>945220</text:p>
          </table:table-cell>
          <table:table-cell office:value-type="string">
            <text:p>UPF0250 protein ybe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sdM</text:p>
          </table:table-cell>
          <table:table-cell office:value-type="float" office:value="948872">
            <text:p>948872</text:p>
          </table:table-cell>
          <table:table-cell office:value-type="string">
            <text:p>Type I restriction enzyme EcoKI M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ecR</text:p>
          </table:table-cell>
          <table:table-cell office:value-type="float" office:value="949104">
            <text:p>949104</text:p>
          </table:table-cell>
          <table:table-cell office:value-type="string">
            <text:p>Protein fec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auA</text:p>
          </table:table-cell>
          <table:table-cell office:value-type="float" office:value="945030">
            <text:p>945030</text:p>
          </table:table-cell>
          <table:table-cell office:value-type="string">
            <text:p>Taurine-binding periplasmic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sdX</text:p>
          </table:table-cell>
          <table:table-cell office:value-type="float" office:value="949103">
            <text:p>949103</text:p>
          </table:table-cell>
          <table:table-cell office:value-type="string">
            <text:p>DsdX perme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umB</text:p>
          </table:table-cell>
          <table:table-cell office:value-type="float" office:value="948642">
            <text:p>948642</text:p>
          </table:table-cell>
          <table:table-cell office:value-type="string">
            <text:p>Fumarate hydratase class I, anaerobi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aiI</text:p>
          </table:table-cell>
          <table:table-cell office:value-type="float" office:value="945033">
            <text:p>945033</text:p>
          </table:table-cell>
          <table:table-cell office:value-type="string">
            <text:p>UPF0178 protein yai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tpF</text:p>
          </table:table-cell>
          <table:table-cell office:value-type="float" office:value="948247">
            <text:p>948247</text:p>
          </table:table-cell>
          <table:table-cell office:value-type="string">
            <text:p>ATP synthase subunit b; ATP synthase B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nmG</text:p>
          </table:table-cell>
          <table:table-cell office:value-type="float" office:value="948248">
            <text:p>948248</text:p>
          </table:table-cell>
          <table:table-cell office:value-type="string">
            <text:p>tRNA uridine 5-carboxymethylaminomethyl modification enzyme mnm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tpG</text:p>
          </table:table-cell>
          <table:table-cell office:value-type="float" office:value="948243">
            <text:p>948243</text:p>
          </table:table-cell>
          <table:table-cell office:value-type="string">
            <text:p>ATP synthase gamma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tpD</text:p>
          </table:table-cell>
          <table:table-cell office:value-type="float" office:value="948244">
            <text:p>948244</text:p>
          </table:table-cell>
          <table:table-cell office:value-type="string">
            <text:p>ATP synthase subunit be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trA</text:p>
          </table:table-cell>
          <table:table-cell office:value-type="float" office:value="947284">
            <text:p>947284</text:p>
          </table:table-cell>
          <table:table-cell office:value-type="string">
            <text:p>Protease 3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atpC</text:p>
          </table:table-cell>
          <table:table-cell office:value-type="float" office:value="948245">
            <text:p>948245</text:p>
          </table:table-cell>
          <table:table-cell office:value-type="string">
            <text:p>ATP synthase epsilon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mU</text:p>
          </table:table-cell>
          <table:table-cell office:value-type="float" office:value="948246">
            <text:p>948246</text:p>
          </table:table-cell>
          <table:table-cell office:value-type="string">
            <text:p>Bifunctional protein glmU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ecB</text:p>
          </table:table-cell>
          <table:table-cell office:value-type="float" office:value="947286">
            <text:p>947286</text:p>
          </table:table-cell>
          <table:table-cell office:value-type="string">
            <text:p>Exodeoxyribonuclease V beta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nfH</text:p>
          </table:table-cell>
          <table:table-cell office:value-type="float" office:value="945822">
            <text:p>945822</text:p>
          </table:table-cell>
          <table:table-cell office:value-type="string">
            <text:p>Anaerobic dimethyl sulfoxide reductase chain ynf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ecD</text:p>
          </table:table-cell>
          <table:table-cell office:value-type="float" office:value="947287">
            <text:p>947287</text:p>
          </table:table-cell>
          <table:table-cell office:value-type="string">
            <text:p>Exodeoxyribonuclease V alpha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ppB</text:p>
          </table:table-cell>
          <table:table-cell office:value-type="float" office:value="945823">
            <text:p>945823</text:p>
          </table:table-cell>
          <table:table-cell office:value-type="string">
            <text:p>Oligopeptide transport system permease protein opp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imA</text:p>
          </table:table-cell>
          <table:table-cell office:value-type="float" office:value="948838">
            <text:p>948838</text:p>
          </table:table-cell>
          <table:table-cell office:value-type="string">
            <text:p>Type-1 fimbrial protein, A cha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nanM</text:p>
          </table:table-cell>
          <table:table-cell office:value-type="float" office:value="949106">
            <text:p>949106</text:p>
          </table:table-cell>
          <table:table-cell office:value-type="string">
            <text:p>N-acetylneuraminate epim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mS</text:p>
          </table:table-cell>
          <table:table-cell office:value-type="float" office:value="948241">
            <text:p>948241</text:p>
          </table:table-cell>
          <table:table-cell office:value-type="string">
            <text:p>Glucosamine--fructose-6-phosphate aminotransferase [isomerizing]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gA</text:p>
          </table:table-cell>
          <table:table-cell office:value-type="float" office:value="947289">
            <text:p>947289</text:p>
          </table:table-cell>
          <table:table-cell office:value-type="string">
            <text:p>Amino-acid acet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tpA</text:p>
          </table:table-cell>
          <table:table-cell office:value-type="float" office:value="948242">
            <text:p>948242</text:p>
          </table:table-cell>
          <table:table-cell office:value-type="string">
            <text:p>ATP synthase subunit alp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os</text:p>
          </table:table-cell>
          <table:table-cell office:value-type="float" office:value="945815">
            <text:p>945815</text:p>
          </table:table-cell>
          <table:table-cell office:value-type="string">
            <text:p>Heme-regulated cyclic di-GMP, cyclic AMP phosphodiesterase,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dosP</text:p>
          </table:table-cell>
          <table:table-cell office:value-type="float" office:value="945815">
            <text:p>945815</text:p>
          </table:table-cell>
          <table:table-cell office:value-type="string">
            <text:p>Heme-regulated cyclic di-GMP, cyclic AMP phosphodiesterase,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pr</text:p>
          </table:table-cell>
          <table:table-cell office:value-type="float" office:value="947480">
            <text:p>947480</text:p>
          </table:table-cell>
          <table:table-cell office:value-type="string">
            <text:p>Uncharacterized protein yghZ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ghZ</text:p>
          </table:table-cell>
          <table:table-cell office:value-type="float" office:value="947480">
            <text:p>947480</text:p>
          </table:table-cell>
          <table:table-cell office:value-type="string">
            <text:p>Uncharacterized protein yghZ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imH</text:p>
          </table:table-cell>
          <table:table-cell office:value-type="float" office:value="948847">
            <text:p>948847</text:p>
          </table:table-cell>
          <table:table-cell office:value-type="string">
            <text:p>Protein fimH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giT</text:p>
          </table:table-cell>
          <table:table-cell office:value-type="float" office:value="945814">
            <text:p>945814</text:p>
          </table:table-cell>
          <table:table-cell office:value-type="string">
            <text:p>Uncharacterized HTH-type transcriptional regulator ygiT</text:p>
          </table:table-cell>
          <table:table-cell office:value-type="string">
            <text:p>[' Carbon compound utilization', 'metabol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qsA</text:p>
          </table:table-cell>
          <table:table-cell office:value-type="float" office:value="945814">
            <text:p>945814</text:p>
          </table:table-cell>
          <table:table-cell office:value-type="string">
            <text:p>Uncharacterized HTH-type transcriptional regulator ygi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ntP</text:p>
          </table:table-cell>
          <table:table-cell office:value-type="float" office:value="948848">
            <text:p>948848</text:p>
          </table:table-cell>
          <table:table-cell office:value-type="string">
            <text:p>High-affinity gluconate transporte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gD</text:p>
          </table:table-cell>
          <table:table-cell office:value-type="float" office:value="945813">
            <text:p>945813</text:p>
          </table:table-cell>
          <table:table-cell office:value-type="string">
            <text:p>Basal-body rod modification protein flg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fbC</text:p>
          </table:table-cell>
          <table:table-cell office:value-type="float" office:value="947482">
            <text:p>947482</text:p>
          </table:table-cell>
          <table:table-cell office:value-type="string">
            <text:p>dTDP-4-dehydrorhamnose 3,5-epi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dY</text:p>
          </table:table-cell>
          <table:table-cell office:value-type="float" office:value="948842">
            <text:p>948842</text:p>
          </table:table-cell>
          <table:table-cell office:value-type="string">
            <text:p>Uncharacterized protein yfdY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idB</text:p>
          </table:table-cell>
          <table:table-cell office:value-type="float" office:value="947484">
            <text:p>947484</text:p>
          </table:table-cell>
          <table:table-cell office:value-type="string">
            <text:p>ECIAI39_1442; EcHS_A1691; APECO1_699; b1616; ECDH10B_1749; c2008; UTI89_C1804; EcSMS35_1583; EcE24377A_1824; Z2620; ECS88_1662; ECED1_1815; ECUMN_1905; ECH74115_2327; ECIAI1_1667; E2348C_1701; EC55989_1782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iU</text:p>
          </table:table-cell>
          <table:table-cell office:value-type="float" office:value="945819">
            <text:p>945819</text:p>
          </table:table-cell>
          <table:table-cell office:value-type="string">
            <text:p>UPF0263 protein yciU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lmH</text:p>
          </table:table-cell>
          <table:table-cell office:value-type="float" office:value="945239">
            <text:p>945239</text:p>
          </table:table-cell>
          <table:table-cell office:value-type="string">
            <text:p>Ribosomal RNA large subunit methyltransferase H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rdB</text:p>
          </table:table-cell>
          <table:table-cell office:value-type="float" office:value="945238">
            <text:p>945238</text:p>
          </table:table-cell>
          <table:table-cell office:value-type="string">
            <text:p>Rod shape-determining protein rod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lhC</text:p>
          </table:table-cell>
          <table:table-cell office:value-type="float" office:value="947280">
            <text:p>947280</text:p>
          </table:table-cell>
          <table:table-cell office:value-type="string">
            <text:p>Flagellar transcriptional activator flh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beB</text:p>
          </table:table-cell>
          <table:table-cell office:value-type="float" office:value="945237">
            <text:p>945237</text:p>
          </table:table-cell>
          <table:table-cell office:value-type="string">
            <text:p>Uncharacterized protein ybeB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gcX</text:p>
          </table:table-cell>
          <table:table-cell office:value-type="float" office:value="948840">
            <text:p>948840</text:p>
          </table:table-cell>
          <table:table-cell office:value-type="string">
            <text:p>Putative sgc region protein sgcX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adR</text:p>
          </table:table-cell>
          <table:table-cell office:value-type="float" office:value="948652">
            <text:p>948652</text:p>
          </table:table-cell>
          <table:table-cell office:value-type="string">
            <text:p>Fatty acid metabolism regulato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siF</text:p>
          </table:table-cell>
          <table:table-cell office:value-type="float" office:value="945040">
            <text:p>945040</text:p>
          </table:table-cell>
          <table:table-cell office:value-type="string">
            <text:p>Phosphate starvation-inducible protein psi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dD</text:p>
          </table:table-cell>
          <table:table-cell office:value-type="float" office:value="947279">
            <text:p>947279</text:p>
          </table:table-cell>
          <table:table-cell office:value-type="string">
            <text:p>UPF0382 inner membrane protein ygdD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jdC</text:p>
          </table:table-cell>
          <table:table-cell office:value-type="float" office:value="948650">
            <text:p>948650</text:p>
          </table:table-cell>
          <table:table-cell office:value-type="string">
            <text:p>HTH-type transcriptional regulator yjd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hoR</text:p>
          </table:table-cell>
          <table:table-cell office:value-type="float" office:value="945044">
            <text:p>945044</text:p>
          </table:table-cell>
          <table:table-cell office:value-type="string">
            <text:p>Sensor protein; Phosphate regulon sensor protein pho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aroM</text:p>
          </table:table-cell>
          <table:table-cell office:value-type="float" office:value="945045">
            <text:p>945045</text:p>
          </table:table-cell>
          <table:table-cell office:value-type="string">
            <text:p>Protein aroM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asnC</text:p>
          </table:table-cell>
          <table:table-cell office:value-type="float" office:value="948259">
            <text:p>948259</text:p>
          </table:table-cell>
          <table:table-cell office:value-type="string">
            <text:p>Asparaginyl-tRNA synthetase; Regulatory protein asn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ucO</text:p>
          </table:table-cell>
          <table:table-cell office:value-type="float" office:value="947273">
            <text:p>947273</text:p>
          </table:table-cell>
          <table:table-cell office:value-type="string">
            <text:p>Lactaldehyde reduct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csdE</text:p>
          </table:table-cell>
          <table:table-cell office:value-type="float" office:value="947274">
            <text:p>947274</text:p>
          </table:table-cell>
          <table:table-cell office:value-type="string">
            <text:p>Uncharacterized sufE-like protein ygdK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iE</text:p>
          </table:table-cell>
          <table:table-cell office:value-type="float" office:value="945048">
            <text:p>945048</text:p>
          </table:table-cell>
          <table:table-cell office:value-type="string">
            <text:p>UPF0345 protein yai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tpH</text:p>
          </table:table-cell>
          <table:table-cell office:value-type="float" office:value="948254">
            <text:p>948254</text:p>
          </table:table-cell>
          <table:table-cell office:value-type="string">
            <text:p>ATP synthase subunit del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spA</text:p>
          </table:table-cell>
          <table:table-cell office:value-type="float" office:value="948658">
            <text:p>948658</text:p>
          </table:table-cell>
          <table:table-cell office:value-type="string">
            <text:p>Aspartate ammonia-ly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tpB</text:p>
          </table:table-cell>
          <table:table-cell office:value-type="float" office:value="948252">
            <text:p>948252</text:p>
          </table:table-cell>
          <table:table-cell office:value-type="string">
            <text:p>ATP synthase subunit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xsA</text:p>
          </table:table-cell>
          <table:table-cell office:value-type="float" office:value="948657">
            <text:p>948657</text:p>
          </table:table-cell>
          <table:table-cell office:value-type="string">
            <text:p>UPF0716 protein fxs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jeH</text:p>
          </table:table-cell>
          <table:table-cell office:value-type="float" office:value="948656">
            <text:p>948656</text:p>
          </table:table-cell>
          <table:table-cell office:value-type="string">
            <text:p>Inner membrane protein yje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tpE</text:p>
          </table:table-cell>
          <table:table-cell office:value-type="float" office:value="948253">
            <text:p>948253</text:p>
          </table:table-cell>
          <table:table-cell office:value-type="string">
            <text:p>ATP synthase subunit 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ppC</text:p>
          </table:table-cell>
          <table:table-cell office:value-type="float" office:value="945810">
            <text:p>945810</text:p>
          </table:table-cell>
          <table:table-cell office:value-type="string">
            <text:p>Oligopeptide transport system permease protein opp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mG</text:p>
          </table:table-cell>
          <table:table-cell office:value-type="float" office:value="948250">
            <text:p>948250</text:p>
          </table:table-cell>
          <table:table-cell office:value-type="string">
            <text:p>Ribosomal RNA small subunit methyltransferase 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roS</text:p>
          </table:table-cell>
          <table:table-cell office:value-type="float" office:value="948655">
            <text:p>948655</text:p>
          </table:table-cell>
          <table:table-cell office:value-type="string">
            <text:p>10 kDa chaperon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xuR</text:p>
          </table:table-cell>
          <table:table-cell office:value-type="float" office:value="948849">
            <text:p>948849</text:p>
          </table:table-cell>
          <table:table-cell office:value-type="string">
            <text:p>Uxu operon transcriptional regulat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hrA</text:p>
          </table:table-cell>
          <table:table-cell office:value-type="float" office:value="945803">
            <text:p>945803</text:p>
          </table:table-cell>
          <table:table-cell office:value-type="string">
            <text:p>Bifunctional aspartokinase/homoserine dehydrogenase 1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oppD</text:p>
          </table:table-cell>
          <table:table-cell office:value-type="float" office:value="945802">
            <text:p>945802</text:p>
          </table:table-cell>
          <table:table-cell office:value-type="string">
            <text:p>Oligopeptide transport ATP-binding protein opp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olE</text:p>
          </table:table-cell>
          <table:table-cell office:value-type="float" office:value="947471">
            <text:p>947471</text:p>
          </table:table-cell>
          <table:table-cell office:value-type="string">
            <text:p>DNA polymerase III subunit thet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nadD</text:p>
          </table:table-cell>
          <table:table-cell office:value-type="float" office:value="945248">
            <text:p>945248</text:p>
          </table:table-cell>
          <table:table-cell office:value-type="string">
            <text:p>Nicotinate-nucleotide adenylyltransferase; Probable nicotinate-nucleotide adenyl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ss</text:p>
          </table:table-cell>
          <table:table-cell office:value-type="float" office:value="947474">
            <text:p>947474</text:p>
          </table:table-cell>
          <table:table-cell office:value-type="string">
            <text:p>Bifunctional glutathionylspermidine synthetase/amid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gsp</text:p>
          </table:table-cell>
          <table:table-cell office:value-type="float" office:value="947474">
            <text:p>947474</text:p>
          </table:table-cell>
          <table:table-cell office:value-type="string">
            <text:p>Bifunctional glutathionylspermidine synthetase/amid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jiE</text:p>
          </table:table-cell>
          <table:table-cell office:value-type="float" office:value="948852">
            <text:p>948852</text:p>
          </table:table-cell>
          <table:table-cell office:value-type="string">
            <text:p>Uncharacterized HTH-type transcriptional regulator yjiE</text:p>
          </table:table-cell>
          <table:table-cell office:value-type="string">
            <text:p>['Transcription', ' RNA related', ' Type of regulation', 'transcription', 'regulation of transcription <text:s/>DNA dependent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lcG</text:p>
          </table:table-cell>
          <table:table-cell office:value-type="float" office:value="947473">
            <text:p>947473</text:p>
          </table:table-cell>
          <table:table-cell office:value-type="string">
            <text:p>Protein glcG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qhA</text:p>
          </table:table-cell>
          <table:table-cell office:value-type="float" office:value="947479">
            <text:p>947479</text:p>
          </table:table-cell>
          <table:table-cell office:value-type="string">
            <text:p>UPF0114 protein yq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lpA</text:p>
          </table:table-cell>
          <table:table-cell office:value-type="float" office:value="945241">
            <text:p>945241</text:p>
          </table:table-cell>
          <table:table-cell office:value-type="string">
            <text:p>Rare lipoprotein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rdA</text:p>
          </table:table-cell>
          <table:table-cell office:value-type="float" office:value="945240">
            <text:p>945240</text:p>
          </table:table-cell>
          <table:table-cell office:value-type="string">
            <text:p>Penicillin-binding protein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dH</text:p>
          </table:table-cell>
          <table:table-cell office:value-type="float" office:value="947266">
            <text:p>947266</text:p>
          </table:table-cell>
          <table:table-cell office:value-type="string">
            <text:p>UPF0717 protein ygd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udX</text:p>
          </table:table-cell>
          <table:table-cell office:value-type="float" office:value="947261">
            <text:p>947261</text:p>
          </table:table-cell>
          <table:table-cell office:value-type="string">
            <text:p>Glucarate dehydratase-related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umB</text:p>
          </table:table-cell>
          <table:table-cell office:value-type="float" office:value="947260">
            <text:p>947260</text:p>
          </table:table-cell>
          <table:table-cell office:value-type="string">
            <text:p>23S rRNA (uracil-5-)-methyltransferase rum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wrbA</text:p>
          </table:table-cell>
          <table:table-cell office:value-type="float" office:value="947263">
            <text:p>947263</text:p>
          </table:table-cell>
          <table:table-cell office:value-type="string">
            <text:p>Flavoprotein wrbA; Putative flavoprotein wrb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ieE</text:p>
          </table:table-cell>
          <table:table-cell office:value-type="float" office:value="948226">
            <text:p>948226</text:p>
          </table:table-cell>
          <table:table-cell office:value-type="string">
            <text:p>Uncharacterized protein yieE</text:p>
          </table:table-cell>
          <table:table-cell office:value-type="string">
            <text:p>['Amino acid transport and metabolism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ieF</text:p>
          </table:table-cell>
          <table:table-cell office:value-type="float" office:value="948225">
            <text:p>948225</text:p>
          </table:table-cell>
          <table:table-cell office:value-type="string">
            <text:p>Uncharacterized protein yieF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gbE</text:p>
          </table:table-cell>
          <table:table-cell office:value-type="float" office:value="947268">
            <text:p>947268</text:p>
          </table:table-cell>
          <table:table-cell office:value-type="string">
            <text:p>Inner membrane protein ygb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adA</text:p>
          </table:table-cell>
          <table:table-cell office:value-type="float" office:value="948027">
            <text:p>948027</text:p>
          </table:table-cell>
          <table:table-cell office:value-type="string">
            <text:p>Glutamate decarboxylase alph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jlC</text:p>
          </table:table-cell>
          <table:table-cell office:value-type="float" office:value="945253">
            <text:p>945253</text:p>
          </table:table-cell>
          <table:table-cell office:value-type="string">
            <text:p>Uncharacterized J domain-containing protein djl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huC</text:p>
          </table:table-cell>
          <table:table-cell office:value-type="float" office:value="945250">
            <text:p>945250</text:p>
          </table:table-cell>
          <table:table-cell office:value-type="string">
            <text:p>Iron(3+)-hydroxamate import ATP-binding protein fhu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erA</text:p>
          </table:table-cell>
          <table:table-cell office:value-type="float" office:value="945258">
            <text:p>945258</text:p>
          </table:table-cell>
          <table:table-cell office:value-type="string">
            <text:p>D-3-phosphoglycerate 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diA</text:p>
          </table:table-cell>
          <table:table-cell office:value-type="float" office:value="948638">
            <text:p>948638</text:p>
          </table:table-cell>
          <table:table-cell office:value-type="string">
            <text:p>Biodegradative arginine decarboxy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cuS</text:p>
          </table:table-cell>
          <table:table-cell office:value-type="float" office:value="948639">
            <text:p>948639</text:p>
          </table:table-cell>
          <table:table-cell office:value-type="string">
            <text:p>Sensor protein dcuS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hoU</text:p>
          </table:table-cell>
          <table:table-cell office:value-type="float" office:value="948233">
            <text:p>948233</text:p>
          </table:table-cell>
          <table:table-cell office:value-type="string">
            <text:p>Phosphate transport system protein phoU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elR</text:p>
          </table:table-cell>
          <table:table-cell office:value-type="float" office:value="948637">
            <text:p>948637</text:p>
          </table:table-cell>
          <table:table-cell office:value-type="string">
            <text:p>Melibiose operon regulatory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cA</text:p>
          </table:table-cell>
          <table:table-cell office:value-type="float" office:value="947259">
            <text:p>947259</text:p>
          </table:table-cell>
          <table:table-cell office:value-type="string">
            <text:p>Glycolate permease glc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hjA</text:p>
          </table:table-cell>
          <table:table-cell office:value-type="float" office:value="948038">
            <text:p>948038</text:p>
          </table:table-cell>
          <table:table-cell office:value-type="string">
            <text:p>Probable cytochrome c peroxid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iaB</text:p>
          </table:table-cell>
          <table:table-cell office:value-type="float" office:value="945260">
            <text:p>945260</text:p>
          </table:table-cell>
          <table:table-cell office:value-type="string">
            <text:p>(Dimethylallyl)adenosine tRNA methylthiotransferase mia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bif</text:p>
          </table:table-cell>
          <table:table-cell office:value-type="float" office:value="945261">
            <text:p>945261</text:p>
          </table:table-cell>
          <table:table-cell office:value-type="string">
            <text:p>2-octaprenyl-3-methyl-6-methoxy-1,4-benzoquinol hydroxy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hjE</text:p>
          </table:table-cell>
          <table:table-cell office:value-type="float" office:value="948032">
            <text:p>948032</text:p>
          </table:table-cell>
          <table:table-cell office:value-type="string">
            <text:p>Inner membrane metabolite transport protein yhj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hjD</text:p>
          </table:table-cell>
          <table:table-cell office:value-type="float" office:value="948033">
            <text:p>948033</text:p>
          </table:table-cell>
          <table:table-cell office:value-type="string">
            <text:p>Inner membrane protein yhjD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eptA</text:p>
          </table:table-cell>
          <table:table-cell office:value-type="float" office:value="948629">
            <text:p>948629</text:p>
          </table:table-cell>
          <table:table-cell office:value-type="string">
            <text:p>ECIAI1_4344; E2348C_4442; ECUMN_4646; ECS88_4616; b4114; ECED1_4848; ECIAI39_4538; EC55989_4605; ECDH10B_4306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hjC</text:p>
          </table:table-cell>
          <table:table-cell office:value-type="float" office:value="948035">
            <text:p>948035</text:p>
          </table:table-cell>
          <table:table-cell office:value-type="string">
            <text:p>Uncharacterized HTH-type transcriptional regulator yhjC</text:p>
          </table:table-cell>
          <table:table-cell office:value-type="string">
            <text:p>['Transcription', ' RNA related', ' Type of regulation', 'transcription', 'regulation of transcription <text:s/>DNA dependen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ibpA</text:p>
          </table:table-cell>
          <table:table-cell office:value-type="float" office:value="948200">
            <text:p>948200</text:p>
          </table:table-cell>
          <table:table-cell office:value-type="string">
            <text:p>Small heat shock protein ibp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cJ</text:p>
          </table:table-cell>
          <table:table-cell office:value-type="float" office:value="946388">
            <text:p>946388</text:p>
          </table:table-cell>
          <table:table-cell office:value-type="string">
            <text:p>Uncharacterized protein yecJ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dX</text:p>
          </table:table-cell>
          <table:table-cell office:value-type="float" office:value="948202">
            <text:p>948202</text:p>
          </table:table-cell>
          <table:table-cell office:value-type="string">
            <text:p>Uncharacterized protein yidX</text:p>
          </table:table-cell>
          <table:table-cell office:value-type="string">
            <text:p>[' Type of regulation', 'proteolysis', 'signal transduc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YBB</text:p>
          </table:table-cell>
          <table:table-cell office:value-type="float" office:value="947241">
            <text:p>947241</text:p>
          </table:table-cell>
          <table:table-cell office:value-type="string">
            <text:p>Cytochrome b56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orZ</text:p>
          </table:table-cell>
          <table:table-cell office:value-type="float" office:value="946389">
            <text:p>946389</text:p>
          </table:table-cell>
          <table:table-cell office:value-type="string">
            <text:p>Trimethylamine-N-oxide reductase 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umA</text:p>
          </table:table-cell>
          <table:table-cell office:value-type="float" office:value="947243">
            <text:p>947243</text:p>
          </table:table-cell>
          <table:table-cell office:value-type="string">
            <text:p>23S rRNA (uracil-5-)-methyltransferase rum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nudB</text:p>
          </table:table-cell>
          <table:table-cell office:value-type="float" office:value="946383">
            <text:p>946383</text:p>
          </table:table-cell>
          <table:table-cell office:value-type="string">
            <text:p>Dihydroneopterin triphosphate pyrophosph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ecF</text:p>
          </table:table-cell>
          <table:table-cell office:value-type="float" office:value="948209">
            <text:p>948209</text:p>
          </table:table-cell>
          <table:table-cell office:value-type="string">
            <text:p>DNA replication and repair protein recF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ecR</text:p>
          </table:table-cell>
          <table:table-cell office:value-type="float" office:value="946386">
            <text:p>946386</text:p>
          </table:table-cell>
          <table:table-cell office:value-type="string">
            <text:p>Uncharacterized protein yecR</text:p>
          </table:table-cell>
          <table:table-cell office:value-type="string">
            <text:p>['Inorganic ion transport and metabolism', ' Adaptation to stress', 'iron ion transport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moB</text:p>
          </table:table-cell>
          <table:table-cell office:value-type="float" office:value="946387">
            <text:p>946387</text:p>
          </table:table-cell>
          <table:table-cell office:value-type="string">
            <text:p>tRNA (mo5U34)-meth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gm</text:p>
          </table:table-cell>
          <table:table-cell office:value-type="float" office:value="945271">
            <text:p>945271</text:p>
          </table:table-cell>
          <table:table-cell office:value-type="string">
            <text:p>Phosphoglucomu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itA</text:p>
          </table:table-cell>
          <table:table-cell office:value-type="float" office:value="948009">
            <text:p>948009</text:p>
          </table:table-cell>
          <table:table-cell office:value-type="string">
            <text:p>Low-affinity inorganic phosphate transporter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eqA</text:p>
          </table:table-cell>
          <table:table-cell office:value-type="float" office:value="945272">
            <text:p>945272</text:p>
          </table:table-cell>
          <table:table-cell office:value-type="string">
            <text:p>Protein seq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sr</text:p>
          </table:table-cell>
          <table:table-cell office:value-type="float" office:value="948884">
            <text:p>948884</text:p>
          </table:table-cell>
          <table:table-cell office:value-type="string">
            <text:p>Methyl-accepting chemotaxis protein I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hiQ</text:p>
          </table:table-cell>
          <table:table-cell office:value-type="float" office:value="948005">
            <text:p>948005</text:p>
          </table:table-cell>
          <table:table-cell office:value-type="string">
            <text:p>UPF0341 protein yhiQ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fbB</text:p>
          </table:table-cell>
          <table:table-cell office:value-type="float" office:value="945276">
            <text:p>945276</text:p>
          </table:table-cell>
          <table:table-cell office:value-type="string">
            <text:p>dTDP-glucose 4,6-dehydr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rfK</text:p>
          </table:table-cell>
          <table:table-cell office:value-type="float" office:value="945273">
            <text:p>945273</text:p>
          </table:table-cell>
          <table:table-cell office:value-type="string">
            <text:p>Protein erfK/srfK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uspA</text:p>
          </table:table-cell>
          <table:table-cell office:value-type="float" office:value="948007">
            <text:p>948007</text:p>
          </table:table-cell>
          <table:table-cell office:value-type="string">
            <text:p>Universal stress protein 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hiI</text:p>
          </table:table-cell>
          <table:table-cell office:value-type="float" office:value="948003">
            <text:p>948003</text:p>
          </table:table-cell>
          <table:table-cell office:value-type="string">
            <text:p>Uncharacterized protein yhiI</text:p>
          </table:table-cell>
          <table:table-cell office:value-type="string">
            <text:p>[' Protec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ahB</text:p>
          </table:table-cell>
          <table:table-cell office:value-type="float" office:value="945278">
            <text:p>945278</text:p>
          </table:table-cell>
          <table:table-cell office:value-type="string">
            <text:p>Uncharacterized HTH-type transcriptional regulator yahB</text:p>
          </table:table-cell>
          <table:table-cell office:value-type="string">
            <text:p>['Transcription', ' RNA related', ' Type of regulation', 'transcription', 'regulation of transcription <text:s/>DNA dependent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cusR</text:p>
          </table:table-cell>
          <table:table-cell office:value-type="float" office:value="945003">
            <text:p>945003</text:p>
          </table:table-cell>
          <table:table-cell office:value-type="string">
            <text:p>Transcriptional regulatory protein cus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eI</text:p>
          </table:table-cell>
          <table:table-cell office:value-type="float" office:value="945002">
            <text:p>945002</text:p>
          </table:table-cell>
          <table:table-cell office:value-type="string">
            <text:p>Phosphodiesterase yae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pgG</text:p>
          </table:table-cell>
          <table:table-cell office:value-type="float" office:value="945005">
            <text:p>945005</text:p>
          </table:table-cell>
          <table:table-cell office:value-type="string">
            <text:p>Glucans biosynthesis protein 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yrB</text:p>
          </table:table-cell>
          <table:table-cell office:value-type="float" office:value="948211">
            <text:p>948211</text:p>
          </table:table-cell>
          <table:table-cell office:value-type="string">
            <text:p>DNA gyrase subunit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al</text:p>
          </table:table-cell>
          <table:table-cell office:value-type="float" office:value="945004">
            <text:p>945004</text:p>
          </table:table-cell>
          <table:table-cell office:value-type="string">
            <text:p>Peptidoglycan-associated lipo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acI</text:p>
          </table:table-cell>
          <table:table-cell office:value-type="float" office:value="945007">
            <text:p>945007</text:p>
          </table:table-cell>
          <table:table-cell office:value-type="string">
            <text:p>Lactose operon represso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rmJ</text:p>
          </table:table-cell>
          <table:table-cell office:value-type="float" office:value="948610">
            <text:p>948610</text:p>
          </table:table-cell>
          <table:table-cell office:value-type="string">
            <text:p>tRNA (cytidine/uridine-2'-O-)-methyltransferase trmJ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cysI</text:p>
          </table:table-cell>
          <table:table-cell office:value-type="float" office:value="947231">
            <text:p>947231</text:p>
          </table:table-cell>
          <table:table-cell office:value-type="string">
            <text:p>Sulfite reductase [NADPH] hemoprotein beta-componen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isQ</text:p>
          </table:table-cell>
          <table:table-cell office:value-type="float" office:value="947235">
            <text:p>947235</text:p>
          </table:table-cell>
          <table:table-cell office:value-type="string">
            <text:p>Histidine transport system permease protein hisQ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naN</text:p>
          </table:table-cell>
          <table:table-cell office:value-type="float" office:value="948218">
            <text:p>948218</text:p>
          </table:table-cell>
          <table:table-cell office:value-type="string">
            <text:p>DNA polymerase III subunit be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naA</text:p>
          </table:table-cell>
          <table:table-cell office:value-type="float" office:value="948217">
            <text:p>948217</text:p>
          </table:table-cell>
          <table:table-cell office:value-type="string">
            <text:p>Chromosomal replication initiator protein dna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mH</text:p>
          </table:table-cell>
          <table:table-cell office:value-type="float" office:value="948216">
            <text:p>948216</text:p>
          </table:table-cell>
          <table:table-cell office:value-type="string">
            <text:p>50S ribosomal protein L34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dC</text:p>
          </table:table-cell>
          <table:table-cell office:value-type="float" office:value="948214">
            <text:p>948214</text:p>
          </table:table-cell>
          <table:table-cell office:value-type="string">
            <text:p>Inner membrane protein oxa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smY</text:p>
          </table:table-cell>
          <table:table-cell office:value-type="float" office:value="948895">
            <text:p>948895</text:p>
          </table:table-cell>
          <table:table-cell office:value-type="string">
            <text:p>Osmotically-inducible protein Y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snB</text:p>
          </table:table-cell>
          <table:table-cell office:value-type="float" office:value="945281">
            <text:p>945281</text:p>
          </table:table-cell>
          <table:table-cell office:value-type="string">
            <text:p>Asparagine synthetase B [glutamine-hydrolyzing]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huF</text:p>
          </table:table-cell>
          <table:table-cell office:value-type="float" office:value="948891">
            <text:p>948891</text:p>
          </table:table-cell>
          <table:table-cell office:value-type="string">
            <text:p>Ferric iron reductase protein fhuF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lhA</text:p>
          </table:table-cell>
          <table:table-cell office:value-type="float" office:value="946390">
            <text:p>946390</text:p>
          </table:table-cell>
          <table:table-cell office:value-type="string">
            <text:p>Flagellar biosynthesis protein fl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fF</text:p>
          </table:table-cell>
          <table:table-cell office:value-type="float" office:value="945288">
            <text:p>945288</text:p>
          </table:table-cell>
          <table:table-cell office:value-type="string">
            <text:p>Esterase ybfF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agA</text:p>
          </table:table-cell>
          <table:table-cell office:value-type="float" office:value="945289">
            <text:p>945289</text:p>
          </table:table-cell>
          <table:table-cell office:value-type="string">
            <text:p>N-acetylglucosamine-6-phosphate deacety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jG</text:p>
          </table:table-cell>
          <table:table-cell office:value-type="float" office:value="948899">
            <text:p>948899</text:p>
          </table:table-cell>
          <table:table-cell office:value-type="string">
            <text:p>5'-nucleotidase yjjG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rr</text:p>
          </table:table-cell>
          <table:table-cell office:value-type="float" office:value="948898">
            <text:p>948898</text:p>
          </table:table-cell>
          <table:table-cell office:value-type="string">
            <text:p>Mrr restriction system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rfC</text:p>
          </table:table-cell>
          <table:table-cell office:value-type="float" office:value="948897">
            <text:p>948897</text:p>
          </table:table-cell>
          <table:table-cell office:value-type="string">
            <text:p>Peptide chain release factor 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jX</text:p>
          </table:table-cell>
          <table:table-cell office:value-type="float" office:value="948066">
            <text:p>948066</text:p>
          </table:table-cell>
          <table:table-cell office:value-type="string">
            <text:p>Inner membrane protein yhjX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ppC</text:p>
          </table:table-cell>
          <table:table-cell office:value-type="float" office:value="948064">
            <text:p>948064</text:p>
          </table:table-cell>
          <table:table-cell office:value-type="string">
            <text:p>Dipeptide transport system permease protein dpp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valV</text:p>
          </table:table-cell>
          <table:table-cell office:value-type="float" office:value="946170">
            <text:p>946170</text:p>
          </table:table-cell>
          <table:table-cell office:value-type="string">
            <text:p>c5541; Z2692; UTI89_C1856; ECDH10B_1799; b1665; E2348C_tRNA31; ECs5461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eptB</text:p>
          </table:table-cell>
          <table:table-cell office:value-type="float" office:value="948068">
            <text:p>948068</text:p>
          </table:table-cell>
          <table:table-cell office:value-type="string">
            <text:p>b3546; ECS88_3965; ECIAI39_4054; EC55989_3997; E2348C_3793; ECED1_4224; ECUMN_4058; ECDH10B_3725; ECIAI1_3705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feA</text:p>
          </table:table-cell>
          <table:table-cell office:value-type="float" office:value="946864">
            <text:p>946864</text:p>
          </table:table-cell>
          <table:table-cell office:value-type="string">
            <text:p>Uncharacterized protein yfeA</text:p>
          </table:table-cell>
          <table:table-cell office:value-type="string">
            <text:p>['Signal transduction mechanisms', ' Type of regulation', 'two component signal transduction system <text:s/>phosphorelay ', 'regulation of transcription <text:s/>DNA dependent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ykF</text:p>
          </table:table-cell>
          <table:table-cell office:value-type="float" office:value="946179">
            <text:p>946179</text:p>
          </table:table-cell>
          <table:table-cell office:value-type="string">
            <text:p>Pyruvate kinase I; Pyruvate kin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lk</text:p>
          </table:table-cell>
          <table:table-cell office:value-type="float" office:value="946858">
            <text:p>946858</text:p>
          </table:table-cell>
          <table:table-cell office:value-type="string">
            <text:p>Glucok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pp</text:p>
          </table:table-cell>
          <table:table-cell office:value-type="float" office:value="946175">
            <text:p>946175</text:p>
          </table:table-cell>
          <table:table-cell office:value-type="string">
            <text:p>Major outer membrane lipo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hR</text:p>
          </table:table-cell>
          <table:table-cell office:value-type="float" office:value="946177">
            <text:p>946177</text:p>
          </table:table-cell>
          <table:table-cell office:value-type="string">
            <text:p>Putative monooxygenase ydh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gA</text:p>
          </table:table-cell>
          <table:table-cell office:value-type="float" office:value="946172">
            <text:p>946172</text:p>
          </table:table-cell>
          <table:table-cell office:value-type="string">
            <text:p>Protein ydg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nhG</text:p>
          </table:table-cell>
          <table:table-cell office:value-type="float" office:value="946174">
            <text:p>946174</text:p>
          </table:table-cell>
          <table:table-cell office:value-type="string">
            <text:p>Uncharacterized protein ynhG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ufE</text:p>
          </table:table-cell>
          <table:table-cell office:value-type="float" office:value="946173">
            <text:p>946173</text:p>
          </table:table-cell>
          <table:table-cell office:value-type="string">
            <text:p>Cysteine desulfuration protein suf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abD</text:p>
          </table:table-cell>
          <table:table-cell office:value-type="float" office:value="948060">
            <text:p>948060</text:p>
          </table:table-cell>
          <table:table-cell office:value-type="string">
            <text:p>Succinate-semialdehyde dehydrogenase [NADP+]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iaD</text:p>
          </table:table-cell>
          <table:table-cell office:value-type="float" office:value="948075">
            <text:p>948075</text:p>
          </table:table-cell>
          <table:table-cell office:value-type="string">
            <text:p>Inner membrane lipoprotein yiaD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lyQ</text:p>
          </table:table-cell>
          <table:table-cell office:value-type="float" office:value="948079">
            <text:p>948079</text:p>
          </table:table-cell>
          <table:table-cell office:value-type="string">
            <text:p>Glycyl-tRNA synthetase alpha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aA</text:p>
          </table:table-cell>
          <table:table-cell office:value-type="float" office:value="948078">
            <text:p>948078</text:p>
          </table:table-cell>
          <table:table-cell office:value-type="string">
            <text:p>Inner membrane protein yia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tsI</text:p>
          </table:table-cell>
          <table:table-cell office:value-type="float" office:value="946879">
            <text:p>946879</text:p>
          </table:table-cell>
          <table:table-cell office:value-type="string">
            <text:p>Phosphoenolpyruvate-protein phospho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eK</text:p>
          </table:table-cell>
          <table:table-cell office:value-type="float" office:value="946876">
            <text:p>946876</text:p>
          </table:table-cell>
          <table:table-cell office:value-type="string">
            <text:p>Uncharacterized protein yfeK</text:p>
          </table:table-cell>
          <table:table-cell office:value-type="string">
            <text:p>['Defense mechanisms', ' Primary Active Transporters', ' Protec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ysK</text:p>
          </table:table-cell>
          <table:table-cell office:value-type="float" office:value="946877">
            <text:p>946877</text:p>
          </table:table-cell>
          <table:table-cell office:value-type="string">
            <text:p>Cysteine synthase A; Cystein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hL</text:p>
          </table:table-cell>
          <table:table-cell office:value-type="float" office:value="946168">
            <text:p>946168</text:p>
          </table:table-cell>
          <table:table-cell office:value-type="string">
            <text:p>Uncharacterized protein ydhL</text:p>
          </table:table-cell>
          <table:table-cell office:value-type="string">
            <text:p>[' Metabolism of other compounds', 'purine nucleotide biosynthet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lsX</text:p>
          </table:table-cell>
          <table:table-cell office:value-type="float" office:value="946165">
            <text:p>946165</text:p>
          </table:table-cell>
          <table:table-cell office:value-type="string">
            <text:p>Fatty acid/phospholipid synthesis protein plsX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emA</text:p>
          </table:table-cell>
          <table:table-cell office:value-type="float" office:value="946164">
            <text:p>946164</text:p>
          </table:table-cell>
          <table:table-cell office:value-type="string">
            <text:p>N-ethylmaleimide reduc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dxY</text:p>
          </table:table-cell>
          <table:table-cell office:value-type="float" office:value="946162">
            <text:p>946162</text:p>
          </table:table-cell>
          <table:table-cell office:value-type="string">
            <text:p>Pyridoxamin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aG</text:p>
          </table:table-cell>
          <table:table-cell office:value-type="float" office:value="948071">
            <text:p>948071</text:p>
          </table:table-cell>
          <table:table-cell office:value-type="string">
            <text:p>Uncharacterized HTH-type transcriptional regulator yiaG</text:p>
          </table:table-cell>
          <table:table-cell office:value-type="string">
            <text:p>[' RNA related', ' Type of regulation', ' Adaptation to stress', 'transcription', 'regulation of transcription <text:s/>DNA dependent', 'response to stres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iaF</text:p>
          </table:table-cell>
          <table:table-cell office:value-type="float" office:value="948072">
            <text:p>948072</text:p>
          </table:table-cell>
          <table:table-cell office:value-type="string">
            <text:p>Uncharacterized protein yiaF</text:p>
          </table:table-cell>
          <table:table-cell office:value-type="string">
            <text:p>['Carbohydrate transport and metabolism', ' Carbon compound utilization', 'phosphoenolpyruvate dependent sugar phosphotransferase system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jK</text:p>
          </table:table-cell>
          <table:table-cell office:value-type="float" office:value="948048">
            <text:p>948048</text:p>
          </table:table-cell>
          <table:table-cell office:value-type="string">
            <text:p>c4341; EC55989_3976; ECDH10B_3706; APECO1_2919; ECIAI1_3680; b3529; ECIAI39_4032; ECED1_4207; ECS88_3943; ECUMN_4036; UTI89_C4061; Z4943; E2348C_377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bcsZ</text:p>
          </table:table-cell>
          <table:table-cell office:value-type="float" office:value="948046">
            <text:p>948046</text:p>
          </table:table-cell>
          <table:table-cell office:value-type="string">
            <text:p>Endogluca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csB</text:p>
          </table:table-cell>
          <table:table-cell office:value-type="float" office:value="948045">
            <text:p>948045</text:p>
          </table:table-cell>
          <table:table-cell office:value-type="string">
            <text:p>Cyclic di-GMP-binding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eZ</text:p>
          </table:table-cell>
          <table:table-cell office:value-type="float" office:value="948044">
            <text:p>948044</text:p>
          </table:table-cell>
          <table:table-cell office:value-type="string">
            <text:p>PhoH-like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dxK</text:p>
          </table:table-cell>
          <table:table-cell office:value-type="float" office:value="946881">
            <text:p>946881</text:p>
          </table:table-cell>
          <table:table-cell office:value-type="string">
            <text:p>Pyridoxine k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kdgK</text:p>
          </table:table-cell>
          <table:table-cell office:value-type="float" office:value="948041">
            <text:p>948041</text:p>
          </table:table-cell>
          <table:table-cell office:value-type="string">
            <text:p>2-dehydro-3-deoxygluconokin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cysU</text:p>
          </table:table-cell>
          <table:table-cell office:value-type="float" office:value="946882">
            <text:p>946882</text:p>
          </table:table-cell>
          <table:table-cell office:value-type="string">
            <text:p>Sulfate transport system permease protein cys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sP</text:p>
          </table:table-cell>
          <table:table-cell office:value-type="float" office:value="946883">
            <text:p>946883</text:p>
          </table:table-cell>
          <table:table-cell office:value-type="string">
            <text:p>Thiosulfate-binding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tsH</text:p>
          </table:table-cell>
          <table:table-cell office:value-type="float" office:value="946886">
            <text:p>946886</text:p>
          </table:table-cell>
          <table:table-cell office:value-type="string">
            <text:p>Phosphocarrier protein HP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eS</text:p>
          </table:table-cell>
          <table:table-cell office:value-type="float" office:value="946887">
            <text:p>946887</text:p>
          </table:table-cell>
          <table:table-cell office:value-type="string">
            <text:p>Uncharacterized protein yfeS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sM</text:p>
          </table:table-cell>
          <table:table-cell office:value-type="float" office:value="946888">
            <text:p>946888</text:p>
          </table:table-cell>
          <table:table-cell office:value-type="string">
            <text:p>Cysteine synthase B; Cystein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xG</text:p>
          </table:table-cell>
          <table:table-cell office:value-type="float" office:value="946158">
            <text:p>946158</text:p>
          </table:table-cell>
          <table:table-cell office:value-type="string">
            <text:p>Electron transport complex protein rnf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euE</text:p>
          </table:table-cell>
          <table:table-cell office:value-type="float" office:value="946157">
            <text:p>946157</text:p>
          </table:table-cell>
          <table:table-cell office:value-type="string">
            <text:p>Leucine efflux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jJ</text:p>
          </table:table-cell>
          <table:table-cell office:value-type="float" office:value="948040">
            <text:p>948040</text:p>
          </table:table-cell>
          <table:table-cell office:value-type="string">
            <text:p>Protein yhjJ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dhA</text:p>
          </table:table-cell>
          <table:table-cell office:value-type="float" office:value="946151">
            <text:p>946151</text:p>
          </table:table-cell>
          <table:table-cell office:value-type="string">
            <text:p>7-alpha-hydroxysteroid dehydrogen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urC</text:p>
          </table:table-cell>
          <table:table-cell office:value-type="float" office:value="946153">
            <text:p>946153</text:p>
          </table:table-cell>
          <table:table-cell office:value-type="string">
            <text:p>UDP-N-acetylmuramate--L-alanine lig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jV</text:p>
          </table:table-cell>
          <table:table-cell office:value-type="float" office:value="948057">
            <text:p>948057</text:p>
          </table:table-cell>
          <table:table-cell office:value-type="string">
            <text:p>Inner membrane transport protein yhjV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csiR</text:p>
          </table:table-cell>
          <table:table-cell office:value-type="float" office:value="948055">
            <text:p>948055</text:p>
          </table:table-cell>
          <table:table-cell office:value-type="string">
            <text:p>Uncharacterized HTH-type transcriptional regulator yga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rpE</text:p>
          </table:table-cell>
          <table:table-cell office:value-type="float" office:value="946891">
            <text:p>946891</text:p>
          </table:table-cell>
          <table:table-cell office:value-type="string">
            <text:p>Propionate--CoA lig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yoC</text:p>
          </table:table-cell>
          <table:table-cell office:value-type="float" office:value="946897">
            <text:p>946897</text:p>
          </table:table-cell>
          <table:table-cell office:value-type="string">
            <text:p>Cytochrome o ubiquinol oxidase subunit 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ntH</text:p>
          </table:table-cell>
          <table:table-cell office:value-type="float" office:value="946899">
            <text:p>946899</text:p>
          </table:table-cell>
          <table:table-cell office:value-type="string">
            <text:p>Manganese transport protein mntH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idA</text:p>
          </table:table-cell>
          <table:table-cell office:value-type="float" office:value="946149">
            <text:p>946149</text:p>
          </table:table-cell>
          <table:table-cell office:value-type="string">
            <text:p>Beta-glucuronid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sxB</text:p>
          </table:table-cell>
          <table:table-cell office:value-type="float" office:value="946146">
            <text:p>946146</text:p>
          </table:table-cell>
          <table:table-cell office:value-type="string">
            <text:p>Electron transport complex protein rnf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opB</text:p>
          </table:table-cell>
          <table:table-cell office:value-type="float" office:value="946141">
            <text:p>946141</text:p>
          </table:table-cell>
          <table:table-cell office:value-type="string">
            <text:p>DNA topoisomerase 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ntB</text:p>
          </table:table-cell>
          <table:table-cell office:value-type="float" office:value="946144">
            <text:p>946144</text:p>
          </table:table-cell>
          <table:table-cell office:value-type="string">
            <text:p>NAD(P) transhydrogenase subunit be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qsA</text:p>
          </table:table-cell>
          <table:table-cell office:value-type="float" office:value="946142">
            <text:p>946142</text:p>
          </table:table-cell>
          <table:table-cell office:value-type="string">
            <text:p>AI-2 transport protein tqs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fadL</text:p>
          </table:table-cell>
          <table:table-cell office:value-type="float" office:value="946820">
            <text:p>946820</text:p>
          </table:table-cell>
          <table:table-cell office:value-type="string">
            <text:p>Long-chain fatty acid transport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ecE</text:p>
          </table:table-cell>
          <table:table-cell office:value-type="float" office:value="948819">
            <text:p>948819</text:p>
          </table:table-cell>
          <table:table-cell office:value-type="string">
            <text:p>Fe(3+) dicitrate transport ATP-binding protein fec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naJ</text:p>
          </table:table-cell>
          <table:table-cell office:value-type="float" office:value="944753">
            <text:p>944753</text:p>
          </table:table-cell>
          <table:table-cell office:value-type="string">
            <text:p>Chaperone protein dnaJ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naK</text:p>
          </table:table-cell>
          <table:table-cell office:value-type="float" office:value="944750">
            <text:p>944750</text:p>
          </table:table-cell>
          <table:table-cell office:value-type="string">
            <text:p>Chaperone protein dnaK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roC</text:p>
          </table:table-cell>
          <table:table-cell office:value-type="float" office:value="946814">
            <text:p>946814</text:p>
          </table:table-cell>
          <table:table-cell office:value-type="string">
            <text:p>Chorismat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ixA</text:p>
          </table:table-cell>
          <table:table-cell office:value-type="float" office:value="946815">
            <text:p>946815</text:p>
          </table:table-cell>
          <table:table-cell office:value-type="string">
            <text:p>Phosphohistidine phosphatase six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ecD</text:p>
          </table:table-cell>
          <table:table-cell office:value-type="float" office:value="946816">
            <text:p>946816</text:p>
          </table:table-cell>
          <table:table-cell office:value-type="string">
            <text:p>Fe(3+) dicitrate transport system permease protein fec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nsB</text:p>
          </table:table-cell>
          <table:table-cell office:value-type="float" office:value="944743">
            <text:p>944743</text:p>
          </table:table-cell>
          <table:table-cell office:value-type="string">
            <text:p>Insertion element IS1 2/3 protein insB; Insertion element IS1 2/3/4 protein insA; Insertion element IS1 protein insA; Insertion element IS1 4 protein insB; Insertion element IS1 1/5/6 protein ins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spA</text:p>
          </table:table-cell>
          <table:table-cell office:value-type="float" office:value="944744">
            <text:p>944744</text:p>
          </table:table-cell>
          <table:table-cell office:value-type="string">
            <text:p>Stringent starvation protein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frA</text:p>
          </table:table-cell>
          <table:table-cell office:value-type="float" office:value="944741">
            <text:p>944741</text:p>
          </table:table-cell>
          <table:table-cell office:value-type="string">
            <text:p>Bacteriophage N4 adsorption protein 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efeO</text:p>
          </table:table-cell>
          <table:table-cell office:value-type="float" office:value="945603">
            <text:p>945603</text:p>
          </table:table-cell>
          <table:table-cell office:value-type="string">
            <text:p>UPF0409 protein ycdO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utP</text:p>
          </table:table-cell>
          <table:table-cell office:value-type="float" office:value="945602">
            <text:p>945602</text:p>
          </table:table-cell>
          <table:table-cell office:value-type="string">
            <text:p>Sodium/proline symporte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eA</text:p>
          </table:table-cell>
          <table:table-cell office:value-type="float" office:value="945601">
            <text:p>945601</text:p>
          </table:table-cell>
          <table:table-cell office:value-type="string">
            <text:p>UPF0176 protein yce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pfG</text:p>
          </table:table-cell>
          <table:table-cell office:value-type="float" office:value="946828">
            <text:p>946828</text:p>
          </table:table-cell>
          <table:table-cell office:value-type="string">
            <text:p>Uncharacterized protein ypfG</text:p>
          </table:table-cell>
          <table:table-cell office:value-type="string">
            <text:p>['Transcription', ' RNA related', ' Type of regulation', 'transcription', 'regulation of transcription <text:s/>DNA dependent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evgS</text:p>
          </table:table-cell>
          <table:table-cell office:value-type="float" office:value="946844">
            <text:p>946844</text:p>
          </table:table-cell>
          <table:table-cell office:value-type="string">
            <text:p>Sensor protein evgS; Sensor protein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BAX</text:p>
          </table:table-cell>
          <table:table-cell office:value-type="float" office:value="948089">
            <text:p>948089</text:p>
          </table:table-cell>
          <table:table-cell office:value-type="string">
            <text:p>Protein bax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diI</text:p>
          </table:table-cell>
          <table:table-cell office:value-type="float" office:value="946190">
            <text:p>946190</text:p>
          </table:table-cell>
          <table:table-cell office:value-type="string">
            <text:p>Esterase ydi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alS</text:p>
          </table:table-cell>
          <table:table-cell office:value-type="float" office:value="948088">
            <text:p>948088</text:p>
          </table:table-cell>
          <table:table-cell office:value-type="string">
            <text:p>Alpha-am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apB</text:p>
          </table:table-cell>
          <table:table-cell office:value-type="float" office:value="946191">
            <text:p>946191</text:p>
          </table:table-cell>
          <table:table-cell office:value-type="string">
            <text:p>Peptide transport system permease protein sap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xylR</text:p>
          </table:table-cell>
          <table:table-cell office:value-type="float" office:value="948086">
            <text:p>948086</text:p>
          </table:table-cell>
          <table:table-cell office:value-type="string">
            <text:p>Xylose operon regulatory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cE</text:p>
          </table:table-cell>
          <table:table-cell office:value-type="float" office:value="946193">
            <text:p>946193</text:p>
          </table:table-cell>
          <table:table-cell office:value-type="string">
            <text:p>Uncharacterized sugar kinase ygcE</text:p>
          </table:table-cell>
          <table:table-cell office:value-type="string">
            <text:p>[' Central intermediary metabolism', 'carbohydrate metabolic proces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iaJ</text:p>
          </table:table-cell>
          <table:table-cell office:value-type="float" office:value="948084">
            <text:p>948084</text:p>
          </table:table-cell>
          <table:table-cell office:value-type="string">
            <text:p>HTH-type transcriptional regulator yiaJ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iH</text:p>
          </table:table-cell>
          <table:table-cell office:value-type="float" office:value="946194">
            <text:p>946194</text:p>
          </table:table-cell>
          <table:table-cell office:value-type="string">
            <text:p>Uncharacterized protein ydiH</text:p>
          </table:table-cell>
          <table:table-cell office:value-type="string">
            <text:p>['proteolysis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rxA</text:p>
          </table:table-cell>
          <table:table-cell office:value-type="float" office:value="948289">
            <text:p>948289</text:p>
          </table:table-cell>
          <table:table-cell office:value-type="string">
            <text:p>Thioredoxin-1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afE</text:p>
          </table:table-cell>
          <table:table-cell office:value-type="float" office:value="946197">
            <text:p>946197</text:p>
          </table:table-cell>
          <table:table-cell office:value-type="string">
            <text:p>Uncharacterized protein yafE</text:p>
          </table:table-cell>
          <table:table-cell office:value-type="string">
            <text:p>['Amino acid transport and metabolism', ' Building block biosynthesis', 'amino acid biosynthetic proces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lyS</text:p>
          </table:table-cell>
          <table:table-cell office:value-type="float" office:value="948080">
            <text:p>948080</text:p>
          </table:table-cell>
          <table:table-cell office:value-type="string">
            <text:p>Glycyl-tRNA synthetase beta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lvY</text:p>
          </table:table-cell>
          <table:table-cell office:value-type="float" office:value="948284">
            <text:p>948284</text:p>
          </table:table-cell>
          <table:table-cell office:value-type="string">
            <text:p>HTH-type transcriptional regulator ilvY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stA</text:p>
          </table:table-cell>
          <table:table-cell office:value-type="float" office:value="946199">
            <text:p>946199</text:p>
          </table:table-cell>
          <table:table-cell office:value-type="string">
            <text:p>Transcriptional regulatory protein rs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lvL</text:p>
          </table:table-cell>
          <table:table-cell office:value-type="float" office:value="948283">
            <text:p>948283</text:p>
          </table:table-cell>
          <table:table-cell office:value-type="string">
            <text:p>IlvGMEDA operon leader peptid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dsdA</text:p>
          </table:table-cell>
          <table:table-cell office:value-type="float" office:value="946837">
            <text:p>946837</text:p>
          </table:table-cell>
          <table:table-cell office:value-type="string">
            <text:p>D-serine dehydratase; D-serine dehydratase 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ecB</text:p>
          </table:table-cell>
          <table:table-cell office:value-type="float" office:value="946838">
            <text:p>946838</text:p>
          </table:table-cell>
          <table:table-cell office:value-type="string">
            <text:p>Fe(3+) dicitrate-binding periplasmic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ecI</text:p>
          </table:table-cell>
          <table:table-cell office:value-type="float" office:value="946839">
            <text:p>946839</text:p>
          </table:table-cell>
          <table:table-cell office:value-type="string">
            <text:p>Probable RNA polymerase sigma factor fecI; RNA polymerase sigma facto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hP</text:p>
          </table:table-cell>
          <table:table-cell office:value-type="float" office:value="946851">
            <text:p>946851</text:p>
          </table:table-cell>
          <table:table-cell office:value-type="string">
            <text:p>Uncharacterized protein yjhP</text:p>
          </table:table-cell>
          <table:table-cell office:value-type="string">
            <text:p>['Replication <text:s/>recombination and repair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feC</text:p>
          </table:table-cell>
          <table:table-cell office:value-type="float" office:value="946857">
            <text:p>946857</text:p>
          </table:table-cell>
          <table:table-cell office:value-type="string">
            <text:p>Uncharacterized protein yfeC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peC</text:p>
          </table:table-cell>
          <table:table-cell office:value-type="float" office:value="946855">
            <text:p>946855</text:p>
          </table:table-cell>
          <table:table-cell office:value-type="string">
            <text:p>Uncharacterized protein ypeC</text:p>
          </table:table-cell>
          <table:table-cell office:value-type="string">
            <text:p>['Energy production and conversion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hlB</text:p>
          </table:table-cell>
          <table:table-cell office:value-type="float" office:value="948290">
            <text:p>948290</text:p>
          </table:table-cell>
          <table:table-cell office:value-type="string">
            <text:p>ATP-dependent RNA helicase rhl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pp</text:p>
          </table:table-cell>
          <table:table-cell office:value-type="float" office:value="948291">
            <text:p>948291</text:p>
          </table:table-cell>
          <table:table-cell office:value-type="string">
            <text:p>Guanosine-5'-triphosphate,3'-diphosphate pyrophosph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jP</text:p>
          </table:table-cell>
          <table:table-cell office:value-type="float" office:value="948812">
            <text:p>948812</text:p>
          </table:table-cell>
          <table:table-cell office:value-type="string">
            <text:p>Inner membrane protein yjjP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ep</text:p>
          </table:table-cell>
          <table:table-cell office:value-type="float" office:value="948292">
            <text:p>948292</text:p>
          </table:table-cell>
          <table:table-cell office:value-type="string">
            <text:p>ATP-dependent DNA helicase rep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wzyE</text:p>
          </table:table-cell>
          <table:table-cell office:value-type="float" office:value="948293">
            <text:p>948293</text:p>
          </table:table-cell>
          <table:table-cell office:value-type="string">
            <text:p>Putative ECA poly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hZ</text:p>
          </table:table-cell>
          <table:table-cell office:value-type="float" office:value="946180">
            <text:p>946180</text:p>
          </table:table-cell>
          <table:table-cell office:value-type="string">
            <text:p>Uncharacterized protein ydhZ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ffH</text:p>
          </table:table-cell>
          <table:table-cell office:value-type="float" office:value="948299">
            <text:p>948299</text:p>
          </table:table-cell>
          <table:table-cell office:value-type="string">
            <text:p>Glucose-1-phosphate thymidylyltransferase; Glucose-1-phosphate thymidylyltransferase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ufS</text:p>
          </table:table-cell>
          <table:table-cell office:value-type="float" office:value="946185">
            <text:p>946185</text:p>
          </table:table-cell>
          <table:table-cell office:value-type="string">
            <text:p>Cysteine desulfur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diK</text:p>
          </table:table-cell>
          <table:table-cell office:value-type="float" office:value="946183">
            <text:p>946183</text:p>
          </table:table-cell>
          <table:table-cell office:value-type="string">
            <text:p>UPF0118 inner membrane protein ydiK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insG</text:p>
          </table:table-cell>
          <table:table-cell office:value-type="float" office:value="948805">
            <text:p>948805</text:p>
          </table:table-cell>
          <table:table-cell office:value-type="string">
            <text:p>Transposase insG for insertion sequence element IS4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neE</text:p>
          </table:table-cell>
          <table:table-cell office:value-type="float" office:value="946188">
            <text:p>946188</text:p>
          </table:table-cell>
          <table:table-cell office:value-type="string">
            <text:p>UPF0187 protein yne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wzxE</text:p>
          </table:table-cell>
          <table:table-cell office:value-type="float" office:value="948294">
            <text:p>948294</text:p>
          </table:table-cell>
          <table:table-cell office:value-type="string">
            <text:p>Protein wzx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yi</text:p>
          </table:table-cell>
          <table:table-cell office:value-type="float" office:value="946186">
            <text:p>946186</text:p>
          </table:table-cell>
          <table:table-cell office:value-type="string">
            <text:p>Hydroxypyruvate isom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hB</text:p>
          </table:table-cell>
          <table:table-cell office:value-type="float" office:value="948807">
            <text:p>948807</text:p>
          </table:table-cell>
          <table:table-cell office:value-type="string">
            <text:p>Putative metabolite transport protein yjh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ffA</text:p>
          </table:table-cell>
          <table:table-cell office:value-type="float" office:value="948296">
            <text:p>948296</text:p>
          </table:table-cell>
          <table:table-cell office:value-type="string">
            <text:p>Lipopolysaccharide biosynthesis protein rff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pcA</text:p>
          </table:table-cell>
          <table:table-cell office:value-type="float" office:value="949134">
            <text:p>949134</text:p>
          </table:table-cell>
          <table:table-cell office:value-type="string">
            <text:p>Phosphoheptose isom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cpH</text:p>
          </table:table-cell>
          <table:table-cell office:value-type="float" office:value="949132">
            <text:p>949132</text:p>
          </table:table-cell>
          <table:table-cell office:value-type="string">
            <text:p>Acyl carrier protein phosphodiest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ecD</text:p>
          </table:table-cell>
          <table:table-cell office:value-type="float" office:value="949133">
            <text:p>949133</text:p>
          </table:table-cell>
          <table:table-cell office:value-type="string">
            <text:p>Protein-export membrane protein sec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gt</text:p>
          </table:table-cell>
          <table:table-cell office:value-type="float" office:value="949130">
            <text:p>949130</text:p>
          </table:table-cell>
          <table:table-cell office:value-type="string">
            <text:p>Queuine tRNA-ribos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alZ</text:p>
          </table:table-cell>
          <table:table-cell office:value-type="float" office:value="949131">
            <text:p>949131</text:p>
          </table:table-cell>
          <table:table-cell office:value-type="string">
            <text:p>Maltodextrin glucos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uuA</text:p>
          </table:table-cell>
          <table:table-cell office:value-type="float" office:value="946202">
            <text:p>946202</text:p>
          </table:table-cell>
          <table:table-cell office:value-type="string">
            <text:p>Gamma-glutamylputrescine synthe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rpA</text:p>
          </table:table-cell>
          <table:table-cell office:value-type="float" office:value="946204">
            <text:p>946204</text:p>
          </table:table-cell>
          <table:table-cell office:value-type="string">
            <text:p>Tryptophan synthase alpha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euD</text:p>
          </table:table-cell>
          <table:table-cell office:value-type="float" office:value="945642">
            <text:p>945642</text:p>
          </table:table-cell>
          <table:table-cell office:value-type="string">
            <text:p>3-isopropylmalate dehydratase small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dD</text:p>
          </table:table-cell>
          <table:table-cell office:value-type="float" office:value="944781">
            <text:p>944781</text:p>
          </table:table-cell>
          <table:table-cell office:value-type="string">
            <text:p>Uncharacterized protein yadD</text:p>
          </table:table-cell>
          <table:table-cell office:value-type="string">
            <text:p>['Replication <text:s/>recombination and repair', 'DNA recombination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djM</text:p>
          </table:table-cell>
          <table:table-cell office:value-type="float" office:value="945644">
            <text:p>945644</text:p>
          </table:table-cell>
          <table:table-cell office:value-type="string">
            <text:p>Inner membrane protein ydjM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raC</text:p>
          </table:table-cell>
          <table:table-cell office:value-type="float" office:value="944780">
            <text:p>944780</text:p>
          </table:table-cell>
          <table:table-cell office:value-type="string">
            <text:p>Arabinose operon regulatory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iE</text:p>
          </table:table-cell>
          <table:table-cell office:value-type="float" office:value="946205">
            <text:p>946205</text:p>
          </table:table-cell>
          <table:table-cell office:value-type="string">
            <text:p>Uncharacterized protein ydiE</text:p>
          </table:table-cell>
          <table:table-cell office:value-type="string">
            <text:p>['Amino acid transport and metabolism', ' Building block biosynthesis', 'metabolic process', 'biosynthetic process', 'aromatic amino acid family biosynthet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gL</text:p>
          </table:table-cell>
          <table:table-cell office:value-type="float" office:value="945646">
            <text:p>945646</text:p>
          </table:table-cell>
          <table:table-cell office:value-type="string">
            <text:p>Flagellar hook-associated protein 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iA</text:p>
          </table:table-cell>
          <table:table-cell office:value-type="float" office:value="946207">
            <text:p>946207</text:p>
          </table:table-cell>
          <table:table-cell office:value-type="string">
            <text:p>Uncharacterized protein yuaU; Putative phosphotransferase ydiA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psR</text:p>
          </table:table-cell>
          <table:table-cell office:value-type="float" office:value="946207">
            <text:p>946207</text:p>
          </table:table-cell>
          <table:table-cell office:value-type="string">
            <text:p>Uncharacterized protein yuaU; Putative phosphotransferase ydi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lgG</text:p>
          </table:table-cell>
          <table:table-cell office:value-type="float" office:value="945647">
            <text:p>945647</text:p>
          </table:table-cell>
          <table:table-cell office:value-type="string">
            <text:p>Flagellar basal-body rod protein flg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aeR</text:p>
          </table:table-cell>
          <table:table-cell office:value-type="float" office:value="946605">
            <text:p>946605</text:p>
          </table:table-cell>
          <table:table-cell office:value-type="string">
            <text:p>Transcriptional regulatory protein bae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biG</text:p>
          </table:table-cell>
          <table:table-cell office:value-type="float" office:value="946607">
            <text:p>946607</text:p>
          </table:table-cell>
          <table:table-cell office:value-type="string">
            <text:p>3-demethylubiquinone-9 3-meth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ffE</text:p>
          </table:table-cell>
          <table:table-cell office:value-type="float" office:value="944789">
            <text:p>944789</text:p>
          </table:table-cell>
          <table:table-cell office:value-type="string">
            <text:p>UDP-N-acetylglucosamine 2-epimer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diB</text:p>
          </table:table-cell>
          <table:table-cell office:value-type="float" office:value="946200">
            <text:p>946200</text:p>
          </table:table-cell>
          <table:table-cell office:value-type="string">
            <text:p>Quinate/shikimate dehydrogen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nrdA</text:p>
          </table:table-cell>
          <table:table-cell office:value-type="float" office:value="946612">
            <text:p>946612</text:p>
          </table:table-cell>
          <table:table-cell office:value-type="string">
            <text:p>Ribonucleoside-diphosphate reductase; Ribonucleoside-diphosphate reductase 1 subunit alp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iS</text:p>
          </table:table-cell>
          <table:table-cell office:value-type="float" office:value="945441">
            <text:p>945441</text:p>
          </table:table-cell>
          <table:table-cell office:value-type="string">
            <text:p>Uncharacterized protein ybiS</text:p>
          </table:table-cell>
          <table:table-cell office:value-type="string">
            <text:p>['phosphoenolpyruvate dependent sugar phosphotransferase system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yrA</text:p>
          </table:table-cell>
          <table:table-cell office:value-type="float" office:value="946614">
            <text:p>946614</text:p>
          </table:table-cell>
          <table:table-cell office:value-type="string">
            <text:p>DNA gyrase subunit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icB</text:p>
          </table:table-cell>
          <table:table-cell office:value-type="float" office:value="946001">
            <text:p>946001</text:p>
          </table:table-cell>
          <table:table-cell office:value-type="string">
            <text:p>Uncharacterized HTH-type transcriptional regulator ydcQ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cQ</text:p>
          </table:table-cell>
          <table:table-cell office:value-type="float" office:value="946001">
            <text:p>946001</text:p>
          </table:table-cell>
          <table:table-cell office:value-type="string">
            <text:p>Uncharacterized HTH-type transcriptional regulator ydcQ</text:p>
          </table:table-cell>
          <table:table-cell office:value-type="string">
            <text:p>['Coenzyme transport and metabolism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abH</text:p>
          </table:table-cell>
          <table:table-cell office:value-type="float" office:value="946003">
            <text:p>946003</text:p>
          </table:table-cell>
          <table:table-cell office:value-type="string">
            <text:p>3-oxoacyl-[acyl-carrier-protein] synthase 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tJ</text:p>
          </table:table-cell>
          <table:table-cell office:value-type="float" office:value="945443">
            <text:p>945443</text:p>
          </table:table-cell>
          <table:table-cell office:value-type="string">
            <text:p>Glutamate/aspartate transport system permease protein gltJ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cR</text:p>
          </table:table-cell>
          <table:table-cell office:value-type="float" office:value="946004">
            <text:p>946004</text:p>
          </table:table-cell>
          <table:table-cell office:value-type="string">
            <text:p>Uncharacterized HTH-type transcriptional regulator ydcR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gF</text:p>
          </table:table-cell>
          <table:table-cell office:value-type="float" office:value="945639">
            <text:p>945639</text:p>
          </table:table-cell>
          <table:table-cell office:value-type="string">
            <text:p>Flagellar basal-body rod protein flg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eF</text:p>
          </table:table-cell>
          <table:table-cell office:value-type="float" office:value="945631">
            <text:p>945631</text:p>
          </table:table-cell>
          <table:table-cell office:value-type="string">
            <text:p>Maf-like protein yceF 1; Maf-like protein yce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niC</text:p>
          </table:table-cell>
          <table:table-cell office:value-type="float" office:value="945632">
            <text:p>945632</text:p>
          </table:table-cell>
          <table:table-cell office:value-type="string">
            <text:p>Phosphatase yniC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olB</text:p>
          </table:table-cell>
          <table:table-cell office:value-type="float" office:value="945429">
            <text:p>945429</text:p>
          </table:table-cell>
          <table:table-cell office:value-type="string">
            <text:p>Protein tol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iU</text:p>
          </table:table-cell>
          <table:table-cell office:value-type="float" office:value="946219">
            <text:p>946219</text:p>
          </table:table-cell>
          <table:table-cell office:value-type="string">
            <text:p>UPF0061 protein ydiU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spD</text:p>
          </table:table-cell>
          <table:table-cell office:value-type="float" office:value="945635">
            <text:p>945635</text:p>
          </table:table-cell>
          <table:table-cell office:value-type="string">
            <text:p>Phage shock protein 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olA</text:p>
          </table:table-cell>
          <table:table-cell office:value-type="float" office:value="944790">
            <text:p>944790</text:p>
          </table:table-cell>
          <table:table-cell office:value-type="string">
            <text:p>Dihydrofolate reductase; Dihydrofolate reductase type 1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lgE</text:p>
          </table:table-cell>
          <table:table-cell office:value-type="float" office:value="945636">
            <text:p>945636</text:p>
          </table:table-cell>
          <table:table-cell office:value-type="string">
            <text:p>Flagellar hook protein flg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aH</text:p>
          </table:table-cell>
          <table:table-cell office:value-type="float" office:value="944792">
            <text:p>944792</text:p>
          </table:table-cell>
          <table:table-cell office:value-type="string">
            <text:p>Inner membrane protein yaaH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lgN</text:p>
          </table:table-cell>
          <table:table-cell office:value-type="float" office:value="945634">
            <text:p>945634</text:p>
          </table:table-cell>
          <table:table-cell office:value-type="string">
            <text:p>Flagella synthesis protein flg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urE</text:p>
          </table:table-cell>
          <table:table-cell office:value-type="float" office:value="944791">
            <text:p>944791</text:p>
          </table:table-cell>
          <table:table-cell office:value-type="string">
            <text:p>UDP-N-acetylmuramoyl-L-alanyl-D-glutamate--2,6-diaminopimelate lig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ceF</text:p>
          </table:table-cell>
          <table:table-cell office:value-type="float" office:value="944794">
            <text:p>944794</text:p>
          </table:table-cell>
          <table:table-cell office:value-type="string">
            <text:p>Dihydrolipoyllysine-residue acetyltransferase component of pyruvate dehydrogenase complex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etA</text:p>
          </table:table-cell>
          <table:table-cell office:value-type="float" office:value="944793">
            <text:p>944793</text:p>
          </table:table-cell>
          <table:table-cell office:value-type="string">
            <text:p>Sugar efflux transporter 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leuB</text:p>
          </table:table-cell>
          <table:table-cell office:value-type="float" office:value="944798">
            <text:p>944798</text:p>
          </table:table-cell>
          <table:table-cell office:value-type="string">
            <text:p>3-isopropylmalate 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tsB</text:p>
          </table:table-cell>
          <table:table-cell office:value-type="float" office:value="946406">
            <text:p>946406</text:p>
          </table:table-cell>
          <table:table-cell office:value-type="string">
            <text:p>Trehalose-phosphate phospha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tsI</text:p>
          </table:table-cell>
          <table:table-cell office:value-type="float" office:value="944799">
            <text:p>944799</text:p>
          </table:table-cell>
          <table:table-cell office:value-type="string">
            <text:p>Peptidoglycan synthetase fts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ncB</text:p>
          </table:table-cell>
          <table:table-cell office:value-type="float" office:value="946012">
            <text:p>946012</text:p>
          </table:table-cell>
          <table:table-cell office:value-type="string">
            <text:p>Putative NADP-dependent oxidoreductase ync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jG</text:p>
          </table:table-cell>
          <table:table-cell office:value-type="float" office:value="946013">
            <text:p>946013</text:p>
          </table:table-cell>
          <table:table-cell office:value-type="string">
            <text:p>Z2450; ECUMN_1620; ECED1_1533; ECDH10B_1444; b1325; UTI89_C1596; E2348C_1518; ECIAI1_1350; c1797; APECO1_478; ECS88_1467; ECIAI39_1677; EC55989_1489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ccA</text:p>
          </table:table-cell>
          <table:table-cell office:value-type="float" office:value="946016">
            <text:p>946016</text:p>
          </table:table-cell>
          <table:table-cell office:value-type="string">
            <text:p>Inner membrane protein ycc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iJ</text:p>
          </table:table-cell>
          <table:table-cell office:value-type="float" office:value="945433">
            <text:p>945433</text:p>
          </table:table-cell>
          <table:table-cell office:value-type="string">
            <text:p>Uncharacterized protein ybiJ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raB</text:p>
          </table:table-cell>
          <table:table-cell office:value-type="float" office:value="946017">
            <text:p>946017</text:p>
          </table:table-cell>
          <table:table-cell office:value-type="string">
            <text:p>Ribulok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nQ</text:p>
          </table:table-cell>
          <table:table-cell office:value-type="float" office:value="945435">
            <text:p>945435</text:p>
          </table:table-cell>
          <table:table-cell office:value-type="string">
            <text:p>Glutamine transport ATP-binding protein glnQ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cA</text:p>
          </table:table-cell>
          <table:table-cell office:value-type="float" office:value="946808">
            <text:p>946808</text:p>
          </table:table-cell>
          <table:table-cell office:value-type="string">
            <text:p>UPF0721 transmembrane protein yfc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sgC</text:p>
          </table:table-cell>
          <table:table-cell office:value-type="float" office:value="945623">
            <text:p>945623</text:p>
          </table:table-cell>
          <table:table-cell office:value-type="string">
            <text:p>Putative curli production protein csg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cL</text:p>
          </table:table-cell>
          <table:table-cell office:value-type="float" office:value="946804">
            <text:p>946804</text:p>
          </table:table-cell>
          <table:table-cell office:value-type="string">
            <text:p>Uncharacterized protein yfcL</text:p>
          </table:table-cell>
          <table:table-cell office:value-type="string">
            <text:p>['Cell wall membrane envelope biogenesis', 'amino acid biosynthetic process', 'aromatic amino acid family biosynthetic proces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lbG</text:p>
          </table:table-cell>
          <table:table-cell office:value-type="float" office:value="946803">
            <text:p>946803</text:p>
          </table:table-cell>
          <table:table-cell office:value-type="string">
            <text:p>b0502; ECDH10B_0458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ibD</text:p>
          </table:table-cell>
          <table:table-cell office:value-type="float" office:value="945620">
            <text:p>945620</text:p>
          </table:table-cell>
          <table:table-cell office:value-type="string">
            <text:p>Riboflavin biosynthesis protein rib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nP</text:p>
          </table:table-cell>
          <table:table-cell office:value-type="float" office:value="945621">
            <text:p>945621</text:p>
          </table:table-cell>
          <table:table-cell office:value-type="string">
            <text:p>Glutamine transport system permease protein glnP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dapB</text:p>
          </table:table-cell>
          <table:table-cell office:value-type="float" office:value="944762">
            <text:p>944762</text:p>
          </table:table-cell>
          <table:table-cell office:value-type="string">
            <text:p>Dihydrodipicolinate reduc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leS</text:p>
          </table:table-cell>
          <table:table-cell office:value-type="float" office:value="944761">
            <text:p>944761</text:p>
          </table:table-cell>
          <table:table-cell office:value-type="string">
            <text:p>Isoleucyl-tRNA synthe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caD</text:p>
          </table:table-cell>
          <table:table-cell office:value-type="float" office:value="945427">
            <text:p>945427</text:p>
          </table:table-cell>
          <table:table-cell office:value-type="string">
            <text:p>3-phenylpropionate/cinnamic acid dioxygenase ferredoxin--NAD(+) reductase component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epA</text:p>
          </table:table-cell>
          <table:table-cell office:value-type="float" office:value="946812">
            <text:p>946812</text:p>
          </table:table-cell>
          <table:table-cell office:value-type="string">
            <text:p>Penicillin-insensitive murein endopept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iH</text:p>
          </table:table-cell>
          <table:table-cell office:value-type="float" office:value="945421">
            <text:p>945421</text:p>
          </table:table-cell>
          <table:table-cell office:value-type="string">
            <text:p>Uncharacterized HTH-type transcriptional regulator ybiH</text:p>
          </table:table-cell>
          <table:table-cell office:value-type="string">
            <text:p>['Defense mechanisms', ' Primary Active Transporter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exbB</text:p>
          </table:table-cell>
          <table:table-cell office:value-type="float" office:value="945420">
            <text:p>945420</text:p>
          </table:table-cell>
          <table:table-cell office:value-type="string">
            <text:p>Biopolymer transport protein exb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oB</text:p>
          </table:table-cell>
          <table:table-cell office:value-type="float" office:value="945615">
            <text:p>945615</text:p>
          </table:table-cell>
          <table:table-cell office:value-type="string">
            <text:p>Ubiquinol oxidase subunit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dk</text:p>
          </table:table-cell>
          <table:table-cell office:value-type="float" office:value="945611">
            <text:p>945611</text:p>
          </table:table-cell>
          <table:table-cell office:value-type="string">
            <text:p>Nucleoside diphosphate kin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syB</text:p>
          </table:table-cell>
          <table:table-cell office:value-type="float" office:value="945612">
            <text:p>945612</text:p>
          </table:table-cell>
          <table:table-cell office:value-type="string">
            <text:p>Acidic protein msy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bbA</text:p>
          </table:table-cell>
          <table:table-cell office:value-type="float" office:value="947998">
            <text:p>947998</text:p>
          </table:table-cell>
          <table:table-cell office:value-type="string">
            <text:p>Uncharacterized ABC transporter ATP-binding protein yhiH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carB</text:p>
          </table:table-cell>
          <table:table-cell office:value-type="float" office:value="944775">
            <text:p>944775</text:p>
          </table:table-cell>
          <table:table-cell office:value-type="string">
            <text:p>Carbamoyl-phosphate synthase large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tsA</text:p>
          </table:table-cell>
          <table:table-cell office:value-type="float" office:value="944778">
            <text:p>944778</text:p>
          </table:table-cell>
          <table:table-cell office:value-type="string">
            <text:p>Cell division protein fts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ikR</text:p>
          </table:table-cell>
          <table:table-cell office:value-type="float" office:value="947995">
            <text:p>947995</text:p>
          </table:table-cell>
          <table:table-cell office:value-type="string">
            <text:p>Nickel-responsive regulato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spB</text:p>
          </table:table-cell>
          <table:table-cell office:value-type="float" office:value="944774">
            <text:p>944774</text:p>
          </table:table-cell>
          <table:table-cell office:value-type="string">
            <text:p>Stringent starvation protein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kefC</text:p>
          </table:table-cell>
          <table:table-cell office:value-type="float" office:value="944773">
            <text:p>944773</text:p>
          </table:table-cell>
          <table:table-cell office:value-type="string">
            <text:p>Glutathione-regulated potassium-efflux system protein kef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mD</text:p>
          </table:table-cell>
          <table:table-cell office:value-type="float" office:value="947797">
            <text:p>947797</text:p>
          </table:table-cell>
          <table:table-cell office:value-type="string">
            <text:p>50S ribosomal protein L30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ecY</text:p>
          </table:table-cell>
          <table:table-cell office:value-type="float" office:value="947799">
            <text:p>947799</text:p>
          </table:table-cell>
          <table:table-cell office:value-type="string">
            <text:p>Preprotein translocase subunit secY; Preprotein translocase secY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lO</text:p>
          </table:table-cell>
          <table:table-cell office:value-type="float" office:value="947798">
            <text:p>947798</text:p>
          </table:table-cell>
          <table:table-cell office:value-type="string">
            <text:p>50S ribosomal protein L15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D</text:p>
          </table:table-cell>
          <table:table-cell office:value-type="float" office:value="947793">
            <text:p>947793</text:p>
          </table:table-cell>
          <table:table-cell office:value-type="string">
            <text:p>30S ribosomal protein S4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K</text:p>
          </table:table-cell>
          <table:table-cell office:value-type="float" office:value="947792">
            <text:p>947792</text:p>
          </table:table-cell>
          <table:table-cell office:value-type="string">
            <text:p>30S ribosomal protein S1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E</text:p>
          </table:table-cell>
          <table:table-cell office:value-type="float" office:value="947795">
            <text:p>947795</text:p>
          </table:table-cell>
          <table:table-cell office:value-type="string">
            <text:p>30S ribosomal protein S5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oA</text:p>
          </table:table-cell>
          <table:table-cell office:value-type="float" office:value="947794">
            <text:p>947794</text:p>
          </table:table-cell>
          <table:table-cell office:value-type="string">
            <text:p>DNA-directed RNA polymerase subunit alp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M</text:p>
          </table:table-cell>
          <table:table-cell office:value-type="float" office:value="947791">
            <text:p>947791</text:p>
          </table:table-cell>
          <table:table-cell office:value-type="string">
            <text:p>30S ribosomal protein S13; 30S ribosomal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etC</text:p>
          </table:table-cell>
          <table:table-cell office:value-type="float" office:value="946240">
            <text:p>946240</text:p>
          </table:table-cell>
          <table:table-cell office:value-type="string">
            <text:p>Cystathionine beta-lyase met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dG</text:p>
          </table:table-cell>
          <table:table-cell office:value-type="float" office:value="946243">
            <text:p>946243</text:p>
          </table:table-cell>
          <table:table-cell office:value-type="string">
            <text:p>Uncharacterized protein ybdG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spF</text:p>
          </table:table-cell>
          <table:table-cell office:value-type="float" office:value="945683">
            <text:p>945683</text:p>
          </table:table-cell>
          <table:table-cell office:value-type="string">
            <text:p>Psp operon transcriptional activat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otD</text:p>
          </table:table-cell>
          <table:table-cell office:value-type="float" office:value="945682">
            <text:p>945682</text:p>
          </table:table-cell>
          <table:table-cell office:value-type="string">
            <text:p>Spermidine/putrescine-binding periplasmic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iu</text:p>
          </table:table-cell>
          <table:table-cell office:value-type="float" office:value="946246">
            <text:p>946246</text:p>
          </table:table-cell>
          <table:table-cell office:value-type="string">
            <text:p>Catecholate siderophore receptor fiu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cobB</text:p>
          </table:table-cell>
          <table:table-cell office:value-type="float" office:value="945687">
            <text:p>945687</text:p>
          </table:table-cell>
          <table:table-cell office:value-type="string">
            <text:p>NAD-dependent deacety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anD</text:p>
          </table:table-cell>
          <table:table-cell office:value-type="float" office:value="945686">
            <text:p>945686</text:p>
          </table:table-cell>
          <table:table-cell office:value-type="string">
            <text:p>Aspartate 1-decarbox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dJ</text:p>
          </table:table-cell>
          <table:table-cell office:value-type="float" office:value="945689">
            <text:p>945689</text:p>
          </table:table-cell>
          <table:table-cell office:value-type="string">
            <text:p>Phosphatase nudJ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hL</text:p>
          </table:table-cell>
          <table:table-cell office:value-type="float" office:value="945401">
            <text:p>945401</text:p>
          </table:table-cell>
          <table:table-cell office:value-type="string">
            <text:p>Inner membrane protein ybhL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plQ</text:p>
          </table:table-cell>
          <table:table-cell office:value-type="float" office:value="947784">
            <text:p>947784</text:p>
          </table:table-cell>
          <table:table-cell office:value-type="string">
            <text:p>50S ribosomal protein L17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rkA</text:p>
          </table:table-cell>
          <table:table-cell office:value-type="float" office:value="947788">
            <text:p>947788</text:p>
          </table:table-cell>
          <table:table-cell office:value-type="string">
            <text:p>Trk system potassium uptake protein trk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hdN</text:p>
          </table:table-cell>
          <table:table-cell office:value-type="float" office:value="947785">
            <text:p>947785</text:p>
          </table:table-cell>
          <table:table-cell office:value-type="string">
            <text:p>Uncharacterized protein yhdN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hQ</text:p>
          </table:table-cell>
          <table:table-cell office:value-type="float" office:value="946654">
            <text:p>946654</text:p>
          </table:table-cell>
          <table:table-cell office:value-type="string">
            <text:p>ECIAI39_0891; E2348C_2268; APECO1_4427; c2652; ECS88_2265; b2122; Z3295; ECED1_2478; ECUMN_2456; UTI89_C2394; ECDH10B_2277; ECIAI1_2198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py</text:p>
          </table:table-cell>
          <table:table-cell office:value-type="float" office:value="946253">
            <text:p>946253</text:p>
          </table:table-cell>
          <table:table-cell office:value-type="string">
            <text:p>Spheroplast protein Y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fP</text:p>
          </table:table-cell>
          <table:table-cell office:value-type="float" office:value="945676">
            <text:p>945676</text:p>
          </table:table-cell>
          <table:table-cell office:value-type="string">
            <text:p>UPF0227 protein ycfP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stB</text:p>
          </table:table-cell>
          <table:table-cell office:value-type="float" office:value="946259">
            <text:p>946259</text:p>
          </table:table-cell>
          <table:table-cell office:value-type="string">
            <text:p>N-succinylarginine dihydro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ptE</text:p>
          </table:table-cell>
          <table:table-cell office:value-type="float" office:value="946257">
            <text:p>946257</text:p>
          </table:table-cell>
          <table:table-cell office:value-type="string">
            <text:p>LPS-assembly lipoprotein lpt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olC</text:p>
          </table:table-cell>
          <table:table-cell office:value-type="float" office:value="945673">
            <text:p>945673</text:p>
          </table:table-cell>
          <table:table-cell office:value-type="string">
            <text:p>Lipoprotein-releasing system transmembrane protein lol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lgB</text:p>
          </table:table-cell>
          <table:table-cell office:value-type="float" office:value="945678">
            <text:p>945678</text:p>
          </table:table-cell>
          <table:table-cell office:value-type="string">
            <text:p>Flagellar basal-body rod protein flg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arE</text:p>
          </table:table-cell>
          <table:table-cell office:value-type="float" office:value="947501">
            <text:p>947501</text:p>
          </table:table-cell>
          <table:table-cell office:value-type="string">
            <text:p>DNA topoisomerase 4 subunit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iX</text:p>
          </table:table-cell>
          <table:table-cell office:value-type="float" office:value="947502">
            <text:p>947502</text:p>
          </table:table-cell>
          <table:table-cell office:value-type="string">
            <text:p>PKHD-type hydroxylase ybiX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rdB</text:p>
          </table:table-cell>
          <table:table-cell office:value-type="float" office:value="947774">
            <text:p>947774</text:p>
          </table:table-cell>
          <table:table-cell office:value-type="string">
            <text:p>Uncharacterized protein yrdB</text:p>
          </table:table-cell>
          <table:table-cell office:value-type="string">
            <text:p>[' Building block biosynthesis', 'purine nucleotide biosynthetic process', 'aromatic amino acid family biosynthetic process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rdA</text:p>
          </table:table-cell>
          <table:table-cell office:value-type="float" office:value="947775">
            <text:p>947775</text:p>
          </table:table-cell>
          <table:table-cell office:value-type="string">
            <text:p>Protein yrd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mt</text:p>
          </table:table-cell>
          <table:table-cell office:value-type="float" office:value="947779">
            <text:p>947779</text:p>
          </table:table-cell>
          <table:table-cell office:value-type="string">
            <text:p>Methionyl-tRNA form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lpC</text:p>
          </table:table-cell>
          <table:table-cell office:value-type="float" office:value="946220">
            <text:p>946220</text:p>
          </table:table-cell>
          <table:table-cell office:value-type="string">
            <text:p>Probable lipoprotein nlp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olB</text:p>
          </table:table-cell>
          <table:table-cell office:value-type="float" office:value="945661">
            <text:p>945661</text:p>
          </table:table-cell>
          <table:table-cell office:value-type="string">
            <text:p>DNA polymerase III subunit delta'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hrS</text:p>
          </table:table-cell>
          <table:table-cell office:value-type="float" office:value="946222">
            <text:p>946222</text:p>
          </table:table-cell>
          <table:table-cell office:value-type="string">
            <text:p>Threonyl-tRNA synthe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rp</text:p>
          </table:table-cell>
          <table:table-cell office:value-type="float" office:value="946627">
            <text:p>946627</text:p>
          </table:table-cell>
          <table:table-cell office:value-type="string">
            <text:p>Protein mrp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ntA</text:p>
          </table:table-cell>
          <table:table-cell office:value-type="float" office:value="946628">
            <text:p>946628</text:p>
          </table:table-cell>
          <table:table-cell office:value-type="string">
            <text:p>NAD(P) transhydrogenase subunit alp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fS</text:p>
          </table:table-cell>
          <table:table-cell office:value-type="float" office:value="945666">
            <text:p>945666</text:p>
          </table:table-cell>
          <table:table-cell office:value-type="string">
            <text:p>Uncharacterized protein ycfS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oH</text:p>
          </table:table-cell>
          <table:table-cell office:value-type="float" office:value="946229">
            <text:p>946229</text:p>
          </table:table-cell>
          <table:table-cell office:value-type="string">
            <text:p>Phospho-2-dehydro-3-deoxyheptonate aldolase, Trp-sensitiv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nfC</text:p>
          </table:table-cell>
          <table:table-cell office:value-type="float" office:value="946225">
            <text:p>946225</text:p>
          </table:table-cell>
          <table:table-cell office:value-type="string">
            <text:p>Translation initiation factor IF-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ccC</text:p>
          </table:table-cell>
          <table:table-cell office:value-type="float" office:value="947761">
            <text:p>947761</text:p>
          </table:table-cell>
          <table:table-cell office:value-type="string">
            <text:p>Biotin carbox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aeR</text:p>
          </table:table-cell>
          <table:table-cell office:value-type="float" office:value="947760">
            <text:p>947760</text:p>
          </table:table-cell>
          <table:table-cell office:value-type="string">
            <text:p>HTH-type transcriptional activator aae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hdV</text:p>
          </table:table-cell>
          <table:table-cell office:value-type="float" office:value="947767">
            <text:p>947767</text:p>
          </table:table-cell>
          <table:table-cell office:value-type="string">
            <text:p>Uncharacterized protein yhdV</text:p>
          </table:table-cell>
          <table:table-cell office:value-type="string">
            <text:p>[' Electrochemical potential driven transporters', ' Protection', 'cell cycle', 'cell divis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crF</text:p>
          </table:table-cell>
          <table:table-cell office:value-type="float" office:value="947768">
            <text:p>947768</text:p>
          </table:table-cell>
          <table:table-cell office:value-type="string">
            <text:p>Acriflavine resistance protein 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agV</text:p>
          </table:table-cell>
          <table:table-cell office:value-type="float" office:value="946631">
            <text:p>946631</text:p>
          </table:table-cell>
          <table:table-cell office:value-type="string">
            <text:p>Uncharacterized protein yagV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gU</text:p>
          </table:table-cell>
          <table:table-cell office:value-type="float" office:value="946630">
            <text:p>946630</text:p>
          </table:table-cell>
          <table:table-cell office:value-type="string">
            <text:p>Uncharacterized protein yegU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dY</text:p>
          </table:table-cell>
          <table:table-cell office:value-type="float" office:value="947764">
            <text:p>947764</text:p>
          </table:table-cell>
          <table:table-cell office:value-type="string">
            <text:p>Inner membrane amino-acid ABC transporter permease protein yhdY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eD</text:p>
          </table:table-cell>
          <table:table-cell office:value-type="float" office:value="945650">
            <text:p>945650</text:p>
          </table:table-cell>
          <table:table-cell office:value-type="string">
            <text:p>Uncharacterized protein yceD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iZ</text:p>
          </table:table-cell>
          <table:table-cell office:value-type="float" office:value="946232">
            <text:p>946232</text:p>
          </table:table-cell>
          <table:table-cell office:value-type="string">
            <text:p>Uncharacterized protein ydiZ</text:p>
          </table:table-cell>
          <table:table-cell office:value-type="string">
            <text:p>[' Carbon compound utilization', ' Energy metabolism <text:s/>carbon ', 'translation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faA</text:p>
          </table:table-cell>
          <table:table-cell office:value-type="float" office:value="946618">
            <text:p>946618</text:p>
          </table:table-cell>
          <table:table-cell office:value-type="string">
            <text:p>Uncharacterized protein yfaA</text:p>
          </table:table-cell>
          <table:table-cell office:value-type="string">
            <text:p>['Replication <text:s/>recombination and repair', ' RNA related', ' Type of regulation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mF</text:p>
          </table:table-cell>
          <table:table-cell office:value-type="float" office:value="945657">
            <text:p>945657</text:p>
          </table:table-cell>
          <table:table-cell office:value-type="string">
            <text:p>50S ribosomal protein L3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fH</text:p>
          </table:table-cell>
          <table:table-cell office:value-type="float" office:value="945656">
            <text:p>945656</text:p>
          </table:table-cell>
          <table:table-cell office:value-type="string">
            <text:p>Uncharacterized deoxyribonuclease ycfH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djN</text:p>
          </table:table-cell>
          <table:table-cell office:value-type="float" office:value="946238">
            <text:p>946238</text:p>
          </table:table-cell>
          <table:table-cell office:value-type="string">
            <text:p>Uncharacterized symporter ydjN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cH</text:p>
          </table:table-cell>
          <table:table-cell office:value-type="float" office:value="947750">
            <text:p>947750</text:p>
          </table:table-cell>
          <table:table-cell office:value-type="string">
            <text:p>Uncharacterized protein yhcH</text:p>
          </table:table-cell>
          <table:table-cell office:value-type="string">
            <text:p>['Carbohydrate transport and metabolism', 'carbohydrate metabol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gK</text:p>
          </table:table-cell>
          <table:table-cell office:value-type="float" office:value="945648">
            <text:p>945648</text:p>
          </table:table-cell>
          <table:table-cell office:value-type="string">
            <text:p>Flagellar hook-associated protein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huE</text:p>
          </table:table-cell>
          <table:table-cell office:value-type="float" office:value="945649">
            <text:p>945649</text:p>
          </table:table-cell>
          <table:table-cell office:value-type="string">
            <text:p>FhuE recept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gS</text:p>
          </table:table-cell>
          <table:table-cell office:value-type="float" office:value="946626">
            <text:p>946626</text:p>
          </table:table-cell>
          <table:table-cell office:value-type="string">
            <text:p>Probable lipid kinase yegS; Lipid kinase yegS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reD</text:p>
          </table:table-cell>
          <table:table-cell office:value-type="float" office:value="947756">
            <text:p>947756</text:p>
          </table:table-cell>
          <table:table-cell office:value-type="string">
            <text:p>Rod shape-determining protein mreD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nanK</text:p>
          </table:table-cell>
          <table:table-cell office:value-type="float" office:value="947757">
            <text:p>947757</text:p>
          </table:table-cell>
          <table:table-cell office:value-type="string">
            <text:p>N-acetylmannosamine kin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olA</text:p>
          </table:table-cell>
          <table:table-cell office:value-type="float" office:value="946625">
            <text:p>946625</text:p>
          </table:table-cell>
          <table:table-cell office:value-type="string">
            <text:p>Protein tol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ccB</text:p>
          </table:table-cell>
          <table:table-cell office:value-type="float" office:value="947758">
            <text:p>947758</text:p>
          </table:table-cell>
          <table:table-cell office:value-type="string">
            <text:p>Biotin carboxyl carrier protein of acetyl-CoA carbox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pt</text:p>
          </table:table-cell>
          <table:table-cell office:value-type="float" office:value="946624">
            <text:p>946624</text:p>
          </table:table-cell>
          <table:table-cell office:value-type="string">
            <text:p>Hypoxanthine phosphoribos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cmH</text:p>
          </table:table-cell>
          <table:table-cell office:value-type="float" office:value="946623">
            <text:p>946623</text:p>
          </table:table-cell>
          <table:table-cell office:value-type="string">
            <text:p>Cytochrome c-type biogenesis protein ccm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aA</text:p>
          </table:table-cell>
          <table:table-cell office:value-type="float" office:value="947755">
            <text:p>947755</text:p>
          </table:table-cell>
          <table:table-cell office:value-type="string">
            <text:p>Adenylate cycl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nanE</text:p>
          </table:table-cell>
          <table:table-cell office:value-type="float" office:value="947745">
            <text:p>947745</text:p>
          </table:table-cell>
          <table:table-cell office:value-type="string">
            <text:p>Putative N-acetylmannosamine-6-phosphate 2-epim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aeA</text:p>
          </table:table-cell>
          <table:table-cell office:value-type="float" office:value="947748">
            <text:p>947748</text:p>
          </table:table-cell>
          <table:table-cell office:value-type="string">
            <text:p>p-hydroxybenzoic acid efflux pump subunit aae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aeB</text:p>
          </table:table-cell>
          <table:table-cell office:value-type="float" office:value="947747">
            <text:p>947747</text:p>
          </table:table-cell>
          <table:table-cell office:value-type="string">
            <text:p>p-hydroxybenzoic acid efflux pump subunit aae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gS</text:p>
          </table:table-cell>
          <table:table-cell office:value-type="float" office:value="947533">
            <text:p>947533</text:p>
          </table:table-cell>
          <table:table-cell office:value-type="string">
            <text:p>Glycogen synthesis protein glgS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ybC</text:p>
          </table:table-cell>
          <table:table-cell office:value-type="float" office:value="945182">
            <text:p>945182</text:p>
          </table:table-cell>
          <table:table-cell office:value-type="string">
            <text:p>Hydrogenase-2 large cha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gI</text:p>
          </table:table-cell>
          <table:table-cell office:value-type="float" office:value="947534">
            <text:p>947534</text:p>
          </table:table-cell>
          <table:table-cell office:value-type="string">
            <text:p>Flagellar P-ring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jL</text:p>
          </table:table-cell>
          <table:table-cell office:value-type="float" office:value="946694">
            <text:p>946694</text:p>
          </table:table-cell>
          <table:table-cell office:value-type="string">
            <text:p>UPF0352 protein yejL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qiK</text:p>
          </table:table-cell>
          <table:table-cell office:value-type="float" office:value="947537">
            <text:p>947537</text:p>
          </table:table-cell>
          <table:table-cell office:value-type="string">
            <text:p>Inner membrane protein yqiK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tn</text:p>
          </table:table-cell>
          <table:table-cell office:value-type="float" office:value="946695">
            <text:p>946695</text:p>
          </table:table-cell>
          <table:table-cell office:value-type="string">
            <text:p>Protein rtn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nanT</text:p>
          </table:table-cell>
          <table:table-cell office:value-type="float" office:value="947740">
            <text:p>947740</text:p>
          </table:table-cell>
          <table:table-cell office:value-type="string">
            <text:p>Putative sialic acid transporter; Putative sialic acid transporter 1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pxT</text:p>
          </table:table-cell>
          <table:table-cell office:value-type="float" office:value="946693">
            <text:p>946693</text:p>
          </table:table-cell>
          <table:table-cell office:value-type="string">
            <text:p>Inner membrane protein yeiU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epB</text:p>
          </table:table-cell>
          <table:table-cell office:value-type="float" office:value="947538">
            <text:p>947538</text:p>
          </table:table-cell>
          <table:table-cell office:value-type="string">
            <text:p>Ferrienterobactin-binding periplasmic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eN</text:p>
          </table:table-cell>
          <table:table-cell office:value-type="float" office:value="946493">
            <text:p>946493</text:p>
          </table:table-cell>
          <table:table-cell office:value-type="string">
            <text:p>UPF0082 protein yeeN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guaA</text:p>
          </table:table-cell>
          <table:table-cell office:value-type="float" office:value="947334">
            <text:p>947334</text:p>
          </table:table-cell>
          <table:table-cell office:value-type="string">
            <text:p>GMP synthase [glutamine-hydrolyzing]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htC</text:p>
          </table:table-cell>
          <table:table-cell office:value-type="float" office:value="948317">
            <text:p>948317</text:p>
          </table:table-cell>
          <table:table-cell office:value-type="string">
            <text:p>Threonine efflux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ulA</text:p>
          </table:table-cell>
          <table:table-cell office:value-type="float" office:value="947335">
            <text:p>947335</text:p>
          </table:table-cell>
          <table:table-cell office:value-type="string">
            <text:p>Cell division inhibitor sul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atB</text:p>
          </table:table-cell>
          <table:table-cell office:value-type="float" office:value="948319">
            <text:p>948319</text:p>
          </table:table-cell>
          <table:table-cell office:value-type="string">
            <text:p>Sec-independent protein translocase protein tatB homolog; Sec-independent protein translocase protein tat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apE</text:p>
          </table:table-cell>
          <table:table-cell office:value-type="float" office:value="948313">
            <text:p>948313</text:p>
          </table:table-cell>
          <table:table-cell office:value-type="string">
            <text:p>Succinyl-diaminopimelate desucciny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ldB</text:p>
          </table:table-cell>
          <table:table-cell office:value-type="float" office:value="948314">
            <text:p>948314</text:p>
          </table:table-cell>
          <table:table-cell office:value-type="string">
            <text:p>Lysophospholipase L2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shiA</text:p>
          </table:table-cell>
          <table:table-cell office:value-type="float" office:value="946495">
            <text:p>946495</text:p>
          </table:table-cell>
          <table:table-cell office:value-type="string">
            <text:p>Shikimate transporte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htB</text:p>
          </table:table-cell>
          <table:table-cell office:value-type="float" office:value="948316">
            <text:p>948316</text:p>
          </table:table-cell>
          <table:table-cell office:value-type="string">
            <text:p>Homoserine/homoserine lactone efflux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cG</text:p>
          </table:table-cell>
          <table:table-cell office:value-type="float" office:value="947739">
            <text:p>947739</text:p>
          </table:table-cell>
          <table:table-cell office:value-type="string">
            <text:p>Uncharacterized protein yhcG</text:p>
          </table:table-cell>
          <table:table-cell office:value-type="string">
            <text:p>[' Macromolecule degradation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gB</text:p>
          </table:table-cell>
          <table:table-cell office:value-type="float" office:value="947940">
            <text:p>947940</text:p>
          </table:table-cell>
          <table:table-cell office:value-type="string">
            <text:p>1,4-alpha-glucan-branching enzym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etR</text:p>
          </table:table-cell>
          <table:table-cell office:value-type="float" office:value="948310">
            <text:p>948310</text:p>
          </table:table-cell>
          <table:table-cell office:value-type="string">
            <text:p>HTH-type transcriptional regulator met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emY</text:p>
          </table:table-cell>
          <table:table-cell office:value-type="float" office:value="948311">
            <text:p>948311</text:p>
          </table:table-cell>
          <table:table-cell office:value-type="string">
            <text:p>Protein hemY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gX</text:p>
          </table:table-cell>
          <table:table-cell office:value-type="float" office:value="947941">
            <text:p>947941</text:p>
          </table:table-cell>
          <table:table-cell office:value-type="string">
            <text:p>Glycogen debranching enzym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eJ</text:p>
          </table:table-cell>
          <table:table-cell office:value-type="float" office:value="946498">
            <text:p>946498</text:p>
          </table:table-cell>
          <table:table-cell office:value-type="string">
            <text:p>Uncharacterized protein yeeJ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shA</text:p>
          </table:table-cell>
          <table:table-cell office:value-type="float" office:value="947331">
            <text:p>947331</text:p>
          </table:table-cell>
          <table:table-cell office:value-type="string">
            <text:p>Protein us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jM</text:p>
          </table:table-cell>
          <table:table-cell office:value-type="float" office:value="946685">
            <text:p>946685</text:p>
          </table:table-cell>
          <table:table-cell office:value-type="string">
            <text:p>Inner membrane protein yejM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oB</text:p>
          </table:table-cell>
          <table:table-cell office:value-type="float" office:value="947927">
            <text:p>947927</text:p>
          </table:table-cell>
          <table:table-cell office:value-type="string">
            <text:p>3-dehydroquinat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lgC</text:p>
          </table:table-cell>
          <table:table-cell office:value-type="float" office:value="946687">
            <text:p>946687</text:p>
          </table:table-cell>
          <table:table-cell office:value-type="string">
            <text:p>Flagellar basal-body rod protein flg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oM</text:p>
          </table:table-cell>
          <table:table-cell office:value-type="float" office:value="947731">
            <text:p>947731</text:p>
          </table:table-cell>
          <table:table-cell office:value-type="string">
            <text:p>NADH-quinone oxidoreductase subunit M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rbG</text:p>
          </table:table-cell>
          <table:table-cell office:value-type="float" office:value="947730">
            <text:p>947730</text:p>
          </table:table-cell>
          <table:table-cell office:value-type="string">
            <text:p>Inner membrane protein yrb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jF</text:p>
          </table:table-cell>
          <table:table-cell office:value-type="float" office:value="946689">
            <text:p>946689</text:p>
          </table:table-cell>
          <table:table-cell office:value-type="string">
            <text:p>Uncharacterized ABC transporter ATP-binding protein yej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gpA</text:p>
          </table:table-cell>
          <table:table-cell office:value-type="float" office:value="947542">
            <text:p>947542</text:p>
          </table:table-cell>
          <table:table-cell office:value-type="string">
            <text:p>Phosphatidylglycerophosphatase 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hpF</text:p>
          </table:table-cell>
          <table:table-cell office:value-type="float" office:value="947540">
            <text:p>947540</text:p>
          </table:table-cell>
          <table:table-cell office:value-type="string">
            <text:p>Alkyl hydroperoxide reductase subunit 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kdsD</text:p>
          </table:table-cell>
          <table:table-cell office:value-type="float" office:value="947734">
            <text:p>947734</text:p>
          </table:table-cell>
          <table:table-cell office:value-type="string">
            <text:p>Arabinose 5-phosphate iso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tcB</text:p>
          </table:table-cell>
          <table:table-cell office:value-type="float" office:value="947929">
            <text:p>947929</text:p>
          </table:table-cell>
          <table:table-cell office:value-type="string">
            <text:p>Protein rtc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ggG</text:p>
          </table:table-cell>
          <table:table-cell office:value-type="float" office:value="945173">
            <text:p>945173</text:p>
          </table:table-cell>
          <table:table-cell office:value-type="string">
            <text:p>Uncharacterized metalloprotease yggG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osmF</text:p>
          </table:table-cell>
          <table:table-cell office:value-type="float" office:value="946681">
            <text:p>946681</text:p>
          </table:table-cell>
          <table:table-cell office:value-type="string">
            <text:p>Putative osmoprotectant uptake system substrate-binding protein osmF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bglX</text:p>
          </table:table-cell>
          <table:table-cell office:value-type="float" office:value="946682">
            <text:p>946682</text:p>
          </table:table-cell>
          <table:table-cell office:value-type="string">
            <text:p>Periplasmic beta-glucosid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faE</text:p>
          </table:table-cell>
          <table:table-cell office:value-type="float" office:value="947548">
            <text:p>947548</text:p>
          </table:table-cell>
          <table:table-cell office:value-type="string">
            <text:p>Bifunctional protein hld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lgM</text:p>
          </table:table-cell>
          <table:table-cell office:value-type="float" office:value="946684">
            <text:p>946684</text:p>
          </table:table-cell>
          <table:table-cell office:value-type="string">
            <text:p>Negative regulator of flagellin synthesis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odA</text:p>
          </table:table-cell>
          <table:table-cell office:value-type="float" office:value="946480">
            <text:p>946480</text:p>
          </table:table-cell>
          <table:table-cell office:value-type="string">
            <text:p>Metal-binding protein yod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zinT</text:p>
          </table:table-cell>
          <table:table-cell office:value-type="float" office:value="946480">
            <text:p>946480</text:p>
          </table:table-cell>
          <table:table-cell office:value-type="string">
            <text:p>Metal-binding protein yod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eA</text:p>
          </table:table-cell>
          <table:table-cell office:value-type="float" office:value="947348">
            <text:p>947348</text:p>
          </table:table-cell>
          <table:table-cell office:value-type="string">
            <text:p>Uncharacterized protein ygeA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chA</text:p>
          </table:table-cell>
          <table:table-cell office:value-type="float" office:value="946481">
            <text:p>946481</text:p>
          </table:table-cell>
          <table:table-cell office:value-type="string">
            <text:p>Chaperone protein hch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ldA</text:p>
          </table:table-cell>
          <table:table-cell office:value-type="float" office:value="948307">
            <text:p>948307</text:p>
          </table:table-cell>
          <table:table-cell office:value-type="string">
            <text:p>Phospholipase A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dW</text:p>
          </table:table-cell>
          <table:table-cell office:value-type="float" office:value="946486">
            <text:p>946486</text:p>
          </table:table-cell>
          <table:table-cell office:value-type="string">
            <text:p>Probable transcriptional regulatory protein yedW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damX</text:p>
          </table:table-cell>
          <table:table-cell office:value-type="float" office:value="947930">
            <text:p>947930</text:p>
          </table:table-cell>
          <table:table-cell office:value-type="string">
            <text:p>Protein damX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ffG</text:p>
          </table:table-cell>
          <table:table-cell office:value-type="float" office:value="948300">
            <text:p>948300</text:p>
          </table:table-cell>
          <table:table-cell office:value-type="string">
            <text:p>dTDP-glucose 4,6-dehydr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gP</text:p>
          </table:table-cell>
          <table:table-cell office:value-type="float" office:value="947931">
            <text:p>947931</text:p>
          </table:table-cell>
          <table:table-cell office:value-type="string">
            <text:p>Phosphorylase; Glycogen phosphor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ffM</text:p>
          </table:table-cell>
          <table:table-cell office:value-type="float" office:value="948301">
            <text:p>948301</text:p>
          </table:table-cell>
          <table:table-cell office:value-type="string">
            <text:p>Probable UDP-N-acetyl-D-mannosaminuronic acid 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bJ</text:p>
          </table:table-cell>
          <table:table-cell office:value-type="float" office:value="947727">
            <text:p>947727</text:p>
          </table:table-cell>
          <table:table-cell office:value-type="string">
            <text:p>UPF0042 protein yhbJ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pE</text:p>
          </table:table-cell>
          <table:table-cell office:value-type="float" office:value="947935">
            <text:p>947935</text:p>
          </table:table-cell>
          <table:table-cell office:value-type="string">
            <text:p>Thiosulfate sulfurtransferase glp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glgA</text:p>
          </table:table-cell>
          <table:table-cell office:value-type="float" office:value="947932">
            <text:p>947932</text:p>
          </table:table-cell>
          <table:table-cell office:value-type="string">
            <text:p>Glycogen synth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ltB</text:p>
          </table:table-cell>
          <table:table-cell office:value-type="float" office:value="947724">
            <text:p>947724</text:p>
          </table:table-cell>
          <table:table-cell office:value-type="string">
            <text:p>Glutamate synthase [NADPH] large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tD</text:p>
          </table:table-cell>
          <table:table-cell office:value-type="float" office:value="947723">
            <text:p>947723</text:p>
          </table:table-cell>
          <table:table-cell office:value-type="string">
            <text:p>Glutamate synthase [NADPH] small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peE</text:p>
          </table:table-cell>
          <table:table-cell office:value-type="float" office:value="947726">
            <text:p>947726</text:p>
          </table:table-cell>
          <table:table-cell office:value-type="string">
            <text:p>Spermidin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mpE</text:p>
          </table:table-cell>
          <table:table-cell office:value-type="float" office:value="946678">
            <text:p>946678</text:p>
          </table:table-cell>
          <table:table-cell office:value-type="string">
            <text:p>Protein amp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ptB</text:p>
          </table:table-cell>
          <table:table-cell office:value-type="float" office:value="947725">
            <text:p>947725</text:p>
          </table:table-cell>
          <table:table-cell office:value-type="string">
            <text:p>Lipopolysaccharide export system ATP-binding protein lpt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ruK</text:p>
          </table:table-cell>
          <table:table-cell office:value-type="float" office:value="946676">
            <text:p>946676</text:p>
          </table:table-cell>
          <table:table-cell office:value-type="string">
            <text:p>1-phosphofructokin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ecG</text:p>
          </table:table-cell>
          <table:table-cell office:value-type="float" office:value="947720">
            <text:p>947720</text:p>
          </table:table-cell>
          <table:table-cell office:value-type="string">
            <text:p>Protein-export membrane protein sec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pr</text:p>
          </table:table-cell>
          <table:table-cell office:value-type="float" office:value="947914">
            <text:p>947914</text:p>
          </table:table-cell>
          <table:table-cell office:value-type="string">
            <text:p>Phosphocarrier protein NP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iP</text:p>
          </table:table-cell>
          <table:table-cell office:value-type="float" office:value="946674">
            <text:p>946674</text:p>
          </table:table-cell>
          <table:table-cell office:value-type="string">
            <text:p>Elongation factor P-like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ptC</text:p>
          </table:table-cell>
          <table:table-cell office:value-type="float" office:value="947722">
            <text:p>947722</text:p>
          </table:table-cell>
          <table:table-cell office:value-type="string">
            <text:p>Lipopolysaccharide export system protein lpt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ioH</text:p>
          </table:table-cell>
          <table:table-cell office:value-type="float" office:value="947916">
            <text:p>947916</text:p>
          </table:table-cell>
          <table:table-cell office:value-type="string">
            <text:p>Carboxylesterase bio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ruA</text:p>
          </table:table-cell>
          <table:table-cell office:value-type="float" office:value="946672">
            <text:p>946672</text:p>
          </table:table-cell>
          <table:table-cell office:value-type="string">
            <text:p>PTS system fructose-specific EIIBC component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es</text:p>
          </table:table-cell>
          <table:table-cell office:value-type="float" office:value="947514">
            <text:p>947514</text:p>
          </table:table-cell>
          <table:table-cell office:value-type="string">
            <text:p>Acetyl est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raA</text:p>
          </table:table-cell>
          <table:table-cell office:value-type="float" office:value="947511">
            <text:p>947511</text:p>
          </table:table-cell>
          <table:table-cell office:value-type="string">
            <text:p>L-arabinose isom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plT</text:p>
          </table:table-cell>
          <table:table-cell office:value-type="float" office:value="947317">
            <text:p>947317</text:p>
          </table:table-cell>
          <table:table-cell office:value-type="string">
            <text:p>Lysophospholipid transporter lplT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kduI</text:p>
          </table:table-cell>
          <table:table-cell office:value-type="float" office:value="947319">
            <text:p>947319</text:p>
          </table:table-cell>
          <table:table-cell office:value-type="string">
            <text:p>4-deoxy-L-threo-5-hexosulose-uronate ketol-iso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fC</text:p>
          </table:table-cell>
          <table:table-cell office:value-type="float" office:value="947507">
            <text:p>947507</text:p>
          </table:table-cell>
          <table:table-cell office:value-type="string">
            <text:p>Uncharacterized HTH-type transcriptional regulator yafC</text:p>
          </table:table-cell>
          <table:table-cell office:value-type="string">
            <text:p>['Transcription', ' RNA related', ' Type of regulation', 'transcription', 'regulation of transcription <text:s/>DNA dependen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sxE</text:p>
          </table:table-cell>
          <table:table-cell office:value-type="float" office:value="947509">
            <text:p>947509</text:p>
          </table:table-cell>
          <table:table-cell office:value-type="string">
            <text:p>Electron transport complex protein rnf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alR</text:p>
          </table:table-cell>
          <table:table-cell office:value-type="float" office:value="947314">
            <text:p>947314</text:p>
          </table:table-cell>
          <table:table-cell office:value-type="string">
            <text:p>HTH-type transcriptional regulator gal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alP</text:p>
          </table:table-cell>
          <table:table-cell office:value-type="float" office:value="947922">
            <text:p>947922</text:p>
          </table:table-cell>
          <table:table-cell office:value-type="string">
            <text:p>Phosphorylase; Maltodextrin phosphor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alQ</text:p>
          </table:table-cell>
          <table:table-cell office:value-type="float" office:value="947923">
            <text:p>947923</text:p>
          </table:table-cell>
          <table:table-cell office:value-type="string">
            <text:p>4-alpha-glucano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ntT</text:p>
          </table:table-cell>
          <table:table-cell office:value-type="float" office:value="947924">
            <text:p>947924</text:p>
          </table:table-cell>
          <table:table-cell office:value-type="string">
            <text:p>High-affinity gluconate transporte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kdsC</text:p>
          </table:table-cell>
          <table:table-cell office:value-type="float" office:value="947717">
            <text:p>947717</text:p>
          </table:table-cell>
          <table:table-cell office:value-type="string">
            <text:p>3-deoxy-D-manno-octulosonate 8-phosphate phospha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pf</text:p>
          </table:table-cell>
          <table:table-cell office:value-type="float" office:value="947718">
            <text:p>947718</text:p>
          </table:table-cell>
          <table:table-cell office:value-type="string">
            <text:p>Probable sigma(54) modulation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spB</text:p>
          </table:table-cell>
          <table:table-cell office:value-type="float" office:value="945893">
            <text:p>945893</text:p>
          </table:table-cell>
          <table:table-cell office:value-type="string">
            <text:p>Phage shock protein 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peD</text:p>
          </table:table-cell>
          <table:table-cell office:value-type="float" office:value="947719">
            <text:p>947719</text:p>
          </table:table-cell>
          <table:table-cell office:value-type="string">
            <text:p>S-adenosylmethionine decarboxylase proenzym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ptA</text:p>
          </table:table-cell>
          <table:table-cell office:value-type="float" office:value="947920">
            <text:p>947920</text:p>
          </table:table-cell>
          <table:table-cell office:value-type="string">
            <text:p>Lipopolysaccharide export system protein lp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peB</text:p>
          </table:table-cell>
          <table:table-cell office:value-type="float" office:value="947715">
            <text:p>947715</text:p>
          </table:table-cell>
          <table:table-cell office:value-type="string">
            <text:p>Agmat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iH</text:p>
          </table:table-cell>
          <table:table-cell office:value-type="float" office:value="946668">
            <text:p>946668</text:p>
          </table:table-cell>
          <table:table-cell office:value-type="string">
            <text:p>UPF0324 inner membrane protein yeiH; Probable endonuclease 4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jQ</text:p>
          </table:table-cell>
          <table:table-cell office:value-type="float" office:value="945493">
            <text:p>945493</text:p>
          </table:table-cell>
          <table:table-cell office:value-type="string">
            <text:p>UPF0145 protein ybjQ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oN</text:p>
          </table:table-cell>
          <table:table-cell office:value-type="float" office:value="947714">
            <text:p>947714</text:p>
          </table:table-cell>
          <table:table-cell office:value-type="string">
            <text:p>RNA polymerase sigma-54 fact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fo</text:p>
          </table:table-cell>
          <table:table-cell office:value-type="float" office:value="946669">
            <text:p>946669</text:p>
          </table:table-cell>
          <table:table-cell office:value-type="string">
            <text:p>Endonuclease 4; Probable endonuclease 4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rbD</text:p>
          </table:table-cell>
          <table:table-cell office:value-type="float" office:value="947712">
            <text:p>947712</text:p>
          </table:table-cell>
          <table:table-cell office:value-type="string">
            <text:p>Uncharacterized protein yrbD</text:p>
          </table:table-cell>
          <table:table-cell office:value-type="string">
            <text:p>['Amino acid transport and metabolism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laD</text:p>
          </table:table-cell>
          <table:table-cell office:value-type="float" office:value="947712">
            <text:p>947712</text:p>
          </table:table-cell>
          <table:table-cell office:value-type="string">
            <text:p>Uncharacterized protein yrb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jS</text:p>
          </table:table-cell>
          <table:table-cell office:value-type="float" office:value="945495">
            <text:p>945495</text:p>
          </table:table-cell>
          <table:table-cell office:value-type="string">
            <text:p>Uncharacterized protein ybjS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at</text:p>
          </table:table-cell>
          <table:table-cell office:value-type="float" office:value="945490">
            <text:p>945490</text:p>
          </table:table-cell>
          <table:table-cell office:value-type="string">
            <text:p>Leucyl/phenylalanyl-tRNA--protein 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dE</text:p>
          </table:table-cell>
          <table:table-cell office:value-type="float" office:value="947906">
            <text:p>947906</text:p>
          </table:table-cell>
          <table:table-cell office:value-type="string">
            <text:p>ADP compounds hydrolase nud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laC</text:p>
          </table:table-cell>
          <table:table-cell office:value-type="float" office:value="947710">
            <text:p>947710</text:p>
          </table:table-cell>
          <table:table-cell office:value-type="string">
            <text:p>Protein yrb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rbC</text:p>
          </table:table-cell>
          <table:table-cell office:value-type="float" office:value="947710">
            <text:p>947710</text:p>
          </table:table-cell>
          <table:table-cell office:value-type="string">
            <text:p>Protein yrb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ohD</text:p>
          </table:table-cell>
          <table:table-cell office:value-type="float" office:value="946661">
            <text:p>946661</text:p>
          </table:table-cell>
          <table:table-cell office:value-type="string">
            <text:p>Inner membrane protein yoh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hrC</text:p>
          </table:table-cell>
          <table:table-cell office:value-type="float" office:value="945198">
            <text:p>945198</text:p>
          </table:table-cell>
          <table:table-cell office:value-type="string">
            <text:p>Threonin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bpG</text:p>
          </table:table-cell>
          <table:table-cell office:value-type="float" office:value="946662">
            <text:p>946662</text:p>
          </table:table-cell>
          <table:table-cell office:value-type="string">
            <text:p>D-alanyl-D-alanine endopeptid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jD</text:p>
          </table:table-cell>
          <table:table-cell office:value-type="float" office:value="945498">
            <text:p>945498</text:p>
          </table:table-cell>
          <table:table-cell office:value-type="string">
            <text:p>Uncharacterized protein ybjD</text:p>
          </table:table-cell>
          <table:table-cell office:value-type="string">
            <text:p>['SOS response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entD</text:p>
          </table:table-cell>
          <table:table-cell office:value-type="float" office:value="945194">
            <text:p>945194</text:p>
          </table:table-cell>
          <table:table-cell office:value-type="string">
            <text:p>4'-phosphopantetheinyl transferase entD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pmA</text:p>
          </table:table-cell>
          <table:table-cell office:value-type="float" office:value="945190">
            <text:p>945190</text:p>
          </table:table-cell>
          <table:table-cell office:value-type="string">
            <text:p>50S ribosomal protein L27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usA</text:p>
          </table:table-cell>
          <table:table-cell office:value-type="float" office:value="945191">
            <text:p>945191</text:p>
          </table:table-cell>
          <table:table-cell office:value-type="string">
            <text:p>Cation efflux system protein cus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hoP</text:p>
          </table:table-cell>
          <table:table-cell office:value-type="float" office:value="945697">
            <text:p>945697</text:p>
          </table:table-cell>
          <table:table-cell office:value-type="string">
            <text:p>Transcriptional regulatory protein phoP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aC</text:p>
          </table:table-cell>
          <table:table-cell office:value-type="float" office:value="946460">
            <text:p>946460</text:p>
          </table:table-cell>
          <table:table-cell office:value-type="string">
            <text:p>Uncharacterized N-acetyltransferase yiaC</text:p>
          </table:table-cell>
          <table:table-cell office:value-type="string">
            <text:p>['amino acid biosynthetic process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nudF</text:p>
          </table:table-cell>
          <table:table-cell office:value-type="float" office:value="947519">
            <text:p>947519</text:p>
          </table:table-cell>
          <table:table-cell office:value-type="string">
            <text:p>ADP-ribose pyrophosph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slR</text:p>
          </table:table-cell>
          <table:table-cell office:value-type="float" office:value="947912">
            <text:p>947912</text:p>
          </table:table-cell>
          <table:table-cell office:value-type="string">
            <text:p>Heat shock protein 15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otC</text:p>
          </table:table-cell>
          <table:table-cell office:value-type="float" office:value="945691">
            <text:p>945691</text:p>
          </table:table-cell>
          <table:table-cell office:value-type="string">
            <text:p>Spermidine/putrescine transport system permease protein pot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mdC</text:p>
          </table:table-cell>
          <table:table-cell office:value-type="float" office:value="947321">
            <text:p>947321</text:p>
          </table:table-cell>
          <table:table-cell office:value-type="string">
            <text:p>Uncharacterized protein ymdC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mpR</text:p>
          </table:table-cell>
          <table:table-cell office:value-type="float" office:value="947913">
            <text:p>947913</text:p>
          </table:table-cell>
          <table:table-cell office:value-type="string">
            <text:p>Transcriptional regulatory protein omp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flD</text:p>
          </table:table-cell>
          <table:table-cell office:value-type="float" office:value="945693">
            <text:p>945693</text:p>
          </table:table-cell>
          <table:table-cell office:value-type="string">
            <text:p>ECIAI1_1170; ECS88_1147; ECDH10B_1204; b1132; ECIAI39_2005; ECED1_1276; E2348C_1273; ECUMN_1376; EC55989_1245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dusB</text:p>
          </table:table-cell>
          <table:table-cell office:value-type="float" office:value="947707">
            <text:p>947707</text:p>
          </table:table-cell>
          <table:table-cell office:value-type="string">
            <text:p>tRNA-dihydrouridine synthase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rmA</text:p>
          </table:table-cell>
          <table:table-cell office:value-type="float" office:value="947708">
            <text:p>947708</text:p>
          </table:table-cell>
          <table:table-cell office:value-type="string">
            <text:p>Ribosomal protein L11 meth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tP</text:p>
          </table:table-cell>
          <table:table-cell office:value-type="float" office:value="945489">
            <text:p>945489</text:p>
          </table:table-cell>
          <table:table-cell office:value-type="string">
            <text:p>Arginine transport ATP-binding protein artP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jD</text:p>
          </table:table-cell>
          <table:table-cell office:value-type="float" office:value="947578">
            <text:p>947578</text:p>
          </table:table-cell>
          <table:table-cell office:value-type="string">
            <text:p>Probable O-sialoglycoprotein endopeptid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urJ</text:p>
          </table:table-cell>
          <table:table-cell office:value-type="float" office:value="945487">
            <text:p>945487</text:p>
          </table:table-cell>
          <table:table-cell office:value-type="string">
            <text:p>Virulence factor mviN homolo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otF</text:p>
          </table:table-cell>
          <table:table-cell office:value-type="float" office:value="945480">
            <text:p>945480</text:p>
          </table:table-cell>
          <table:table-cell office:value-type="string">
            <text:p>Putrescine-binding periplasmic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bjC</text:p>
          </table:table-cell>
          <table:table-cell office:value-type="float" office:value="945481">
            <text:p>945481</text:p>
          </table:table-cell>
          <table:table-cell office:value-type="string">
            <text:p>Uncharacterized protein ybjC</text:p>
          </table:table-cell>
          <table:table-cell office:value-type="string">
            <text:p>['Energy production and conversion', 'Translation <text:s/>ribosomal structure and biogenesis', ' Energy metabolism <text:s/>carbon ', ' Building block biosynthesis', 'electron transport', 'translation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naG</text:p>
          </table:table-cell>
          <table:table-cell office:value-type="float" office:value="947570">
            <text:p>947570</text:p>
          </table:table-cell>
          <table:table-cell office:value-type="string">
            <text:p>DNA prim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mr</text:p>
          </table:table-cell>
          <table:table-cell office:value-type="float" office:value="945868">
            <text:p>945868</text:p>
          </table:table-cell>
          <table:table-cell office:value-type="string">
            <text:p>Protein gm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imK</text:p>
          </table:table-cell>
          <table:table-cell office:value-type="float" office:value="945484">
            <text:p>945484</text:p>
          </table:table-cell>
          <table:table-cell office:value-type="string">
            <text:p>Ribosomal protein S6 modification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olA</text:p>
          </table:table-cell>
          <table:table-cell office:value-type="float" office:value="947573">
            <text:p>947573</text:p>
          </table:table-cell>
          <table:table-cell office:value-type="string">
            <text:p>DNA polymerase III subunit del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otI</text:p>
          </table:table-cell>
          <table:table-cell office:value-type="float" office:value="945485">
            <text:p>945485</text:p>
          </table:table-cell>
          <table:table-cell office:value-type="string">
            <text:p>Putrescine transport system permease protein potI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csrD</text:p>
          </table:table-cell>
          <table:table-cell office:value-type="float" office:value="947702">
            <text:p>947702</text:p>
          </table:table-cell>
          <table:table-cell office:value-type="string">
            <text:p>Uncharacterized protein yhd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urA</text:p>
          </table:table-cell>
          <table:table-cell office:value-type="float" office:value="947703">
            <text:p>947703</text:p>
          </table:table-cell>
          <table:table-cell office:value-type="string">
            <text:p>UDP-N-acetylglucosamine 1-carboxyvin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tuF</text:p>
          </table:table-cell>
          <table:table-cell office:value-type="float" office:value="947574">
            <text:p>947574</text:p>
          </table:table-cell>
          <table:table-cell office:value-type="string">
            <text:p>Vitamin B12-binding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rlA</text:p>
          </table:table-cell>
          <table:table-cell office:value-type="float" office:value="947575">
            <text:p>947575</text:p>
          </table:table-cell>
          <table:table-cell office:value-type="string">
            <text:p>Glucitol/sorbitol permease IIC component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hhQ</text:p>
          </table:table-cell>
          <table:table-cell office:value-type="float" office:value="947984">
            <text:p>947984</text:p>
          </table:table-cell>
          <table:table-cell office:value-type="string">
            <text:p>Inner membrane protein yhhQ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mjA</text:p>
          </table:table-cell>
          <table:table-cell office:value-type="float" office:value="945874">
            <text:p>945874</text:p>
          </table:table-cell>
          <table:table-cell office:value-type="string">
            <text:p>Uncharacterized protein ymjA</text:p>
          </table:table-cell>
          <table:table-cell office:value-type="string">
            <text:p>['Amino acid transport and metabolism', ' Electrochemical potential driven transporter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ibE</text:p>
          </table:table-cell>
          <table:table-cell office:value-type="float" office:value="946453">
            <text:p>946453</text:p>
          </table:table-cell>
          <table:table-cell office:value-type="string">
            <text:p>6,7-dimethyl-8-ribityllumazin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hS</text:p>
          </table:table-cell>
          <table:table-cell office:value-type="float" office:value="947982">
            <text:p>947982</text:p>
          </table:table-cell>
          <table:table-cell office:value-type="string">
            <text:p>UPF0226 protein yhhS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otG</text:p>
          </table:table-cell>
          <table:table-cell office:value-type="float" office:value="945476">
            <text:p>945476</text:p>
          </table:table-cell>
          <table:table-cell office:value-type="string">
            <text:p>Putrescine transport ATP-binding protein potG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yrR</text:p>
          </table:table-cell>
          <table:table-cell office:value-type="float" office:value="945879">
            <text:p>945879</text:p>
          </table:table-cell>
          <table:table-cell office:value-type="string">
            <text:p>Transcriptional regulatory protein tyr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tsX</text:p>
          </table:table-cell>
          <table:table-cell office:value-type="float" office:value="947969">
            <text:p>947969</text:p>
          </table:table-cell>
          <table:table-cell office:value-type="string">
            <text:p>Cell division protein ftsX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jI</text:p>
          </table:table-cell>
          <table:table-cell office:value-type="float" office:value="945470">
            <text:p>945470</text:p>
          </table:table-cell>
          <table:table-cell office:value-type="string">
            <text:p>Phosphatase ybjI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jJ</text:p>
          </table:table-cell>
          <table:table-cell office:value-type="float" office:value="945471">
            <text:p>945471</text:p>
          </table:table-cell>
          <table:table-cell office:value-type="string">
            <text:p>Inner membrane protein ybjJ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ihfA</text:p>
          </table:table-cell>
          <table:table-cell office:value-type="float" office:value="945472">
            <text:p>945472</text:p>
          </table:table-cell>
          <table:table-cell office:value-type="string">
            <text:p>Integration host factor subunit alp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jK</text:p>
          </table:table-cell>
          <table:table-cell office:value-type="float" office:value="945473">
            <text:p>945473</text:p>
          </table:table-cell>
          <table:table-cell office:value-type="string">
            <text:p>Uncharacterized HTH-type transcriptional regulator ybjK</text:p>
          </table:table-cell>
          <table:table-cell office:value-type="string">
            <text:p>['translation', 'ion transpor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uuD</text:p>
          </table:table-cell>
          <table:table-cell office:value-type="float" office:value="945882">
            <text:p>945882</text:p>
          </table:table-cell>
          <table:table-cell office:value-type="string">
            <text:p>Gamma-glutamyl-gamma-aminobutyrate hydro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hN</text:p>
          </table:table-cell>
          <table:table-cell office:value-type="float" office:value="947973">
            <text:p>947973</text:p>
          </table:table-cell>
          <table:table-cell office:value-type="string">
            <text:p>Uncharacterized membrane protein yhhN</text:p>
          </table:table-cell>
          <table:table-cell office:value-type="string">
            <text:p>[' Energy metabolism <text:s/>carbon 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aV</text:p>
          </table:table-cell>
          <table:table-cell office:value-type="float" office:value="945884">
            <text:p>945884</text:p>
          </table:table-cell>
          <table:table-cell office:value-type="string">
            <text:p>Uncharacterized protein ybaV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spA</text:p>
          </table:table-cell>
          <table:table-cell office:value-type="float" office:value="945887">
            <text:p>945887</text:p>
          </table:table-cell>
          <table:table-cell office:value-type="string">
            <text:p>Phage shock protein 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uuR</text:p>
          </table:table-cell>
          <table:table-cell office:value-type="float" office:value="945886">
            <text:p>945886</text:p>
          </table:table-cell>
          <table:table-cell office:value-type="string">
            <text:p>HTH-type transcriptional regulator puu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dR</text:p>
          </table:table-cell>
          <table:table-cell office:value-type="float" office:value="947304">
            <text:p>947304</text:p>
          </table:table-cell>
          <table:table-cell office:value-type="string">
            <text:p>Uncharacterized lipoprotein ygdR</text:p>
          </table:table-cell>
          <table:table-cell office:value-type="string">
            <text:p>['Amino acid transport and metabolism', ' Building block biosynthesis', 'amino acid metabolic proces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emD</text:p>
          </table:table-cell>
          <table:table-cell office:value-type="float" office:value="948587">
            <text:p>948587</text:p>
          </table:table-cell>
          <table:table-cell office:value-type="string">
            <text:p>Uroporphyrinogen-III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ivJ</text:p>
          </table:table-cell>
          <table:table-cell office:value-type="float" office:value="947971">
            <text:p>947971</text:p>
          </table:table-cell>
          <table:table-cell office:value-type="string">
            <text:p>Leu/Ile/Val-binding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oH</text:p>
          </table:table-cell>
          <table:table-cell office:value-type="float" office:value="947970">
            <text:p>947970</text:p>
          </table:table-cell>
          <table:table-cell office:value-type="string">
            <text:p>RNA polymerase sigma-32 factor; RNA polymerase sigma facto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scG</text:p>
          </table:table-cell>
          <table:table-cell office:value-type="float" office:value="947305">
            <text:p>947305</text:p>
          </table:table-cell>
          <table:table-cell office:value-type="string">
            <text:p>HTH-type transcriptional regulator ascG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giF</text:p>
          </table:table-cell>
          <table:table-cell office:value-type="float" office:value="947554">
            <text:p>947554</text:p>
          </table:table-cell>
          <table:table-cell office:value-type="string">
            <text:p>Uncharacterized protein ygiF</text:p>
          </table:table-cell>
          <table:table-cell office:value-type="string">
            <text:p>['Amino acid transport and metabolism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liI</text:p>
          </table:table-cell>
          <table:table-cell office:value-type="float" office:value="945467">
            <text:p>945467</text:p>
          </table:table-cell>
          <table:table-cell office:value-type="string">
            <text:p>Soluble aldose sugar dehydrogenase yliI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iM</text:p>
          </table:table-cell>
          <table:table-cell office:value-type="float" office:value="947555">
            <text:p>947555</text:p>
          </table:table-cell>
          <table:table-cell office:value-type="string">
            <text:p>Uncharacterized protein ygiM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imO</text:p>
          </table:table-cell>
          <table:table-cell office:value-type="float" office:value="945465">
            <text:p>945465</text:p>
          </table:table-cell>
          <table:table-cell office:value-type="string">
            <text:p>Ribosomal protein S12 methylthiotransferase rimO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liF</text:p>
          </table:table-cell>
          <table:table-cell office:value-type="float" office:value="945463">
            <text:p>945463</text:p>
          </table:table-cell>
          <table:table-cell office:value-type="string">
            <text:p>Uncharacterized membrane protein yliF</text:p>
          </table:table-cell>
          <table:table-cell office:value-type="string">
            <text:p>['Signal transduction mechanisms', ' Type of regulation', 'two component signal transduction system <text:s/>phosphorelay ', 'transcription', 'regulation of transcription <text:s/>DNA dependen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bacA</text:p>
          </table:table-cell>
          <table:table-cell office:value-type="float" office:value="947551">
            <text:p>947551</text:p>
          </table:table-cell>
          <table:table-cell office:value-type="string">
            <text:p>Undecaprenyl-diphosph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siC</text:p>
          </table:table-cell>
          <table:table-cell office:value-type="float" office:value="945460">
            <text:p>945460</text:p>
          </table:table-cell>
          <table:table-cell office:value-type="string">
            <text:p>Glutathione transport system permease protein gsi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siD</text:p>
          </table:table-cell>
          <table:table-cell office:value-type="float" office:value="945461">
            <text:p>945461</text:p>
          </table:table-cell>
          <table:table-cell office:value-type="string">
            <text:p>Glutathione transport system permease protein gsi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ibC</text:p>
          </table:table-cell>
          <table:table-cell office:value-type="float" office:value="945848">
            <text:p>945848</text:p>
          </table:table-cell>
          <table:table-cell office:value-type="string">
            <text:p>Riboflavin synthase alpha cha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rbA</text:p>
          </table:table-cell>
          <table:table-cell office:value-type="float" office:value="947958">
            <text:p>947958</text:p>
          </table:table-cell>
          <table:table-cell office:value-type="string">
            <text:p>Uncharacterized protein yrbA</text:p>
          </table:table-cell>
          <table:table-cell office:value-type="string">
            <text:p>['Amino acid transport and metabolism', ' Building block biosynthesis', 'amino acid biosynthetic proces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rpE</text:p>
          </table:table-cell>
          <table:table-cell office:value-type="float" office:value="945846">
            <text:p>945846</text:p>
          </table:table-cell>
          <table:table-cell office:value-type="string">
            <text:p>Anthranilate synthase component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ivM</text:p>
          </table:table-cell>
          <table:table-cell office:value-type="float" office:value="947966">
            <text:p>947966</text:p>
          </table:table-cell>
          <table:table-cell office:value-type="string">
            <text:p>High-affinity branched-chain amino acid transport system permease protein livM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mpG</text:p>
          </table:table-cell>
          <table:table-cell office:value-type="float" office:value="946438">
            <text:p>946438</text:p>
          </table:table-cell>
          <table:table-cell office:value-type="string">
            <text:p>Protein amp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cE</text:p>
          </table:table-cell>
          <table:table-cell office:value-type="float" office:value="948577">
            <text:p>948577</text:p>
          </table:table-cell>
          <table:table-cell office:value-type="string">
            <text:p>Uncharacterized Na(+)/H(+) exchanger yjcE</text:p>
          </table:table-cell>
          <table:table-cell office:value-type="string">
            <text:p>['rRNA processing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ivH</text:p>
          </table:table-cell>
          <table:table-cell office:value-type="float" office:value="947965">
            <text:p>947965</text:p>
          </table:table-cell>
          <table:table-cell office:value-type="string">
            <text:p>High-affinity branched-chain amino acid transport system permease protein livH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dgD</text:p>
          </table:table-cell>
          <table:table-cell office:value-type="float" office:value="946436">
            <text:p>946436</text:p>
          </table:table-cell>
          <table:table-cell office:value-type="string">
            <text:p>Uncharacterized serine protease ydgD</text:p>
          </table:table-cell>
          <table:table-cell office:value-type="string">
            <text:p>['response to str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ivG</text:p>
          </table:table-cell>
          <table:table-cell office:value-type="float" office:value="947967">
            <text:p>947967</text:p>
          </table:table-cell>
          <table:table-cell office:value-type="string">
            <text:p>High-affinity branched-chain amino acid transport ATP-binding protein livG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livF</text:p>
          </table:table-cell>
          <table:table-cell office:value-type="float" office:value="947961">
            <text:p>947961</text:p>
          </table:table-cell>
          <table:table-cell office:value-type="string">
            <text:p>High-affinity branched-chain amino acid transport ATP-binding protein liv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hK</text:p>
          </table:table-cell>
          <table:table-cell office:value-type="float" office:value="947963">
            <text:p>947963</text:p>
          </table:table-cell>
          <table:table-cell office:value-type="string">
            <text:p>Uncharacterized protein yhhK</text:p>
          </table:table-cell>
          <table:table-cell office:value-type="string">
            <text:p>[' Carbon compound utilization', ' Metabolism of other compound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eY</text:p>
          </table:table-cell>
          <table:table-cell office:value-type="float" office:value="946430">
            <text:p>946430</text:p>
          </table:table-cell>
          <table:table-cell office:value-type="string">
            <text:p>Putative metalloprotease ybeY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hra</text:p>
          </table:table-cell>
          <table:table-cell office:value-type="float" office:value="946431">
            <text:p>946431</text:p>
          </table:table-cell>
          <table:table-cell office:value-type="string">
            <text:p>Glyoxylate/hydroxypyruvate reductase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cH</text:p>
          </table:table-cell>
          <table:table-cell office:value-type="float" office:value="948574">
            <text:p>948574</text:p>
          </table:table-cell>
          <table:table-cell office:value-type="string">
            <text:p>Inner membrane protein yjcH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siA</text:p>
          </table:table-cell>
          <table:table-cell office:value-type="float" office:value="945457">
            <text:p>945457</text:p>
          </table:table-cell>
          <table:table-cell office:value-type="string">
            <text:p>Glutathione import ATP-binding protein gsi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siB</text:p>
          </table:table-cell>
          <table:table-cell office:value-type="float" office:value="945459">
            <text:p>945459</text:p>
          </table:table-cell>
          <table:table-cell office:value-type="string">
            <text:p>Glutathione-binding protein gsi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oD</text:p>
          </table:table-cell>
          <table:table-cell office:value-type="float" office:value="947567">
            <text:p>947567</text:p>
          </table:table-cell>
          <table:table-cell office:value-type="string">
            <text:p>RNA polymerase sigma factor rpoD; RNA polymerase sigma facto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oeA</text:p>
          </table:table-cell>
          <table:table-cell office:value-type="float" office:value="945454">
            <text:p>945454</text:p>
          </table:table-cell>
          <table:table-cell office:value-type="string">
            <text:p>Molybdopterin biosynthesis protein moe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acC</text:p>
          </table:table-cell>
          <table:table-cell office:value-type="float" office:value="945455">
            <text:p>945455</text:p>
          </table:table-cell>
          <table:table-cell office:value-type="string">
            <text:p>D-alanyl-D-alanine carboxypeptidase dac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iaaA</text:p>
          </table:table-cell>
          <table:table-cell office:value-type="float" office:value="945456">
            <text:p>945456</text:p>
          </table:table-cell>
          <table:table-cell office:value-type="string">
            <text:p>Isoaspartyl pept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olC</text:p>
          </table:table-cell>
          <table:table-cell office:value-type="float" office:value="945451">
            <text:p>945451</text:p>
          </table:table-cell>
          <table:table-cell office:value-type="string">
            <text:p>Bifunctional protein fol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oeB</text:p>
          </table:table-cell>
          <table:table-cell office:value-type="float" office:value="945452">
            <text:p>945452</text:p>
          </table:table-cell>
          <table:table-cell office:value-type="string">
            <text:p>Molybdopterin biosynthesis protein moe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ug</text:p>
          </table:table-cell>
          <table:table-cell office:value-type="float" office:value="947560">
            <text:p>947560</text:p>
          </table:table-cell>
          <table:table-cell office:value-type="string">
            <text:p>G/U mismatch-specific DNA glycosy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gt</text:p>
          </table:table-cell>
          <table:table-cell office:value-type="float" office:value="947947">
            <text:p>947947</text:p>
          </table:table-cell>
          <table:table-cell office:value-type="string">
            <text:p>Gamma-glutamyltranspeptid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iW</text:p>
          </table:table-cell>
          <table:table-cell office:value-type="float" office:value="945859">
            <text:p>945859</text:p>
          </table:table-cell>
          <table:table-cell office:value-type="string">
            <text:p>Uncharacterized protein yciW</text:p>
          </table:table-cell>
          <table:table-cell office:value-type="string">
            <text:p>['Lipid transport and metabolism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roB</text:p>
          </table:table-cell>
          <table:table-cell office:value-type="float" office:value="946425">
            <text:p>946425</text:p>
          </table:table-cell>
          <table:table-cell office:value-type="string">
            <text:p>Glutamate 5-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cB</text:p>
          </table:table-cell>
          <table:table-cell office:value-type="float" office:value="948569">
            <text:p>948569</text:p>
          </table:table-cell>
          <table:table-cell office:value-type="string">
            <text:p>Uncharacterized protein yjcB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nb</text:p>
          </table:table-cell>
          <table:table-cell office:value-type="float" office:value="945864">
            <text:p>945864</text:p>
          </table:table-cell>
          <table:table-cell office:value-type="string">
            <text:p>Exoribonuclease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oxR</text:p>
          </table:table-cell>
          <table:table-cell office:value-type="float" office:value="948566">
            <text:p>948566</text:p>
          </table:table-cell>
          <table:table-cell office:value-type="string">
            <text:p>Redox-sensitive transcriptional activator sox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ecA</text:p>
          </table:table-cell>
          <table:table-cell office:value-type="float" office:value="946427">
            <text:p>946427</text:p>
          </table:table-cell>
          <table:table-cell office:value-type="string">
            <text:p>Fe(3+) dicitrate transport protein fec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oxS</text:p>
          </table:table-cell>
          <table:table-cell office:value-type="float" office:value="948567">
            <text:p>948567</text:p>
          </table:table-cell>
          <table:table-cell office:value-type="string">
            <text:p>Regulatory protein soxS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rbB</text:p>
          </table:table-cell>
          <table:table-cell office:value-type="float" office:value="947954">
            <text:p>947954</text:p>
          </table:table-cell>
          <table:table-cell office:value-type="string">
            <text:p>Uncharacterized protein yrbB</text:p>
          </table:table-cell>
          <table:table-cell office:value-type="string">
            <text:p>['Cell wall membrane envelope biogenesis', ' Macromolecules <text:s/>cellular constituent <text:s text:c="2"/>biosynthesis', 'cell cycle', 'cell division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laB</text:p>
          </table:table-cell>
          <table:table-cell office:value-type="float" office:value="947954">
            <text:p>947954</text:p>
          </table:table-cell>
          <table:table-cell office:value-type="string">
            <text:p>Uncharacterized protein yrb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gpC</text:p>
          </table:table-cell>
          <table:table-cell office:value-type="float" office:value="947953">
            <text:p>947953</text:p>
          </table:table-cell>
          <table:table-cell office:value-type="string">
            <text:p>sn-glycerol-3-phosphate import ATP-binding protein ugp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dfI</text:p>
          </table:table-cell>
          <table:table-cell office:value-type="float" office:value="945861">
            <text:p>945861</text:p>
          </table:table-cell>
          <table:table-cell office:value-type="string">
            <text:p>Uncharacterized oxidoreductase ydfI</text:p>
          </table:table-cell>
          <table:table-cell office:value-type="string">
            <text:p>[' Carbon compound utilization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ciN</text:p>
          </table:table-cell>
          <table:table-cell office:value-type="float" office:value="945860">
            <text:p>945860</text:p>
          </table:table-cell>
          <table:table-cell office:value-type="string">
            <text:p>Protein yc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gpB</text:p>
          </table:table-cell>
          <table:table-cell office:value-type="float" office:value="945863">
            <text:p>945863</text:p>
          </table:table-cell>
          <table:table-cell office:value-type="string">
            <text:p>Phosphatidylglycerophosphatase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opA</text:p>
          </table:table-cell>
          <table:table-cell office:value-type="float" office:value="945862">
            <text:p>945862</text:p>
          </table:table-cell>
          <table:table-cell office:value-type="string">
            <text:p>DNA topoisomerase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vrY</text:p>
          </table:table-cell>
          <table:table-cell office:value-type="float" office:value="946424">
            <text:p>946424</text:p>
          </table:table-cell>
          <table:table-cell office:value-type="string">
            <text:p>Response regulator uvrY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bR</text:p>
          </table:table-cell>
          <table:table-cell office:value-type="float" office:value="948560">
            <text:p>948560</text:p>
          </table:table-cell>
          <table:table-cell office:value-type="string">
            <text:p>Uncharacterized protein yjbR</text:p>
          </table:table-cell>
          <table:table-cell office:value-type="string">
            <text:p>['Amino acid transport and metabolism', ' Central intermediary metabolism', 'amino acid biosynthetic process', 'biosynthetic process', 'aromatic amino acid family biosynthetic process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alr</text:p>
          </table:table-cell>
          <table:table-cell office:value-type="float" office:value="948564">
            <text:p>948564</text:p>
          </table:table-cell>
          <table:table-cell office:value-type="string">
            <text:p>Alanine racemase, biosynthetic; Alanine racem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cD</text:p>
          </table:table-cell>
          <table:table-cell office:value-type="float" office:value="948565">
            <text:p>948565</text:p>
          </table:table-cell>
          <table:table-cell office:value-type="string">
            <text:p>Putative permease yjcD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dapF</text:p>
          </table:table-cell>
          <table:table-cell office:value-type="float" office:value="948364">
            <text:p>948364</text:p>
          </table:table-cell>
          <table:table-cell office:value-type="string">
            <text:p>Diaminopimelate epi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gC</text:p>
          </table:table-cell>
          <table:table-cell office:value-type="float" office:value="945156">
            <text:p>945156</text:p>
          </table:table-cell>
          <table:table-cell office:value-type="string">
            <text:p>Inner membrane protein ydgC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dgJ</text:p>
          </table:table-cell>
          <table:table-cell office:value-type="float" office:value="947164">
            <text:p>947164</text:p>
          </table:table-cell>
          <table:table-cell office:value-type="string">
            <text:p>Uncharacterized oxidoreductase ydgJ</text:p>
          </table:table-cell>
          <table:table-cell office:value-type="string">
            <text:p>[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glnL</text:p>
          </table:table-cell>
          <table:table-cell office:value-type="float" office:value="948360">
            <text:p>948360</text:p>
          </table:table-cell>
          <table:table-cell office:value-type="string">
            <text:p>Nitrogen regulation protein NR(II); Senso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nG</text:p>
          </table:table-cell>
          <table:table-cell office:value-type="float" office:value="948361">
            <text:p>948361</text:p>
          </table:table-cell>
          <table:table-cell office:value-type="string">
            <text:p>Nitrogen regulation protein NR(I)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emN</text:p>
          </table:table-cell>
          <table:table-cell office:value-type="float" office:value="948362">
            <text:p>948362</text:p>
          </table:table-cell>
          <table:table-cell office:value-type="string">
            <text:p>Oxygen-independent coproporphyrinogen-III ox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eaR</text:p>
          </table:table-cell>
          <table:table-cell office:value-type="float" office:value="945941">
            <text:p>945941</text:p>
          </table:table-cell>
          <table:table-cell office:value-type="string">
            <text:p>Transcriptional activator fea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emrB</text:p>
          </table:table-cell>
          <table:table-cell office:value-type="float" office:value="947167">
            <text:p>947167</text:p>
          </table:table-cell>
          <table:table-cell office:value-type="string">
            <text:p>Multidrug resistance protein 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hI</text:p>
          </table:table-cell>
          <table:table-cell office:value-type="float" office:value="948363">
            <text:p>948363</text:p>
          </table:table-cell>
          <table:table-cell office:value-type="string">
            <text:p>UPF0241 protein yihI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uxS</text:p>
          </table:table-cell>
          <table:table-cell office:value-type="float" office:value="947168">
            <text:p>947168</text:p>
          </table:table-cell>
          <table:table-cell office:value-type="string">
            <text:p>S-ribosylhomocysteine ly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clR</text:p>
          </table:table-cell>
          <table:table-cell office:value-type="float" office:value="948524">
            <text:p>948524</text:p>
          </table:table-cell>
          <table:table-cell office:value-type="string">
            <text:p>Acetate operon repress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hL</text:p>
          </table:table-cell>
          <table:table-cell office:value-type="float" office:value="948368">
            <text:p>948368</text:p>
          </table:table-cell>
          <table:table-cell office:value-type="string">
            <text:p>Uncharacterized HTH-type transcriptional regulator yihL</text:p>
          </table:table-cell>
          <table:table-cell office:value-type="string">
            <text:p>['Amino acid transport and metabolism', ' Carbon compound utilization', ' Central intermediary metabolism', ' Primary Active Transporters', 'metabolic proces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fbA</text:p>
          </table:table-cell>
          <table:table-cell office:value-type="float" office:value="945154">
            <text:p>945154</text:p>
          </table:table-cell>
          <table:table-cell office:value-type="string">
            <text:p>Glucose-1-phosphate thymidylyltransferase; Glucose-1-phosphate thymidylyltransferase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biE</text:p>
          </table:table-cell>
          <table:table-cell office:value-type="float" office:value="948926">
            <text:p>948926</text:p>
          </table:table-cell>
          <table:table-cell office:value-type="string">
            <text:p>Ubiquinone/menaquinone biosynthesis methyltransferase ubi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ypA</text:p>
          </table:table-cell>
          <table:table-cell office:value-type="float" office:value="948369">
            <text:p>948369</text:p>
          </table:table-cell>
          <table:table-cell office:value-type="string">
            <text:p>GTP-binding protein typA/BipA; GTP-binding protein typA/bip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rfB</text:p>
          </table:table-cell>
          <table:table-cell office:value-type="float" office:value="947369">
            <text:p>947369</text:p>
          </table:table-cell>
          <table:table-cell office:value-type="string">
            <text:p>Peptide chain release factor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cJ</text:p>
          </table:table-cell>
          <table:table-cell office:value-type="float" office:value="948930">
            <text:p>948930</text:p>
          </table:table-cell>
          <table:table-cell office:value-type="string">
            <text:p>Uncharacterized protein yccJ</text:p>
          </table:table-cell>
          <table:table-cell office:value-type="string">
            <text:p>[' Macromolecules <text:s/>cellular constituent <text:s text:c="2"/>biosynthesi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alY</text:p>
          </table:table-cell>
          <table:table-cell office:value-type="float" office:value="945937">
            <text:p>945937</text:p>
          </table:table-cell>
          <table:table-cell office:value-type="string">
            <text:p>Protein malY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bgS</text:p>
          </table:table-cell>
          <table:table-cell office:value-type="float" office:value="945356">
            <text:p>945356</text:p>
          </table:table-cell>
          <table:table-cell office:value-type="string">
            <text:p>Uncharacterized protein ybgS</text:p>
          </table:table-cell>
          <table:table-cell office:value-type="string">
            <text:p>['Inorganic ion transport and metabolism', ' Electrochemical potential driven transporters', 'ion transport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Cyca</text:p>
          </table:table-cell>
          <table:table-cell office:value-type="float" office:value="948725">
            <text:p>948725</text:p>
          </table:table-cell>
          <table:table-cell office:value-type="string">
            <text:p>D-serine/D-alanine/glycine transporte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klB</text:p>
          </table:table-cell>
          <table:table-cell office:value-type="float" office:value="948726">
            <text:p>948726</text:p>
          </table:table-cell>
          <table:table-cell office:value-type="string">
            <text:p>FKBP-type 22 kDa peptidyl-prolyl cis-trans iso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iO</text:p>
          </table:table-cell>
          <table:table-cell office:value-type="float" office:value="945935">
            <text:p>945935</text:p>
          </table:table-cell>
          <table:table-cell office:value-type="string">
            <text:p>Uncharacterized mscS family protein ybiO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tfB</text:p>
          </table:table-cell>
          <table:table-cell office:value-type="float" office:value="948727">
            <text:p>948727</text:p>
          </table:table-cell>
          <table:table-cell office:value-type="string">
            <text:p>Uncharacterized protein ytfB</text:p>
          </table:table-cell>
          <table:table-cell office:value-type="string">
            <text:p>['Replication <text:s/>recombination and repair', 'DNA recombination', 'DNA integration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alE</text:p>
          </table:table-cell>
          <table:table-cell office:value-type="float" office:value="945354">
            <text:p>945354</text:p>
          </table:table-cell>
          <table:table-cell office:value-type="string">
            <text:p>UDP-glucose 4-epim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sR</text:p>
          </table:table-cell>
          <table:table-cell office:value-type="float" office:value="948721">
            <text:p>948721</text:p>
          </table:table-cell>
          <table:table-cell office:value-type="string">
            <text:p>30S ribosomal protein S18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riB</text:p>
          </table:table-cell>
          <table:table-cell office:value-type="float" office:value="948722">
            <text:p>948722</text:p>
          </table:table-cell>
          <table:table-cell office:value-type="string">
            <text:p>Primosomal replication protein 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dx</text:p>
          </table:table-cell>
          <table:table-cell office:value-type="float" office:value="947160">
            <text:p>947160</text:p>
          </table:table-cell>
          <table:table-cell office:value-type="string">
            <text:p>2Fe-2S ferredoxin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ngB</text:p>
          </table:table-cell>
          <table:table-cell office:value-type="float" office:value="945359">
            <text:p>945359</text:p>
          </table:table-cell>
          <table:table-cell office:value-type="string">
            <text:p>Alpha-mannosidase mng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sF</text:p>
          </table:table-cell>
          <table:table-cell office:value-type="float" office:value="948723">
            <text:p>948723</text:p>
          </table:table-cell>
          <table:table-cell office:value-type="string">
            <text:p>30S ribosomal protein S6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fA</text:p>
          </table:table-cell>
          <table:table-cell office:value-type="float" office:value="945167">
            <text:p>945167</text:p>
          </table:table-cell>
          <table:table-cell office:value-type="string">
            <text:p>Uncharacterized protein ygfA</text:p>
          </table:table-cell>
          <table:table-cell office:value-type="string">
            <text:p>['cell cycle', 'cell divis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td</text:p>
          </table:table-cell>
          <table:table-cell office:value-type="float" office:value="948378">
            <text:p>948378</text:p>
          </table:table-cell>
          <table:table-cell office:value-type="string">
            <text:p>D-tyrosyl-tRNA(Tyr) deac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bpA</text:p>
          </table:table-cell>
          <table:table-cell office:value-type="float" office:value="947153">
            <text:p>947153</text:p>
          </table:table-cell>
          <table:table-cell office:value-type="string">
            <text:p>ATP-independent RNA helicase dbp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fL</text:p>
          </table:table-cell>
          <table:table-cell office:value-type="float" office:value="948539">
            <text:p>948539</text:p>
          </table:table-cell>
          <table:table-cell office:value-type="string">
            <text:p>Uncharacterized protein ycfL</text:p>
          </table:table-cell>
          <table:table-cell office:value-type="string">
            <text:p>['Nucleotide transport and metabolism', 'Cell wall membrane envelope biogenesis', ' Building block biosynthesi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gI</text:p>
          </table:table-cell>
          <table:table-cell office:value-type="float" office:value="945168">
            <text:p>945168</text:p>
          </table:table-cell>
          <table:table-cell office:value-type="string">
            <text:p>Uncharacterized protein yfgI</text:p>
          </table:table-cell>
          <table:table-cell office:value-type="string">
            <text:p>['Lipid transport and metabolism', ' Building block biosynthesi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alE</text:p>
          </table:table-cell>
          <table:table-cell office:value-type="float" office:value="948538">
            <text:p>948538</text:p>
          </table:table-cell>
          <table:table-cell office:value-type="string">
            <text:p>Maltose-binding periplasmic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alK</text:p>
          </table:table-cell>
          <table:table-cell office:value-type="float" office:value="948537">
            <text:p>948537</text:p>
          </table:table-cell>
          <table:table-cell office:value-type="string">
            <text:p>Maltose/maltodextrin import ATP-binding protein malK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aC</text:p>
          </table:table-cell>
          <table:table-cell office:value-type="float" office:value="947156">
            <text:p>947156</text:p>
          </table:table-cell>
          <table:table-cell office:value-type="string">
            <text:p>Uncharacterized protein ygaC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pdB</text:p>
          </table:table-cell>
          <table:table-cell office:value-type="float" office:value="948729">
            <text:p>948729</text:p>
          </table:table-cell>
          <table:table-cell office:value-type="string">
            <text:p>ECs5191; ECP_4467; ECSE_4519; EcSMS35_4692; ECUMN_4750; Z5824; EcolC_3793; ECS88_4807; E2348C_4544; EC55989_4773; ECDH10B_4408; ECED1_5072; ECH74115_5730; ECIAI1_4447; b4213; ECIAI39_4685; UTI89_C4822; EcHS_A4467; APECO1_2173; EcE24377A_4783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rkG</text:p>
          </table:table-cell>
          <table:table-cell office:value-type="float" office:value="945932">
            <text:p>945932</text:p>
          </table:table-cell>
          <table:table-cell office:value-type="string">
            <text:p>Trk system potassium uptake protein trk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scF</text:p>
          </table:table-cell>
          <table:table-cell office:value-type="float" office:value="947154">
            <text:p>947154</text:p>
          </table:table-cell>
          <table:table-cell office:value-type="string">
            <text:p>PTS system arbutin-, cellobiose-, and salicin-specific EIIBC componen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eaB</text:p>
          </table:table-cell>
          <table:table-cell office:value-type="float" office:value="945933">
            <text:p>945933</text:p>
          </table:table-cell>
          <table:table-cell office:value-type="string">
            <text:p>Phenylacetaldehyde dehydroge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alF</text:p>
          </table:table-cell>
          <table:table-cell office:value-type="float" office:value="948532">
            <text:p>948532</text:p>
          </table:table-cell>
          <table:table-cell office:value-type="string">
            <text:p>Maltose transport system permease protein mal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ysC</text:p>
          </table:table-cell>
          <table:table-cell office:value-type="float" office:value="948531">
            <text:p>948531</text:p>
          </table:table-cell>
          <table:table-cell office:value-type="string">
            <text:p>Aspartokinase; Lysine-sensitive aspartokinase 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qiA</text:p>
          </table:table-cell>
          <table:table-cell office:value-type="float" office:value="944999">
            <text:p>944999</text:p>
          </table:table-cell>
          <table:table-cell office:value-type="string">
            <text:p>Paraquat-inducible protein 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alG</text:p>
          </table:table-cell>
          <table:table-cell office:value-type="float" office:value="948530">
            <text:p>948530</text:p>
          </table:table-cell>
          <table:table-cell office:value-type="string">
            <text:p>Maltose transport system permease protein malG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tjC</text:p>
          </table:table-cell>
          <table:table-cell office:value-type="float" office:value="948918">
            <text:p>948918</text:p>
          </table:table-cell>
          <table:table-cell office:value-type="string">
            <text:p>Probable phosphoglycerate mutase gpm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acB</text:p>
          </table:table-cell>
          <table:table-cell office:value-type="float" office:value="945164">
            <text:p>945164</text:p>
          </table:table-cell>
          <table:table-cell office:value-type="string">
            <text:p>Macrolide export ATP-binding/permease protein mac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bcL</text:p>
          </table:table-cell>
          <table:table-cell office:value-type="float" office:value="945165">
            <text:p>945165</text:p>
          </table:table-cell>
          <table:table-cell office:value-type="string">
            <text:p>UPF0098 protein ybcL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gP</text:p>
          </table:table-cell>
          <table:table-cell office:value-type="float" office:value="948915">
            <text:p>948915</text:p>
          </table:table-cell>
          <table:table-cell office:value-type="string">
            <text:p>Uncharacterized protein yigP</text:p>
          </table:table-cell>
          <table:table-cell office:value-type="string">
            <text:p>['protein secretion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tD</text:p>
          </table:table-cell>
          <table:table-cell office:value-type="float" office:value="948924">
            <text:p>948924</text:p>
          </table:table-cell>
          <table:table-cell office:value-type="string">
            <text:p>Uncharacterized tRNA/rRNA methyltransferase las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tfH</text:p>
          </table:table-cell>
          <table:table-cell office:value-type="float" office:value="948730">
            <text:p>948730</text:p>
          </table:table-cell>
          <table:table-cell office:value-type="string">
            <text:p>Uncharacterized HTH-type transcriptional regulator ytfH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qeA</text:p>
          </table:table-cell>
          <table:table-cell office:value-type="float" office:value="947358">
            <text:p>947358</text:p>
          </table:table-cell>
          <table:table-cell office:value-type="string">
            <text:p>Carbamate kinase-like protein yqe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ocA</text:p>
          </table:table-cell>
          <table:table-cell office:value-type="float" office:value="947356">
            <text:p>947356</text:p>
          </table:table-cell>
          <table:table-cell office:value-type="string">
            <text:p>Uncharacterized protein ygfJ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gfJ</text:p>
          </table:table-cell>
          <table:table-cell office:value-type="float" office:value="947356">
            <text:p>947356</text:p>
          </table:table-cell>
          <table:table-cell office:value-type="string">
            <text:p>Uncharacterized protein ygfJ</text:p>
          </table:table-cell>
          <table:table-cell office:value-type="string">
            <text:p>['electron transport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lnA</text:p>
          </table:table-cell>
          <table:table-cell office:value-type="float" office:value="948370">
            <text:p>948370</text:p>
          </table:table-cell>
          <table:table-cell office:value-type="string">
            <text:p>Glutamine synthe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tfJ</text:p>
          </table:table-cell>
          <table:table-cell office:value-type="float" office:value="948737">
            <text:p>948737</text:p>
          </table:table-cell>
          <table:table-cell office:value-type="string">
            <text:p>Uncharacterized protein ytfJ</text:p>
          </table:table-cell>
          <table:table-cell office:value-type="string">
            <text:p>['Energy production and conversion', 'Secondary metabolites biosynthesis <text:s/>transport and catabolism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tfL</text:p>
          </table:table-cell>
          <table:table-cell office:value-type="float" office:value="948735">
            <text:p>948735</text:p>
          </table:table-cell>
          <table:table-cell office:value-type="string">
            <text:p>UPF0053 inner membrane protein ytfL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odF</text:p>
          </table:table-cell>
          <table:table-cell office:value-type="float" office:value="945368">
            <text:p>945368</text:p>
          </table:table-cell>
          <table:table-cell office:value-type="string">
            <text:p>Putative molybdenum transport ATP-binding protein mod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iZ</text:p>
          </table:table-cell>
          <table:table-cell office:value-type="float" office:value="947355">
            <text:p>947355</text:p>
          </table:table-cell>
          <table:table-cell office:value-type="string">
            <text:p>Uncharacterized protein yaiZ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ltK</text:p>
          </table:table-cell>
          <table:table-cell office:value-type="float" office:value="947354">
            <text:p>947354</text:p>
          </table:table-cell>
          <table:table-cell office:value-type="string">
            <text:p>Glutamate/aspartate transport system permease protein gltK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qorB</text:p>
          </table:table-cell>
          <table:table-cell office:value-type="float" office:value="948731">
            <text:p>948731</text:p>
          </table:table-cell>
          <table:table-cell office:value-type="string">
            <text:p>Uncharacterized oxidoreductase ytf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eR</text:p>
          </table:table-cell>
          <table:table-cell office:value-type="float" office:value="947352">
            <text:p>947352</text:p>
          </table:table-cell>
          <table:table-cell office:value-type="string">
            <text:p>Uncharacterized lipoprotein yge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bA</text:p>
          </table:table-cell>
          <table:table-cell office:value-type="float" office:value="947187">
            <text:p>947187</text:p>
          </table:table-cell>
          <table:table-cell office:value-type="string">
            <text:p>Uncharacterized protein ygbA</text:p>
          </table:table-cell>
          <table:table-cell office:value-type="string">
            <text:p>['Energy production and conversion', ' Primary Active Transporter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srB</text:p>
          </table:table-cell>
          <table:table-cell office:value-type="float" office:value="947188">
            <text:p>947188</text:p>
          </table:table-cell>
          <table:table-cell office:value-type="string">
            <text:p>Peptide methionine sulfoxide reductase msr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doI</text:p>
          </table:table-cell>
          <table:table-cell office:value-type="float" office:value="948383">
            <text:p>948383</text:p>
          </table:table-cell>
          <table:table-cell office:value-type="string">
            <text:p>Formate dehydrogenase, cytochrome b556(fdo)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alM</text:p>
          </table:table-cell>
          <table:table-cell office:value-type="float" office:value="948547">
            <text:p>948547</text:p>
          </table:table-cell>
          <table:table-cell office:value-type="string">
            <text:p>Maltose operon periplasmic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llS</text:p>
          </table:table-cell>
          <table:table-cell office:value-type="float" office:value="945139">
            <text:p>945139</text:p>
          </table:table-cell>
          <table:table-cell office:value-type="string">
            <text:p>HTH-type transcriptional activator allS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jA</text:p>
          </table:table-cell>
          <table:table-cell office:value-type="float" office:value="945964">
            <text:p>945964</text:p>
          </table:table-cell>
          <table:table-cell office:value-type="string">
            <text:p>Putative NAD(P)H nitroreductase ydj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dB</text:p>
          </table:table-cell>
          <table:table-cell office:value-type="float" office:value="945961">
            <text:p>945961</text:p>
          </table:table-cell>
          <table:table-cell office:value-type="string">
            <text:p>Uncharacterized protein yddB</text:p>
          </table:table-cell>
          <table:table-cell office:value-type="string">
            <text:p>['Cell wall membrane envelope biogenesis', 'translation', 'ion transport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inT</text:p>
          </table:table-cell>
          <table:table-cell office:value-type="float" office:value="948549">
            <text:p>948549</text:p>
          </table:table-cell>
          <table:table-cell office:value-type="string">
            <text:p>HIT-like protein hin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dJ</text:p>
          </table:table-cell>
          <table:table-cell office:value-type="float" office:value="947183">
            <text:p>947183</text:p>
          </table:table-cell>
          <table:table-cell office:value-type="string">
            <text:p>Uncharacterized protein ybdJ</text:p>
          </table:table-cell>
          <table:table-cell office:value-type="string">
            <text:p>[' Protection', 'ion transport', 'iron ion transpor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nuoN</text:p>
          </table:table-cell>
          <table:table-cell office:value-type="float" office:value="945136">
            <text:p>945136</text:p>
          </table:table-cell>
          <table:table-cell office:value-type="string">
            <text:p>NADH-quinone oxidoreductase subunit 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ltB</text:p>
          </table:table-cell>
          <table:table-cell office:value-type="float" office:value="947184">
            <text:p>947184</text:p>
          </table:table-cell>
          <table:table-cell office:value-type="string">
            <text:p>Membrane-bound lytic murein transglycosylase 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lamB</text:p>
          </table:table-cell>
          <table:table-cell office:value-type="float" office:value="948548">
            <text:p>948548</text:p>
          </table:table-cell>
          <table:table-cell office:value-type="string">
            <text:p>Maltopor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rvX</text:p>
          </table:table-cell>
          <table:table-cell office:value-type="float" office:value="948388">
            <text:p>948388</text:p>
          </table:table-cell>
          <table:table-cell office:value-type="string">
            <text:p>Putative frv operon protein frvX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iL</text:p>
          </table:table-cell>
          <table:table-cell office:value-type="float" office:value="947106">
            <text:p>947106</text:p>
          </table:table-cell>
          <table:table-cell office:value-type="string">
            <text:p>Uncharacterized protein yfiL</text:p>
          </table:table-cell>
          <table:table-cell office:value-type="string">
            <text:p>['Replication <text:s/>recombination and repair', 'DNA recombination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norR</text:p>
          </table:table-cell>
          <table:table-cell office:value-type="float" office:value="947186">
            <text:p>947186</text:p>
          </table:table-cell>
          <table:table-cell office:value-type="string">
            <text:p>Anaerobic nitric oxide reductase transcription regulator nor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us</text:p>
          </table:table-cell>
          <table:table-cell office:value-type="float" office:value="945135">
            <text:p>945135</text:p>
          </table:table-cell>
          <table:table-cell office:value-type="string">
            <text:p>DNA replication terminus site-binding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ecN</text:p>
          </table:table-cell>
          <table:table-cell office:value-type="float" office:value="947105">
            <text:p>947105</text:p>
          </table:table-cell>
          <table:table-cell office:value-type="string">
            <text:p>DNA repair protein rec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mrD</text:p>
          </table:table-cell>
          <table:table-cell office:value-type="float" office:value="945130">
            <text:p>945130</text:p>
          </table:table-cell>
          <table:table-cell office:value-type="string">
            <text:p>Signal transduction protein pmr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fh</text:p>
          </table:table-cell>
          <table:table-cell office:value-type="float" office:value="947102">
            <text:p>947102</text:p>
          </table:table-cell>
          <table:table-cell office:value-type="string">
            <text:p>Signal recognition particle protein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imM</text:p>
          </table:table-cell>
          <table:table-cell office:value-type="float" office:value="947101">
            <text:p>947101</text:p>
          </table:table-cell>
          <table:table-cell office:value-type="string">
            <text:p>Ribosome maturation factor rimM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gkA</text:p>
          </table:table-cell>
          <table:table-cell office:value-type="float" office:value="948543">
            <text:p>948543</text:p>
          </table:table-cell>
          <table:table-cell office:value-type="string">
            <text:p>Diacylglycerol 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tn</text:p>
          </table:table-cell>
          <table:table-cell office:value-type="float" office:value="948542">
            <text:p>948542</text:p>
          </table:table-cell>
          <table:table-cell office:value-type="string">
            <text:p>5'-methylthioadenosine/S-adenosylhomocysteine nucleos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laB</text:p>
          </table:table-cell>
          <table:table-cell office:value-type="float" office:value="948951">
            <text:p>948951</text:p>
          </table:table-cell>
          <table:table-cell office:value-type="string">
            <text:p>Uncharacterized protein ylaB</text:p>
          </table:table-cell>
          <table:table-cell office:value-type="string">
            <text:p>['Signal transduction mechanisms', ' Type of regulation', 'two component signal transduction system <text:s/>phosphorelay ', 'transcription', 'regulation of transcription <text:s/>DNA dependen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bA</text:p>
          </table:table-cell>
          <table:table-cell office:value-type="float" office:value="948108">
            <text:p>948108</text:p>
          </table:table-cell>
          <table:table-cell office:value-type="string">
            <text:p>Protein yib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visC</text:p>
          </table:table-cell>
          <table:table-cell office:value-type="float" office:value="947389">
            <text:p>947389</text:p>
          </table:table-cell>
          <table:table-cell office:value-type="string">
            <text:p>Protein vis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feU</text:p>
          </table:table-cell>
          <table:table-cell office:value-type="float" office:value="948956">
            <text:p>948956</text:p>
          </table:table-cell>
          <table:table-cell office:value-type="string">
            <text:p>ECUMN_1201; ECIAI39_2139; ECS88_1033; ECDH10B_1089; EC55989_1127; b4490; ECED1_1172; ECIAI1_1062; E2348C_1067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ypE</text:p>
          </table:table-cell>
          <table:table-cell office:value-type="float" office:value="947182">
            <text:p>947182</text:p>
          </table:table-cell>
          <table:table-cell office:value-type="string">
            <text:p>Hydrogenase isoenzymes formation protein hyp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ubiH</text:p>
          </table:table-cell>
          <table:table-cell office:value-type="float" office:value="947388">
            <text:p>947388</text:p>
          </table:table-cell>
          <table:table-cell office:value-type="string">
            <text:p>2-octaprenyl-6-methoxyphenol hydrox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bO</text:p>
          </table:table-cell>
          <table:table-cell office:value-type="float" office:value="945337">
            <text:p>945337</text:p>
          </table:table-cell>
          <table:table-cell office:value-type="string">
            <text:p>Uncharacterized oxidoreductase ybbO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hlA</text:p>
          </table:table-cell>
          <table:table-cell office:value-type="float" office:value="947181">
            <text:p>947181</text:p>
          </table:table-cell>
          <table:table-cell office:value-type="string">
            <text:p>Formate hydrogenlyase transcriptional activato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hiL</text:p>
          </table:table-cell>
          <table:table-cell office:value-type="float" office:value="947387">
            <text:p>947387</text:p>
          </table:table-cell>
          <table:table-cell office:value-type="string">
            <text:p>Thiamine-monophosphat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yxK</text:p>
          </table:table-cell>
          <table:table-cell office:value-type="float" office:value="948101">
            <text:p>948101</text:p>
          </table:table-cell>
          <table:table-cell office:value-type="string">
            <text:p>L-xylulose/3-keto-L-gulonate 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apF</text:p>
          </table:table-cell>
          <table:table-cell office:value-type="float" office:value="945335">
            <text:p>945335</text:p>
          </table:table-cell>
          <table:table-cell office:value-type="string">
            <text:p>Peptide transport system ATP-binding protein sap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pa</text:p>
          </table:table-cell>
          <table:table-cell office:value-type="float" office:value="948748">
            <text:p>948748</text:p>
          </table:table-cell>
          <table:table-cell office:value-type="string">
            <text:p>Inorganic pyrophosph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llR</text:p>
          </table:table-cell>
          <table:table-cell office:value-type="float" office:value="945333">
            <text:p>945333</text:p>
          </table:table-cell>
          <table:table-cell office:value-type="string">
            <text:p>HTH-type transcriptional repressor all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fZ</text:p>
          </table:table-cell>
          <table:table-cell office:value-type="float" office:value="947384">
            <text:p>947384</text:p>
          </table:table-cell>
          <table:table-cell office:value-type="string">
            <text:p>tRNA-modifying protein ygfZ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selB</text:p>
          </table:table-cell>
          <table:table-cell office:value-type="float" office:value="948103">
            <text:p>948103</text:p>
          </table:table-cell>
          <table:table-cell office:value-type="string">
            <text:p>Selenocysteine-specific elongation fact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hW</text:p>
          </table:table-cell>
          <table:table-cell office:value-type="float" office:value="948381">
            <text:p>948381</text:p>
          </table:table-cell>
          <table:table-cell office:value-type="string">
            <text:p>Uncharacterized HTH-type transcriptional regulator yihW</text:p>
          </table:table-cell>
          <table:table-cell office:value-type="string">
            <text:p>['Transcription', ' RNA related', ' Type of regulation', ' Genetic unit regulated', 'transcription', 'regulation of transcription <text:s/>DNA dependent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deN</text:p>
          </table:table-cell>
          <table:table-cell office:value-type="float" office:value="945957">
            <text:p>945957</text:p>
          </table:table-cell>
          <table:table-cell office:value-type="string">
            <text:p>Uncharacterized sulfatase ydeN</text:p>
          </table:table-cell>
          <table:table-cell office:value-type="string">
            <text:p>['Signal transduction mechanisms', ' Metabolism of other compound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cueR</text:p>
          </table:table-cell>
          <table:table-cell office:value-type="float" office:value="945332">
            <text:p>945332</text:p>
          </table:table-cell>
          <table:table-cell office:value-type="string">
            <text:p>HTH-type transcriptional regulator cue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egA</text:p>
          </table:table-cell>
          <table:table-cell office:value-type="float" office:value="947383">
            <text:p>947383</text:p>
          </table:table-cell>
          <table:table-cell office:value-type="string">
            <text:p>Protein aeg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doH</text:p>
          </table:table-cell>
          <table:table-cell office:value-type="float" office:value="948395">
            <text:p>948395</text:p>
          </table:table-cell>
          <table:table-cell office:value-type="string">
            <text:p>Formate dehydrogenase-O iron-sulfur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usA</text:p>
          </table:table-cell>
          <table:table-cell office:value-type="float" office:value="948558">
            <text:p>948558</text:p>
          </table:table-cell>
          <table:table-cell office:value-type="string">
            <text:p>tRNA-dihydrouridine synthase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srA</text:p>
          </table:table-cell>
          <table:table-cell office:value-type="float" office:value="947176">
            <text:p>947176</text:p>
          </table:table-cell>
          <table:table-cell office:value-type="string">
            <text:p>Carbon storage regulato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qorA</text:p>
          </table:table-cell>
          <table:table-cell office:value-type="float" office:value="948556">
            <text:p>948556</text:p>
          </table:table-cell>
          <table:table-cell office:value-type="string">
            <text:p>Quinone oxidoreduct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dnaB</text:p>
          </table:table-cell>
          <table:table-cell office:value-type="float" office:value="948555">
            <text:p>948555</text:p>
          </table:table-cell>
          <table:table-cell office:value-type="string">
            <text:p>Replicative DNA helic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haT</text:p>
          </table:table-cell>
          <table:table-cell office:value-type="float" office:value="948398">
            <text:p>948398</text:p>
          </table:table-cell>
          <table:table-cell office:value-type="string">
            <text:p>L-rhamnose-proton symporte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ppA</text:p>
          </table:table-cell>
          <table:table-cell office:value-type="float" office:value="945951">
            <text:p>945951</text:p>
          </table:table-cell>
          <table:table-cell office:value-type="string">
            <text:p>Periplasmic murein peptide-binding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llA</text:p>
          </table:table-cell>
          <table:table-cell office:value-type="float" office:value="945141">
            <text:p>945141</text:p>
          </table:table-cell>
          <table:table-cell office:value-type="string">
            <text:p>Ureidoglycolate hydro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hiM</text:p>
          </table:table-cell>
          <table:table-cell office:value-type="float" office:value="945142">
            <text:p>945142</text:p>
          </table:table-cell>
          <table:table-cell office:value-type="string">
            <text:p>Hydroxyethylthiazole kin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dinF</text:p>
          </table:table-cell>
          <table:table-cell office:value-type="float" office:value="948554">
            <text:p>948554</text:p>
          </table:table-cell>
          <table:table-cell office:value-type="string">
            <text:p>DNA-damage-inducible protein F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bJ</text:p>
          </table:table-cell>
          <table:table-cell office:value-type="float" office:value="948553">
            <text:p>948553</text:p>
          </table:table-cell>
          <table:table-cell office:value-type="string">
            <text:p>UPF0337 protein yjbJ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tlA</text:p>
          </table:table-cell>
          <table:table-cell office:value-type="float" office:value="948118">
            <text:p>948118</text:p>
          </table:table-cell>
          <table:table-cell office:value-type="string">
            <text:p>PTS system mannitol-specific EIICBA component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tlR</text:p>
          </table:table-cell>
          <table:table-cell office:value-type="float" office:value="948116">
            <text:p>948116</text:p>
          </table:table-cell>
          <table:table-cell office:value-type="string">
            <text:p>Mannitol operon repress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ydA</text:p>
          </table:table-cell>
          <table:table-cell office:value-type="float" office:value="945341">
            <text:p>945341</text:p>
          </table:table-cell>
          <table:table-cell office:value-type="string">
            <text:p>Cytochrome d ubiquinol oxidase subunit 1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pl</text:p>
          </table:table-cell>
          <table:table-cell office:value-type="float" office:value="948752">
            <text:p>948752</text:p>
          </table:table-cell>
          <table:table-cell office:value-type="string">
            <text:p>UDP-N-acetylmuramate:L-alanyl-gamma-D-glutamyl-meso-diaminopimelate lig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bK</text:p>
          </table:table-cell>
          <table:table-cell office:value-type="float" office:value="948119">
            <text:p>948119</text:p>
          </table:table-cell>
          <table:table-cell office:value-type="string">
            <text:p>Uncharacterized tRNA/rRNA methyltransferase yibK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ibH</text:p>
          </table:table-cell>
          <table:table-cell office:value-type="float" office:value="948110">
            <text:p>948110</text:p>
          </table:table-cell>
          <table:table-cell office:value-type="string">
            <text:p>Inner membrane protein yibH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zitB</text:p>
          </table:table-cell>
          <table:table-cell office:value-type="float" office:value="945348">
            <text:p>945348</text:p>
          </table:table-cell>
          <table:table-cell office:value-type="string">
            <text:p>Zinc transporter zit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eB</text:p>
          </table:table-cell>
          <table:table-cell office:value-type="float" office:value="947377">
            <text:p>947377</text:p>
          </table:table-cell>
          <table:table-cell office:value-type="string">
            <text:p>Uncharacterized lipoprotein yceB</text:p>
          </table:table-cell>
          <table:table-cell office:value-type="string">
            <text:p>['electron transport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etB</text:p>
          </table:table-cell>
          <table:table-cell office:value-type="float" office:value="947376">
            <text:p>947376</text:p>
          </table:table-cell>
          <table:table-cell office:value-type="string">
            <text:p>Betaine aldehyde 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hV</text:p>
          </table:table-cell>
          <table:table-cell office:value-type="float" office:value="948756">
            <text:p>948756</text:p>
          </table:table-cell>
          <table:table-cell office:value-type="string">
            <text:p>Uncharacterized protein ydhV</text:p>
          </table:table-cell>
          <table:table-cell office:value-type="string">
            <text:p>[' Central intermediary metabolism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ydB</text:p>
          </table:table-cell>
          <table:table-cell office:value-type="float" office:value="945347">
            <text:p>945347</text:p>
          </table:table-cell>
          <table:table-cell office:value-type="string">
            <text:p>Cytochrome d ubiquinol oxidase subunit 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bp</text:p>
          </table:table-cell>
          <table:table-cell office:value-type="float" office:value="948753">
            <text:p>948753</text:p>
          </table:table-cell>
          <table:table-cell office:value-type="string">
            <text:p>Fructose-1,6-bisphosphatase class 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fF</text:p>
          </table:table-cell>
          <table:table-cell office:value-type="float" office:value="947373">
            <text:p>947373</text:p>
          </table:table-cell>
          <table:table-cell office:value-type="string">
            <text:p>Uncharacterized oxidoreductase ygfF</text:p>
          </table:table-cell>
          <table:table-cell office:value-type="string">
            <text:p>['tricarboxylic acid cycle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ysS</text:p>
          </table:table-cell>
          <table:table-cell office:value-type="float" office:value="947372">
            <text:p>947372</text:p>
          </table:table-cell>
          <table:table-cell office:value-type="string">
            <text:p>Lysyl-tRNA synthetase; Lysyl-tRNA synthetase, heat inducibl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bF</text:p>
          </table:table-cell>
          <table:table-cell office:value-type="float" office:value="948113">
            <text:p>948113</text:p>
          </table:table-cell>
          <table:table-cell office:value-type="string">
            <text:p>Uncharacterized GST-like protein yibF</text:p>
          </table:table-cell>
          <table:table-cell office:value-type="string">
            <text:p>[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ddA</text:p>
          </table:table-cell>
          <table:table-cell office:value-type="float" office:value="945945">
            <text:p>945945</text:p>
          </table:table-cell>
          <table:table-cell office:value-type="string">
            <text:p>Inner membrane ABC transporter ATP-binding protein ydd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bJ</text:p>
          </table:table-cell>
          <table:table-cell office:value-type="float" office:value="948112">
            <text:p>948112</text:p>
          </table:table-cell>
          <table:table-cell office:value-type="string">
            <text:p>b3595; ECDH10B_3776; Z5017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lkA</text:p>
          </table:table-cell>
          <table:table-cell office:value-type="float" office:value="947371">
            <text:p>947371</text:p>
          </table:table-cell>
          <table:table-cell office:value-type="string">
            <text:p>DNA-3-methyladenine glycosylase 2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obB</text:p>
          </table:table-cell>
          <table:table-cell office:value-type="float" office:value="948329">
            <text:p>948329</text:p>
          </table:table-cell>
          <table:table-cell office:value-type="string">
            <text:p>Uncharacterized protein yobB</text:p>
          </table:table-cell>
          <table:table-cell office:value-type="string">
            <text:p>['Replication <text:s/>recombination and repair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luA</text:p>
          </table:table-cell>
          <table:table-cell office:value-type="float" office:value="946262">
            <text:p>946262</text:p>
          </table:table-cell>
          <table:table-cell office:value-type="string">
            <text:p>Ribosomal large subunit pseudouridine synthase A; Pseudouridine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aH</text:p>
          </table:table-cell>
          <table:table-cell office:value-type="float" office:value="945111">
            <text:p>945111</text:p>
          </table:table-cell>
          <table:table-cell office:value-type="string">
            <text:p>Uncharacterized protein ygaH</text:p>
          </table:table-cell>
          <table:table-cell office:value-type="string">
            <text:p>['Transcription', ' RNA related', ' Type of regulation', ' Protection', 'transcription', 'regulation of transcription <text:s/>DNA dependent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re</text:p>
          </table:table-cell>
          <table:table-cell office:value-type="float" office:value="948325">
            <text:p>948325</text:p>
          </table:table-cell>
          <table:table-cell office:value-type="string">
            <text:p>NAD(P)H-flavin reduc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adA</text:p>
          </table:table-cell>
          <table:table-cell office:value-type="float" office:value="948324">
            <text:p>948324</text:p>
          </table:table-cell>
          <table:table-cell office:value-type="string">
            <text:p>3-ketoacyl-CoA thio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biD</text:p>
          </table:table-cell>
          <table:table-cell office:value-type="float" office:value="948326">
            <text:p>948326</text:p>
          </table:table-cell>
          <table:table-cell office:value-type="string">
            <text:p>3-octaprenyl-4-hydroxybenzoate carboxy-ly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atA</text:p>
          </table:table-cell>
          <table:table-cell office:value-type="float" office:value="948321">
            <text:p>948321</text:p>
          </table:table-cell>
          <table:table-cell office:value-type="string">
            <text:p>Sec-independent protein translocase protein ta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sgA</text:p>
          </table:table-cell>
          <table:table-cell office:value-type="float" office:value="948320">
            <text:p>948320</text:p>
          </table:table-cell>
          <table:table-cell office:value-type="string">
            <text:p>Putative carboxymethylenebutenol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atA</text:p>
          </table:table-cell>
          <table:table-cell office:value-type="float" office:value="947120">
            <text:p>947120</text:p>
          </table:table-cell>
          <table:table-cell office:value-type="string">
            <text:p>Putrescine aminotransf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orA</text:p>
          </table:table-cell>
          <table:table-cell office:value-type="float" office:value="946267">
            <text:p>946267</text:p>
          </table:table-cell>
          <table:table-cell office:value-type="string">
            <text:p>Trimethylamine-N-oxide reductase 1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pt</text:p>
          </table:table-cell>
          <table:table-cell office:value-type="float" office:value="945113">
            <text:p>945113</text:p>
          </table:table-cell>
          <table:table-cell office:value-type="string">
            <text:p>Adenine phosphoribos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etE</text:p>
          </table:table-cell>
          <table:table-cell office:value-type="float" office:value="948323">
            <text:p>948323</text:p>
          </table:table-cell>
          <table:table-cell office:value-type="string">
            <text:p>5-methyltetrahydropteroyltriglutamate--homocysteine meth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crA</text:p>
          </table:table-cell>
          <table:table-cell office:value-type="float" office:value="945112">
            <text:p>945112</text:p>
          </table:table-cell>
          <table:table-cell office:value-type="string">
            <text:p>Acriflavine resistance protein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bP</text:p>
          </table:table-cell>
          <table:table-cell office:value-type="float" office:value="945118">
            <text:p>945118</text:p>
          </table:table-cell>
          <table:table-cell office:value-type="string">
            <text:p>Uncharacterized ABC transporter permease ybbP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yrF</text:p>
          </table:table-cell>
          <table:table-cell office:value-type="float" office:value="947121">
            <text:p>947121</text:p>
          </table:table-cell>
          <table:table-cell office:value-type="string">
            <text:p>Orotidine 5'-phosphate decarbox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hsD</text:p>
          </table:table-cell>
          <table:table-cell office:value-type="float" office:value="945116">
            <text:p>945116</text:p>
          </table:table-cell>
          <table:table-cell office:value-type="string">
            <text:p>Protein rhs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gH</text:p>
          </table:table-cell>
          <table:table-cell office:value-type="float" office:value="948769">
            <text:p>948769</text:p>
          </table:table-cell>
          <table:table-cell office:value-type="string">
            <text:p>UPF0076 protein yjgH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ecB</text:p>
          </table:table-cell>
          <table:table-cell office:value-type="float" office:value="948123">
            <text:p>948123</text:p>
          </table:table-cell>
          <table:table-cell office:value-type="string">
            <text:p>Protein-export protein sec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rpD</text:p>
          </table:table-cell>
          <table:table-cell office:value-type="float" office:value="945109">
            <text:p>945109</text:p>
          </table:table-cell>
          <table:table-cell office:value-type="string">
            <text:p>Anthranilate synthase component I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psA</text:p>
          </table:table-cell>
          <table:table-cell office:value-type="float" office:value="948125">
            <text:p>948125</text:p>
          </table:table-cell>
          <table:table-cell office:value-type="string">
            <text:p>Glycerol-3-phosphate dehydrogenase [NAD(P)+]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oaE</text:p>
          </table:table-cell>
          <table:table-cell office:value-type="float" office:value="945399">
            <text:p>945399</text:p>
          </table:table-cell>
          <table:table-cell office:value-type="string">
            <text:p>Molybdopterin-converting factor subunit 2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yrB</text:p>
          </table:table-cell>
          <table:table-cell office:value-type="float" office:value="948767">
            <text:p>948767</text:p>
          </table:table-cell>
          <table:table-cell office:value-type="string">
            <text:p>Aspartate carbamoyltransferase catalytic chain; Aspartate carbamo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hsA</text:p>
          </table:table-cell>
          <table:table-cell office:value-type="float" office:value="948120">
            <text:p>948120</text:p>
          </table:table-cell>
          <table:table-cell office:value-type="string">
            <text:p>Protein rhs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epB</text:p>
          </table:table-cell>
          <table:table-cell office:value-type="float" office:value="948766">
            <text:p>948766</text:p>
          </table:table-cell>
          <table:table-cell office:value-type="string">
            <text:p>Peptidase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reR</text:p>
          </table:table-cell>
          <table:table-cell office:value-type="float" office:value="948760">
            <text:p>948760</text:p>
          </table:table-cell>
          <table:table-cell office:value-type="string">
            <text:p>HTH-type transcriptional regulator tre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hK</text:p>
          </table:table-cell>
          <table:table-cell office:value-type="float" office:value="945390">
            <text:p>945390</text:p>
          </table:table-cell>
          <table:table-cell office:value-type="string">
            <text:p>UPF0052 protein ybhK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cfD</text:p>
          </table:table-cell>
          <table:table-cell office:value-type="float" office:value="945391">
            <text:p>945391</text:p>
          </table:table-cell>
          <table:table-cell office:value-type="string">
            <text:p>Uncharacterized protein ycfD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ysE</text:p>
          </table:table-cell>
          <table:table-cell office:value-type="float" office:value="948126">
            <text:p>948126</text:p>
          </table:table-cell>
          <table:table-cell office:value-type="string">
            <text:p>Serine acet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bQ</text:p>
          </table:table-cell>
          <table:table-cell office:value-type="float" office:value="948128">
            <text:p>948128</text:p>
          </table:table-cell>
          <table:table-cell office:value-type="string">
            <text:p>Uncharacterized protein yibQ</text:p>
          </table:table-cell>
          <table:table-cell office:value-type="string">
            <text:p>['proteolysis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bbN</text:p>
          </table:table-cell>
          <table:table-cell office:value-type="float" office:value="947119">
            <text:p>947119</text:p>
          </table:table-cell>
          <table:table-cell office:value-type="string">
            <text:p>Uncharacterized protein ybbN</text:p>
          </table:table-cell>
          <table:table-cell office:value-type="string">
            <text:p>['Nucleotide transport and metabolism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epQ</text:p>
          </table:table-cell>
          <table:table-cell office:value-type="float" office:value="948335">
            <text:p>948335</text:p>
          </table:table-cell>
          <table:table-cell office:value-type="string">
            <text:p>Xaa-Pro dipept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njH</text:p>
          </table:table-cell>
          <table:table-cell office:value-type="float" office:value="946279">
            <text:p>946279</text:p>
          </table:table-cell>
          <table:table-cell office:value-type="string">
            <text:p>Uncharacterized protein ynjH</text:p>
          </table:table-cell>
          <table:table-cell office:value-type="string">
            <text:p>['Amino acid transport and metabolism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bJ</text:p>
          </table:table-cell>
          <table:table-cell office:value-type="float" office:value="945126">
            <text:p>945126</text:p>
          </table:table-cell>
          <table:table-cell office:value-type="string">
            <text:p>Inner membrane protein ybbJ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ompW</text:p>
          </table:table-cell>
          <table:table-cell office:value-type="float" office:value="945128">
            <text:p>945128</text:p>
          </table:table-cell>
          <table:table-cell office:value-type="string">
            <text:p>Outer membrane protein W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cvT</text:p>
          </table:table-cell>
          <table:table-cell office:value-type="float" office:value="947390">
            <text:p>947390</text:p>
          </table:table-cell>
          <table:table-cell office:value-type="string">
            <text:p>Aminometh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faF</text:p>
          </table:table-cell>
          <table:table-cell office:value-type="float" office:value="948135">
            <text:p>948135</text:p>
          </table:table-cell>
          <table:table-cell office:value-type="string">
            <text:p>ADP-heptose--LPS heptosyltransferase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cvP</text:p>
          </table:table-cell>
          <table:table-cell office:value-type="float" office:value="947394">
            <text:p>947394</text:p>
          </table:table-cell>
          <table:table-cell office:value-type="string">
            <text:p>Glycine dehydrogenase [decarboxylating]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faC</text:p>
          </table:table-cell>
          <table:table-cell office:value-type="float" office:value="948136">
            <text:p>948136</text:p>
          </table:table-cell>
          <table:table-cell office:value-type="string">
            <text:p>Lipopolysaccharide heptosyltransferase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pdB</text:p>
          </table:table-cell>
          <table:table-cell office:value-type="float" office:value="947395">
            <text:p>947395</text:p>
          </table:table-cell>
          <table:table-cell office:value-type="string">
            <text:p>Uncharacterized response regulatory protein ypdB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faD</text:p>
          </table:table-cell>
          <table:table-cell office:value-type="float" office:value="948134">
            <text:p>948134</text:p>
          </table:table-cell>
          <table:table-cell office:value-type="string">
            <text:p>ADP-L-glycero-D-manno-heptose-6-epi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cvH</text:p>
          </table:table-cell>
          <table:table-cell office:value-type="float" office:value="947393">
            <text:p>947393</text:p>
          </table:table-cell>
          <table:table-cell office:value-type="string">
            <text:p>Glycine cleavage system H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bN</text:p>
          </table:table-cell>
          <table:table-cell office:value-type="float" office:value="948131">
            <text:p>948131</text:p>
          </table:table-cell>
          <table:table-cell office:value-type="string">
            <text:p>Uncharacterized protein yibN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rxC</text:p>
          </table:table-cell>
          <table:table-cell office:value-type="float" office:value="948132">
            <text:p>948132</text:p>
          </table:table-cell>
          <table:table-cell office:value-type="string">
            <text:p>Glutaredoxin-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gI</text:p>
          </table:table-cell>
          <table:table-cell office:value-type="float" office:value="948774">
            <text:p>948774</text:p>
          </table:table-cell>
          <table:table-cell office:value-type="string">
            <text:p>Ornithine carbamoyltransferase chain I; Ornithine carbamoyltransfer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raB</text:p>
          </table:table-cell>
          <table:table-cell office:value-type="float" office:value="948773">
            <text:p>948773</text:p>
          </table:table-cell>
          <table:table-cell office:value-type="string">
            <text:p>Uncharacterized protein yjg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gM</text:p>
          </table:table-cell>
          <table:table-cell office:value-type="float" office:value="948772">
            <text:p>948772</text:p>
          </table:table-cell>
          <table:table-cell office:value-type="string">
            <text:p>Uncharacterized N-acetyltransferase yjgM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dh</text:p>
          </table:table-cell>
          <table:table-cell office:value-type="float" office:value="948139">
            <text:p>948139</text:p>
          </table:table-cell>
          <table:table-cell office:value-type="string">
            <text:p>L-threonine 3-dehydroge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kbl</text:p>
          </table:table-cell>
          <table:table-cell office:value-type="float" office:value="948138">
            <text:p>948138</text:p>
          </table:table-cell>
          <table:table-cell office:value-type="string">
            <text:p>2-amino-3-ketobutyrate coenzyme A lig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uvrD</text:p>
          </table:table-cell>
          <table:table-cell office:value-type="float" office:value="948347">
            <text:p>948347</text:p>
          </table:table-cell>
          <table:table-cell office:value-type="string">
            <text:p>DNA helicase I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doA</text:p>
          </table:table-cell>
          <table:table-cell office:value-type="float" office:value="948346">
            <text:p>948346</text:p>
          </table:table-cell>
          <table:table-cell office:value-type="string">
            <text:p>Protein rdo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obA</text:p>
          </table:table-cell>
          <table:table-cell office:value-type="float" office:value="948349">
            <text:p>948349</text:p>
          </table:table-cell>
          <table:table-cell office:value-type="string">
            <text:p>Molybdopterin-guanine dinucleotide biosynthesis protein 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bgC</text:p>
          </table:table-cell>
          <table:table-cell office:value-type="float" office:value="948907">
            <text:p>948907</text:p>
          </table:table-cell>
          <table:table-cell office:value-type="string">
            <text:p>Acyl-CoA thioester hydrolase ybgC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ihD</text:p>
          </table:table-cell>
          <table:table-cell office:value-type="float" office:value="948348">
            <text:p>948348</text:p>
          </table:table-cell>
          <table:table-cell office:value-type="string">
            <text:p>Protein yih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fD</text:p>
          </table:table-cell>
          <table:table-cell office:value-type="float" office:value="946286">
            <text:p>946286</text:p>
          </table:table-cell>
          <table:table-cell office:value-type="string">
            <text:p>UPF0294 protein yaf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aW</text:p>
          </table:table-cell>
          <table:table-cell office:value-type="float" office:value="947147">
            <text:p>947147</text:p>
          </table:table-cell>
          <table:table-cell office:value-type="string">
            <text:p>Uncharacterized protein ygaW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ppA</text:p>
          </table:table-cell>
          <table:table-cell office:value-type="float" office:value="946281">
            <text:p>946281</text:p>
          </table:table-cell>
          <table:table-cell office:value-type="string">
            <text:p>Protease 4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pG</text:p>
          </table:table-cell>
          <table:table-cell office:value-type="float" office:value="946282">
            <text:p>946282</text:p>
          </table:table-cell>
          <table:table-cell office:value-type="string">
            <text:p>Nucleoside permease nup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aU</text:p>
          </table:table-cell>
          <table:table-cell office:value-type="float" office:value="947144">
            <text:p>947144</text:p>
          </table:table-cell>
          <table:table-cell office:value-type="string">
            <text:p>Uncharacterized protein ygaU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rmA</text:p>
          </table:table-cell>
          <table:table-cell office:value-type="float" office:value="947143">
            <text:p>947143</text:p>
          </table:table-cell>
          <table:table-cell office:value-type="string">
            <text:p>tRNA (uracil-5-)-methyltransfer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jaG</text:p>
          </table:table-cell>
          <table:table-cell office:value-type="float" office:value="948501">
            <text:p>948501</text:p>
          </table:table-cell>
          <table:table-cell office:value-type="string">
            <text:p>Uncharacterized protein yjaG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fi</text:p>
          </table:table-cell>
          <table:table-cell office:value-type="float" office:value="948502">
            <text:p>948502</text:p>
          </table:table-cell>
          <table:table-cell office:value-type="string">
            <text:p>Endonuclease V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roW</text:p>
          </table:table-cell>
          <table:table-cell office:value-type="float" office:value="947145">
            <text:p>947145</text:p>
          </table:table-cell>
          <table:table-cell office:value-type="string">
            <text:p>Glycine betaine/L-proline transport system permease protein proW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urH</text:p>
          </table:table-cell>
          <table:table-cell office:value-type="float" office:value="948503">
            <text:p>948503</text:p>
          </table:table-cell>
          <table:table-cell office:value-type="string">
            <text:p>Bifunctional purine biosynthesis protein pur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iS</text:p>
          </table:table-cell>
          <table:table-cell office:value-type="float" office:value="947140">
            <text:p>947140</text:p>
          </table:table-cell>
          <table:table-cell office:value-type="string">
            <text:p>Putative binding protein ygiS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urD</text:p>
          </table:table-cell>
          <table:table-cell office:value-type="float" office:value="948504">
            <text:p>948504</text:p>
          </table:table-cell>
          <table:table-cell office:value-type="string">
            <text:p>Phosphoribosylamine--glycine lig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zraS</text:p>
          </table:table-cell>
          <table:table-cell office:value-type="float" office:value="948506">
            <text:p>948506</text:p>
          </table:table-cell>
          <table:table-cell office:value-type="string">
            <text:p>Sensor protein; Sensor protein zraS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jE</text:p>
          </table:table-cell>
          <table:table-cell office:value-type="float" office:value="947142">
            <text:p>947142</text:p>
          </table:table-cell>
          <table:table-cell office:value-type="string">
            <text:p>Uncharacterized protein ybjE</text:p>
          </table:table-cell>
          <table:table-cell office:value-type="string">
            <text:p>[' Building block biosynthesis', 'metabolic process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zraP</text:p>
          </table:table-cell>
          <table:table-cell office:value-type="float" office:value="948507">
            <text:p>948507</text:p>
          </table:table-cell>
          <table:table-cell office:value-type="string">
            <text:p>Zinc resistance-associated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olC</text:p>
          </table:table-cell>
          <table:table-cell office:value-type="float" office:value="948787">
            <text:p>948787</text:p>
          </table:table-cell>
          <table:table-cell office:value-type="string">
            <text:p>DNA polymerase III subunit ch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cD</text:p>
          </table:table-cell>
          <table:table-cell office:value-type="float" office:value="946783">
            <text:p>946783</text:p>
          </table:table-cell>
          <table:table-cell office:value-type="string">
            <text:p>Uncharacterized Nudix hydrolase yfcD</text:p>
          </table:table-cell>
          <table:table-cell office:value-type="string">
            <text:p>['tricarboxylic acid cycle', 'response to antibiotic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qhG</text:p>
          </table:table-cell>
          <table:table-cell office:value-type="float" office:value="945919">
            <text:p>945919</text:p>
          </table:table-cell>
          <table:table-cell office:value-type="string">
            <text:p>Uncharacterized protein yqhG</text:p>
          </table:table-cell>
          <table:table-cell office:value-type="string">
            <text:p>['Replication <text:s/>recombination and repair', ' Carbon compound utilization', 'DNA recombina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cU</text:p>
          </table:table-cell>
          <table:table-cell office:value-type="float" office:value="949008">
            <text:p>949008</text:p>
          </table:table-cell>
          <table:table-cell office:value-type="string">
            <text:p>Uncharacterized protein yccU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olX</text:p>
          </table:table-cell>
          <table:table-cell office:value-type="float" office:value="946781">
            <text:p>946781</text:p>
          </table:table-cell>
          <table:table-cell office:value-type="string">
            <text:p>D-erythro-7,8-dihydroneopterin triphosphate epim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fe</text:p>
          </table:table-cell>
          <table:table-cell office:value-type="float" office:value="948789">
            <text:p>948789</text:p>
          </table:table-cell>
          <table:table-cell office:value-type="string">
            <text:p>Undecaprenyl-phosphate alpha-N-acetylglucosaminyl 1-phosphate transfer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faY</text:p>
          </table:table-cell>
          <table:table-cell office:value-type="float" office:value="948145">
            <text:p>948145</text:p>
          </table:table-cell>
          <table:table-cell office:value-type="string">
            <text:p>Lipopolysaccharide core biosynthesis protein rfaY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jC</text:p>
          </table:table-cell>
          <table:table-cell office:value-type="float" office:value="945374">
            <text:p>945374</text:p>
          </table:table-cell>
          <table:table-cell office:value-type="string">
            <text:p>UPF0092 membrane protein yaj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faL</text:p>
          </table:table-cell>
          <table:table-cell office:value-type="float" office:value="948148">
            <text:p>948148</text:p>
          </table:table-cell>
          <table:table-cell office:value-type="string">
            <text:p>O-antigen lig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I</text:p>
          </table:table-cell>
          <table:table-cell office:value-type="float" office:value="949000">
            <text:p>949000</text:p>
          </table:table-cell>
          <table:table-cell office:value-type="string">
            <text:p>30S ribosomal protein S9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eoB</text:p>
          </table:table-cell>
          <table:table-cell office:value-type="float" office:value="948910">
            <text:p>948910</text:p>
          </table:table-cell>
          <table:table-cell office:value-type="string">
            <text:p>Phosphopentomut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bhA</text:p>
          </table:table-cell>
          <table:table-cell office:value-type="float" office:value="945372">
            <text:p>945372</text:p>
          </table:table-cell>
          <table:table-cell office:value-type="string">
            <text:p>Phosphatase yb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cI</text:p>
          </table:table-cell>
          <table:table-cell office:value-type="float" office:value="946787">
            <text:p>946787</text:p>
          </table:table-cell>
          <table:table-cell office:value-type="string">
            <text:p>Uncharacterized protein yfcI</text:p>
          </table:table-cell>
          <table:table-cell office:value-type="string">
            <text:p>['Amino acid transport and metabolism', ' Building block biosynthesis', 'amino acid metabolic process', 'aromatic amino acid family biosynthet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adA</text:p>
          </table:table-cell>
          <table:table-cell office:value-type="float" office:value="948912">
            <text:p>948912</text:p>
          </table:table-cell>
          <table:table-cell office:value-type="string">
            <text:p>DNA repair protein rad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ngR</text:p>
          </table:table-cell>
          <table:table-cell office:value-type="float" office:value="945371">
            <text:p>945371</text:p>
          </table:table-cell>
          <table:table-cell office:value-type="string">
            <text:p>Mannosyl-D-glycerate transport/metabolism system repressor mng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intB</text:p>
          </table:table-cell>
          <table:table-cell office:value-type="float" office:value="948782">
            <text:p>948782</text:p>
          </table:table-cell>
          <table:table-cell office:value-type="string">
            <text:p>ECDH10B_4464; ECIAI39_4743; UTI89_C4878; b4271; ECED1_5125; EC55989_4829; ECUMN_4803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nadR</text:p>
          </table:table-cell>
          <table:table-cell office:value-type="float" office:value="948911">
            <text:p>948911</text:p>
          </table:table-cell>
          <table:table-cell office:value-type="string">
            <text:p>Transcriptional regulator nad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valS</text:p>
          </table:table-cell>
          <table:table-cell office:value-type="float" office:value="948785">
            <text:p>948785</text:p>
          </table:table-cell>
          <table:table-cell office:value-type="string">
            <text:p>Valyl-tRNA synthe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erB</text:p>
          </table:table-cell>
          <table:table-cell office:value-type="float" office:value="948913">
            <text:p>948913</text:p>
          </table:table-cell>
          <table:table-cell office:value-type="string">
            <text:p>Phosphoserine phospha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fcH</text:p>
          </table:table-cell>
          <table:table-cell office:value-type="float" office:value="946784">
            <text:p>946784</text:p>
          </table:table-cell>
          <table:table-cell office:value-type="string">
            <text:p>Epimerase family protein yfcH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aG</text:p>
          </table:table-cell>
          <table:table-cell office:value-type="float" office:value="946297">
            <text:p>946297</text:p>
          </table:table-cell>
          <table:table-cell office:value-type="string">
            <text:p>Uncharacterized protein yeaG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gA</text:p>
          </table:table-cell>
          <table:table-cell office:value-type="float" office:value="948359">
            <text:p>948359</text:p>
          </table:table-cell>
          <table:table-cell office:value-type="string">
            <text:p>Uncharacterized protein yig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ecR</text:p>
          </table:table-cell>
          <table:table-cell office:value-type="float" office:value="945100">
            <text:p>945100</text:p>
          </table:table-cell>
          <table:table-cell office:value-type="string">
            <text:p>Recombination protein rec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hA</text:p>
          </table:table-cell>
          <table:table-cell office:value-type="float" office:value="948358">
            <text:p>948358</text:p>
          </table:table-cell>
          <table:table-cell office:value-type="string">
            <text:p>Probable GTP-binding protein eng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gB</text:p>
          </table:table-cell>
          <table:table-cell office:value-type="float" office:value="948357">
            <text:p>948357</text:p>
          </table:table-cell>
          <table:table-cell office:value-type="string">
            <text:p>Uncharacterized protein yigB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aV</text:p>
          </table:table-cell>
          <table:table-cell office:value-type="float" office:value="947136">
            <text:p>947136</text:p>
          </table:table-cell>
          <table:table-cell office:value-type="string">
            <text:p>Probable HTH-type transcriptional regulator ygaV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omB</text:p>
          </table:table-cell>
          <table:table-cell office:value-type="float" office:value="945106">
            <text:p>945106</text:p>
          </table:table-cell>
          <table:table-cell office:value-type="string">
            <text:p>Uncharacterized protein ybaJ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etA</text:p>
          </table:table-cell>
          <table:table-cell office:value-type="float" office:value="948513">
            <text:p>948513</text:p>
          </table:table-cell>
          <table:table-cell office:value-type="string">
            <text:p>Homoserine O-succinyltransfer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jaB</text:p>
          </table:table-cell>
          <table:table-cell office:value-type="float" office:value="948514">
            <text:p>948514</text:p>
          </table:table-cell>
          <table:table-cell office:value-type="string">
            <text:p>Uncharacterized N-acetyltransferase yjaB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naX</text:p>
          </table:table-cell>
          <table:table-cell office:value-type="float" office:value="945105">
            <text:p>945105</text:p>
          </table:table-cell>
          <table:table-cell office:value-type="string">
            <text:p>DNA polymerase III subunit tau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olA</text:p>
          </table:table-cell>
          <table:table-cell office:value-type="float" office:value="948356">
            <text:p>948356</text:p>
          </table:table-cell>
          <table:table-cell office:value-type="string">
            <text:p>DNA polymerase 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tsK</text:p>
          </table:table-cell>
          <table:table-cell office:value-type="float" office:value="945102">
            <text:p>945102</text:p>
          </table:table-cell>
          <table:table-cell office:value-type="string">
            <text:p>DNA translocase ftsK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aceA</text:p>
          </table:table-cell>
          <table:table-cell office:value-type="float" office:value="948517">
            <text:p>948517</text:p>
          </table:table-cell>
          <table:table-cell office:value-type="string">
            <text:p>Isocitrate ly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agB</text:p>
          </table:table-cell>
          <table:table-cell office:value-type="float" office:value="948518">
            <text:p>948518</text:p>
          </table:table-cell>
          <table:table-cell office:value-type="string">
            <text:p>Uncharacterized protein yjb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bD</text:p>
          </table:table-cell>
          <table:table-cell office:value-type="float" office:value="948518">
            <text:p>948518</text:p>
          </table:table-cell>
          <table:table-cell office:value-type="string">
            <text:p>Uncharacterized protein yjb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xerC</text:p>
          </table:table-cell>
          <table:table-cell office:value-type="float" office:value="948355">
            <text:p>948355</text:p>
          </table:table-cell>
          <table:table-cell office:value-type="string">
            <text:p>Tyrosine recombinase xer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aB</text:p>
          </table:table-cell>
          <table:table-cell office:value-type="float" office:value="945104">
            <text:p>945104</text:p>
          </table:table-cell>
          <table:table-cell office:value-type="string">
            <text:p>UPF0133 protein yba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sr</text:p>
          </table:table-cell>
          <table:table-cell office:value-type="float" office:value="945103">
            <text:p>945103</text:p>
          </table:table-cell>
          <table:table-cell office:value-type="string">
            <text:p>Acid shock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dsbA</text:p>
          </table:table-cell>
          <table:table-cell office:value-type="float" office:value="948353">
            <text:p>948353</text:p>
          </table:table-cell>
          <table:table-cell office:value-type="string">
            <text:p>Thiol:disulfide interchange protein dsb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cC</text:p>
          </table:table-cell>
          <table:table-cell office:value-type="float" office:value="948154">
            <text:p>948154</text:p>
          </table:table-cell>
          <table:table-cell office:value-type="string">
            <text:p>UPF0701 protein yic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dnT</text:p>
          </table:table-cell>
          <table:table-cell office:value-type="float" office:value="948798">
            <text:p>948798</text:p>
          </table:table-cell>
          <table:table-cell office:value-type="string">
            <text:p>Gnt-II system L-idonate transporte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urF</text:p>
          </table:table-cell>
          <table:table-cell office:value-type="float" office:value="946794">
            <text:p>946794</text:p>
          </table:table-cell>
          <table:table-cell office:value-type="string">
            <text:p>Amidophosphoribos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ruA</text:p>
          </table:table-cell>
          <table:table-cell office:value-type="float" office:value="946793">
            <text:p>946793</text:p>
          </table:table-cell>
          <table:table-cell office:value-type="string">
            <text:p>tRNA pseudouridine synthase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aH</text:p>
          </table:table-cell>
          <table:table-cell office:value-type="float" office:value="948508">
            <text:p>948508</text:p>
          </table:table-cell>
          <table:table-cell office:value-type="string">
            <text:p>Uncharacterized protein yjaH</text:p>
          </table:table-cell>
          <table:table-cell office:value-type="string">
            <text:p>['Cell wall membrane envelope biogenesis', 'lipopolysaccharide biosynthetic proces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yrE</text:p>
          </table:table-cell>
          <table:table-cell office:value-type="float" office:value="948157">
            <text:p>948157</text:p>
          </table:table-cell>
          <table:table-cell office:value-type="string">
            <text:p>Orotate phosphoribos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naJ</text:p>
          </table:table-cell>
          <table:table-cell office:value-type="float" office:value="945901">
            <text:p>945901</text:p>
          </table:table-cell>
          <table:table-cell office:value-type="string">
            <text:p>Uncharacterized protein ynaJ</text:p>
          </table:table-cell>
          <table:table-cell office:value-type="string">
            <text:p>['Replication <text:s/>recombination and repair', 'DNA recombination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bioC</text:p>
          </table:table-cell>
          <table:table-cell office:value-type="float" office:value="945388">
            <text:p>945388</text:p>
          </table:table-cell>
          <table:table-cell office:value-type="string">
            <text:p>Biotin synthesis protein bio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lmA</text:p>
          </table:table-cell>
          <table:table-cell office:value-type="float" office:value="948158">
            <text:p>948158</text:p>
          </table:table-cell>
          <table:table-cell office:value-type="string">
            <text:p>HTH-type protein slm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uspE</text:p>
          </table:table-cell>
          <table:table-cell office:value-type="float" office:value="945904">
            <text:p>945904</text:p>
          </table:table-cell>
          <table:table-cell office:value-type="string">
            <text:p>Universal stress protein 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ph</text:p>
          </table:table-cell>
          <table:table-cell office:value-type="float" office:value="948156">
            <text:p>948156</text:p>
          </table:table-cell>
          <table:table-cell office:value-type="string">
            <text:p>Ribonuclease PH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folK</text:p>
          </table:table-cell>
          <table:table-cell office:value-type="float" office:value="948792">
            <text:p>948792</text:p>
          </table:table-cell>
          <table:table-cell office:value-type="string">
            <text:p>2-amino-4-hydroxy-6-hydroxymethyldihydropteridine pyrophospho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ccD</text:p>
          </table:table-cell>
          <table:table-cell office:value-type="float" office:value="946796">
            <text:p>946796</text:p>
          </table:table-cell>
          <table:table-cell office:value-type="string">
            <text:p>Acetyl-coenzyme A carboxylase carboxyl transferase subunit be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aM</text:p>
          </table:table-cell>
          <table:table-cell office:value-type="float" office:value="945909">
            <text:p>945909</text:p>
          </table:table-cell>
          <table:table-cell office:value-type="string">
            <text:p>Uncharacterized protein ydaM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xuB</text:p>
          </table:table-cell>
          <table:table-cell office:value-type="float" office:value="946795">
            <text:p>946795</text:p>
          </table:table-cell>
          <table:table-cell office:value-type="string">
            <text:p>D-mannonate oxidoreduc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hJ</text:p>
          </table:table-cell>
          <table:table-cell office:value-type="float" office:value="945380">
            <text:p>945380</text:p>
          </table:table-cell>
          <table:table-cell office:value-type="string">
            <text:p>Uncharacterized protein ybhJ</text:p>
          </table:table-cell>
          <table:table-cell office:value-type="string">
            <text:p>['Energy production and conversion', ' Energy metabolism <text:s/>carbon ', 'glycolysis', 'tricarboxylic acid cycle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eoC</text:p>
          </table:table-cell>
          <table:table-cell office:value-type="float" office:value="948902">
            <text:p>948902</text:p>
          </table:table-cell>
          <table:table-cell office:value-type="string">
            <text:p>Deoxyribose-phosphate aldo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edA</text:p>
          </table:table-cell>
          <table:table-cell office:value-type="float" office:value="946798">
            <text:p>946798</text:p>
          </table:table-cell>
          <table:table-cell office:value-type="string">
            <text:p>Protein ded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eoA</text:p>
          </table:table-cell>
          <table:table-cell office:value-type="float" office:value="948901">
            <text:p>948901</text:p>
          </table:table-cell>
          <table:table-cell office:value-type="string">
            <text:p>Thymidine phosphor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olQ</text:p>
          </table:table-cell>
          <table:table-cell office:value-type="float" office:value="948900">
            <text:p>948900</text:p>
          </table:table-cell>
          <table:table-cell office:value-type="string">
            <text:p>Protein tolQ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heT</text:p>
          </table:table-cell>
          <table:table-cell office:value-type="float" office:value="945382">
            <text:p>945382</text:p>
          </table:table-cell>
          <table:table-cell office:value-type="string">
            <text:p>Phenylalanyl-tRNA synthetase beta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oG</text:p>
          </table:table-cell>
          <table:table-cell office:value-type="float" office:value="946762">
            <text:p>946762</text:p>
          </table:table-cell>
          <table:table-cell office:value-type="string">
            <text:p>NADH-quinone oxidoreductase; NADH-quinone oxidoreductase subunit 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cD</text:p>
          </table:table-cell>
          <table:table-cell office:value-type="float" office:value="946958">
            <text:p>946958</text:p>
          </table:table-cell>
          <table:table-cell office:value-type="string">
            <text:p>Uncharacterized protein ydcD</text:p>
          </table:table-cell>
          <table:table-cell office:value-type="string">
            <text:p>['Cell wall membrane envelope biogenesi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ARA</text:p>
          </table:table-cell>
          <table:table-cell office:value-type="float" office:value="949025">
            <text:p>949025</text:p>
          </table:table-cell>
          <table:table-cell office:value-type="string">
            <text:p>Carbamoyl-phosphate synthase small cha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acL</text:p>
          </table:table-cell>
          <table:table-cell office:value-type="float" office:value="944809">
            <text:p>944809</text:p>
          </table:table-cell>
          <table:table-cell office:value-type="string">
            <text:p>UPF0231 protein yacL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nuoA</text:p>
          </table:table-cell>
          <table:table-cell office:value-type="float" office:value="946764">
            <text:p>946764</text:p>
          </table:table-cell>
          <table:table-cell office:value-type="string">
            <text:p>NADH-quinone oxidoreductase subunit; NADH-quinone oxidoreductase subunit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hU</text:p>
          </table:table-cell>
          <table:table-cell office:value-type="float" office:value="949027">
            <text:p>949027</text:p>
          </table:table-cell>
          <table:table-cell office:value-type="string">
            <text:p>Inner membrane protein yehU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utM</text:p>
          </table:table-cell>
          <table:table-cell office:value-type="float" office:value="946765">
            <text:p>946765</text:p>
          </table:table-cell>
          <table:table-cell office:value-type="string">
            <text:p>Formamidopyrimidine-DNA glycosyl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idi</text:p>
          </table:table-cell>
          <table:table-cell office:value-type="float" office:value="949020">
            <text:p>949020</text:p>
          </table:table-cell>
          <table:table-cell office:value-type="string">
            <text:p>Isopentenyl-diphosphate Delta-isom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fbS</text:p>
          </table:table-cell>
          <table:table-cell office:value-type="float" office:value="946766">
            <text:p>946766</text:p>
          </table:table-cell>
          <table:table-cell office:value-type="string">
            <text:p>Uncharacterized transporter yfbS</text:p>
          </table:table-cell>
          <table:table-cell office:value-type="string">
            <text:p>[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fbU</text:p>
          </table:table-cell>
          <table:table-cell office:value-type="float" office:value="946767">
            <text:p>946767</text:p>
          </table:table-cell>
          <table:table-cell office:value-type="string">
            <text:p>UPF0304 protein yfbU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elD</text:p>
          </table:table-cell>
          <table:table-cell office:value-type="float" office:value="946768">
            <text:p>946768</text:p>
          </table:table-cell>
          <table:table-cell office:value-type="string">
            <text:p>Selenide, water di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rhA</text:p>
          </table:table-cell>
          <table:table-cell office:value-type="float" office:value="946769">
            <text:p>946769</text:p>
          </table:table-cell>
          <table:table-cell office:value-type="string">
            <text:p>Probable HTH-type transcriptional regulator lrh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tsL</text:p>
          </table:table-cell>
          <table:table-cell office:value-type="float" office:value="944803">
            <text:p>944803</text:p>
          </table:table-cell>
          <table:table-cell office:value-type="string">
            <text:p>Cell division protein ftsL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cI</text:p>
          </table:table-cell>
          <table:table-cell office:value-type="float" office:value="948169">
            <text:p>948169</text:p>
          </table:table-cell>
          <table:table-cell office:value-type="string">
            <text:p>Alpha-xylosid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ruR</text:p>
          </table:table-cell>
          <table:table-cell office:value-type="float" office:value="944804">
            <text:p>944804</text:p>
          </table:table-cell>
          <table:table-cell office:value-type="string">
            <text:p>Fructose repress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dC</text:p>
          </table:table-cell>
          <table:table-cell office:value-type="float" office:value="944801">
            <text:p>944801</text:p>
          </table:table-cell>
          <table:table-cell office:value-type="string">
            <text:p>Inner membrane protein yfd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tS</text:p>
          </table:table-cell>
          <table:table-cell office:value-type="float" office:value="948166">
            <text:p>948166</text:p>
          </table:table-cell>
          <table:table-cell office:value-type="string">
            <text:p>Sodium/glutamate symport carrier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fJ</text:p>
          </table:table-cell>
          <table:table-cell office:value-type="float" office:value="944802">
            <text:p>944802</text:p>
          </table:table-cell>
          <table:table-cell office:value-type="string">
            <text:p>b4600; c1969; EcHS_A1633; Z2153; E2348C_1663; ECED1_1671; ECDH10B_1674; ECH74115_2159; EC55989_1684; ECS88_1623; EcE24377A_1752; EcSMS35_1621; ECED1_1674; ECIAI39_1846; ECUMN_1810; ECIAI1_1562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kpB</text:p>
          </table:table-cell>
          <table:table-cell office:value-type="float" office:value="944807">
            <text:p>944807</text:p>
          </table:table-cell>
          <table:table-cell office:value-type="string">
            <text:p>FKBP-type 16 kDa peptidyl-prolyl cis-trans iso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oH</text:p>
          </table:table-cell>
          <table:table-cell office:value-type="float" office:value="946761">
            <text:p>946761</text:p>
          </table:table-cell>
          <table:table-cell office:value-type="string">
            <text:p>NADH-quinone oxidoreductase subunit 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ecG</text:p>
          </table:table-cell>
          <table:table-cell office:value-type="float" office:value="948162">
            <text:p>948162</text:p>
          </table:table-cell>
          <table:table-cell office:value-type="string">
            <text:p>ATP-dependent DNA helicase rec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oZ</text:p>
          </table:table-cell>
          <table:table-cell office:value-type="float" office:value="948160">
            <text:p>948160</text:p>
          </table:table-cell>
          <table:table-cell office:value-type="string">
            <text:p>DNA-directed RNA polymerase subunit omeg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rmH</text:p>
          </table:table-cell>
          <table:table-cell office:value-type="float" office:value="948161">
            <text:p>948161</text:p>
          </table:table-cell>
          <table:table-cell office:value-type="string">
            <text:p>tRNA guanosine-2'-O-methyltransfer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aeA</text:p>
          </table:table-cell>
          <table:table-cell office:value-type="float" office:value="946031">
            <text:p>946031</text:p>
          </table:table-cell>
          <table:table-cell office:value-type="string">
            <text:p>NAD-dependent malic enzym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hF</text:p>
          </table:table-cell>
          <table:table-cell office:value-type="float" office:value="946960">
            <text:p>946960</text:p>
          </table:table-cell>
          <table:table-cell office:value-type="string">
            <text:p>Oxidoreductase ydh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dhP</text:p>
          </table:table-cell>
          <table:table-cell office:value-type="float" office:value="946036">
            <text:p>946036</text:p>
          </table:table-cell>
          <table:table-cell office:value-type="string">
            <text:p>Alcohol dehydrogenase, propanol-preferring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nuoC</text:p>
          </table:table-cell>
          <table:table-cell office:value-type="float" office:value="946759">
            <text:p>946759</text:p>
          </table:table-cell>
          <table:table-cell office:value-type="string">
            <text:p>NADH-quinone oxidoreductase subunit C/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ckA</text:p>
          </table:table-cell>
          <table:table-cell office:value-type="float" office:value="946775">
            <text:p>946775</text:p>
          </table:table-cell>
          <table:table-cell office:value-type="string">
            <text:p>Acetat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bV</text:p>
          </table:table-cell>
          <table:table-cell office:value-type="float" office:value="946774">
            <text:p>946774</text:p>
          </table:table-cell>
          <table:table-cell office:value-type="string">
            <text:p>UPF0208 membrane protein yfbV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mdA</text:p>
          </table:table-cell>
          <table:table-cell office:value-type="float" office:value="949012">
            <text:p>949012</text:p>
          </table:table-cell>
          <table:table-cell office:value-type="string">
            <text:p>Uncharacterized protein ymdA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bT</text:p>
          </table:table-cell>
          <table:table-cell office:value-type="float" office:value="946777">
            <text:p>946777</text:p>
          </table:table-cell>
          <table:table-cell office:value-type="string">
            <text:p>Phosphatase yfb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ta</text:p>
          </table:table-cell>
          <table:table-cell office:value-type="float" office:value="946778">
            <text:p>946778</text:p>
          </table:table-cell>
          <table:table-cell office:value-type="string">
            <text:p>Phosphate acet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cN</text:p>
          </table:table-cell>
          <table:table-cell office:value-type="float" office:value="948173">
            <text:p>948173</text:p>
          </table:table-cell>
          <table:table-cell office:value-type="string">
            <text:p>Uncharacterized protein yicN</text:p>
          </table:table-cell>
          <table:table-cell office:value-type="string">
            <text:p>[' Carbon compound utilization', 'regulation of transcription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icL</text:p>
          </table:table-cell>
          <table:table-cell office:value-type="float" office:value="948176">
            <text:p>948176</text:p>
          </table:table-cell>
          <table:table-cell office:value-type="string">
            <text:p>Uncharacterized inner membrane transporter yicL</text:p>
          </table:table-cell>
          <table:table-cell office:value-type="string">
            <text:p>['regulation of cell shape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lpA</text:p>
          </table:table-cell>
          <table:table-cell office:value-type="float" office:value="948175">
            <text:p>948175</text:p>
          </table:table-cell>
          <table:table-cell office:value-type="string">
            <text:p>Lipoprotein 28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fT</text:p>
          </table:table-cell>
          <table:table-cell office:value-type="float" office:value="949018">
            <text:p>949018</text:p>
          </table:table-cell>
          <table:table-cell office:value-type="string">
            <text:p>Uncharacterized protein ygfT</text:p>
          </table:table-cell>
          <table:table-cell office:value-type="string">
            <text:p>['electron transport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icH</text:p>
          </table:table-cell>
          <table:table-cell office:value-type="float" office:value="948171">
            <text:p>948171</text:p>
          </table:table-cell>
          <table:table-cell office:value-type="string">
            <text:p>Uncharacterized protein yicH</text:p>
          </table:table-cell>
          <table:table-cell office:value-type="string">
            <text:p>['Energy production and convers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spA</text:p>
          </table:table-cell>
          <table:table-cell office:value-type="float" office:value="944800">
            <text:p>944800</text:p>
          </table:table-cell>
          <table:table-cell office:value-type="string">
            <text:p>Lipoprotein signal pept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gD</text:p>
          </table:table-cell>
          <table:table-cell office:value-type="float" office:value="946974">
            <text:p>946974</text:p>
          </table:table-cell>
          <table:table-cell office:value-type="string">
            <text:p>Uncharacterized protein yfgD</text:p>
          </table:table-cell>
          <table:table-cell office:value-type="string">
            <text:p>[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hsE</text:p>
          </table:table-cell>
          <table:table-cell office:value-type="float" office:value="946026">
            <text:p>946026</text:p>
          </table:table-cell>
          <table:table-cell office:value-type="string">
            <text:p>ECDH10B_1586; EC55989_0238; b1456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mbA</text:p>
          </table:table-cell>
          <table:table-cell office:value-type="float" office:value="946972">
            <text:p>946972</text:p>
          </table:table-cell>
          <table:table-cell office:value-type="string">
            <text:p>Uncharacterized lipoprotein ymbA</text:p>
          </table:table-cell>
          <table:table-cell office:value-type="string">
            <text:p>['Amino acid transport and metabolism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uraA</text:p>
          </table:table-cell>
          <table:table-cell office:value-type="float" office:value="946978">
            <text:p>946978</text:p>
          </table:table-cell>
          <table:table-cell office:value-type="string">
            <text:p>Uracil perme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alS</text:p>
          </table:table-cell>
          <table:table-cell office:value-type="float" office:value="949043">
            <text:p>949043</text:p>
          </table:table-cell>
          <table:table-cell office:value-type="string">
            <text:p>HTH-type transcriptional regulator galS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nuoE</text:p>
          </table:table-cell>
          <table:table-cell office:value-type="float" office:value="946746">
            <text:p>946746</text:p>
          </table:table-cell>
          <table:table-cell office:value-type="string">
            <text:p>NADH-quinone oxidoreductase subunit 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iB</text:p>
          </table:table-cell>
          <table:table-cell office:value-type="float" office:value="949044">
            <text:p>949044</text:p>
          </table:table-cell>
          <table:table-cell office:value-type="string">
            <text:p>Uncharacterized protein yeiB</text:p>
          </table:table-cell>
          <table:table-cell office:value-type="string">
            <text:p>['two component signal transduction system <text:s/>phosphorelay 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iG</text:p>
          </table:table-cell>
          <table:table-cell office:value-type="float" office:value="949045">
            <text:p>949045</text:p>
          </table:table-cell>
          <table:table-cell office:value-type="string">
            <text:p>S-formylglutathione hydrolase yei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tQ</text:p>
          </table:table-cell>
          <table:table-cell office:value-type="float" office:value="949046">
            <text:p>949046</text:p>
          </table:table-cell>
          <table:table-cell office:value-type="string">
            <text:p>Arginine transport system permease protein artQ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fp</text:p>
          </table:table-cell>
          <table:table-cell office:value-type="float" office:value="949047">
            <text:p>949047</text:p>
          </table:table-cell>
          <table:table-cell office:value-type="string">
            <text:p>Coenzyme A biosynthesis bifunctional protein coaB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enE</text:p>
          </table:table-cell>
          <table:table-cell office:value-type="float" office:value="946741">
            <text:p>946741</text:p>
          </table:table-cell>
          <table:table-cell office:value-type="string">
            <text:p>2-succinylbenzoate--CoA lig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ltI</text:p>
          </table:table-cell>
          <table:table-cell office:value-type="float" office:value="946938">
            <text:p>946938</text:p>
          </table:table-cell>
          <table:table-cell office:value-type="string">
            <text:p>Glutamate/aspartate periplasmic-binding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tsQ</text:p>
          </table:table-cell>
          <table:table-cell office:value-type="float" office:value="944823">
            <text:p>944823</text:p>
          </table:table-cell>
          <table:table-cell office:value-type="string">
            <text:p>Cell division protein ftsQ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dG</text:p>
          </table:table-cell>
          <table:table-cell office:value-type="float" office:value="944833">
            <text:p>944833</text:p>
          </table:table-cell>
          <table:table-cell office:value-type="string">
            <text:p>Uncharacterized ABC transporter ATP-binding protein yad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an</text:p>
          </table:table-cell>
          <table:table-cell office:value-type="float" office:value="944832">
            <text:p>944832</text:p>
          </table:table-cell>
          <table:table-cell office:value-type="string">
            <text:p>Carbonic anhydrase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nsb</text:p>
          </table:table-cell>
          <table:table-cell office:value-type="float" office:value="946054">
            <text:p>946054</text:p>
          </table:table-cell>
          <table:table-cell office:value-type="string">
            <text:p>Protein gns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ecM</text:p>
          </table:table-cell>
          <table:table-cell office:value-type="float" office:value="944831">
            <text:p>944831</text:p>
          </table:table-cell>
          <table:table-cell office:value-type="string">
            <text:p>Secretion monit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cd</text:p>
          </table:table-cell>
          <table:table-cell office:value-type="float" office:value="944830">
            <text:p>944830</text:p>
          </table:table-cell>
          <table:table-cell office:value-type="string">
            <text:p>Quinoprotein glucose 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mcA</text:p>
          </table:table-cell>
          <table:table-cell office:value-type="float" office:value="946053">
            <text:p>946053</text:p>
          </table:table-cell>
          <table:table-cell office:value-type="string">
            <text:p>Uncharacterized protein ypfI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ivbL</text:p>
          </table:table-cell>
          <table:table-cell office:value-type="float" office:value="948181">
            <text:p>948181</text:p>
          </table:table-cell>
          <table:table-cell office:value-type="string">
            <text:p>IlvBN operon leader peptid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nuoB</text:p>
          </table:table-cell>
          <table:table-cell office:value-type="float" office:value="946738">
            <text:p>946738</text:p>
          </table:table-cell>
          <table:table-cell office:value-type="string">
            <text:p>NADH-quinone oxidoreductase subunit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mB</text:p>
          </table:table-cell>
          <table:table-cell office:value-type="float" office:value="946941">
            <text:p>946941</text:p>
          </table:table-cell>
          <table:table-cell office:value-type="string">
            <text:p>50S ribosomal protein L28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aZ</text:p>
          </table:table-cell>
          <table:table-cell office:value-type="float" office:value="946739">
            <text:p>946739</text:p>
          </table:table-cell>
          <table:table-cell office:value-type="string">
            <text:p>Uncharacterized protein yfaZ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nuoI</text:p>
          </table:table-cell>
          <table:table-cell office:value-type="float" office:value="946757">
            <text:p>946757</text:p>
          </table:table-cell>
          <table:table-cell office:value-type="string">
            <text:p>NADH-quinone oxidoreductase subunit 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biX</text:p>
          </table:table-cell>
          <table:table-cell office:value-type="float" office:value="949033">
            <text:p>949033</text:p>
          </table:table-cell>
          <table:table-cell office:value-type="string">
            <text:p>3-octaprenyl-4-hydroxybenzoate carboxy-ly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urE</text:p>
          </table:table-cell>
          <table:table-cell office:value-type="float" office:value="949031">
            <text:p>949031</text:p>
          </table:table-cell>
          <table:table-cell office:value-type="string">
            <text:p>Phosphoribosylaminoimidazole carboxylase catalytic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cE</text:p>
          </table:table-cell>
          <table:table-cell office:value-type="float" office:value="946755">
            <text:p>946755</text:p>
          </table:table-cell>
          <table:table-cell office:value-type="string">
            <text:p>Phosphodiesterase yfc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oJ</text:p>
          </table:table-cell>
          <table:table-cell office:value-type="float" office:value="946756">
            <text:p>946756</text:p>
          </table:table-cell>
          <table:table-cell office:value-type="string">
            <text:p>NADH-quinone oxidoreductase subunit J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oF</text:p>
          </table:table-cell>
          <table:table-cell office:value-type="float" office:value="946753">
            <text:p>946753</text:p>
          </table:table-cell>
          <table:table-cell office:value-type="string">
            <text:p>NADH-quinone oxidoreductase subunit 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iA</text:p>
          </table:table-cell>
          <table:table-cell office:value-type="float" office:value="949037">
            <text:p>949037</text:p>
          </table:table-cell>
          <table:table-cell office:value-type="string">
            <text:p>Uncharacterized protein yeiA</text:p>
          </table:table-cell>
          <table:table-cell office:value-type="string">
            <text:p>['Nucleotide transport and metabolism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piB</text:p>
          </table:table-cell>
          <table:table-cell office:value-type="float" office:value="949038">
            <text:p>949038</text:p>
          </table:table-cell>
          <table:table-cell office:value-type="string">
            <text:p>Peptidyl-prolyl cis-trans isomerase B; Peptidyl-prolyl cis-trans iso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adE</text:p>
          </table:table-cell>
          <table:table-cell office:value-type="float" office:value="946946">
            <text:p>946946</text:p>
          </table:table-cell>
          <table:table-cell office:value-type="string">
            <text:p>NH(3)-dependent NAD(+) synthe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hyA</text:p>
          </table:table-cell>
          <table:table-cell office:value-type="float" office:value="949035">
            <text:p>949035</text:p>
          </table:table-cell>
          <table:table-cell office:value-type="string">
            <text:p>Thymidylat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urD</text:p>
          </table:table-cell>
          <table:table-cell office:value-type="float" office:value="944818">
            <text:p>944818</text:p>
          </table:table-cell>
          <table:table-cell office:value-type="string">
            <text:p>UDP-N-acetylmuramoylalanine--D-glutamate lig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urA</text:p>
          </table:table-cell>
          <table:table-cell office:value-type="float" office:value="944812">
            <text:p>944812</text:p>
          </table:table-cell>
          <table:table-cell office:value-type="string">
            <text:p>Chaperone sur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urF</text:p>
          </table:table-cell>
          <table:table-cell office:value-type="float" office:value="944813">
            <text:p>944813</text:p>
          </table:table-cell>
          <table:table-cell office:value-type="string">
            <text:p>UDP-N-acetylmuramoyl-tripeptide--D-alanyl-D-alanine lig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raY</text:p>
          </table:table-cell>
          <table:table-cell office:value-type="float" office:value="944814">
            <text:p>944814</text:p>
          </table:table-cell>
          <table:table-cell office:value-type="string">
            <text:p>Phospho-N-acetylmuramoyl-pentapeptide-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wzzE</text:p>
          </table:table-cell>
          <table:table-cell office:value-type="float" office:value="944815">
            <text:p>944815</text:p>
          </table:table-cell>
          <table:table-cell office:value-type="string">
            <text:p>Lipopolysaccharide biosynthesis protein wzz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idC</text:p>
          </table:table-cell>
          <table:table-cell office:value-type="float" office:value="944820">
            <text:p>944820</text:p>
          </table:table-cell>
          <table:table-cell office:value-type="string">
            <text:p>Membrane-associated protein uid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dpB</text:p>
          </table:table-cell>
          <table:table-cell office:value-type="float" office:value="946044">
            <text:p>946044</text:p>
          </table:table-cell>
          <table:table-cell office:value-type="string">
            <text:p>Probable D,D-dipeptide transport system permease protein ddp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ecA</text:p>
          </table:table-cell>
          <table:table-cell office:value-type="float" office:value="944821">
            <text:p>944821</text:p>
          </table:table-cell>
          <table:table-cell office:value-type="string">
            <text:p>Protein translocase subunit sec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bpB</text:p>
          </table:table-cell>
          <table:table-cell office:value-type="float" office:value="948192">
            <text:p>948192</text:p>
          </table:table-cell>
          <table:table-cell office:value-type="string">
            <text:p>Small heat shock protein ibp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dE</text:p>
          </table:table-cell>
          <table:table-cell office:value-type="float" office:value="948193">
            <text:p>948193</text:p>
          </table:table-cell>
          <table:table-cell office:value-type="string">
            <text:p>Putative transport protein yid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pfJ</text:p>
          </table:table-cell>
          <table:table-cell office:value-type="float" office:value="946956">
            <text:p>946956</text:p>
          </table:table-cell>
          <table:table-cell office:value-type="string">
            <text:p>Uncharacterized protein ypfJ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bamC</text:p>
          </table:table-cell>
          <table:table-cell office:value-type="float" office:value="946954">
            <text:p>946954</text:p>
          </table:table-cell>
          <table:table-cell office:value-type="string">
            <text:p>Lipoprotein 34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cvR</text:p>
          </table:table-cell>
          <table:table-cell office:value-type="float" office:value="946950">
            <text:p>946950</text:p>
          </table:table-cell>
          <table:table-cell office:value-type="string">
            <text:p>Glycine cleavage system transcriptional represso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ebQ</text:p>
          </table:table-cell>
          <table:table-cell office:value-type="float" office:value="946048">
            <text:p>946048</text:p>
          </table:table-cell>
          <table:table-cell office:value-type="string">
            <text:p>Uncharacterized transporter yebQ</text:p>
          </table:table-cell>
          <table:table-cell office:value-type="string">
            <text:p>[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fcN</text:p>
          </table:table-cell>
          <table:table-cell office:value-type="float" office:value="944847">
            <text:p>944847</text:p>
          </table:table-cell>
          <table:table-cell office:value-type="string">
            <text:p>UPF0115 protein yfcN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bgJ</text:p>
          </table:table-cell>
          <table:table-cell office:value-type="float" office:value="945311">
            <text:p>945311</text:p>
          </table:table-cell>
          <table:table-cell office:value-type="string">
            <text:p>Uncharacterized protein ybgJ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ucC</text:p>
          </table:table-cell>
          <table:table-cell office:value-type="float" office:value="945312">
            <text:p>945312</text:p>
          </table:table-cell>
          <table:table-cell office:value-type="string">
            <text:p>Succinyl-CoA ligase [ADP-forming] subunit be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dB</text:p>
          </table:table-cell>
          <table:table-cell office:value-type="float" office:value="944846">
            <text:p>944846</text:p>
          </table:table-cell>
          <table:table-cell office:value-type="string">
            <text:p>Glutamyl-Q tRNA(Asp) synthetase; Insertion element IS150 uncharacterized 14 kDa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rpB</text:p>
          </table:table-cell>
          <table:table-cell office:value-type="float" office:value="944845">
            <text:p>944845</text:p>
          </table:table-cell>
          <table:table-cell office:value-type="string">
            <text:p>ATP-dependent RNA helicase hrp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bgK</text:p>
          </table:table-cell>
          <table:table-cell office:value-type="float" office:value="945317">
            <text:p>945317</text:p>
          </table:table-cell>
          <table:table-cell office:value-type="string">
            <text:p>Uncharacterized protein ybgK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pxA</text:p>
          </table:table-cell>
          <table:table-cell office:value-type="float" office:value="944849">
            <text:p>944849</text:p>
          </table:table-cell>
          <table:table-cell office:value-type="string">
            <text:p>Acyl-[acyl-carrier-protein]--UDP-N-acetylglucosamine O-ac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gR</text:p>
          </table:table-cell>
          <table:table-cell office:value-type="float" office:value="948978">
            <text:p>948978</text:p>
          </table:table-cell>
          <table:table-cell office:value-type="string">
            <text:p>Uncharacterized protein yjgR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ffD</text:p>
          </table:table-cell>
          <table:table-cell office:value-type="float" office:value="948977">
            <text:p>948977</text:p>
          </table:table-cell>
          <table:table-cell office:value-type="string">
            <text:p>UDP-N-acetyl-D-mannosamine 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pQ</text:p>
          </table:table-cell>
          <table:table-cell office:value-type="float" office:value="946725">
            <text:p>946725</text:p>
          </table:table-cell>
          <table:table-cell office:value-type="string">
            <text:p>Glycerophosphoryl diester phosphodiester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inR</text:p>
          </table:table-cell>
          <table:table-cell office:value-type="float" office:value="948973">
            <text:p>948973</text:p>
          </table:table-cell>
          <table:table-cell office:value-type="string">
            <text:p>Putative DNA-invertase from lambdoid prophage Ra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oaE</text:p>
          </table:table-cell>
          <table:table-cell office:value-type="float" office:value="949060">
            <text:p>949060</text:p>
          </table:table-cell>
          <table:table-cell office:value-type="string">
            <text:p>Dephospho-CoA k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lcA</text:p>
          </table:table-cell>
          <table:table-cell office:value-type="float" office:value="946715">
            <text:p>946715</text:p>
          </table:table-cell>
          <table:table-cell office:value-type="string">
            <text:p>H(+)/Cl(-) exchange transporter clc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ksA</text:p>
          </table:table-cell>
          <table:table-cell office:value-type="float" office:value="944850">
            <text:p>944850</text:p>
          </table:table-cell>
          <table:table-cell office:value-type="string">
            <text:p>DnaK suppressor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ucB</text:p>
          </table:table-cell>
          <table:table-cell office:value-type="float" office:value="945307">
            <text:p>945307</text:p>
          </table:table-cell>
          <table:table-cell office:value-type="string">
            <text:p>Dihydrolipoyllysine-residue succinyltransferase component of 2-oxoglutarate dehydrogenase complex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isJ</text:p>
          </table:table-cell>
          <table:table-cell office:value-type="float" office:value="945309">
            <text:p>945309</text:p>
          </table:table-cell>
          <table:table-cell office:value-type="string">
            <text:p>Histidine-binding periplasmic protein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lpd</text:p>
          </table:table-cell>
          <table:table-cell office:value-type="float" office:value="944854">
            <text:p>944854</text:p>
          </table:table-cell>
          <table:table-cell office:value-type="string">
            <text:p>Dihydrolipoyl 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tpX</text:p>
          </table:table-cell>
          <table:table-cell office:value-type="float" office:value="946076">
            <text:p>946076</text:p>
          </table:table-cell>
          <table:table-cell office:value-type="string">
            <text:p>Probable protease htpX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hC</text:p>
          </table:table-cell>
          <table:table-cell office:value-type="float" office:value="946077">
            <text:p>946077</text:p>
          </table:table-cell>
          <table:table-cell office:value-type="string">
            <text:p>Inner membrane transport protein ydh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nhB</text:p>
          </table:table-cell>
          <table:table-cell office:value-type="float" office:value="944852">
            <text:p>944852</text:p>
          </table:table-cell>
          <table:table-cell office:value-type="string">
            <text:p>Ribonuclease HI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ceE</text:p>
          </table:table-cell>
          <table:table-cell office:value-type="float" office:value="944834">
            <text:p>944834</text:p>
          </table:table-cell>
          <table:table-cell office:value-type="string">
            <text:p>Pyruvate dehydrogenase E1 componen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ptG</text:p>
          </table:table-cell>
          <table:table-cell office:value-type="float" office:value="945324">
            <text:p>945324</text:p>
          </table:table-cell>
          <table:table-cell office:value-type="string">
            <text:p>Lipopolysaccharide export system permease protein lpt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dhD</text:p>
          </table:table-cell>
          <table:table-cell office:value-type="float" office:value="945322">
            <text:p>945322</text:p>
          </table:table-cell>
          <table:table-cell office:value-type="string">
            <text:p>Succinate dehydrogenase hydrophobic membrane anchor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anB</text:p>
          </table:table-cell>
          <table:table-cell office:value-type="float" office:value="944839">
            <text:p>944839</text:p>
          </table:table-cell>
          <table:table-cell office:value-type="string">
            <text:p>3-methyl-2-oxobutanoate hydroxymeth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olR</text:p>
          </table:table-cell>
          <table:table-cell office:value-type="float" office:value="945328">
            <text:p>945328</text:p>
          </table:table-cell>
          <table:table-cell office:value-type="string">
            <text:p>Protein tol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hQ</text:p>
          </table:table-cell>
          <table:table-cell office:value-type="float" office:value="949059">
            <text:p>949059</text:p>
          </table:table-cell>
          <table:table-cell office:value-type="string">
            <text:p>Uncharacterized N-acetyltransferase yjhQ</text:p>
          </table:table-cell>
          <table:table-cell office:value-type="string">
            <text:p>['Translation <text:s/>ribosomal structure and biogenesis', 'transla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sgA</text:p>
          </table:table-cell>
          <table:table-cell office:value-type="float" office:value="949055">
            <text:p>949055</text:p>
          </table:table-cell>
          <table:table-cell office:value-type="string">
            <text:p>Major curlin subuni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pC</text:p>
          </table:table-cell>
          <table:table-cell office:value-type="float" office:value="946735">
            <text:p>946735</text:p>
          </table:table-cell>
          <table:table-cell office:value-type="string">
            <text:p>Anaerobic glycerol-3-phosphate dehydrogenase subunit 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rxB</text:p>
          </table:table-cell>
          <table:table-cell office:value-type="float" office:value="949054">
            <text:p>949054</text:p>
          </table:table-cell>
          <table:table-cell office:value-type="string">
            <text:p>Thioredoxin reduc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enC</text:p>
          </table:table-cell>
          <table:table-cell office:value-type="float" office:value="946734">
            <text:p>946734</text:p>
          </table:table-cell>
          <table:table-cell office:value-type="string">
            <text:p>o-succinylbenzoat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pxH</text:p>
          </table:table-cell>
          <table:table-cell office:value-type="float" office:value="949053">
            <text:p>949053</text:p>
          </table:table-cell>
          <table:table-cell office:value-type="string">
            <text:p>UDP-2,3-diacylglucosamine hydro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rp</text:p>
          </table:table-cell>
          <table:table-cell office:value-type="float" office:value="949051">
            <text:p>949051</text:p>
          </table:table-cell>
          <table:table-cell office:value-type="string">
            <text:p>Leucine-responsive regulatory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dD</text:p>
          </table:table-cell>
          <table:table-cell office:value-type="float" office:value="949052">
            <text:p>949052</text:p>
          </table:table-cell>
          <table:table-cell office:value-type="string">
            <text:p>ATP-binding/permease protein cyd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luE</text:p>
          </table:table-cell>
          <table:table-cell office:value-type="float" office:value="945701">
            <text:p>945701</text:p>
          </table:table-cell>
          <table:table-cell office:value-type="string">
            <text:p>Pseudouridine synthase; Ribosomal large subunit pseudouridine synthase 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ipA</text:p>
          </table:table-cell>
          <table:table-cell office:value-type="float" office:value="946064">
            <text:p>946064</text:p>
          </table:table-cell>
          <table:table-cell office:value-type="string">
            <text:p>Protein hip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gbL</text:p>
          </table:table-cell>
          <table:table-cell office:value-type="float" office:value="947197">
            <text:p>947197</text:p>
          </table:table-cell>
          <table:table-cell office:value-type="string">
            <text:p>Putative aldolase class 2 protein ygbL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anA</text:p>
          </table:table-cell>
          <table:table-cell office:value-type="float" office:value="944840">
            <text:p>944840</text:p>
          </table:table-cell>
          <table:table-cell office:value-type="string">
            <text:p>Mannose-6-phosphate isomer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bgL</text:p>
          </table:table-cell>
          <table:table-cell office:value-type="float" office:value="945318">
            <text:p>945318</text:p>
          </table:table-cell>
          <table:table-cell office:value-type="string">
            <text:p>UPF0271 protein ybgL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phB</text:p>
          </table:table-cell>
          <table:table-cell office:value-type="float" office:value="947196">
            <text:p>947196</text:p>
          </table:table-cell>
          <table:table-cell office:value-type="string">
            <text:p>Serine/threonine-protein phosphatase 2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gbK</text:p>
          </table:table-cell>
          <table:table-cell office:value-type="float" office:value="947199">
            <text:p>947199</text:p>
          </table:table-cell>
          <table:table-cell office:value-type="string">
            <text:p>Uncharacterized protein ygbK</text:p>
          </table:table-cell>
          <table:table-cell office:value-type="string">
            <text:p>['Carbohydrate transport and metabolism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eJ</text:p>
          </table:table-cell>
          <table:table-cell office:value-type="float" office:value="946067">
            <text:p>946067</text:p>
          </table:table-cell>
          <table:table-cell office:value-type="string">
            <text:p>Protein ydeJ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acH</text:p>
          </table:table-cell>
          <table:table-cell office:value-type="float" office:value="944868">
            <text:p>944868</text:p>
          </table:table-cell>
          <table:table-cell office:value-type="string">
            <text:p>Uncharacterized protein yacH</text:p>
          </table:table-cell>
          <table:table-cell office:value-type="string">
            <text:p>['Signal transduction mechanisms', ' Type of regulation', 'signal transduc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rgP</text:p>
          </table:table-cell>
          <table:table-cell office:value-type="float" office:value="944867">
            <text:p>944867</text:p>
          </table:table-cell>
          <table:table-cell office:value-type="string">
            <text:p>Chromosome initiation inhibit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aiB</text:p>
          </table:table-cell>
          <table:table-cell office:value-type="float" office:value="948997">
            <text:p>948997</text:p>
          </table:table-cell>
          <table:table-cell office:value-type="string">
            <text:p>Crotonobetainyl-CoA:carnitine CoA-transf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eco</text:p>
          </table:table-cell>
          <table:table-cell office:value-type="float" office:value="946700">
            <text:p>946700</text:p>
          </table:table-cell>
          <table:table-cell office:value-type="string">
            <text:p>Ecot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ymE</text:p>
          </table:table-cell>
          <table:table-cell office:value-type="float" office:value="949088">
            <text:p>949088</text:p>
          </table:table-cell>
          <table:table-cell office:value-type="string">
            <text:p>Endoribonuclease sym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mdB</text:p>
          </table:table-cell>
          <table:table-cell office:value-type="float" office:value="946987">
            <text:p>946987</text:p>
          </table:table-cell>
          <table:table-cell office:value-type="string">
            <text:p>UPF0189 protein ymd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bamB</text:p>
          </table:table-cell>
          <table:table-cell office:value-type="float" office:value="946982">
            <text:p>946982</text:p>
          </table:table-cell>
          <table:table-cell office:value-type="string">
            <text:p>Lipoprotein yfgL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er</text:p>
          </table:table-cell>
          <table:table-cell office:value-type="float" office:value="946983">
            <text:p>946983</text:p>
          </table:table-cell>
          <table:table-cell office:value-type="string">
            <text:p>GTP-binding protein eng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gJ</text:p>
          </table:table-cell>
          <table:table-cell office:value-type="float" office:value="946984">
            <text:p>946984</text:p>
          </table:table-cell>
          <table:table-cell office:value-type="string">
            <text:p>Uncharacterized protein yfgJ</text:p>
          </table:table-cell>
          <table:table-cell office:value-type="string">
            <text:p>[' Type of regulation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dsA</text:p>
          </table:table-cell>
          <table:table-cell office:value-type="float" office:value="944876">
            <text:p>944876</text:p>
          </table:table-cell>
          <table:table-cell office:value-type="string">
            <text:p>Phosphatidate cytidylyltransfer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dnaE</text:p>
          </table:table-cell>
          <table:table-cell office:value-type="float" office:value="944877">
            <text:p>944877</text:p>
          </table:table-cell>
          <table:table-cell office:value-type="string">
            <text:p>DNA polymerase III subunit alp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gG</text:p>
          </table:table-cell>
          <table:table-cell office:value-type="float" office:value="946980">
            <text:p>946980</text:p>
          </table:table-cell>
          <table:table-cell office:value-type="string">
            <text:p>Uncharacterized protein yfgG</text:p>
          </table:table-cell>
          <table:table-cell office:value-type="string">
            <text:p>['Nucleotide transport and metabolism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fgM</text:p>
          </table:table-cell>
          <table:table-cell office:value-type="float" office:value="946981">
            <text:p>946981</text:p>
          </table:table-cell>
          <table:table-cell office:value-type="string">
            <text:p>UPF0070 protein yfgM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eR</text:p>
          </table:table-cell>
          <table:table-cell office:value-type="float" office:value="944875">
            <text:p>944875</text:p>
          </table:table-cell>
          <table:table-cell office:value-type="string">
            <text:p>Uncharacterized protein yaeR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lnH</text:p>
          </table:table-cell>
          <table:table-cell office:value-type="float" office:value="944872">
            <text:p>944872</text:p>
          </table:table-cell>
          <table:table-cell office:value-type="string">
            <text:p>Glutamine-binding periplasmic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lhE</text:p>
          </table:table-cell>
          <table:table-cell office:value-type="float" office:value="946094">
            <text:p>946094</text:p>
          </table:table-cell>
          <table:table-cell office:value-type="string">
            <text:p>Flagellar protein flh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rc</text:p>
          </table:table-cell>
          <table:table-cell office:value-type="float" office:value="946096">
            <text:p>946096</text:p>
          </table:table-cell>
          <table:table-cell office:value-type="string">
            <text:p>Tail-specific prote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amA</text:p>
          </table:table-cell>
          <table:table-cell office:value-type="float" office:value="944870">
            <text:p>944870</text:p>
          </table:table-cell>
          <table:table-cell office:value-type="string">
            <text:p>Outer membrane protein assembly factor yae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eP</text:p>
          </table:table-cell>
          <table:table-cell office:value-type="float" office:value="944871">
            <text:p>944871</text:p>
          </table:table-cell>
          <table:table-cell office:value-type="string">
            <text:p>Regulator of sigma E prote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nfN</text:p>
          </table:table-cell>
          <table:table-cell office:value-type="float" office:value="946097">
            <text:p>946097</text:p>
          </table:table-cell>
          <table:table-cell office:value-type="string">
            <text:p>Uncharacterized protein ynfN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osmE</text:p>
          </table:table-cell>
          <table:table-cell office:value-type="float" office:value="945305">
            <text:p>945305</text:p>
          </table:table-cell>
          <table:table-cell office:value-type="string">
            <text:p>Osmotically-inducible lipoprotein 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ucA</text:p>
          </table:table-cell>
          <table:table-cell office:value-type="float" office:value="945303">
            <text:p>945303</text:p>
          </table:table-cell>
          <table:table-cell office:value-type="string">
            <text:p>2-oxoglutarate dehydrogenase E1 componen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laF</text:p>
          </table:table-cell>
          <table:table-cell office:value-type="float" office:value="948711">
            <text:p>948711</text:p>
          </table:table-cell>
          <table:table-cell office:value-type="string">
            <text:p>L-ribulose-5-phosphate 4-epimerase ula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er</text:p>
          </table:table-cell>
          <table:table-cell office:value-type="float" office:value="945301">
            <text:p>945301</text:p>
          </table:table-cell>
          <table:table-cell office:value-type="string">
            <text:p>Aerotaxis recepto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erpA</text:p>
          </table:table-cell>
          <table:table-cell office:value-type="float" office:value="944857">
            <text:p>944857</text:p>
          </table:table-cell>
          <table:table-cell office:value-type="string">
            <text:p>Iron-sulfur cluster insertion protein erp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fY</text:p>
          </table:table-cell>
          <table:table-cell office:value-type="float" office:value="948713">
            <text:p>948713</text:p>
          </table:table-cell>
          <table:table-cell office:value-type="string">
            <text:p>Uncharacterized protein yjfY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kdpE</text:p>
          </table:table-cell>
          <table:table-cell office:value-type="float" office:value="945302">
            <text:p>945302</text:p>
          </table:table-cell>
          <table:table-cell office:value-type="string">
            <text:p>KDP operon transcriptional regulatory protein kdp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ciM</text:p>
          </table:table-cell>
          <table:table-cell office:value-type="float" office:value="944858">
            <text:p>944858</text:p>
          </table:table-cell>
          <table:table-cell office:value-type="string">
            <text:p>Uncharacterized protein yciM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lpA</text:p>
          </table:table-cell>
          <table:table-cell office:value-type="float" office:value="946713">
            <text:p>946713</text:p>
          </table:table-cell>
          <table:table-cell office:value-type="string">
            <text:p>Anaerobic glycerol-3-phosphate dehydrogenase subunit 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enF</text:p>
          </table:table-cell>
          <table:table-cell office:value-type="float" office:value="946712">
            <text:p>946712</text:p>
          </table:table-cell>
          <table:table-cell office:value-type="string">
            <text:p>Menaquinone-specific isochorismate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bcC</text:p>
          </table:table-cell>
          <table:table-cell office:value-type="float" office:value="949076">
            <text:p>949076</text:p>
          </table:table-cell>
          <table:table-cell office:value-type="string">
            <text:p>Nuclease sbcCD subunit 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pbE</text:p>
          </table:table-cell>
          <table:table-cell office:value-type="float" office:value="946711">
            <text:p>946711</text:p>
          </table:table-cell>
          <table:table-cell office:value-type="string">
            <text:p>Thiamine biosynthesis lipoprotein apb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lolA</text:p>
          </table:table-cell>
          <table:table-cell office:value-type="float" office:value="948989">
            <text:p>948989</text:p>
          </table:table-cell>
          <table:table-cell office:value-type="string">
            <text:p>Outer-membrane lipoprotein carrie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etA</text:p>
          </table:table-cell>
          <table:table-cell office:value-type="float" office:value="945716">
            <text:p>945716</text:p>
          </table:table-cell>
          <table:table-cell office:value-type="string">
            <text:p>Choline 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xdhD</text:p>
          </table:table-cell>
          <table:table-cell office:value-type="float" office:value="949079">
            <text:p>949079</text:p>
          </table:table-cell>
          <table:table-cell office:value-type="string">
            <text:p>Probable hypoxanthine oxidase xdh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gH</text:p>
          </table:table-cell>
          <table:table-cell office:value-type="float" office:value="946996">
            <text:p>946996</text:p>
          </table:table-cell>
          <table:table-cell office:value-type="string">
            <text:p>Flagellar L-ring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seA</text:p>
          </table:table-cell>
          <table:table-cell office:value-type="float" office:value="946993">
            <text:p>946993</text:p>
          </table:table-cell>
          <table:table-cell office:value-type="string">
            <text:p>3-mercaptopyruvate sulfurtransfer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lpT</text:p>
          </table:table-cell>
          <table:table-cell office:value-type="float" office:value="946704">
            <text:p>946704</text:p>
          </table:table-cell>
          <table:table-cell office:value-type="string">
            <text:p>Glycerol-3-phosphate transporte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seB</text:p>
          </table:table-cell>
          <table:table-cell office:value-type="float" office:value="946994">
            <text:p>946994</text:p>
          </table:table-cell>
          <table:table-cell office:value-type="string">
            <text:p>Protein sse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laR</text:p>
          </table:table-cell>
          <table:table-cell office:value-type="float" office:value="948706">
            <text:p>948706</text:p>
          </table:table-cell>
          <table:table-cell office:value-type="string">
            <text:p>HTH-type transcriptional regulator ula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odZ</text:p>
          </table:table-cell>
          <table:table-cell office:value-type="float" office:value="946992">
            <text:p>946992</text:p>
          </table:table-cell>
          <table:table-cell office:value-type="string">
            <text:p>Cytoskeleton protein rodZ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acnB</text:p>
          </table:table-cell>
          <table:table-cell office:value-type="float" office:value="944864">
            <text:p>944864</text:p>
          </table:table-cell>
          <table:table-cell office:value-type="string">
            <text:p>Aconitate hydratase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fP</text:p>
          </table:table-cell>
          <table:table-cell office:value-type="float" office:value="948707">
            <text:p>948707</text:p>
          </table:table-cell>
          <table:table-cell office:value-type="string">
            <text:p>Esterase yjfP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fN</text:p>
          </table:table-cell>
          <table:table-cell office:value-type="float" office:value="948709">
            <text:p>948709</text:p>
          </table:table-cell>
          <table:table-cell office:value-type="string">
            <text:p>Uncharacterized protein yjfN</text:p>
          </table:table-cell>
          <table:table-cell office:value-type="string">
            <text:p>[' Building block biosynthesis', 'ion transpor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sf</text:p>
          </table:table-cell>
          <table:table-cell office:value-type="float" office:value="944866">
            <text:p>944866</text:p>
          </table:table-cell>
          <table:table-cell office:value-type="string">
            <text:p>Elongation factor Ts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inQ</text:p>
          </table:table-cell>
          <table:table-cell office:value-type="float" office:value="946088">
            <text:p>946088</text:p>
          </table:table-cell>
          <table:table-cell office:value-type="string">
            <text:p>Putative DNA-invertase from lambdoid prophage Q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bR</text:p>
          </table:table-cell>
          <table:table-cell office:value-type="float" office:value="946086">
            <text:p>946086</text:p>
          </table:table-cell>
          <table:table-cell office:value-type="string">
            <text:p>UPF0067 protein yeb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kp</text:p>
          </table:table-cell>
          <table:table-cell office:value-type="float" office:value="944861">
            <text:p>944861</text:p>
          </table:table-cell>
          <table:table-cell office:value-type="string">
            <text:p>Chaperone protein skp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cp</text:p>
          </table:table-cell>
          <table:table-cell office:value-type="float" office:value="946084">
            <text:p>946084</text:p>
          </table:table-cell>
          <table:table-cell office:value-type="string">
            <text:p>Peptidyl-dipeptidase dcp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abZ</text:p>
          </table:table-cell>
          <table:table-cell office:value-type="float" office:value="944888">
            <text:p>944888</text:p>
          </table:table-cell>
          <table:table-cell office:value-type="string">
            <text:p>(3R)-hydroxymyristoyl-[acyl-carrier-protein] dehydr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fY</text:p>
          </table:table-cell>
          <table:table-cell office:value-type="float" office:value="947888">
            <text:p>947888</text:p>
          </table:table-cell>
          <table:table-cell office:value-type="string">
            <text:p>Uncharacterized protein yhfY</text:p>
          </table:table-cell>
          <table:table-cell office:value-type="string">
            <text:p>['Replication <text:s/>recombination and repair', ' Carbon compound utilization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hfX</text:p>
          </table:table-cell>
          <table:table-cell office:value-type="float" office:value="947889">
            <text:p>947889</text:p>
          </table:table-cell>
          <table:table-cell office:value-type="string">
            <text:p>Uncharacterized protein yhfX</text:p>
          </table:table-cell>
          <table:table-cell office:value-type="string">
            <text:p>['Replication <text:s/>recombination and repair', ' Carbon compound utiliza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pxD</text:p>
          </table:table-cell>
          <table:table-cell office:value-type="float" office:value="944882">
            <text:p>944882</text:p>
          </table:table-cell>
          <table:table-cell office:value-type="string">
            <text:p>UDP-3-O-[3-hydroxymyristoyl] glucosamine N-ac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ap</text:p>
          </table:table-cell>
          <table:table-cell office:value-type="float" office:value="947882">
            <text:p>947882</text:p>
          </table:table-cell>
          <table:table-cell office:value-type="string">
            <text:p>Methionine aminopeptid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HAR</text:p>
          </table:table-cell>
          <table:table-cell office:value-type="float" office:value="945743">
            <text:p>945743</text:p>
          </table:table-cell>
          <table:table-cell office:value-type="string">
            <text:p>PTS-dependent dihydroxyacetone kinase operon regulatory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iX</text:p>
          </table:table-cell>
          <table:table-cell office:value-type="float" office:value="949090">
            <text:p>949090</text:p>
          </table:table-cell>
          <table:table-cell office:value-type="string">
            <text:p>Uncharacterized protein yjiX</text:p>
          </table:table-cell>
          <table:table-cell office:value-type="string">
            <text:p>['Signal transduction mechanisms', ' Adaptation to stress', 'response to stres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sG</text:p>
          </table:table-cell>
          <table:table-cell office:value-type="float" office:value="947880">
            <text:p>947880</text:p>
          </table:table-cell>
          <table:table-cell office:value-type="string">
            <text:p>Sirohem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muD</text:p>
          </table:table-cell>
          <table:table-cell office:value-type="float" office:value="945746">
            <text:p>945746</text:p>
          </table:table-cell>
          <table:table-cell office:value-type="string">
            <text:p>Protein umu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inE</text:p>
          </table:table-cell>
          <table:table-cell office:value-type="float" office:value="945740">
            <text:p>945740</text:p>
          </table:table-cell>
          <table:table-cell office:value-type="string">
            <text:p>Cell division topological specificity fact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kdsB</text:p>
          </table:table-cell>
          <table:table-cell office:value-type="float" office:value="945539">
            <text:p>945539</text:p>
          </table:table-cell>
          <table:table-cell office:value-type="string">
            <text:p>3-deoxy-manno-octulosonate cytidyl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olM</text:p>
          </table:table-cell>
          <table:table-cell office:value-type="float" office:value="949096">
            <text:p>949096</text:p>
          </table:table-cell>
          <table:table-cell office:value-type="string">
            <text:p>Dihydrofolate reductase folM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upB</text:p>
          </table:table-cell>
          <table:table-cell office:value-type="float" office:value="949095">
            <text:p>949095</text:p>
          </table:table-cell>
          <table:table-cell office:value-type="string">
            <text:p>DNA-binding protein HU-bet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bfA</text:p>
          </table:table-cell>
          <table:table-cell office:value-type="float" office:value="947685">
            <text:p>947685</text:p>
          </table:table-cell>
          <table:table-cell office:value-type="string">
            <text:p>Ribosome-binding factor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bC</text:p>
          </table:table-cell>
          <table:table-cell office:value-type="float" office:value="945546">
            <text:p>945546</text:p>
          </table:table-cell>
          <table:table-cell office:value-type="string">
            <text:p>Uncharacterized protein ycbC</text:p>
          </table:table-cell>
          <table:table-cell office:value-type="string">
            <text:p>['regulation of cell shape', 'peptidoglycan biosynthetic proces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infB</text:p>
          </table:table-cell>
          <table:table-cell office:value-type="float" office:value="947684">
            <text:p>947684</text:p>
          </table:table-cell>
          <table:table-cell office:value-type="string">
            <text:p>Translation initiation factor IF-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nA</text:p>
          </table:table-cell>
          <table:table-cell office:value-type="float" office:value="947683">
            <text:p>947683</text:p>
          </table:table-cell>
          <table:table-cell office:value-type="string">
            <text:p>Bifunctional polymyxin resistance protein arn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ukF</text:p>
          </table:table-cell>
          <table:table-cell office:value-type="float" office:value="945548">
            <text:p>945548</text:p>
          </table:table-cell>
          <table:table-cell office:value-type="string">
            <text:p>Chromosome partition protein muk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sA</text:p>
          </table:table-cell>
          <table:table-cell office:value-type="float" office:value="947682">
            <text:p>947682</text:p>
          </table:table-cell>
          <table:table-cell office:value-type="string">
            <text:p>Transcription elongation protein nus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mtA</text:p>
          </table:table-cell>
          <table:table-cell office:value-type="float" office:value="945547">
            <text:p>945547</text:p>
          </table:table-cell>
          <table:table-cell office:value-type="string">
            <text:p>Protein sm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xaB</text:p>
          </table:table-cell>
          <table:table-cell office:value-type="float" office:value="945542">
            <text:p>945542</text:p>
          </table:table-cell>
          <table:table-cell office:value-type="string">
            <text:p>Altronate oxidoreduc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bB</text:p>
          </table:table-cell>
          <table:table-cell office:value-type="float" office:value="945541">
            <text:p>945541</text:p>
          </table:table-cell>
          <table:table-cell office:value-type="string">
            <text:p>Uncharacterized protein ycbB</text:p>
          </table:table-cell>
          <table:table-cell office:value-type="string">
            <text:p>['DNA replication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imP</text:p>
          </table:table-cell>
          <table:table-cell office:value-type="float" office:value="947680">
            <text:p>947680</text:p>
          </table:table-cell>
          <table:table-cell office:value-type="string">
            <text:p>b3170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gX</text:p>
          </table:table-cell>
          <table:table-cell office:value-type="float" office:value="945543">
            <text:p>945543</text:p>
          </table:table-cell>
          <table:table-cell office:value-type="string">
            <text:p>Uncharacterized protein yegX</text:p>
          </table:table-cell>
          <table:table-cell office:value-type="string">
            <text:p>['transla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nuoL</text:p>
          </table:table-cell>
          <table:table-cell office:value-type="float" office:value="945540">
            <text:p>945540</text:p>
          </table:table-cell>
          <table:table-cell office:value-type="string">
            <text:p>NADH-quinone oxidoreductase subunit L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lmE</text:p>
          </table:table-cell>
          <table:table-cell office:value-type="float" office:value="947689">
            <text:p>947689</text:p>
          </table:table-cell>
          <table:table-cell office:value-type="string">
            <text:p>b3179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bY</text:p>
          </table:table-cell>
          <table:table-cell office:value-type="float" office:value="947688">
            <text:p>947688</text:p>
          </table:table-cell>
          <table:table-cell office:value-type="string">
            <text:p>RNA-binding protein yhbY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ruB</text:p>
          </table:table-cell>
          <table:table-cell office:value-type="float" office:value="947687">
            <text:p>947687</text:p>
          </table:table-cell>
          <table:table-cell office:value-type="string">
            <text:p>tRNA pseudouridine synthase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ufD</text:p>
          </table:table-cell>
          <table:table-cell office:value-type="float" office:value="944878">
            <text:p>944878</text:p>
          </table:table-cell>
          <table:table-cell office:value-type="string">
            <text:p>Protein suf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sO</text:p>
          </table:table-cell>
          <table:table-cell office:value-type="float" office:value="947686">
            <text:p>947686</text:p>
          </table:table-cell>
          <table:table-cell office:value-type="string">
            <text:p>30S ribosomal protein S15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abA</text:p>
          </table:table-cell>
          <table:table-cell office:value-type="float" office:value="947873">
            <text:p>947873</text:p>
          </table:table-cell>
          <table:table-cell office:value-type="string">
            <text:p>Para-aminobenzoate synthase glutamine amidotransferase component II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etQ</text:p>
          </table:table-cell>
          <table:table-cell office:value-type="float" office:value="944893">
            <text:p>944893</text:p>
          </table:table-cell>
          <table:table-cell office:value-type="string">
            <text:p>D-methionine-binding lipoprotein metQ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B</text:p>
          </table:table-cell>
          <table:table-cell office:value-type="float" office:value="947874">
            <text:p>947874</text:p>
          </table:table-cell>
          <table:table-cell office:value-type="string">
            <text:p>30S ribosomal protein S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ccA</text:p>
          </table:table-cell>
          <table:table-cell office:value-type="float" office:value="944895">
            <text:p>944895</text:p>
          </table:table-cell>
          <table:table-cell office:value-type="string">
            <text:p>Acetyl-coenzyme A carboxylase carboxyl transferase subunit alp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jH</text:p>
          </table:table-cell>
          <table:table-cell office:value-type="float" office:value="945529">
            <text:p>945529</text:p>
          </table:table-cell>
          <table:table-cell office:value-type="string">
            <text:p>Uncharacterized protein yejH</text:p>
          </table:table-cell>
          <table:table-cell office:value-type="string">
            <text:p>[' Building block biosynthesis', 'amino acid biosynthetic process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serC</text:p>
          </table:table-cell>
          <table:table-cell office:value-type="float" office:value="945527">
            <text:p>945527</text:p>
          </table:table-cell>
          <table:table-cell office:value-type="string">
            <text:p>Phosphoserine amino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np</text:p>
          </table:table-cell>
          <table:table-cell office:value-type="float" office:value="947672">
            <text:p>947672</text:p>
          </table:table-cell>
          <table:table-cell office:value-type="string">
            <text:p>Polyribonucleotide nucleotid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bQ</text:p>
          </table:table-cell>
          <table:table-cell office:value-type="float" office:value="947671">
            <text:p>947671</text:p>
          </table:table-cell>
          <table:table-cell office:value-type="string">
            <text:p>UPF0213 protein yhbQ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eaD</text:p>
          </table:table-cell>
          <table:table-cell office:value-type="float" office:value="947674">
            <text:p>947674</text:p>
          </table:table-cell>
          <table:table-cell office:value-type="string">
            <text:p>Cold-shock DEAD box protein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mk</text:p>
          </table:table-cell>
          <table:table-cell office:value-type="float" office:value="945535">
            <text:p>945535</text:p>
          </table:table-cell>
          <table:table-cell office:value-type="string">
            <text:p>Cytidylate kin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nlpI</text:p>
          </table:table-cell>
          <table:table-cell office:value-type="float" office:value="947673">
            <text:p>947673</text:p>
          </table:table-cell>
          <table:table-cell office:value-type="string">
            <text:p>Lipoprotein nlpI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ihfB</text:p>
          </table:table-cell>
          <table:table-cell office:value-type="float" office:value="945533">
            <text:p>945533</text:p>
          </table:table-cell>
          <table:table-cell office:value-type="string">
            <text:p>Integration host factor subunit be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aI</text:p>
          </table:table-cell>
          <table:table-cell office:value-type="float" office:value="945531">
            <text:p>945531</text:p>
          </table:table-cell>
          <table:table-cell office:value-type="string">
            <text:p>Uncharacterized protein ycaI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ssA</text:p>
          </table:table-cell>
          <table:table-cell office:value-type="float" office:value="945725">
            <text:p>945725</text:p>
          </table:table-cell>
          <table:table-cell office:value-type="string">
            <text:p>NTE family protein rss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tr</text:p>
          </table:table-cell>
          <table:table-cell office:value-type="float" office:value="947675">
            <text:p>947675</text:p>
          </table:table-cell>
          <table:table-cell office:value-type="string">
            <text:p>Tryptophan-specific transport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hbW</text:p>
          </table:table-cell>
          <table:table-cell office:value-type="float" office:value="947677">
            <text:p>947677</text:p>
          </table:table-cell>
          <table:table-cell office:value-type="string">
            <text:p>Uncharacterized protein yhbW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mgE</text:p>
          </table:table-cell>
          <table:table-cell office:value-type="float" office:value="945760">
            <text:p>945760</text:p>
          </table:table-cell>
          <table:table-cell office:value-type="string">
            <text:p>UPF0410 protein ymg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lpA</text:p>
          </table:table-cell>
          <table:table-cell office:value-type="float" office:value="945764">
            <text:p>945764</text:p>
          </table:table-cell>
          <table:table-cell office:value-type="string">
            <text:p>ATP-dependent Clp protease ATP-binding subunit clp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th</text:p>
          </table:table-cell>
          <table:table-cell office:value-type="float" office:value="945765">
            <text:p>945765</text:p>
          </table:table-cell>
          <table:table-cell office:value-type="string">
            <text:p>Peptidyl-tRNA hydro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abD</text:p>
          </table:table-cell>
          <table:table-cell office:value-type="float" office:value="945766">
            <text:p>945766</text:p>
          </table:table-cell>
          <table:table-cell office:value-type="string">
            <text:p>Malonyl CoA-acyl carrier protein transac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gV</text:p>
          </table:table-cell>
          <table:table-cell office:value-type="float" office:value="945767">
            <text:p>945767</text:p>
          </table:table-cell>
          <table:table-cell office:value-type="string">
            <text:p>Uncharacterized protein ycgV</text:p>
          </table:table-cell>
          <table:table-cell office:value-type="string">
            <text:p>['Amino acid transport and metabolism', ' Building block biosynthesi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rpB</text:p>
          </table:table-cell>
          <table:table-cell office:value-type="float" office:value="945768">
            <text:p>945768</text:p>
          </table:table-cell>
          <table:table-cell office:value-type="string">
            <text:p>Tryptophan synthase beta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lmL</text:p>
          </table:table-cell>
          <table:table-cell office:value-type="float" office:value="945564">
            <text:p>945564</text:p>
          </table:table-cell>
          <table:table-cell office:value-type="string">
            <text:p>Ribosomal RNA large subunit methyltransferase L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st</text:p>
          </table:table-cell>
          <table:table-cell office:value-type="float" office:value="945758">
            <text:p>945758</text:p>
          </table:table-cell>
          <table:table-cell office:value-type="string">
            <text:p>Glutathione S-transf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bX</text:p>
          </table:table-cell>
          <table:table-cell office:value-type="float" office:value="945563">
            <text:p>945563</text:p>
          </table:table-cell>
          <table:table-cell office:value-type="string">
            <text:p>Uncharacterized protein ycbX</text:p>
          </table:table-cell>
          <table:table-cell office:value-type="string">
            <text:p>[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mf</text:p>
          </table:table-cell>
          <table:table-cell office:value-type="float" office:value="945567">
            <text:p>945567</text:p>
          </table:table-cell>
          <table:table-cell office:value-type="string">
            <text:p>Ribosome modulation facto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ph</text:p>
          </table:table-cell>
          <table:table-cell office:value-type="float" office:value="947895">
            <text:p>947895</text:p>
          </table:table-cell>
          <table:table-cell office:value-type="string">
            <text:p>Phosphoglycolate phosph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e</text:p>
          </table:table-cell>
          <table:table-cell office:value-type="float" office:value="947896">
            <text:p>947896</text:p>
          </table:table-cell>
          <table:table-cell office:value-type="string">
            <text:p>Ribulose-phosphate 3-epi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fZ</text:p>
          </table:table-cell>
          <table:table-cell office:value-type="float" office:value="947897">
            <text:p>947897</text:p>
          </table:table-cell>
          <table:table-cell office:value-type="string">
            <text:p>Uncharacterized protein yhfZ</text:p>
          </table:table-cell>
          <table:table-cell office:value-type="string">
            <text:p>['Replication <text:s/>recombination and repair', ' Carbon compound utilization', 'DNA replica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adA</text:p>
          </table:table-cell>
          <table:table-cell office:value-type="float" office:value="945752">
            <text:p>945752</text:p>
          </table:table-cell>
          <table:table-cell office:value-type="string">
            <text:p>D-amino acid dehydrogenase small subunit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sufB</text:p>
          </table:table-cell>
          <table:table-cell office:value-type="float" office:value="945753">
            <text:p>945753</text:p>
          </table:table-cell>
          <table:table-cell office:value-type="string">
            <text:p>Protein suf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ukB</text:p>
          </table:table-cell>
          <table:table-cell office:value-type="float" office:value="945549">
            <text:p>945549</text:p>
          </table:table-cell>
          <table:table-cell office:value-type="string">
            <text:p>Chromosome partition protein muk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dcA</text:p>
          </table:table-cell>
          <table:table-cell office:value-type="float" office:value="945756">
            <text:p>945756</text:p>
          </table:table-cell>
          <table:table-cell office:value-type="string">
            <text:p>Muramoyltetrapeptide carboxypeptid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reA</text:p>
          </table:table-cell>
          <table:table-cell office:value-type="float" office:value="945757">
            <text:p>945757</text:p>
          </table:table-cell>
          <table:table-cell office:value-type="string">
            <text:p>Periplasmic trehalase; Putative periplasmic treha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am</text:p>
          </table:table-cell>
          <table:table-cell office:value-type="float" office:value="947893">
            <text:p>947893</text:p>
          </table:table-cell>
          <table:table-cell office:value-type="string">
            <text:p>DNA adenine meth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rpS</text:p>
          </table:table-cell>
          <table:table-cell office:value-type="float" office:value="947894">
            <text:p>947894</text:p>
          </table:table-cell>
          <table:table-cell office:value-type="string">
            <text:p>Tryptophanyl-tRNA synthe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mpF</text:p>
          </table:table-cell>
          <table:table-cell office:value-type="float" office:value="945554">
            <text:p>945554</text:p>
          </table:table-cell>
          <table:table-cell office:value-type="string">
            <text:p>Outer membrane protein 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haM</text:p>
          </table:table-cell>
          <table:table-cell office:value-type="float" office:value="945749">
            <text:p>945749</text:p>
          </table:table-cell>
          <table:table-cell office:value-type="string">
            <text:p>PTS-dependent dihydroxyacetone kinase, phosphotransferase subunit dhaM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haL</text:p>
          </table:table-cell>
          <table:table-cell office:value-type="float" office:value="945748">
            <text:p>945748</text:p>
          </table:table-cell>
          <table:table-cell office:value-type="string">
            <text:p>PTS-dependent dihydroxyacetone kinase, ADP-binding subunit dhaL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mM</text:p>
          </table:table-cell>
          <table:table-cell office:value-type="float" office:value="947692">
            <text:p>947692</text:p>
          </table:table-cell>
          <table:table-cell office:value-type="string">
            <text:p>Phosphoglucosamine mu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spC</text:p>
          </table:table-cell>
          <table:table-cell office:value-type="float" office:value="945553">
            <text:p>945553</text:p>
          </table:table-cell>
          <table:table-cell office:value-type="string">
            <text:p>Aspartate amino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olP</text:p>
          </table:table-cell>
          <table:table-cell office:value-type="float" office:value="947691">
            <text:p>947691</text:p>
          </table:table-cell>
          <table:table-cell office:value-type="string">
            <text:p>Dihydropteroat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bW</text:p>
          </table:table-cell>
          <table:table-cell office:value-type="float" office:value="945552">
            <text:p>945552</text:p>
          </table:table-cell>
          <table:table-cell office:value-type="string">
            <text:p>Uncharacterized protein ycbW</text:p>
          </table:table-cell>
          <table:table-cell office:value-type="string">
            <text:p>['Nucleotide transport and metabolism', ' Building block biosynthesi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haK</text:p>
          </table:table-cell>
          <table:table-cell office:value-type="float" office:value="945747">
            <text:p>945747</text:p>
          </table:table-cell>
          <table:table-cell office:value-type="string">
            <text:p>PTS-dependent dihydroxyacetone kinase, dihydroxyacetone-binding subunit dhaK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acB</text:p>
          </table:table-cell>
          <table:table-cell office:value-type="float" office:value="947693">
            <text:p>947693</text:p>
          </table:table-cell>
          <table:table-cell office:value-type="string">
            <text:p>D-alanyl-D-alanine carboxypeptidase dac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aN</text:p>
          </table:table-cell>
          <table:table-cell office:value-type="float" office:value="945558">
            <text:p>945558</text:p>
          </table:table-cell>
          <table:table-cell office:value-type="string">
            <text:p>Inner membrane protein yba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reA</text:p>
          </table:table-cell>
          <table:table-cell office:value-type="float" office:value="947696">
            <text:p>947696</text:p>
          </table:table-cell>
          <table:table-cell office:value-type="string">
            <text:p>Transcription elongation factor; Transcription elongation factor gre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dJ</text:p>
          </table:table-cell>
          <table:table-cell office:value-type="float" office:value="947695">
            <text:p>947695</text:p>
          </table:table-cell>
          <table:table-cell office:value-type="string">
            <text:p>Uncharacterized adenine-specific methylase yhdJ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hbE</text:p>
          </table:table-cell>
          <table:table-cell office:value-type="float" office:value="947699">
            <text:p>947699</text:p>
          </table:table-cell>
          <table:table-cell office:value-type="string">
            <text:p>Uncharacterized inner membrane transporter yhbE</text:p>
          </table:table-cell>
          <table:table-cell office:value-type="string">
            <text:p>[' Type of regulation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bL</text:p>
          </table:table-cell>
          <table:table-cell office:value-type="float" office:value="945551">
            <text:p>945551</text:p>
          </table:table-cell>
          <table:table-cell office:value-type="string">
            <text:p>Uncharacterized protein ycbL</text:p>
          </table:table-cell>
          <table:table-cell office:value-type="string">
            <text:p>[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ukE</text:p>
          </table:table-cell>
          <table:table-cell office:value-type="float" office:value="945550">
            <text:p>945550</text:p>
          </table:table-cell>
          <table:table-cell office:value-type="string">
            <text:p>Chromosome partition protein muk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yrC</text:p>
          </table:table-cell>
          <table:table-cell office:value-type="float" office:value="945787">
            <text:p>945787</text:p>
          </table:table-cell>
          <table:table-cell office:value-type="string">
            <text:p>Dihydrooro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iM</text:p>
          </table:table-cell>
          <table:table-cell office:value-type="float" office:value="945789">
            <text:p>945789</text:p>
          </table:table-cell>
          <table:table-cell office:value-type="string">
            <text:p>Uncharacterized protein yjiM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hA</text:p>
          </table:table-cell>
          <table:table-cell office:value-type="float" office:value="945784">
            <text:p>945784</text:p>
          </table:table-cell>
          <table:table-cell office:value-type="string">
            <text:p>Protein sirB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eO</text:p>
          </table:table-cell>
          <table:table-cell office:value-type="float" office:value="946506">
            <text:p>946506</text:p>
          </table:table-cell>
          <table:table-cell office:value-type="string">
            <text:p>Uncharacterized transporter yeeO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isF</text:p>
          </table:table-cell>
          <table:table-cell office:value-type="float" office:value="946516">
            <text:p>946516</text:p>
          </table:table-cell>
          <table:table-cell office:value-type="string">
            <text:p>Imidazole glycerol phosphate synthase subunit his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gaA</text:p>
          </table:table-cell>
          <table:table-cell office:value-type="float" office:value="947646">
            <text:p>947646</text:p>
          </table:table-cell>
          <table:table-cell office:value-type="string">
            <text:p>ECED1_3799; EC55989_3555; E2348C_3421; ECUMN_3619; ECIAI1_3285; ECDH10B_3308; ECIAI39_3636; b3135; ECS88_3523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arP</text:p>
          </table:table-cell>
          <table:table-cell office:value-type="float" office:value="947642">
            <text:p>947642</text:p>
          </table:table-cell>
          <table:table-cell office:value-type="string">
            <text:p>Probable galactarate transporte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eeR</text:p>
          </table:table-cell>
          <table:table-cell office:value-type="float" office:value="946512">
            <text:p>946512</text:p>
          </table:table-cell>
          <table:table-cell office:value-type="string">
            <text:p>Inner membrane protein yee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msC</text:p>
          </table:table-cell>
          <table:table-cell office:value-type="float" office:value="945502">
            <text:p>945502</text:p>
          </table:table-cell>
          <table:table-cell office:value-type="string">
            <text:p>Anaerobic dimethyl sulfoxide reductase chain 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ihA</text:p>
          </table:table-cell>
          <table:table-cell office:value-type="float" office:value="945503">
            <text:p>945503</text:p>
          </table:table-cell>
          <table:table-cell office:value-type="string">
            <text:p>Pyrimidine-specific ribonucleoside hydrolase ri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dC</text:p>
          </table:table-cell>
          <table:table-cell office:value-type="float" office:value="945504">
            <text:p>945504</text:p>
          </table:table-cell>
          <table:table-cell office:value-type="string">
            <text:p>ATP-binding/permease protein cyd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rxB</text:p>
          </table:table-cell>
          <table:table-cell office:value-type="float" office:value="946926">
            <text:p>946926</text:p>
          </table:table-cell>
          <table:table-cell office:value-type="string">
            <text:p>Glutaredoxin-2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fiH</text:p>
          </table:table-cell>
          <table:table-cell office:value-type="float" office:value="947089">
            <text:p>947089</text:p>
          </table:table-cell>
          <table:table-cell office:value-type="string">
            <text:p>UPF0124 protein yfi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emA</text:p>
          </table:table-cell>
          <table:table-cell office:value-type="float" office:value="945777">
            <text:p>945777</text:p>
          </table:table-cell>
          <table:table-cell office:value-type="string">
            <text:p>Glutamyl-tRNA reduc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cgM</text:p>
          </table:table-cell>
          <table:table-cell office:value-type="float" office:value="946115">
            <text:p>946115</text:p>
          </table:table-cell>
          <table:table-cell office:value-type="string">
            <text:p>Uncharacterized protein ycgM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roF</text:p>
          </table:table-cell>
          <table:table-cell office:value-type="float" office:value="947084">
            <text:p>947084</text:p>
          </table:table-cell>
          <table:table-cell office:value-type="string">
            <text:p>Phospho-2-dehydro-3-deoxyheptonate aldolase, Tyr-sensitiv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olB</text:p>
          </table:table-cell>
          <table:table-cell office:value-type="float" office:value="945775">
            <text:p>945775</text:p>
          </table:table-cell>
          <table:table-cell office:value-type="string">
            <text:p>Outer-membrane lipoprotein lol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spE</text:p>
          </table:table-cell>
          <table:table-cell office:value-type="float" office:value="945774">
            <text:p>945774</text:p>
          </table:table-cell>
          <table:table-cell office:value-type="string">
            <text:p>4-diphosphocytidyl-2-C-methyl-D-erythritol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amD</text:p>
          </table:table-cell>
          <table:table-cell office:value-type="float" office:value="947086">
            <text:p>947086</text:p>
          </table:table-cell>
          <table:table-cell office:value-type="string">
            <text:p>UPF0169 lipoprotein yfiO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gp</text:p>
          </table:table-cell>
          <table:table-cell office:value-type="float" office:value="945773">
            <text:p>945773</text:p>
          </table:table-cell>
          <table:table-cell office:value-type="string">
            <text:p>Glucose-1-phospha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rs</text:p>
          </table:table-cell>
          <table:table-cell office:value-type="float" office:value="945772">
            <text:p>945772</text:p>
          </table:table-cell>
          <table:table-cell office:value-type="string">
            <text:p>Ribose-phosphate pyrophospho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luD</text:p>
          </table:table-cell>
          <table:table-cell office:value-type="float" office:value="947087">
            <text:p>947087</text:p>
          </table:table-cell>
          <table:table-cell office:value-type="string">
            <text:p>Pseudouridine synthase; Ribosomal large subunit pseudouridine synthase 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ysB</text:p>
          </table:table-cell>
          <table:table-cell office:value-type="float" office:value="945771">
            <text:p>945771</text:p>
          </table:table-cell>
          <table:table-cell office:value-type="string">
            <text:p>HTH-type transcriptional regulator cys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hM</text:p>
          </table:table-cell>
          <table:table-cell office:value-type="float" office:value="945770">
            <text:p>945770</text:p>
          </table:table-cell>
          <table:table-cell office:value-type="string">
            <text:p>Putative sulfate transporter ychM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gaR</text:p>
          </table:table-cell>
          <table:table-cell office:value-type="float" office:value="947636">
            <text:p>947636</text:p>
          </table:table-cell>
          <table:table-cell office:value-type="string">
            <text:p>Putative aga operon transcriptional represso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haV</text:p>
          </table:table-cell>
          <table:table-cell office:value-type="float" office:value="947638">
            <text:p>947638</text:p>
          </table:table-cell>
          <table:table-cell office:value-type="string">
            <text:p>Uncharacterized protein yhaV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bl</text:p>
          </table:table-cell>
          <table:table-cell office:value-type="float" office:value="946502">
            <text:p>946502</text:p>
          </table:table-cell>
          <table:table-cell office:value-type="string">
            <text:p>HTH-type transcriptional regulator cbl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ac</text:p>
          </table:table-cell>
          <table:table-cell office:value-type="float" office:value="946501">
            <text:p>946501</text:p>
          </table:table-cell>
          <table:table-cell office:value-type="string">
            <text:p>Nitrogen assimilation regulatory protein na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feB</text:p>
          </table:table-cell>
          <table:table-cell office:value-type="float" office:value="946500">
            <text:p>946500</text:p>
          </table:table-cell>
          <table:table-cell office:value-type="string">
            <text:p>Peroxidase ycd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heA</text:p>
          </table:table-cell>
          <table:table-cell office:value-type="float" office:value="947081">
            <text:p>947081</text:p>
          </table:table-cell>
          <table:table-cell office:value-type="string">
            <text:p>P-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heL</text:p>
          </table:table-cell>
          <table:table-cell office:value-type="float" office:value="947080">
            <text:p>947080</text:p>
          </table:table-cell>
          <table:table-cell office:value-type="string">
            <text:p>Phe operon leader peptid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feZ</text:p>
          </table:table-cell>
          <table:table-cell office:value-type="float" office:value="946918">
            <text:p>946918</text:p>
          </table:table-cell>
          <table:table-cell office:value-type="string">
            <text:p>Inner membrane protein yfeZ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xuA</text:p>
          </table:table-cell>
          <table:table-cell office:value-type="float" office:value="947082">
            <text:p>947082</text:p>
          </table:table-cell>
          <table:table-cell office:value-type="string">
            <text:p>Mannonate dehydrat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peA</text:p>
          </table:table-cell>
          <table:table-cell office:value-type="float" office:value="946917">
            <text:p>946917</text:p>
          </table:table-cell>
          <table:table-cell office:value-type="string">
            <text:p>Acetyltransferase ype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isC</text:p>
          </table:table-cell>
          <table:table-cell office:value-type="float" office:value="946915">
            <text:p>946915</text:p>
          </table:table-cell>
          <table:table-cell office:value-type="string">
            <text:p>Biotin sulfoxide reduc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eX</text:p>
          </table:table-cell>
          <table:table-cell office:value-type="float" office:value="946913">
            <text:p>946913</text:p>
          </table:table-cell>
          <table:table-cell office:value-type="string">
            <text:p>Uncharacterized protein yfeX</text:p>
          </table:table-cell>
          <table:table-cell office:value-type="string">
            <text:p>[' Building block biosynthesis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flA</text:p>
          </table:table-cell>
          <table:table-cell office:value-type="float" office:value="945517">
            <text:p>945517</text:p>
          </table:table-cell>
          <table:table-cell office:value-type="string">
            <text:p>Pyruvate formate-lyase 1-activating enzym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pjD</text:p>
          </table:table-cell>
          <table:table-cell office:value-type="float" office:value="947098">
            <text:p>947098</text:p>
          </table:table-cell>
          <table:table-cell office:value-type="string">
            <text:p>Inner membrane protein ypj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rpC</text:p>
          </table:table-cell>
          <table:table-cell office:value-type="float" office:value="945519">
            <text:p>945519</text:p>
          </table:table-cell>
          <table:table-cell office:value-type="string">
            <text:p>Tryptophan biosynthesis protein trpC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pB</text:p>
          </table:table-cell>
          <table:table-cell office:value-type="float" office:value="946127">
            <text:p>946127</text:p>
          </table:table-cell>
          <table:table-cell office:value-type="string">
            <text:p>Starvation-sensing protein rsp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lS</text:p>
          </table:table-cell>
          <table:table-cell office:value-type="float" office:value="947096">
            <text:p>947096</text:p>
          </table:table-cell>
          <table:table-cell office:value-type="string">
            <text:p>50S ribosomal protein L19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ufC</text:p>
          </table:table-cell>
          <table:table-cell office:value-type="float" office:value="946128">
            <text:p>946128</text:p>
          </table:table-cell>
          <table:table-cell office:value-type="string">
            <text:p>Probable ATP-dependent transporter suf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rmD</text:p>
          </table:table-cell>
          <table:table-cell office:value-type="float" office:value="947099">
            <text:p>947099</text:p>
          </table:table-cell>
          <table:table-cell office:value-type="string">
            <text:p>tRNA (guanine-N(1)-)-meth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hK</text:p>
          </table:table-cell>
          <table:table-cell office:value-type="float" office:value="946528">
            <text:p>946528</text:p>
          </table:table-cell>
          <table:table-cell office:value-type="string">
            <text:p>Uncharacterized transporter ydhK</text:p>
          </table:table-cell>
          <table:table-cell office:value-type="string">
            <text:p>[' Type of regulation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sbcB</text:p>
          </table:table-cell>
          <table:table-cell office:value-type="float" office:value="946529">
            <text:p>946529</text:p>
          </table:table-cell>
          <table:table-cell office:value-type="string">
            <text:p>Exodeoxyribonuclease I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hisD</text:p>
          </table:table-cell>
          <table:table-cell office:value-type="float" office:value="946531">
            <text:p>946531</text:p>
          </table:table-cell>
          <table:table-cell office:value-type="string">
            <text:p>Histidinol dehydrogen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raL</text:p>
          </table:table-cell>
          <table:table-cell office:value-type="float" office:value="947664">
            <text:p>947664</text:p>
          </table:table-cell>
          <table:table-cell office:value-type="string">
            <text:p>UPF0011 protein yraL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smI</text:p>
          </table:table-cell>
          <table:table-cell office:value-type="float" office:value="947664">
            <text:p>947664</text:p>
          </table:table-cell>
          <table:table-cell office:value-type="string">
            <text:p>UPF0011 protein yraL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dE</text:p>
          </table:table-cell>
          <table:table-cell office:value-type="float" office:value="946536">
            <text:p>946536</text:p>
          </table:table-cell>
          <table:table-cell office:value-type="string">
            <text:p>Uncharacterized protein yadE</text:p>
          </table:table-cell>
          <table:table-cell office:value-type="string">
            <text:p>['Cell wall membrane envelope biogenesis', 'lipopolysaccharide biosynthet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raQ</text:p>
          </table:table-cell>
          <table:table-cell office:value-type="float" office:value="947668">
            <text:p>947668</text:p>
          </table:table-cell>
          <table:table-cell office:value-type="string">
            <text:p>UPF0718 protein yraQ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ajO</text:p>
          </table:table-cell>
          <table:table-cell office:value-type="float" office:value="946903">
            <text:p>946903</text:p>
          </table:table-cell>
          <table:table-cell office:value-type="string">
            <text:p>Uncharacterized oxidoreductase yajO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caK</text:p>
          </table:table-cell>
          <table:table-cell office:value-type="float" office:value="945520">
            <text:p>945520</text:p>
          </table:table-cell>
          <table:table-cell office:value-type="string">
            <text:p>Uncharacterized NAD(P)H oxidoreductase ycaK</text:p>
          </table:table-cell>
          <table:table-cell office:value-type="string">
            <text:p>['amino acid transpor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ajG</text:p>
          </table:table-cell>
          <table:table-cell office:value-type="float" office:value="945521">
            <text:p>945521</text:p>
          </table:table-cell>
          <table:table-cell office:value-type="string">
            <text:p>Uncharacterized lipoprotein yajG</text:p>
          </table:table-cell>
          <table:table-cell office:value-type="string">
            <text:p>['Posttranslational modification <text:s/>protein turnover <text:s/>chaperones', ' Electrochemical potential driven transporter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raN</text:p>
          </table:table-cell>
          <table:table-cell office:value-type="float" office:value="947662">
            <text:p>947662</text:p>
          </table:table-cell>
          <table:table-cell office:value-type="string">
            <text:p>UPF0102 protein yra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raM</text:p>
          </table:table-cell>
          <table:table-cell office:value-type="float" office:value="947663">
            <text:p>947663</text:p>
          </table:table-cell>
          <table:table-cell office:value-type="string">
            <text:p>Uncharacterized protein yraM</text:p>
          </table:table-cell>
          <table:table-cell office:value-type="string">
            <text:p>['DNA replication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vy</text:p>
          </table:table-cell>
          <table:table-cell office:value-type="float" office:value="946530">
            <text:p>946530</text:p>
          </table:table-cell>
          <table:table-cell office:value-type="string">
            <text:p>Inhibitor of vertebrate lysozym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caP</text:p>
          </table:table-cell>
          <table:table-cell office:value-type="float" office:value="945525">
            <text:p>945525</text:p>
          </table:table-cell>
          <table:table-cell office:value-type="string">
            <text:p>UPF0702 transmembrane protein ycaP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cr</text:p>
          </table:table-cell>
          <table:table-cell office:value-type="float" office:value="947660">
            <text:p>947660</text:p>
          </table:table-cell>
          <table:table-cell office:value-type="string">
            <text:p>NADH oxidoreductase hc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iaA</text:p>
          </table:table-cell>
          <table:table-cell office:value-type="float" office:value="947661">
            <text:p>947661</text:p>
          </table:table-cell>
          <table:table-cell office:value-type="string">
            <text:p>DnaA initiator-associating protein dia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xC</text:p>
          </table:table-cell>
          <table:table-cell office:value-type="float" office:value="946137">
            <text:p>946137</text:p>
          </table:table-cell>
          <table:table-cell office:value-type="string">
            <text:p>Electron transport complex protein rnf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hmT</text:p>
          </table:table-cell>
          <table:table-cell office:value-type="float" office:value="945796">
            <text:p>945796</text:p>
          </table:table-cell>
          <table:table-cell office:value-type="string">
            <text:p>Inner membrane transport protein yfaV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aV</text:p>
          </table:table-cell>
          <table:table-cell office:value-type="float" office:value="945796">
            <text:p>945796</text:p>
          </table:table-cell>
          <table:table-cell office:value-type="string">
            <text:p>Inner membrane transport protein yfaV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fS</text:p>
          </table:table-cell>
          <table:table-cell office:value-type="float" office:value="944903">
            <text:p>944903</text:p>
          </table:table-cell>
          <table:table-cell office:value-type="string">
            <text:p>Uncharacterized protein yafS</text:p>
          </table:table-cell>
          <table:table-cell office:value-type="string">
            <text:p>['DNA replication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erS</text:p>
          </table:table-cell>
          <table:table-cell office:value-type="float" office:value="945506">
            <text:p>945506</text:p>
          </table:table-cell>
          <table:table-cell office:value-type="string">
            <text:p>Seryl-tRNA synthe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arA</text:p>
          </table:table-cell>
          <table:table-cell office:value-type="float" office:value="945505">
            <text:p>945505</text:p>
          </table:table-cell>
          <table:table-cell office:value-type="string">
            <text:p>Replication-associated recombination protein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hN</text:p>
          </table:table-cell>
          <table:table-cell office:value-type="float" office:value="945794">
            <text:p>945794</text:p>
          </table:table-cell>
          <table:table-cell office:value-type="string">
            <text:p>Protein ych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dkgB</text:p>
          </table:table-cell>
          <table:table-cell office:value-type="float" office:value="944901">
            <text:p>944901</text:p>
          </table:table-cell>
          <table:table-cell office:value-type="string">
            <text:p>2,5-diketo-D-gluconic acid reductase 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afJ</text:p>
          </table:table-cell>
          <table:table-cell office:value-type="float" office:value="944906">
            <text:p>944906</text:p>
          </table:table-cell>
          <table:table-cell office:value-type="string">
            <text:p>Putative glutamine amidotransferase yafJ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queA</text:p>
          </table:table-cell>
          <table:table-cell office:value-type="float" office:value="944905">
            <text:p>944905</text:p>
          </table:table-cell>
          <table:table-cell office:value-type="string">
            <text:p>S-adenosylmethionine:tRNA ribosyltransferase-iso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obU</text:p>
          </table:table-cell>
          <table:table-cell office:value-type="float" office:value="946519">
            <text:p>946519</text:p>
          </table:table-cell>
          <table:table-cell office:value-type="string">
            <text:p>Bifunctional adenosylcobalamin biosynthesis protein cobU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nfD</text:p>
          </table:table-cell>
          <table:table-cell office:value-type="float" office:value="946133">
            <text:p>946133</text:p>
          </table:table-cell>
          <table:table-cell office:value-type="string">
            <text:p>Uncharacterized protein ynfD</text:p>
          </table:table-cell>
          <table:table-cell office:value-type="string">
            <text:p>['Energy production and conversion', ' Electrochemical potential driven transporters', 'response to str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sxD</text:p>
          </table:table-cell>
          <table:table-cell office:value-type="float" office:value="946134">
            <text:p>946134</text:p>
          </table:table-cell>
          <table:table-cell office:value-type="string">
            <text:p>Electron transport complex protein rnf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haB</text:p>
          </table:table-cell>
          <table:table-cell office:value-type="float" office:value="945792">
            <text:p>945792</text:p>
          </table:table-cell>
          <table:table-cell office:value-type="string">
            <text:p>Cation transport regulator cha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chaA</text:p>
          </table:table-cell>
          <table:table-cell office:value-type="float" office:value="945790">
            <text:p>945790</text:p>
          </table:table-cell>
          <table:table-cell office:value-type="string">
            <text:p>Calcium/proton antiporte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oxB</text:p>
          </table:table-cell>
          <table:table-cell office:value-type="float" office:value="946132">
            <text:p>946132</text:p>
          </table:table-cell>
          <table:table-cell office:value-type="string">
            <text:p>Pyruvate dehydrogenase [cytochrome]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reC</text:p>
          </table:table-cell>
          <table:table-cell office:value-type="float" office:value="947655">
            <text:p>947655</text:p>
          </table:table-cell>
          <table:table-cell office:value-type="string">
            <text:p>Rod shape-determining protein mre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isA</text:p>
          </table:table-cell>
          <table:table-cell office:value-type="float" office:value="946521">
            <text:p>946521</text:p>
          </table:table-cell>
          <table:table-cell office:value-type="string">
            <text:p>1-(5-phosphoribosyl)-5-[(5-phosphoribosylamino)methylideneamino] imidazole-4-carboxamide iso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obS</text:p>
          </table:table-cell>
          <table:table-cell office:value-type="float" office:value="946520">
            <text:p>946520</text:p>
          </table:table-cell>
          <table:table-cell office:value-type="string">
            <text:p>Cobalamin synth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raJ</text:p>
          </table:table-cell>
          <table:table-cell office:value-type="float" office:value="947656">
            <text:p>947656</text:p>
          </table:table-cell>
          <table:table-cell office:value-type="string">
            <text:p>Uncharacterized outer membrane usher protein yraJ</text:p>
          </table:table-cell>
          <table:table-cell office:value-type="string">
            <text:p>['Amino acid transport and metabolism', 'Coenzyme transport and metabolism', ' Central intermediary metabolism', 'transla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eE</text:p>
          </table:table-cell>
          <table:table-cell office:value-type="float" office:value="946526">
            <text:p>946526</text:p>
          </table:table-cell>
          <table:table-cell office:value-type="string">
            <text:p>UPF0394 inner membrane protein yee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raH</text:p>
          </table:table-cell>
          <table:table-cell office:value-type="float" office:value="947658">
            <text:p>947658</text:p>
          </table:table-cell>
          <table:table-cell office:value-type="string">
            <text:p>Uncharacterized fimbrial-like protein yraH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slJ</text:p>
          </table:table-cell>
          <table:table-cell office:value-type="float" office:value="946525">
            <text:p>946525</text:p>
          </table:table-cell>
          <table:table-cell office:value-type="string">
            <text:p>Heat shock protein hslJ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afK</text:p>
          </table:table-cell>
          <table:table-cell office:value-type="float" office:value="944910">
            <text:p>944910</text:p>
          </table:table-cell>
          <table:table-cell office:value-type="string">
            <text:p>Uncharacterized protein yafK</text:p>
          </table:table-cell>
          <table:table-cell office:value-type="string">
            <text:p>[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caD</text:p>
          </table:table-cell>
          <table:table-cell office:value-type="float" office:value="945515">
            <text:p>945515</text:p>
          </table:table-cell>
          <table:table-cell office:value-type="string">
            <text:p>Uncharacterized MFS-type transporter ycaD</text:p>
          </table:table-cell>
          <table:table-cell office:value-type="string">
            <text:p>['translation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hgE</text:p>
          </table:table-cell>
          <table:table-cell office:value-type="float" office:value="947651">
            <text:p>947651</text:p>
          </table:table-cell>
          <table:table-cell office:value-type="string">
            <text:p>Uncharacterized protein yhgE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ocA</text:p>
          </table:table-cell>
          <table:table-cell office:value-type="float" office:value="945513">
            <text:p>945513</text:p>
          </table:table-cell>
          <table:table-cell office:value-type="string">
            <text:p>Type-1 fimbrial protein, C chain; Probable formate transporter 1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hisC</text:p>
          </table:table-cell>
          <table:table-cell office:value-type="float" office:value="946551">
            <text:p>946551</text:p>
          </table:table-cell>
          <table:table-cell office:value-type="string">
            <text:p>Histidinol-phosphate amino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isB</text:p>
          </table:table-cell>
          <table:table-cell office:value-type="float" office:value="946552">
            <text:p>946552</text:p>
          </table:table-cell>
          <table:table-cell office:value-type="string">
            <text:p>Histidine biosynthesis bifunctional protein his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utL</text:p>
          </table:table-cell>
          <table:table-cell office:value-type="float" office:value="948691">
            <text:p>948691</text:p>
          </table:table-cell>
          <table:table-cell office:value-type="string">
            <text:p>DNA mismatch repair protein mutL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jeT</text:p>
          </table:table-cell>
          <table:table-cell office:value-type="float" office:value="948696">
            <text:p>948696</text:p>
          </table:table-cell>
          <table:table-cell office:value-type="string">
            <text:p>Uncharacterized protein yjeT</text:p>
          </table:table-cell>
          <table:table-cell office:value-type="string">
            <text:p>['Posttranslational modification <text:s/>protein turnover <text:s/>chaperones', 'purine nucleotide biosynthetic process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plJ</text:p>
          </table:table-cell>
          <table:table-cell office:value-type="float" office:value="948490">
            <text:p>948490</text:p>
          </table:table-cell>
          <table:table-cell office:value-type="string">
            <text:p>50S ribosomal protein L10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flK</text:p>
          </table:table-cell>
          <table:table-cell office:value-type="float" office:value="948698">
            <text:p>948698</text:p>
          </table:table-cell>
          <table:table-cell office:value-type="string">
            <text:p>Protein hflK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fC</text:p>
          </table:table-cell>
          <table:table-cell office:value-type="float" office:value="948699">
            <text:p>948699</text:p>
          </table:table-cell>
          <table:table-cell office:value-type="string">
            <text:p>Uncharacterized protein yjfC</text:p>
          </table:table-cell>
          <table:table-cell office:value-type="string">
            <text:p>['electron transport', 'metabol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exuT</text:p>
          </table:table-cell>
          <table:table-cell office:value-type="float" office:value="947601">
            <text:p>947601</text:p>
          </table:table-cell>
          <table:table-cell office:value-type="string">
            <text:p>Hexuronate transporte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lE</text:p>
          </table:table-cell>
          <table:table-cell office:value-type="float" office:value="947800">
            <text:p>947800</text:p>
          </table:table-cell>
          <table:table-cell office:value-type="string">
            <text:p>50S ribosomal protein L5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N</text:p>
          </table:table-cell>
          <table:table-cell office:value-type="float" office:value="947801">
            <text:p>947801</text:p>
          </table:table-cell>
          <table:table-cell office:value-type="string">
            <text:p>30S ribosomal protein S14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H</text:p>
          </table:table-cell>
          <table:table-cell office:value-type="float" office:value="947802">
            <text:p>947802</text:p>
          </table:table-cell>
          <table:table-cell office:value-type="string">
            <text:p>30S ribosomal protein S8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muC</text:p>
          </table:table-cell>
          <table:table-cell office:value-type="float" office:value="946359">
            <text:p>946359</text:p>
          </table:table-cell>
          <table:table-cell office:value-type="string">
            <text:p>Protein umu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lF</text:p>
          </table:table-cell>
          <table:table-cell office:value-type="float" office:value="947803">
            <text:p>947803</text:p>
          </table:table-cell>
          <table:table-cell office:value-type="string">
            <text:p>50S ribosomal protein L6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trB</text:p>
          </table:table-cell>
          <table:table-cell office:value-type="float" office:value="946358">
            <text:p>946358</text:p>
          </table:table-cell>
          <table:table-cell office:value-type="string">
            <text:p>Protease 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oaB</text:p>
          </table:table-cell>
          <table:table-cell office:value-type="float" office:value="946357">
            <text:p>946357</text:p>
          </table:table-cell>
          <table:table-cell office:value-type="string">
            <text:p>UPF0076 protein yoa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phA</text:p>
          </table:table-cell>
          <table:table-cell office:value-type="float" office:value="946356">
            <text:p>946356</text:p>
          </table:table-cell>
          <table:table-cell office:value-type="string">
            <text:p>Serine/threonine-protein phosphatase 1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dh</text:p>
          </table:table-cell>
          <table:table-cell office:value-type="float" office:value="948410">
            <text:p>948410</text:p>
          </table:table-cell>
          <table:table-cell office:value-type="string">
            <text:p>CDP-diacylglycerol pyrophospha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dxJ</text:p>
          </table:table-cell>
          <table:table-cell office:value-type="float" office:value="947039">
            <text:p>947039</text:p>
          </table:table-cell>
          <table:table-cell office:value-type="string">
            <text:p>Pyridoxine 5'-phosphate synth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dxA</text:p>
          </table:table-cell>
          <table:table-cell office:value-type="float" office:value="944919">
            <text:p>944919</text:p>
          </table:table-cell>
          <table:table-cell office:value-type="string">
            <text:p>4-hydroxythreonine-4-phosphate 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oD</text:p>
          </table:table-cell>
          <table:table-cell office:value-type="float" office:value="944918">
            <text:p>944918</text:p>
          </table:table-cell>
          <table:table-cell office:value-type="string">
            <text:p>Cytochrome o ubiquinol oxidase protein cyo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bW</text:p>
          </table:table-cell>
          <table:table-cell office:value-type="float" office:value="946354">
            <text:p>946354</text:p>
          </table:table-cell>
          <table:table-cell office:value-type="string">
            <text:p>Uncharacterized protein yebW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queC</text:p>
          </table:table-cell>
          <table:table-cell office:value-type="float" office:value="947034">
            <text:p>947034</text:p>
          </table:table-cell>
          <table:table-cell office:value-type="string">
            <text:p>Queuosine biosynthesis protein que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fkA</text:p>
          </table:table-cell>
          <table:table-cell office:value-type="float" office:value="948412">
            <text:p>948412</text:p>
          </table:table-cell>
          <table:table-cell office:value-type="string">
            <text:p>6-phosphofructokinase; 6-phosphofructokinase isozyme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ieF</text:p>
          </table:table-cell>
          <table:table-cell office:value-type="float" office:value="948413">
            <text:p>948413</text:p>
          </table:table-cell>
          <table:table-cell office:value-type="string">
            <text:p>Ferrous-iron efflux pump fieF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fpr</text:p>
          </table:table-cell>
          <table:table-cell office:value-type="float" office:value="948414">
            <text:p>948414</text:p>
          </table:table-cell>
          <table:table-cell office:value-type="string">
            <text:p>Ferredoxin--NADP reduc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uspD</text:p>
          </table:table-cell>
          <table:table-cell office:value-type="float" office:value="948415">
            <text:p>948415</text:p>
          </table:table-cell>
          <table:table-cell office:value-type="string">
            <text:p>Universal stress protein D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iiS</text:p>
          </table:table-cell>
          <table:table-cell office:value-type="float" office:value="948416">
            <text:p>948416</text:p>
          </table:table-cell>
          <table:table-cell office:value-type="string">
            <text:p>UPF0381 protein yiiS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emE</text:p>
          </table:table-cell>
          <table:table-cell office:value-type="float" office:value="948497">
            <text:p>948497</text:p>
          </table:table-cell>
          <table:table-cell office:value-type="string">
            <text:p>Uroporphyrinogen decarbox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bO</text:p>
          </table:table-cell>
          <table:table-cell office:value-type="float" office:value="946350">
            <text:p>946350</text:p>
          </table:table-cell>
          <table:table-cell office:value-type="string">
            <text:p>Uncharacterized protein yebO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iR</text:p>
          </table:table-cell>
          <table:table-cell office:value-type="float" office:value="948417">
            <text:p>948417</text:p>
          </table:table-cell>
          <table:table-cell office:value-type="string">
            <text:p>Uncharacterized protein yiiR</text:p>
          </table:table-cell>
          <table:table-cell office:value-type="string">
            <text:p>['Amino acid transport and metabolism', ' Building block biosynthesi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upA</text:p>
          </table:table-cell>
          <table:table-cell office:value-type="float" office:value="948499">
            <text:p>948499</text:p>
          </table:table-cell>
          <table:table-cell office:value-type="string">
            <text:p>DNA-binding protein HU-alp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enA</text:p>
          </table:table-cell>
          <table:table-cell office:value-type="float" office:value="948418">
            <text:p>948418</text:p>
          </table:table-cell>
          <table:table-cell office:value-type="string">
            <text:p>1,4-dihydroxy-2-naphthoate octapren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dC</text:p>
          </table:table-cell>
          <table:table-cell office:value-type="float" office:value="948498">
            <text:p>948498</text:p>
          </table:table-cell>
          <table:table-cell office:value-type="string">
            <text:p>NADH pyrophospha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fQ</text:p>
          </table:table-cell>
          <table:table-cell office:value-type="float" office:value="944911">
            <text:p>944911</text:p>
          </table:table-cell>
          <table:table-cell office:value-type="string">
            <text:p>Uncharacterized protein yafQ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u</text:p>
          </table:table-cell>
          <table:table-cell office:value-type="float" office:value="946540">
            <text:p>946540</text:p>
          </table:table-cell>
          <table:table-cell office:value-type="string">
            <text:p>Antigen 4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rdC</text:p>
          </table:table-cell>
          <table:table-cell office:value-type="float" office:value="948680">
            <text:p>948680</text:p>
          </table:table-cell>
          <table:table-cell office:value-type="string">
            <text:p>Fumarate reductase subunit 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zapA</text:p>
          </table:table-cell>
          <table:table-cell office:value-type="float" office:value="947404">
            <text:p>947404</text:p>
          </table:table-cell>
          <table:table-cell office:value-type="string">
            <text:p>Cell division protein zap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eeX</text:p>
          </table:table-cell>
          <table:table-cell office:value-type="float" office:value="946541">
            <text:p>946541</text:p>
          </table:table-cell>
          <table:table-cell office:value-type="string">
            <text:p>UPF0265 protein yeeX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fq</text:p>
          </table:table-cell>
          <table:table-cell office:value-type="float" office:value="948689">
            <text:p>948689</text:p>
          </table:table-cell>
          <table:table-cell office:value-type="string">
            <text:p>Protein hfq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bmC</text:p>
          </table:table-cell>
          <table:table-cell office:value-type="float" office:value="946546">
            <text:p>946546</text:p>
          </table:table-cell>
          <table:table-cell office:value-type="string">
            <text:p>DNA gyrase inhibitory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isL</text:p>
          </table:table-cell>
          <table:table-cell office:value-type="float" office:value="946547">
            <text:p>946547</text:p>
          </table:table-cell>
          <table:table-cell office:value-type="string">
            <text:p>His operon leader peptid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flX</text:p>
          </table:table-cell>
          <table:table-cell office:value-type="float" office:value="948688">
            <text:p>948688</text:p>
          </table:table-cell>
          <table:table-cell office:value-type="string">
            <text:p>GTP-binding protein hflX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isG</text:p>
          </table:table-cell>
          <table:table-cell office:value-type="float" office:value="946549">
            <text:p>946549</text:p>
          </table:table-cell>
          <table:table-cell office:value-type="string">
            <text:p>ATP phosphoribos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isH</text:p>
          </table:table-cell>
          <table:table-cell office:value-type="float" office:value="946544">
            <text:p>946544</text:p>
          </table:table-cell>
          <table:table-cell office:value-type="string">
            <text:p>Imidazole glycerol phosphate synthase subunit his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eA</text:p>
          </table:table-cell>
          <table:table-cell office:value-type="float" office:value="946545">
            <text:p>946545</text:p>
          </table:table-cell>
          <table:table-cell office:value-type="string">
            <text:p>Inner membrane protein yee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bJ</text:p>
          </table:table-cell>
          <table:table-cell office:value-type="float" office:value="947200">
            <text:p>947200</text:p>
          </table:table-cell>
          <table:table-cell office:value-type="string">
            <text:p>Uncharacterized oxidoreductase ygbJ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mI</text:p>
          </table:table-cell>
          <table:table-cell office:value-type="float" office:value="946349">
            <text:p>946349</text:p>
          </table:table-cell>
          <table:table-cell office:value-type="string">
            <text:p>50S ribosomal protein L35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mF</text:p>
          </table:table-cell>
          <table:table-cell office:value-type="float" office:value="946348">
            <text:p>946348</text:p>
          </table:table-cell>
          <table:table-cell office:value-type="string">
            <text:p>Ribosomal RNA small subunit methyltransferase F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plL</text:p>
          </table:table-cell>
          <table:table-cell office:value-type="float" office:value="948489">
            <text:p>948489</text:p>
          </table:table-cell>
          <table:table-cell office:value-type="string">
            <text:p>50S ribosomal protein L7/L1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eD</text:p>
          </table:table-cell>
          <table:table-cell office:value-type="float" office:value="946539">
            <text:p>946539</text:p>
          </table:table-cell>
          <table:table-cell office:value-type="string">
            <text:p>UPF0033 protein yeeD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dsbB</text:p>
          </table:table-cell>
          <table:table-cell office:value-type="float" office:value="946344">
            <text:p>946344</text:p>
          </table:table-cell>
          <table:table-cell office:value-type="string">
            <text:p>Disulfide bond formation protein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bV</text:p>
          </table:table-cell>
          <table:table-cell office:value-type="float" office:value="946347">
            <text:p>946347</text:p>
          </table:table-cell>
          <table:table-cell office:value-type="string">
            <text:p>Uncharacterized protein yebV</text:p>
          </table:table-cell>
          <table:table-cell office:value-type="string">
            <text:p>['Replication <text:s/>recombination and repair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oaH</text:p>
          </table:table-cell>
          <table:table-cell office:value-type="float" office:value="946346">
            <text:p>946346</text:p>
          </table:table-cell>
          <table:table-cell office:value-type="string">
            <text:p>UPF0181 protein yoa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iC</text:p>
          </table:table-cell>
          <table:table-cell office:value-type="float" office:value="947047">
            <text:p>947047</text:p>
          </table:table-cell>
          <table:table-cell office:value-type="string">
            <text:p>ECED1_3006; c3099; E2348C_2852; ECIAI1_2689; APECO1_3956; ECS88_2749; ECDH10B_2743; ECUMN_2898; ECIAI39_2780; UTI89_C2897; EC55989_2864; pC15-1a_066; Z3857; b2575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lK</text:p>
          </table:table-cell>
          <table:table-cell office:value-type="float" office:value="948484">
            <text:p>948484</text:p>
          </table:table-cell>
          <table:table-cell office:value-type="string">
            <text:p>50S ribosomal protein L1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lA</text:p>
          </table:table-cell>
          <table:table-cell office:value-type="float" office:value="948483">
            <text:p>948483</text:p>
          </table:table-cell>
          <table:table-cell office:value-type="string">
            <text:p>50S ribosomal protein L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lmA</text:p>
          </table:table-cell>
          <table:table-cell office:value-type="float" office:value="946340">
            <text:p>946340</text:p>
          </table:table-cell>
          <table:table-cell office:value-type="string">
            <text:p>b182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pxR</text:p>
          </table:table-cell>
          <table:table-cell office:value-type="float" office:value="948404">
            <text:p>948404</text:p>
          </table:table-cell>
          <table:table-cell office:value-type="string">
            <text:p>Transcriptional regulatory protein cpx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obD</text:p>
          </table:table-cell>
          <table:table-cell office:value-type="float" office:value="946343">
            <text:p>946343</text:p>
          </table:table-cell>
          <table:table-cell office:value-type="string">
            <text:p>UPF0266 membrane protein yob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htA</text:p>
          </table:table-cell>
          <table:table-cell office:value-type="float" office:value="947045">
            <text:p>947045</text:p>
          </table:table-cell>
          <table:table-cell office:value-type="string">
            <text:p>Inner membrane transporter rht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gbM</text:p>
          </table:table-cell>
          <table:table-cell office:value-type="float" office:value="947207">
            <text:p>947207</text:p>
          </table:table-cell>
          <table:table-cell office:value-type="string">
            <text:p>Protein ygbM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anZ</text:p>
          </table:table-cell>
          <table:table-cell office:value-type="float" office:value="946342">
            <text:p>946342</text:p>
          </table:table-cell>
          <table:table-cell office:value-type="string">
            <text:p>Mannose permease IID component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poB</text:p>
          </table:table-cell>
          <table:table-cell office:value-type="float" office:value="948488">
            <text:p>948488</text:p>
          </table:table-cell>
          <table:table-cell office:value-type="string">
            <text:p>DNA-directed RNA polymerase subunit be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olA</text:p>
          </table:table-cell>
          <table:table-cell office:value-type="float" office:value="947043">
            <text:p>947043</text:p>
          </table:table-cell>
          <table:table-cell office:value-type="string">
            <text:p>Protein bol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dinB</text:p>
          </table:table-cell>
          <table:table-cell office:value-type="float" office:value="944922">
            <text:p>944922</text:p>
          </table:table-cell>
          <table:table-cell office:value-type="string">
            <text:p>DNA polymerase IV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usG</text:p>
          </table:table-cell>
          <table:table-cell office:value-type="float" office:value="948485">
            <text:p>948485</text:p>
          </table:table-cell>
          <table:table-cell office:value-type="string">
            <text:p>Transcription antitermination protein nusG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iiM</text:p>
          </table:table-cell>
          <table:table-cell office:value-type="float" office:value="948406">
            <text:p>948406</text:p>
          </table:table-cell>
          <table:table-cell office:value-type="string">
            <text:p>Protein yiiM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epB</text:p>
          </table:table-cell>
          <table:table-cell office:value-type="float" office:value="947040">
            <text:p>947040</text:p>
          </table:table-cell>
          <table:table-cell office:value-type="string">
            <text:p>Signal peptidase 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gk</text:p>
          </table:table-cell>
          <table:table-cell office:value-type="float" office:value="947414">
            <text:p>947414</text:p>
          </table:table-cell>
          <table:table-cell office:value-type="string">
            <text:p>Phosphoglycerat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scS</text:p>
          </table:table-cell>
          <table:table-cell office:value-type="float" office:value="947416">
            <text:p>947416</text:p>
          </table:table-cell>
          <table:table-cell office:value-type="string">
            <text:p>Small-conductance mechanosensitive channel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psG</text:p>
          </table:table-cell>
          <table:table-cell office:value-type="float" office:value="946574">
            <text:p>946574</text:p>
          </table:table-cell>
          <table:table-cell office:value-type="string">
            <text:p>Phosphomannomu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fbaA</text:p>
          </table:table-cell>
          <table:table-cell office:value-type="float" office:value="947415">
            <text:p>947415</text:p>
          </table:table-cell>
          <table:table-cell office:value-type="string">
            <text:p>Fructose-bisphosphate aldolase class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gd</text:p>
          </table:table-cell>
          <table:table-cell office:value-type="float" office:value="946571">
            <text:p>946571</text:p>
          </table:table-cell>
          <table:table-cell office:value-type="string">
            <text:p>UDP-glucose 6-dehydrogen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rgO</text:p>
          </table:table-cell>
          <table:table-cell office:value-type="float" office:value="947418">
            <text:p>947418</text:p>
          </table:table-cell>
          <table:table-cell office:value-type="string">
            <text:p>Arginine exporter protein argO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oE</text:p>
          </table:table-cell>
          <table:table-cell office:value-type="float" office:value="947050">
            <text:p>947050</text:p>
          </table:table-cell>
          <table:table-cell office:value-type="string">
            <text:p>RNA polymerase sigma factor; RNA polymerase sigma-E facto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lD</text:p>
          </table:table-cell>
          <table:table-cell office:value-type="float" office:value="947818">
            <text:p>947818</text:p>
          </table:table-cell>
          <table:table-cell office:value-type="string">
            <text:p>50S ribosomal protein L4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lC</text:p>
          </table:table-cell>
          <table:table-cell office:value-type="float" office:value="947817">
            <text:p>947817</text:p>
          </table:table-cell>
          <table:table-cell office:value-type="string">
            <text:p>50S ribosomal protein L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gF</text:p>
          </table:table-cell>
          <table:table-cell office:value-type="float" office:value="947410">
            <text:p>947410</text:p>
          </table:table-cell>
          <table:table-cell office:value-type="string">
            <text:p>Uncharacterized protein yggF</text:p>
          </table:table-cell>
          <table:table-cell office:value-type="string">
            <text:p>['Replication <text:s/>recombination and repair', ' Central intermediary metabolism', 'DNA recombination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haH</text:p>
          </table:table-cell>
          <table:table-cell office:value-type="float" office:value="947617">
            <text:p>947617</text:p>
          </table:table-cell>
          <table:table-cell office:value-type="string">
            <text:p>Inner membrane protein yhaH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slU</text:p>
          </table:table-cell>
          <table:table-cell office:value-type="float" office:value="948430">
            <text:p>948430</text:p>
          </table:table-cell>
          <table:table-cell office:value-type="string">
            <text:p>ATP-dependent hsl protease ATP-binding subunit hslU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bC</text:p>
          </table:table-cell>
          <table:table-cell office:value-type="float" office:value="946379">
            <text:p>946379</text:p>
          </table:table-cell>
          <table:table-cell office:value-type="string">
            <text:p>UPF0082 protein yeb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uvC</text:p>
          </table:table-cell>
          <table:table-cell office:value-type="float" office:value="946378">
            <text:p>946378</text:p>
          </table:table-cell>
          <table:table-cell office:value-type="string">
            <text:p>Crossover junction endodeoxyribonuclease ruv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lB</text:p>
          </table:table-cell>
          <table:table-cell office:value-type="float" office:value="947820">
            <text:p>947820</text:p>
          </table:table-cell>
          <table:table-cell office:value-type="string">
            <text:p>50S ribosomal protein L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etF</text:p>
          </table:table-cell>
          <table:table-cell office:value-type="float" office:value="948432">
            <text:p>948432</text:p>
          </table:table-cell>
          <table:table-cell office:value-type="string">
            <text:p>Methylenetetrahydrofolate reductase; 5,10-methylenetetrahydrofolate reduct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urE</text:p>
          </table:table-cell>
          <table:table-cell office:value-type="float" office:value="947211">
            <text:p>947211</text:p>
          </table:table-cell>
          <table:table-cell office:value-type="string">
            <text:p>Multifunctional protein sur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iS</text:p>
          </table:table-cell>
          <table:table-cell office:value-type="float" office:value="944936">
            <text:p>944936</text:p>
          </table:table-cell>
          <table:table-cell office:value-type="string">
            <text:p>Inner membrane protein yciS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uvB</text:p>
          </table:table-cell>
          <table:table-cell office:value-type="float" office:value="946371">
            <text:p>946371</text:p>
          </table:table-cell>
          <table:table-cell office:value-type="string">
            <text:p>Holliday junction ATP-dependent DNA helicase ruv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ruD</text:p>
          </table:table-cell>
          <table:table-cell office:value-type="float" office:value="947214">
            <text:p>947214</text:p>
          </table:table-cell>
          <table:table-cell office:value-type="string">
            <text:p>tRNA pseudouridine synthase 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eB</text:p>
          </table:table-cell>
          <table:table-cell office:value-type="float" office:value="947054">
            <text:p>947054</text:p>
          </table:table-cell>
          <table:table-cell office:value-type="string">
            <text:p>Sigma-E factor regulatory protein rse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seA</text:p>
          </table:table-cell>
          <table:table-cell office:value-type="float" office:value="947053">
            <text:p>947053</text:p>
          </table:table-cell>
          <table:table-cell office:value-type="string">
            <text:p>Sigma-E factor negative regulatory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etB</text:p>
          </table:table-cell>
          <table:table-cell office:value-type="float" office:value="948434">
            <text:p>948434</text:p>
          </table:table-cell>
          <table:table-cell office:value-type="string">
            <text:p>Cystathionine gamma-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znuA</text:p>
          </table:table-cell>
          <table:table-cell office:value-type="float" office:value="946375">
            <text:p>946375</text:p>
          </table:table-cell>
          <table:table-cell office:value-type="string">
            <text:p>High-affinity zinc uptake system protein znu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eA</text:p>
          </table:table-cell>
          <table:table-cell office:value-type="float" office:value="947218">
            <text:p>947218</text:p>
          </table:table-cell>
          <table:table-cell office:value-type="string">
            <text:p>UPF0401 protein yubL; Probable sugar efflux transporter; Sugar efflux transporte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etJ</text:p>
          </table:table-cell>
          <table:table-cell office:value-type="float" office:value="948435">
            <text:p>948435</text:p>
          </table:table-cell>
          <table:table-cell office:value-type="string">
            <text:p>Met represso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rmB</text:p>
          </table:table-cell>
          <table:table-cell office:value-type="float" office:value="947055">
            <text:p>947055</text:p>
          </table:table-cell>
          <table:table-cell office:value-type="string">
            <text:p>ATP-dependent RNA helicase srm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mA</text:p>
          </table:table-cell>
          <table:table-cell office:value-type="float" office:value="944939">
            <text:p>944939</text:p>
          </table:table-cell>
          <table:table-cell office:value-type="string">
            <text:p>b005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sN</text:p>
          </table:table-cell>
          <table:table-cell office:value-type="float" office:value="947219">
            <text:p>947219</text:p>
          </table:table-cell>
          <table:table-cell office:value-type="string">
            <text:p>Sulfate adenylyltransferase subunit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iH</text:p>
          </table:table-cell>
          <table:table-cell office:value-type="float" office:value="947058">
            <text:p>947058</text:p>
          </table:table-cell>
          <table:table-cell office:value-type="string">
            <text:p>Uncharacterized protein yciH</text:p>
          </table:table-cell>
          <table:table-cell office:value-type="string">
            <text:p>['Translation <text:s/>ribosomal structure and biogenesis', 'translation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agE</text:p>
          </table:table-cell>
          <table:table-cell office:value-type="float" office:value="945292">
            <text:p>945292</text:p>
          </table:table-cell>
          <table:table-cell office:value-type="string">
            <text:p>PTS system N-acetylglucosamine-specific EIICBA componen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fQ</text:p>
          </table:table-cell>
          <table:table-cell office:value-type="float" office:value="947425">
            <text:p>947425</text:p>
          </table:table-cell>
          <table:table-cell office:value-type="string">
            <text:p>Uncharacterized HTH-type transcriptional regulator ycfQ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dA</text:p>
          </table:table-cell>
          <table:table-cell office:value-type="float" office:value="945293">
            <text:p>945293</text:p>
          </table:table-cell>
          <table:table-cell office:value-type="string">
            <text:p>Flavodoxin-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dgB</text:p>
          </table:table-cell>
          <table:table-cell office:value-type="float" office:value="947429">
            <text:p>947429</text:p>
          </table:table-cell>
          <table:table-cell office:value-type="string">
            <text:p>Nucleoside-triphosphatase; Nucleoside-triphosphatase rdg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nsE</text:p>
          </table:table-cell>
          <table:table-cell office:value-type="float" office:value="944952">
            <text:p>944952</text:p>
          </table:table-cell>
          <table:table-cell office:value-type="string">
            <text:p>Transposase insE for insertion sequence IS3A/B/C/D/E/fA/fB; Transposase insE for insertion sequence IS3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ur</text:p>
          </table:table-cell>
          <table:table-cell office:value-type="float" office:value="945295">
            <text:p>945295</text:p>
          </table:table-cell>
          <table:table-cell office:value-type="string">
            <text:p>Ferric uptake regulation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entE</text:p>
          </table:table-cell>
          <table:table-cell office:value-type="float" office:value="947426">
            <text:p>947426</text:p>
          </table:table-cell>
          <table:table-cell office:value-type="string">
            <text:p>Enterobactin synthetase component 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baO</text:p>
          </table:table-cell>
          <table:table-cell office:value-type="float" office:value="945091">
            <text:p>945091</text:p>
          </table:table-cell>
          <table:table-cell office:value-type="string">
            <text:p>Uncharacterized HTH-type transcriptional regulator ybaO</text:p>
          </table:table-cell>
          <table:table-cell office:value-type="string">
            <text:p>[' Metabolism of other compound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mC</text:p>
          </table:table-cell>
          <table:table-cell office:value-type="float" office:value="947807">
            <text:p>947807</text:p>
          </table:table-cell>
          <table:table-cell office:value-type="string">
            <text:p>50S ribosomal protein L29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lP</text:p>
          </table:table-cell>
          <table:table-cell office:value-type="float" office:value="947806">
            <text:p>947806</text:p>
          </table:table-cell>
          <table:table-cell office:value-type="string">
            <text:p>50S ribosomal protein L16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mJ</text:p>
          </table:table-cell>
          <table:table-cell office:value-type="float" office:value="947805">
            <text:p>947805</text:p>
          </table:table-cell>
          <table:table-cell office:value-type="string">
            <text:p>50S ribosomal protein L36 2; 50S ribosomal protein L36; 50S ribosomal protein L36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gH</text:p>
          </table:table-cell>
          <table:table-cell office:value-type="float" office:value="946566">
            <text:p>946566</text:p>
          </table:table-cell>
          <table:table-cell office:value-type="string">
            <text:p>UPF0053 protein yegH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lR</text:p>
          </table:table-cell>
          <table:table-cell office:value-type="float" office:value="947804">
            <text:p>947804</text:p>
          </table:table-cell>
          <table:table-cell office:value-type="string">
            <text:p>50S ribosomal protein L18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urR</text:p>
          </table:table-cell>
          <table:table-cell office:value-type="float" office:value="946568">
            <text:p>946568</text:p>
          </table:table-cell>
          <table:table-cell office:value-type="string">
            <text:p>b2427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ktA</text:p>
          </table:table-cell>
          <table:table-cell office:value-type="float" office:value="947420">
            <text:p>947420</text:p>
          </table:table-cell>
          <table:table-cell office:value-type="string">
            <text:p>Transketolase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lN</text:p>
          </table:table-cell>
          <table:table-cell office:value-type="float" office:value="947809">
            <text:p>947809</text:p>
          </table:table-cell>
          <table:table-cell office:value-type="string">
            <text:p>50S ribosomal protein L14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Q</text:p>
          </table:table-cell>
          <table:table-cell office:value-type="float" office:value="947808">
            <text:p>947808</text:p>
          </table:table-cell>
          <table:table-cell office:value-type="string">
            <text:p>30S ribosomal protein S17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arA</text:p>
          </table:table-cell>
          <table:table-cell office:value-type="float" office:value="947613">
            <text:p>947613</text:p>
          </table:table-cell>
          <table:table-cell office:value-type="string">
            <text:p>Multiple antibiotic resistance protein mar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qjF</text:p>
          </table:table-cell>
          <table:table-cell office:value-type="float" office:value="947608">
            <text:p>947608</text:p>
          </table:table-cell>
          <table:table-cell office:value-type="string">
            <text:p>Inner membrane protein yqj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eda</text:p>
          </table:table-cell>
          <table:table-cell office:value-type="float" office:value="946367">
            <text:p>946367</text:p>
          </table:table-cell>
          <table:table-cell office:value-type="string">
            <text:p>KHG/KDPG aldo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pF</text:p>
          </table:table-cell>
          <table:table-cell office:value-type="float" office:value="948422">
            <text:p>948422</text:p>
          </table:table-cell>
          <table:table-cell office:value-type="string">
            <text:p>Glycerol uptake facilitator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zapB</text:p>
          </table:table-cell>
          <table:table-cell office:value-type="float" office:value="948420">
            <text:p>948420</text:p>
          </table:table-cell>
          <table:table-cell office:value-type="string">
            <text:p>Cell division protein zap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urT</text:p>
          </table:table-cell>
          <table:table-cell office:value-type="float" office:value="946368">
            <text:p>946368</text:p>
          </table:table-cell>
          <table:table-cell office:value-type="string">
            <text:p>Phosphoribosylglycinamide formyltransferase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lV</text:p>
          </table:table-cell>
          <table:table-cell office:value-type="float" office:value="947813">
            <text:p>947813</text:p>
          </table:table-cell>
          <table:table-cell office:value-type="string">
            <text:p>50S ribosomal protein L2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C</text:p>
          </table:table-cell>
          <table:table-cell office:value-type="float" office:value="947814">
            <text:p>947814</text:p>
          </table:table-cell>
          <table:table-cell office:value-type="string">
            <text:p>30S ribosomal protein S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S</text:p>
          </table:table-cell>
          <table:table-cell office:value-type="float" office:value="947811">
            <text:p>947811</text:p>
          </table:table-cell>
          <table:table-cell office:value-type="string">
            <text:p>30S ribosomal protein S19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sC</text:p>
          </table:table-cell>
          <table:table-cell office:value-type="float" office:value="947221">
            <text:p>947221</text:p>
          </table:table-cell>
          <table:table-cell office:value-type="string">
            <text:p>Adenylyl-sulfat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slV</text:p>
          </table:table-cell>
          <table:table-cell office:value-type="float" office:value="948429">
            <text:p>948429</text:p>
          </table:table-cell>
          <table:table-cell office:value-type="string">
            <text:p>ATP-dependent protease hslV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amB</text:p>
          </table:table-cell>
          <table:table-cell office:value-type="float" office:value="947065">
            <text:p>947065</text:p>
          </table:table-cell>
          <table:table-cell office:value-type="string">
            <text:p>Cysteine/O-acetylserine efflux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bgF</text:p>
          </table:table-cell>
          <table:table-cell office:value-type="float" office:value="947227">
            <text:p>947227</text:p>
          </table:table-cell>
          <table:table-cell office:value-type="string">
            <text:p>Uncharacterized protein ybg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tR</text:p>
          </table:table-cell>
          <table:table-cell office:value-type="float" office:value="948427">
            <text:p>948427</text:p>
          </table:table-cell>
          <table:table-cell office:value-type="string">
            <text:p>HTH-type transcriptional repressor cyt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xoX</text:p>
          </table:table-cell>
          <table:table-cell office:value-type="float" office:value="946361">
            <text:p>946361</text:p>
          </table:table-cell>
          <table:table-cell office:value-type="string">
            <text:p>Exodeoxyribonuclease 10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elU</text:p>
          </table:table-cell>
          <table:table-cell office:value-type="float" office:value="947063">
            <text:p>947063</text:p>
          </table:table-cell>
          <table:table-cell office:value-type="string">
            <text:p>tRNA 2-selenouridine synth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aa</text:p>
          </table:table-cell>
          <table:table-cell office:value-type="float" office:value="945096">
            <text:p>945096</text:p>
          </table:table-cell>
          <table:table-cell office:value-type="string">
            <text:p>Maltose O-acetyltransf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agP</text:p>
          </table:table-cell>
          <table:table-cell office:value-type="float" office:value="946360">
            <text:p>946360</text:p>
          </table:table-cell>
          <table:table-cell office:value-type="string">
            <text:p>Protein crc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kgtP</text:p>
          </table:table-cell>
          <table:table-cell office:value-type="float" office:value="947069">
            <text:p>947069</text:p>
          </table:table-cell>
          <table:table-cell office:value-type="string">
            <text:p>Alpha-ketoglutarate perme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ebF</text:p>
          </table:table-cell>
          <table:table-cell office:value-type="float" office:value="946363">
            <text:p>946363</text:p>
          </table:table-cell>
          <table:table-cell office:value-type="string">
            <text:p>Protein yeb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dk</text:p>
          </table:table-cell>
          <table:table-cell office:value-type="float" office:value="945097">
            <text:p>945097</text:p>
          </table:table-cell>
          <table:table-cell office:value-type="string">
            <text:p>Adenylat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dd</text:p>
          </table:table-cell>
          <table:table-cell office:value-type="float" office:value="946362">
            <text:p>946362</text:p>
          </table:table-cell>
          <table:table-cell office:value-type="string">
            <text:p>Phosphogluconate dehydra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hha</text:p>
          </table:table-cell>
          <table:table-cell office:value-type="float" office:value="945098">
            <text:p>945098</text:p>
          </table:table-cell>
          <table:table-cell office:value-type="string">
            <text:p>Hemolysin expression-modulating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fiD</text:p>
          </table:table-cell>
          <table:table-cell office:value-type="float" office:value="947068">
            <text:p>947068</text:p>
          </table:table-cell>
          <table:table-cell office:value-type="string">
            <text:p>Autonomous glycyl radical cofacto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insF</text:p>
          </table:table-cell>
          <table:table-cell office:value-type="float" office:value="944948">
            <text:p>944948</text:p>
          </table:table-cell>
          <table:table-cell office:value-type="string">
            <text:p>Transposase insF for insertion sequence IS3A/B/C/D/E/f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ng</text:p>
          </table:table-cell>
          <table:table-cell office:value-type="float" office:value="947067">
            <text:p>947067</text:p>
          </table:table-cell>
          <table:table-cell office:value-type="string">
            <text:p>Uracil-DNA glycos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tpG</text:p>
          </table:table-cell>
          <table:table-cell office:value-type="float" office:value="945099">
            <text:p>945099</text:p>
          </table:table-cell>
          <table:table-cell office:value-type="string">
            <text:p>Chaperone protein htp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pK</text:p>
          </table:table-cell>
          <table:table-cell office:value-type="float" office:value="948423">
            <text:p>948423</text:p>
          </table:table-cell>
          <table:table-cell office:value-type="string">
            <text:p>Glycerol k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bG</text:p>
          </table:table-cell>
          <table:table-cell office:value-type="float" office:value="946364">
            <text:p>946364</text:p>
          </table:table-cell>
          <table:table-cell office:value-type="string">
            <text:p>Uncharacterized protein yebG</text:p>
          </table:table-cell>
          <table:table-cell office:value-type="string">
            <text:p>['Translation <text:s/>ribosomal structure and biogenesis', 'Replication <text:s/>recombination and repair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pX</text:p>
          </table:table-cell>
          <table:table-cell office:value-type="float" office:value="948424">
            <text:p>948424</text:p>
          </table:table-cell>
          <table:table-cell office:value-type="string">
            <text:p>Fructose-1,6-bisphosphatase class 2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fiF</text:p>
          </table:table-cell>
          <table:table-cell office:value-type="float" office:value="947066">
            <text:p>947066</text:p>
          </table:table-cell>
          <table:table-cell office:value-type="string">
            <text:p>Uncharacterized tRNA/rRNA methyltransferase yfiF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peA</text:p>
          </table:table-cell>
          <table:table-cell office:value-type="float" office:value="947432">
            <text:p>947432</text:p>
          </table:table-cell>
          <table:table-cell office:value-type="string">
            <text:p>Biosynthetic arginine decarboxylase; Arginine decarbox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vacJ</text:p>
          </table:table-cell>
          <table:table-cell office:value-type="float" office:value="945582">
            <text:p>945582</text:p>
          </table:table-cell>
          <table:table-cell office:value-type="string">
            <text:p>Lipoprotein vacJ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laA</text:p>
          </table:table-cell>
          <table:table-cell office:value-type="float" office:value="945582">
            <text:p>945582</text:p>
          </table:table-cell>
          <table:table-cell office:value-type="string">
            <text:p>Lipoprotein vacJ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HIA</text:p>
          </table:table-cell>
          <table:table-cell office:value-type="float" office:value="947837">
            <text:p>947837</text:p>
          </table:table-cell>
          <table:table-cell office:value-type="string">
            <text:p>Probable bifunctional chitinase/lysozym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paA</text:p>
          </table:table-cell>
          <table:table-cell office:value-type="float" office:value="945969">
            <text:p>945969</text:p>
          </table:table-cell>
          <table:table-cell office:value-type="string">
            <text:p>Protein mpa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ufA</text:p>
          </table:table-cell>
          <table:table-cell office:value-type="float" office:value="947838">
            <text:p>947838</text:p>
          </table:table-cell>
          <table:table-cell office:value-type="string">
            <text:p>Elongation factor Tu 2; Elongation factor Tu; Elongation factor Tu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fr</text:p>
          </table:table-cell>
          <table:table-cell office:value-type="float" office:value="947839">
            <text:p>947839</text:p>
          </table:table-cell>
          <table:table-cell office:value-type="string">
            <text:p>Bacterioferrit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yoA</text:p>
          </table:table-cell>
          <table:table-cell office:value-type="float" office:value="945080">
            <text:p>945080</text:p>
          </table:table-cell>
          <table:table-cell office:value-type="string">
            <text:p>Ubiquinol oxidase subunit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aL</text:p>
          </table:table-cell>
          <table:table-cell office:value-type="float" office:value="946595">
            <text:p>946595</text:p>
          </table:table-cell>
          <table:table-cell office:value-type="string">
            <text:p>Uncharacterized protein yfaL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tpA</text:p>
          </table:table-cell>
          <table:table-cell office:value-type="float" office:value="947436">
            <text:p>947436</text:p>
          </table:table-cell>
          <table:table-cell office:value-type="string">
            <text:p>Tripeptide permease tpp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ppB</text:p>
          </table:table-cell>
          <table:table-cell office:value-type="float" office:value="947436">
            <text:p>947436</text:p>
          </table:table-cell>
          <table:table-cell office:value-type="string">
            <text:p>Tripeptide permease tpp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of</text:p>
          </table:table-cell>
          <table:table-cell office:value-type="float" office:value="945089">
            <text:p>945089</text:p>
          </table:table-cell>
          <table:table-cell office:value-type="string">
            <text:p>HMP-PP phospha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dlB</text:p>
          </table:table-cell>
          <table:table-cell office:value-type="float" office:value="945088">
            <text:p>945088</text:p>
          </table:table-cell>
          <table:table-cell office:value-type="string">
            <text:p>Multidrug resistance-like ATP-binding protein mdl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glnK</text:p>
          </table:table-cell>
          <table:table-cell office:value-type="float" office:value="945087">
            <text:p>945087</text:p>
          </table:table-cell>
          <table:table-cell office:value-type="string">
            <text:p>Nitrogen regulatory protein P-II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jO</text:p>
          </table:table-cell>
          <table:table-cell office:value-type="float" office:value="948451">
            <text:p>948451</text:p>
          </table:table-cell>
          <table:table-cell office:value-type="string">
            <text:p>Uncharacterized HTH-type transcriptional regulator yijO</text:p>
          </table:table-cell>
          <table:table-cell office:value-type="string">
            <text:p>[' RNA related', ' Type of regulation', ' Genetic unit regulated', 'regulation of transcription <text:s/>DNA dependent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on</text:p>
          </table:table-cell>
          <table:table-cell office:value-type="float" office:value="945085">
            <text:p>945085</text:p>
          </table:table-cell>
          <table:table-cell office:value-type="string">
            <text:p>ATP-dependent protease L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lpX</text:p>
          </table:table-cell>
          <table:table-cell office:value-type="float" office:value="945083">
            <text:p>945083</text:p>
          </table:table-cell>
          <table:table-cell office:value-type="string">
            <text:p>ATP-dependent Clp protease ATP-binding subunit clpX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rgC</text:p>
          </table:table-cell>
          <table:table-cell office:value-type="float" office:value="948455">
            <text:p>948455</text:p>
          </table:table-cell>
          <table:table-cell office:value-type="string">
            <text:p>N-acetyl-gamma-glutamyl-phosphate reduc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kgA</text:p>
          </table:table-cell>
          <table:table-cell office:value-type="float" office:value="944956">
            <text:p>944956</text:p>
          </table:table-cell>
          <table:table-cell office:value-type="string">
            <text:p>UTI89_C0322; ECS88_0301; APECO1_1693; E2348C_0262; c0416; ECIAI39_0385; ECIAI1_0298; ECUMN_0338; b0300; EC55989_0303; Z0376; ECDH10B_0289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fJ</text:p>
          </table:table-cell>
          <table:table-cell office:value-type="float" office:value="945977">
            <text:p>945977</text:p>
          </table:table-cell>
          <table:table-cell office:value-type="string">
            <text:p>Uncharacterized protein ycfJ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rgE</text:p>
          </table:table-cell>
          <table:table-cell office:value-type="float" office:value="948456">
            <text:p>948456</text:p>
          </table:table-cell>
          <table:table-cell office:value-type="string">
            <text:p>Acetylornithine deacet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cU</text:p>
          </table:table-cell>
          <table:table-cell office:value-type="float" office:value="945976">
            <text:p>945976</text:p>
          </table:table-cell>
          <table:table-cell office:value-type="string">
            <text:p>Inner membrane ABC transporter permease protein ydcU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pmG</text:p>
          </table:table-cell>
          <table:table-cell office:value-type="float" office:value="946318">
            <text:p>946318</text:p>
          </table:table-cell>
          <table:table-cell office:value-type="string">
            <text:p>50S ribosomal protein L3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pc</text:p>
          </table:table-cell>
          <table:table-cell office:value-type="float" office:value="948457">
            <text:p>948457</text:p>
          </table:table-cell>
          <table:table-cell office:value-type="string">
            <text:p>Phosphoenolpyruvate carbox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usA</text:p>
          </table:table-cell>
          <table:table-cell office:value-type="float" office:value="947847">
            <text:p>947847</text:p>
          </table:table-cell>
          <table:table-cell office:value-type="string">
            <text:p>Elongation factor 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jP</text:p>
          </table:table-cell>
          <table:table-cell office:value-type="float" office:value="948458">
            <text:p>948458</text:p>
          </table:table-cell>
          <table:table-cell office:value-type="string">
            <text:p>E2348C_4267; ECUMN_4486; ECED1_4660; b3955; ECDH10B_4143; ECIAI1_4163; EC55989_4437; Z5513; ECS88_4410; UTI89_C4546; c4914; ECIAI39_3034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G</text:p>
          </table:table-cell>
          <table:table-cell office:value-type="float" office:value="947846">
            <text:p>947846</text:p>
          </table:table-cell>
          <table:table-cell office:value-type="string">
            <text:p>30S ribosomal protein S7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aQ</text:p>
          </table:table-cell>
          <table:table-cell office:value-type="float" office:value="946311">
            <text:p>946311</text:p>
          </table:table-cell>
          <table:table-cell office:value-type="string">
            <text:p>UPF0410 protein yeaQ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eaY</text:p>
          </table:table-cell>
          <table:table-cell office:value-type="float" office:value="946312">
            <text:p>946312</text:p>
          </table:table-cell>
          <table:table-cell office:value-type="string">
            <text:p>Uncharacterized lipoprotein yeaY</text:p>
          </table:table-cell>
          <table:table-cell office:value-type="string">
            <text:p>['Cell wall membrane envelope biogenesis', 'metabol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qgE</text:p>
          </table:table-cell>
          <table:table-cell office:value-type="float" office:value="947442">
            <text:p>947442</text:p>
          </table:table-cell>
          <table:table-cell office:value-type="string">
            <text:p>UPF0301 protein yqg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mpA</text:p>
          </table:table-cell>
          <table:table-cell office:value-type="float" office:value="945571">
            <text:p>945571</text:p>
          </table:table-cell>
          <table:table-cell office:value-type="string">
            <text:p>Outer membrane protein 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cusS</text:p>
          </table:table-cell>
          <table:table-cell office:value-type="float" office:value="945978">
            <text:p>945978</text:p>
          </table:table-cell>
          <table:table-cell office:value-type="string">
            <text:p>Sensor kinase cusS; Senso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lM</text:p>
          </table:table-cell>
          <table:table-cell office:value-type="float" office:value="947828">
            <text:p>947828</text:p>
          </table:table-cell>
          <table:table-cell office:value-type="string">
            <text:p>50S ribosomal protein L1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bK</text:p>
          </table:table-cell>
          <table:table-cell office:value-type="float" office:value="946587">
            <text:p>946587</text:p>
          </table:table-cell>
          <table:table-cell office:value-type="string">
            <text:p>Probable pyruvate-flavodoxin oxidoreduc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ehB</text:p>
          </table:table-cell>
          <table:table-cell office:value-type="float" office:value="945979">
            <text:p>945979</text:p>
          </table:table-cell>
          <table:table-cell office:value-type="string">
            <text:p>Tellurite resistance protein teh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gspB</text:p>
          </table:table-cell>
          <table:table-cell office:value-type="float" office:value="947826">
            <text:p>947826</text:p>
          </table:table-cell>
          <table:table-cell office:value-type="string">
            <text:p>Protein pioO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spQ</text:p>
          </table:table-cell>
          <table:table-cell office:value-type="float" office:value="945578">
            <text:p>945578</text:p>
          </table:table-cell>
          <table:table-cell office:value-type="string">
            <text:p>Heat shock protein hspQ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smA</text:p>
          </table:table-cell>
          <table:table-cell office:value-type="float" office:value="946582">
            <text:p>946582</text:p>
          </table:table-cell>
          <table:table-cell office:value-type="string">
            <text:p>Protein asm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rmI</text:p>
          </table:table-cell>
          <table:table-cell office:value-type="float" office:value="947448">
            <text:p>947448</text:p>
          </table:table-cell>
          <table:table-cell office:value-type="string">
            <text:p>tRNA (guanine-N(7)-)-methyltransf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gsA</text:p>
          </table:table-cell>
          <table:table-cell office:value-type="float" office:value="945574">
            <text:p>945574</text:p>
          </table:table-cell>
          <table:table-cell office:value-type="string">
            <text:p>Methylglyoxal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gW</text:p>
          </table:table-cell>
          <table:table-cell office:value-type="float" office:value="947446">
            <text:p>947446</text:p>
          </table:table-cell>
          <table:table-cell office:value-type="string">
            <text:p>Oxygen-independent coproporphyrinogen-III oxidase-like protein yggW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utY</text:p>
          </table:table-cell>
          <table:table-cell office:value-type="float" office:value="947447">
            <text:p>947447</text:p>
          </table:table-cell>
          <table:table-cell office:value-type="string">
            <text:p>A/G-specific adenine glycos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cpA</text:p>
          </table:table-cell>
          <table:table-cell office:value-type="float" office:value="945576">
            <text:p>945576</text:p>
          </table:table-cell>
          <table:table-cell office:value-type="string">
            <text:p>Protein sbm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shB</text:p>
          </table:table-cell>
          <table:table-cell office:value-type="float" office:value="947445">
            <text:p>947445</text:p>
          </table:table-cell>
          <table:table-cell office:value-type="string">
            <text:p>Glutathione synthe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iscU</text:p>
          </table:table-cell>
          <table:table-cell office:value-type="float" office:value="947002">
            <text:p>947002</text:p>
          </table:table-cell>
          <table:table-cell office:value-type="string">
            <text:p>NifU-like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LeuC</text:p>
          </table:table-cell>
          <table:table-cell office:value-type="float" office:value="945076">
            <text:p>945076</text:p>
          </table:table-cell>
          <table:table-cell office:value-type="string">
            <text:p>3-isopropylmalate dehydratase large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dA</text:p>
          </table:table-cell>
          <table:table-cell office:value-type="float" office:value="948440">
            <text:p>948440</text:p>
          </table:table-cell>
          <table:table-cell office:value-type="string">
            <text:p>Glycerol dehydroge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uuC</text:p>
          </table:table-cell>
          <table:table-cell office:value-type="float" office:value="947003">
            <text:p>947003</text:p>
          </table:table-cell>
          <table:table-cell office:value-type="string">
            <text:p>Gamma-glutamyl-gamma-aminobutyraldehyde 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bC</text:p>
          </table:table-cell>
          <table:table-cell office:value-type="float" office:value="945980">
            <text:p>945980</text:p>
          </table:table-cell>
          <table:table-cell office:value-type="string">
            <text:p>Putative oxidoreductase ydb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caR</text:p>
          </table:table-cell>
          <table:table-cell office:value-type="float" office:value="947000">
            <text:p>947000</text:p>
          </table:table-cell>
          <table:table-cell office:value-type="string">
            <text:p>Hca operon transcriptional activat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cS</text:p>
          </table:table-cell>
          <table:table-cell office:value-type="float" office:value="947001">
            <text:p>947001</text:p>
          </table:table-cell>
          <table:table-cell office:value-type="string">
            <text:p>Inner membrane protein yccS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uuB</text:p>
          </table:table-cell>
          <table:table-cell office:value-type="float" office:value="945072">
            <text:p>945072</text:p>
          </table:table-cell>
          <table:table-cell office:value-type="string">
            <text:p>Gamma-glutamylputrescine oxidoreduc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lpS</text:p>
          </table:table-cell>
          <table:table-cell office:value-type="float" office:value="948443">
            <text:p>948443</text:p>
          </table:table-cell>
          <table:table-cell office:value-type="string">
            <text:p>ATP-dependent Clp protease adapter protein clpS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ompX</text:p>
          </table:table-cell>
          <table:table-cell office:value-type="float" office:value="944967">
            <text:p>944967</text:p>
          </table:table-cell>
          <table:table-cell office:value-type="string">
            <text:p>Outer membrane protein X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ahN</text:p>
          </table:table-cell>
          <table:table-cell office:value-type="float" office:value="944968">
            <text:p>944968</text:p>
          </table:table-cell>
          <table:table-cell office:value-type="string">
            <text:p>Uncharacterized membrane protein yah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esB</text:p>
          </table:table-cell>
          <table:table-cell office:value-type="float" office:value="945074">
            <text:p>945074</text:p>
          </table:table-cell>
          <table:table-cell office:value-type="string">
            <text:p>Acyl-CoA thioesterase 2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ahM</text:p>
          </table:table-cell>
          <table:table-cell office:value-type="float" office:value="944969">
            <text:p>944969</text:p>
          </table:table-cell>
          <table:table-cell office:value-type="string">
            <text:p>Uncharacterized protein yahM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emrE</text:p>
          </table:table-cell>
          <table:table-cell office:value-type="float" office:value="948442">
            <text:p>948442</text:p>
          </table:table-cell>
          <table:table-cell office:value-type="string">
            <text:p>Multidrug transporter emr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yoE</text:p>
          </table:table-cell>
          <table:table-cell office:value-type="float" office:value="945073">
            <text:p>945073</text:p>
          </table:table-cell>
          <table:table-cell office:value-type="string">
            <text:p>Protoheme IX farnes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cA</text:p>
          </table:table-cell>
          <table:table-cell office:value-type="float" office:value="945986">
            <text:p>945986</text:p>
          </table:table-cell>
          <table:table-cell office:value-type="string">
            <text:p>Uncharacterized protein ydcA</text:p>
          </table:table-cell>
          <table:table-cell office:value-type="string">
            <text:p>['Energy production and conversion', ' Energy production transport', ' Macromolecules <text:s/>cellular constituent <text:s text:c="2"/>biosynthesis', 'electron transpor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oaA</text:p>
          </table:table-cell>
          <table:table-cell office:value-type="float" office:value="946305">
            <text:p>946305</text:p>
          </table:table-cell>
          <table:table-cell office:value-type="string">
            <text:p>Probable ATP-dependent helicase yoa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cN</text:p>
          </table:table-cell>
          <table:table-cell office:value-type="float" office:value="947835">
            <text:p>947835</text:p>
          </table:table-cell>
          <table:table-cell office:value-type="string">
            <text:p>Uncharacterized protein yhcN</text:p>
          </table:table-cell>
          <table:table-cell office:value-type="string">
            <text:p>['Transcription', ' Building block biosynthesis', ' RNA related', ' Type of regulation', 'DNA recombination', 'transcription', 'regulation of transcription <text:s/>DNA dependen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hiB</text:p>
          </table:table-cell>
          <table:table-cell office:value-type="float" office:value="946306">
            <text:p>946306</text:p>
          </table:table-cell>
          <table:table-cell office:value-type="string">
            <text:p>Thiamine-binding periplasmic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emX</text:p>
          </table:table-cell>
          <table:table-cell office:value-type="float" office:value="948446">
            <text:p>948446</text:p>
          </table:table-cell>
          <table:table-cell office:value-type="string">
            <text:p>Putative uroporphyrinogen-III C-meth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aL</text:p>
          </table:table-cell>
          <table:table-cell office:value-type="float" office:value="946307">
            <text:p>946307</text:p>
          </table:table-cell>
          <table:table-cell office:value-type="string">
            <text:p>Uncharacterized protein yeaL</text:p>
          </table:table-cell>
          <table:table-cell office:value-type="string">
            <text:p>[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flgA</text:p>
          </table:table-cell>
          <table:table-cell office:value-type="float" office:value="946300">
            <text:p>946300</text:p>
          </table:table-cell>
          <table:table-cell office:value-type="string">
            <text:p>Flagella basal body P-ring formation protein flg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ipA</text:p>
          </table:table-cell>
          <table:table-cell office:value-type="float" office:value="946301">
            <text:p>946301</text:p>
          </table:table-cell>
          <table:table-cell office:value-type="string">
            <text:p>MltA-interacting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eM</text:p>
          </table:table-cell>
          <table:table-cell office:value-type="float" office:value="945981">
            <text:p>945981</text:p>
          </table:table-cell>
          <table:table-cell office:value-type="string">
            <text:p>Anaerobic sulfatase-maturating enzyme homolog ydeM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iscS</text:p>
          </table:table-cell>
          <table:table-cell office:value-type="float" office:value="947004">
            <text:p>947004</text:p>
          </table:table-cell>
          <table:table-cell office:value-type="string">
            <text:p>Cysteine desulfu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aE</text:p>
          </table:table-cell>
          <table:table-cell office:value-type="float" office:value="946302">
            <text:p>946302</text:p>
          </table:table-cell>
          <table:table-cell office:value-type="string">
            <text:p>Uncharacterized protein yea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dfK</text:p>
          </table:table-cell>
          <table:table-cell office:value-type="float" office:value="947451">
            <text:p>947451</text:p>
          </table:table-cell>
          <table:table-cell office:value-type="string">
            <text:p>Uncharacterized protein ydfK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gN</text:p>
          </table:table-cell>
          <table:table-cell office:value-type="float" office:value="947453">
            <text:p>947453</text:p>
          </table:table-cell>
          <table:table-cell office:value-type="string">
            <text:p>Uncharacterized protein yggN</text:p>
          </table:table-cell>
          <table:table-cell office:value-type="string">
            <text:p>[' Central intermediary metabolism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olA</text:p>
          </table:table-cell>
          <table:table-cell office:value-type="float" office:value="944983">
            <text:p>944983</text:p>
          </table:table-cell>
          <table:table-cell office:value-type="string">
            <text:p>N-methyl-L-tryptophan ox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lgJ</text:p>
          </table:table-cell>
          <table:table-cell office:value-type="float" office:value="947456">
            <text:p>947456</text:p>
          </table:table-cell>
          <table:table-cell office:value-type="string">
            <text:p>Peptidoglycan hydrolase flgJ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etI</text:p>
          </table:table-cell>
          <table:table-cell office:value-type="float" office:value="944981">
            <text:p>944981</text:p>
          </table:table-cell>
          <table:table-cell office:value-type="string">
            <text:p>HTH-type transcriptional regulator betI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rpR</text:p>
          </table:table-cell>
          <table:table-cell office:value-type="float" office:value="944987">
            <text:p>944987</text:p>
          </table:table-cell>
          <table:table-cell office:value-type="string">
            <text:p>Propionate catabolism operon regulatory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rmR</text:p>
          </table:table-cell>
          <table:table-cell office:value-type="float" office:value="944986">
            <text:p>944986</text:p>
          </table:table-cell>
          <table:table-cell office:value-type="string">
            <text:p>Transcriptional repressor frm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dX</text:p>
          </table:table-cell>
          <table:table-cell office:value-type="float" office:value="948477">
            <text:p>948477</text:p>
          </table:table-cell>
          <table:table-cell office:value-type="string">
            <text:p>Putative hydrolase ycdX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daA</text:p>
          </table:table-cell>
          <table:table-cell office:value-type="float" office:value="946331">
            <text:p>946331</text:p>
          </table:table-cell>
          <table:table-cell office:value-type="string">
            <text:p>L-serine dehydratase 1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urB</text:p>
          </table:table-cell>
          <table:table-cell office:value-type="float" office:value="948470">
            <text:p>948470</text:p>
          </table:table-cell>
          <table:table-cell office:value-type="string">
            <text:p>UDP-N-acetylenolpyruvoylglucosamine reduc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anY</text:p>
          </table:table-cell>
          <table:table-cell office:value-type="float" office:value="946332">
            <text:p>946332</text:p>
          </table:table-cell>
          <table:table-cell office:value-type="string">
            <text:p>Mannose permease IIC component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ncJ</text:p>
          </table:table-cell>
          <table:table-cell office:value-type="float" office:value="945990">
            <text:p>945990</text:p>
          </table:table-cell>
          <table:table-cell office:value-type="string">
            <text:p>Uncharacterized protein yncJ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qseE</text:p>
          </table:table-cell>
          <table:table-cell office:value-type="float" office:value="947013">
            <text:p>947013</text:p>
          </table:table-cell>
          <table:table-cell office:value-type="string">
            <text:p>Putative sensor-like histidine kinase yfhK; Senso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rK</text:p>
          </table:table-cell>
          <table:table-cell office:value-type="float" office:value="947013">
            <text:p>947013</text:p>
          </table:table-cell>
          <table:table-cell office:value-type="string">
            <text:p>Putative sensor-like histidine kinase yfhK; Senso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anE</text:p>
          </table:table-cell>
          <table:table-cell office:value-type="float" office:value="945065">
            <text:p>945065</text:p>
          </table:table-cell>
          <table:table-cell office:value-type="string">
            <text:p>2-dehydropantoate 2-reduc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bY</text:p>
          </table:table-cell>
          <table:table-cell office:value-type="float" office:value="947014">
            <text:p>947014</text:p>
          </table:table-cell>
          <table:table-cell office:value-type="string">
            <text:p>Uncharacterized protein yebY</text:p>
          </table:table-cell>
          <table:table-cell office:value-type="string">
            <text:p>['translation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dL</text:p>
          </table:table-cell>
          <table:table-cell office:value-type="float" office:value="946330">
            <text:p>946330</text:p>
          </table:table-cell>
          <table:table-cell office:value-type="string">
            <text:p>Uncharacterized Nudix hydrolase nudL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oaE</text:p>
          </table:table-cell>
          <table:table-cell office:value-type="float" office:value="946335">
            <text:p>946335</text:p>
          </table:table-cell>
          <table:table-cell office:value-type="string">
            <text:p>UPF0053 inner membrane protein yoa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heU</text:p>
          </table:table-cell>
          <table:table-cell office:value-type="float" office:value="947863">
            <text:p>947863</text:p>
          </table:table-cell>
          <table:table-cell office:value-type="string">
            <text:p>UPF0270 protein yheU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rg</text:p>
          </table:table-cell>
          <table:table-cell office:value-type="float" office:value="945995">
            <text:p>945995</text:p>
          </table:table-cell>
          <table:table-cell office:value-type="string">
            <text:p>Methyl-accepting chemotaxis protein III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nB</text:p>
          </table:table-cell>
          <table:table-cell office:value-type="float" office:value="947016">
            <text:p>947016</text:p>
          </table:table-cell>
          <table:table-cell office:value-type="string">
            <text:p>Nitrogen regulatory protein P-II 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xseB</text:p>
          </table:table-cell>
          <table:table-cell office:value-type="float" office:value="945069">
            <text:p>945069</text:p>
          </table:table-cell>
          <table:table-cell office:value-type="string">
            <text:p>Exodeoxyribonuclease 7 small subuni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egS</text:p>
          </table:table-cell>
          <table:table-cell office:value-type="float" office:value="947865">
            <text:p>947865</text:p>
          </table:table-cell>
          <table:table-cell office:value-type="string">
            <text:p>Protease degS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epT</text:p>
          </table:table-cell>
          <table:table-cell office:value-type="float" office:value="946333">
            <text:p>946333</text:p>
          </table:table-cell>
          <table:table-cell office:value-type="string">
            <text:p>Peptidase 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rgD</text:p>
          </table:table-cell>
          <table:table-cell office:value-type="float" office:value="947864">
            <text:p>947864</text:p>
          </table:table-cell>
          <table:table-cell office:value-type="string">
            <text:p>Succinylornithine transaminase; Acetylornithine/succinyldiaminopimelate amino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anX</text:p>
          </table:table-cell>
          <table:table-cell office:value-type="float" office:value="946334">
            <text:p>946334</text:p>
          </table:table-cell>
          <table:table-cell office:value-type="string">
            <text:p>PTS system mannose-specific EIIAB componen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spC</text:p>
          </table:table-cell>
          <table:table-cell office:value-type="float" office:value="946339">
            <text:p>946339</text:p>
          </table:table-cell>
          <table:table-cell office:value-type="string">
            <text:p>Cold shock-like protein csp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rp</text:p>
          </table:table-cell>
          <table:table-cell office:value-type="float" office:value="947867">
            <text:p>947867</text:p>
          </table:table-cell>
          <table:table-cell office:value-type="string">
            <text:p>Catabolite gene activato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imL</text:p>
          </table:table-cell>
          <table:table-cell office:value-type="float" office:value="945998">
            <text:p>945998</text:p>
          </table:table-cell>
          <table:table-cell office:value-type="string">
            <text:p>Ribosomal-protein-serine acetyltransf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oaA</text:p>
          </table:table-cell>
          <table:table-cell office:value-type="float" office:value="948479">
            <text:p>948479</text:p>
          </table:table-cell>
          <table:table-cell office:value-type="string">
            <text:p>Pantothenate kin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dcH</text:p>
          </table:table-cell>
          <table:table-cell office:value-type="float" office:value="945997">
            <text:p>945997</text:p>
          </table:table-cell>
          <table:table-cell office:value-type="string">
            <text:p>Uncharacterized protein ydcH</text:p>
          </table:table-cell>
          <table:table-cell office:value-type="string">
            <text:p>[' Channel type Transporter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sgA</text:p>
          </table:table-cell>
          <table:table-cell office:value-type="float" office:value="947869">
            <text:p>947869</text:p>
          </table:table-cell>
          <table:table-cell office:value-type="string">
            <text:p>Protein tsg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obF</text:p>
          </table:table-cell>
          <table:table-cell office:value-type="float" office:value="946338">
            <text:p>946338</text:p>
          </table:table-cell>
          <table:table-cell office:value-type="string">
            <text:p>Uncharacterized protein yobF</text:p>
          </table:table-cell>
          <table:table-cell office:value-type="string">
            <text:p>[' RNA related', ' Type of regulation', ' Adaptation to stress', 'transcription', 'regulation of transcription <text:s/>DNA dependent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dH</text:p>
          </table:table-cell>
          <table:table-cell office:value-type="float" office:value="947848">
            <text:p>947848</text:p>
          </table:table-cell>
          <table:table-cell office:value-type="string">
            <text:p>Putative quinone oxidoreductase yhdH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lyX</text:p>
          </table:table-cell>
          <table:table-cell office:value-type="float" office:value="947849">
            <text:p>947849</text:p>
          </table:table-cell>
          <table:table-cell office:value-type="string">
            <text:p>Protein slyX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qgA</text:p>
          </table:table-cell>
          <table:table-cell office:value-type="float" office:value="947462">
            <text:p>947462</text:p>
          </table:table-cell>
          <table:table-cell office:value-type="string">
            <text:p>Uncharacterized protein yqgA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rpB</text:p>
          </table:table-cell>
          <table:table-cell office:value-type="float" office:value="944990">
            <text:p>944990</text:p>
          </table:table-cell>
          <table:table-cell office:value-type="string">
            <text:p>Methylisocitrate ly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orS</text:p>
          </table:table-cell>
          <table:table-cell office:value-type="float" office:value="945595">
            <text:p>945595</text:p>
          </table:table-cell>
          <table:table-cell office:value-type="string">
            <text:p>Sensor protein torS; Sensor protein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frmB</text:p>
          </table:table-cell>
          <table:table-cell office:value-type="float" office:value="944991">
            <text:p>944991</text:p>
          </table:table-cell>
          <table:table-cell office:value-type="string">
            <text:p>S-formylglutathione hydrolase frm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cbpM</text:p>
          </table:table-cell>
          <table:table-cell office:value-type="float" office:value="945597">
            <text:p>945597</text:p>
          </table:table-cell>
          <table:table-cell office:value-type="string">
            <text:p>Chaperone modulatory protein cbpM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odB</text:p>
          </table:table-cell>
          <table:table-cell office:value-type="float" office:value="944994">
            <text:p>944994</text:p>
          </table:table-cell>
          <table:table-cell office:value-type="string">
            <text:p>Cytosine perme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cC</text:p>
          </table:table-cell>
          <table:table-cell office:value-type="float" office:value="947466">
            <text:p>947466</text:p>
          </table:table-cell>
          <table:table-cell office:value-type="string">
            <text:p>Glc operon transcriptional activato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roY</text:p>
          </table:table-cell>
          <table:table-cell office:value-type="float" office:value="945050">
            <text:p>945050</text:p>
          </table:table-cell>
          <table:table-cell office:value-type="string">
            <text:p>Proline-specific permease proY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frmA</text:p>
          </table:table-cell>
          <table:table-cell office:value-type="float" office:value="944988">
            <text:p>944988</text:p>
          </table:table-cell>
          <table:table-cell office:value-type="string">
            <text:p>S-(hydroxymethyl)glutathione 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gH</text:p>
          </table:table-cell>
          <table:table-cell office:value-type="float" office:value="948463">
            <text:p>948463</text:p>
          </table:table-cell>
          <table:table-cell office:value-type="string">
            <text:p>Argininosuccinate ly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thA</text:p>
          </table:table-cell>
          <table:table-cell office:value-type="float" office:value="948461">
            <text:p>948461</text:p>
          </table:table-cell>
          <table:table-cell office:value-type="string">
            <text:p>Soluble pyridine nucleotide trans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sB</text:p>
          </table:table-cell>
          <table:table-cell office:value-type="float" office:value="945054">
            <text:p>945054</text:p>
          </table:table-cell>
          <table:table-cell office:value-type="string">
            <text:p>N utilization substance protein B homolog; N utilization substance protein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xyR</text:p>
          </table:table-cell>
          <table:table-cell office:value-type="float" office:value="948462">
            <text:p>948462</text:p>
          </table:table-cell>
          <table:table-cell office:value-type="string">
            <text:p>Hydrogen peroxide-inducible genes activato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glyA</text:p>
          </table:table-cell>
          <table:table-cell office:value-type="float" office:value="947022">
            <text:p>947022</text:p>
          </table:table-cell>
          <table:table-cell office:value-type="string">
            <text:p>Serine hydroxymeth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phH</text:p>
          </table:table-cell>
          <table:table-cell office:value-type="float" office:value="947023">
            <text:p>947023</text:p>
          </table:table-cell>
          <table:table-cell office:value-type="string">
            <text:p>Uncharacterized protein yphH</text:p>
          </table:table-cell>
          <table:table-cell office:value-type="string">
            <text:p>['Carbohydrate transport and metabolism', 'Transcription', 'carbohydrate metabolic proces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urG</text:p>
          </table:table-cell>
          <table:table-cell office:value-type="float" office:value="946321">
            <text:p>946321</text:p>
          </table:table-cell>
          <table:table-cell office:value-type="string">
            <text:p>UDP-N-acetylglucosamine--N-acetylmuramyl-(pentapeptide) pyrophosphoryl-undecaprenol N-acetylglucosamine 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dh</text:p>
          </table:table-cell>
          <table:table-cell office:value-type="float" office:value="947854">
            <text:p>947854</text:p>
          </table:table-cell>
          <table:table-cell office:value-type="string">
            <text:p>Malate dehydroge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tsW</text:p>
          </table:table-cell>
          <table:table-cell office:value-type="float" office:value="946322">
            <text:p>946322</text:p>
          </table:table-cell>
          <table:table-cell office:value-type="string">
            <text:p>Cell division protein ftsW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ajR</text:p>
          </table:table-cell>
          <table:table-cell office:value-type="float" office:value="945058">
            <text:p>945058</text:p>
          </table:table-cell>
          <table:table-cell office:value-type="string">
            <text:p>Inner membrane transport protein yaj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dlB</text:p>
          </table:table-cell>
          <table:table-cell office:value-type="float" office:value="946324">
            <text:p>946324</text:p>
          </table:table-cell>
          <table:table-cell office:value-type="string">
            <text:p>D-alanine--D-alanine ligase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eO</text:p>
          </table:table-cell>
          <table:table-cell office:value-type="float" office:value="947851">
            <text:p>947851</text:p>
          </table:table-cell>
          <table:table-cell office:value-type="string">
            <text:p>Uncharacterized protein yheO</text:p>
          </table:table-cell>
          <table:table-cell office:value-type="string">
            <text:p>['protein folding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hR</text:p>
          </table:table-cell>
          <table:table-cell office:value-type="float" office:value="945059">
            <text:p>945059</text:p>
          </table:table-cell>
          <table:table-cell office:value-type="string">
            <text:p>Uncharacterized protein yfhR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kefG</text:p>
          </table:table-cell>
          <table:table-cell office:value-type="float" office:value="947857">
            <text:p>947857</text:p>
          </table:table-cell>
          <table:table-cell office:value-type="string">
            <text:p>Glutathione-regulated potassium-efflux system ancillary protein kef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heS</text:p>
          </table:table-cell>
          <table:table-cell office:value-type="float" office:value="947856">
            <text:p>947856</text:p>
          </table:table-cell>
          <table:table-cell office:value-type="string">
            <text:p>Uncharacterized ABC transporter ATP-binding protein yheS</text:p>
          </table:table-cell>
          <table:table-cell office:value-type="string">
            <text:p>[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nd</text:p>
          </table:table-cell>
          <table:table-cell office:value-type="float" office:value="946328">
            <text:p>946328</text:p>
          </table:table-cell>
          <table:table-cell office:value-type="string">
            <text:p>Ribonuclease 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 table:number-rows-repeated="10470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1063in" fo:margin-bottom="0.5in" fo:margin-left="0.3236in" fo:margin-right="0.3717in" style:shadow="none" fo:background-color="transparent" style:scale-to="48%" style:writing-mode="lr-tb" style:print="charts drawings grid objects zero-values">
        <style:background-image/>
      </style:page-layout-properties>
      <style:header-style>
        <style:header-footer-properties fo:min-height="0.7071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6T18:03:51</dc:date>
    <dc:creator>jrh94 </dc:creator>
    <meta:document-statistic meta:table-count="1" meta:cell-count="6217" meta:object-count="0"/>
    <meta:generator>LibreOffice/3.5$Linux_X86_64 LibreOffice_project/350m1$Build-2</meta:generator>
  </office:meta>
</office:document-meta>
</file>